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Tahoma" fo:font-size="10pt" fo:background-color="#ffffff" style:font-size-asian="10pt" style:font-size-complex="10pt"/>
    </style:style>
    <style:style style:name="P2"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556b3b" officeooo:paragraph-rsid="0061df50" style:font-size-asian="10pt" style:font-weight-asian="bold" style:font-size-complex="10pt" style:font-weight-complex="bold"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2a68eb" officeooo:paragraph-rsid="0061df50" style:font-size-asian="10pt" style:font-weight-asian="bold" style:font-size-complex="10pt" style:font-weight-complex="bold"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02831e" officeooo:paragraph-rsid="0061df50" style:font-size-asian="10pt" style:font-weight-asian="bold" style:font-size-complex="10pt" style:font-weight-complex="bold"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154122" officeooo:paragraph-rsid="0061df50" style:font-size-asian="10pt" style:font-weight-asian="bold" style:font-size-complex="10pt" style:font-weight-complex="bold"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082c61" officeooo:paragraph-rsid="0061df50" style:font-size-asian="10pt" style:font-weight-asian="bold" style:font-size-complex="10pt" style:font-weight-complex="bold"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096461" officeooo:paragraph-rsid="00bca2d7" style:font-size-asian="10pt" style:font-weight-asian="bold" style:font-size-complex="10pt" style:font-weight-complex="bold"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0aa959" officeooo:paragraph-rsid="00bca2d7" style:font-size-asian="10pt" style:font-weight-asian="bold" style:font-size-complex="10pt"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102d85" officeooo:paragraph-rsid="00bca2d7" style:font-size-asian="10pt" style:font-weight-asian="bold" style:font-size-complex="10pt" style:font-weight-complex="bold"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3a1132" officeooo:paragraph-rsid="0061df50" style:font-size-asian="10pt" style:font-weight-asian="bold" style:font-size-complex="10pt" style:font-weight-complex="bold"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21968c" officeooo:paragraph-rsid="0061df50" style:font-size-asian="10pt" style:font-weight-asian="bold" style:font-size-complex="10pt" style:font-weight-complex="bold"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277bf4" officeooo:paragraph-rsid="0061df50" style:font-size-asian="10pt" style:font-weight-asian="bold" style:font-size-complex="10pt"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5d039a" officeooo:paragraph-rsid="007496bb" style:font-size-asian="10pt" style:font-weight-asian="bold" style:font-size-complex="10pt" style:font-weight-complex="bold"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785349" officeooo:paragraph-rsid="00785349" style:font-size-asian="10pt" style:font-weight-asian="bold" style:font-size-complex="10pt" style:font-weight-complex="bold"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9415cf" officeooo:paragraph-rsid="009415cf" style:font-size-asian="10pt" style:font-weight-asian="bold" style:font-size-complex="10pt" style:font-weight-complex="bold"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990360" officeooo:paragraph-rsid="00990360" style:font-size-asian="10pt" style:font-weight-asian="bold" style:font-size-complex="10pt" style:font-weight-complex="bold"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0ccf73e" officeooo:paragraph-rsid="00ccf73e" style:font-size-asian="10pt" style:font-weight-asian="bold" style:font-size-complex="10pt"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547cm"/>
        </style:tab-stops>
      </style:paragraph-properties>
      <style:text-properties fo:color="#808080" style:font-name="Courier New" fo:font-size="10pt" fo:language="ru" fo:country="RU" fo:font-weight="bold" officeooo:rsid="00e34b58" officeooo:paragraph-rsid="00e34b58" style:font-size-asian="10pt" style:font-weight-asian="bold" style:font-size-complex="10pt"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547cm"/>
        </style:tab-stops>
      </style:paragraph-properties>
      <style:text-properties fo:color="#808080" style:font-name="Courier New" fo:font-size="10pt" fo:language="ru" fo:country="RU" fo:font-weight="bold" officeooo:rsid="00e576c0" officeooo:paragraph-rsid="00e576c0" style:font-size-asian="10pt" style:font-weight-asian="bold" style:font-size-complex="10pt"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11ac567" officeooo:paragraph-rsid="011ac567" style:font-size-asian="10pt" style:font-weight-asian="bold" style:font-size-complex="10pt" style:font-weight-complex="bold"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11cde8c" officeooo:paragraph-rsid="011cde8c" style:font-size-asian="10pt" style:font-weight-asian="bold" style:font-size-complex="10pt"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fo:color="#808080" style:font-name="Courier New" fo:font-size="10pt" fo:language="ru" fo:country="RU" fo:font-weight="bold" officeooo:rsid="011f84cd" officeooo:paragraph-rsid="011f84cd" style:font-size-asian="10pt" style:font-weight-asian="bold" style:font-size-complex="10pt" style:font-weight-complex="bold"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fo:color="#808080" style:font-name="Courier New" fo:font-size="10pt" fo:language="en" fo:country="US" fo:font-weight="bold" officeooo:rsid="005d039a" officeooo:paragraph-rsid="007496bb" style:font-size-asian="10pt" style:font-weight-asian="bold" style:font-size-complex="10pt" style:font-weight-complex="bold"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fo:color="#808080" style:font-name="Courier New" fo:font-size="10pt" fo:language="en" fo:country="US" fo:font-weight="bold" officeooo:rsid="011ac567" officeooo:paragraph-rsid="011ac567" style:font-size-asian="10pt" style:font-weight-asian="bold" style:font-size-complex="10pt" style:font-weight-complex="bold"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fo:color="#808080" style:font-name="Courier New" fo:font-size="10pt" fo:language="en" fo:country="US" fo:font-weight="bold" officeooo:rsid="011cde8c" officeooo:paragraph-rsid="011cde8c" style:font-size-asian="10pt" style:font-weight-asian="bold" style:font-size-complex="10pt"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fo:color="#808080" style:font-name="Courier New" fo:font-size="10pt" fo:language="en" fo:country="US" fo:font-weight="bold" officeooo:rsid="011f84cd" officeooo:paragraph-rsid="011f84cd" style:font-size-asian="10pt" style:font-weight-asian="bold" style:font-size-complex="10pt"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47b3ce" officeooo:paragraph-rsid="00614210" style:font-size-asian="12pt" style:font-weight-asian="bold" style:font-size-complex="12pt"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47b3ce" officeooo:paragraph-rsid="0061df50" style:font-size-asian="12pt" style:font-weight-asian="bold" style:font-size-complex="12pt"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48e7f1" officeooo:paragraph-rsid="00614210" style:font-size-asian="12pt" style:font-weight-asian="bold" style:font-size-complex="12pt" style:font-weight-complex="bold"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48e7f1" officeooo:paragraph-rsid="0061df50" style:font-size-asian="12pt" style:font-weight-asian="bold" style:font-size-complex="12pt" style:font-weight-complex="bold"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277bf4" officeooo:paragraph-rsid="0061df50" style:font-size-asian="12pt" style:font-weight-asian="bold" style:font-size-complex="12pt" style:font-weight-complex="bold"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21968c" officeooo:paragraph-rsid="0061df50" style:font-size-asian="12pt" style:font-weight-asian="bold" style:font-size-complex="12pt" style:font-weight-complex="bold"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082c61" officeooo:paragraph-rsid="0061df50" style:font-size-asian="12pt" style:font-weight-asian="bold" style:font-size-complex="12pt" style:font-weight-complex="bold"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3a1132" officeooo:paragraph-rsid="0061df50" style:font-size-asian="12pt" style:font-weight-asian="bold" style:font-size-complex="12pt" style:font-weight-complex="bold" fo:hyphenate="true" fo:hyphenation-remain-char-count="2" fo:hyphenation-push-char-count="2"/>
    </style:style>
    <style:style style:name="P35"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5d039a" officeooo:paragraph-rsid="007496bb" style:font-size-asian="12pt" style:font-weight-asian="bold" style:font-size-complex="12pt" style:font-weight-complex="bold" fo:hyphenate="true" fo:hyphenation-remain-char-count="2" fo:hyphenation-push-char-count="2"/>
    </style:style>
    <style:style style:name="P36"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767dce" officeooo:paragraph-rsid="00767dce" style:font-size-asian="12pt" style:font-weight-asian="bold" style:font-size-complex="12pt" style:font-weight-complex="bold" fo:hyphenate="true" fo:hyphenation-remain-char-count="2" fo:hyphenation-push-char-count="2"/>
    </style:style>
    <style:style style:name="P37"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785349" officeooo:paragraph-rsid="00785349" style:font-size-asian="12pt" style:font-weight-asian="bold" style:font-size-complex="12pt" style:font-weight-complex="bold" fo:hyphenate="true" fo:hyphenation-remain-char-count="2" fo:hyphenation-push-char-count="2"/>
    </style:style>
    <style:style style:name="P38"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a9600f" officeooo:paragraph-rsid="00a9600f" style:font-size-asian="12pt" style:font-weight-asian="bold" style:font-size-complex="12pt"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bf5c8c" officeooo:paragraph-rsid="00bf5c8c" style:font-size-asian="12pt" style:font-weight-asian="bold" style:font-size-complex="12pt"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ccf73e" officeooo:paragraph-rsid="00ccf73e" style:font-size-asian="12pt" style:font-weight-asian="bold" style:font-size-complex="12pt" style:font-weight-complex="bold" fo:hyphenate="true" fo:hyphenation-remain-char-count="2" fo:hyphenation-push-char-count="2"/>
    </style:style>
    <style:style style:name="P41"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d61723" officeooo:paragraph-rsid="00d61723" style:font-size-asian="12pt" style:font-weight-asian="bold" style:font-size-complex="12pt" style:font-weight-complex="bold"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547cm"/>
        </style:tab-stops>
      </style:paragraph-properties>
      <style:text-properties fo:color="#808080" style:font-name="Courier New" fo:font-size="12pt" fo:language="ru" fo:country="RU" fo:font-weight="bold" officeooo:rsid="00e07685" officeooo:paragraph-rsid="00e07685" style:font-size-asian="12pt" style:font-weight-asian="bold" style:font-size-complex="12pt" style:font-weight-complex="bold" fo:hyphenate="true" fo:hyphenation-remain-char-count="2" fo:hyphenation-push-char-count="2"/>
    </style:style>
    <style:style style:name="P43"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11ac567" officeooo:paragraph-rsid="011ac567" style:font-size-asian="12pt" style:font-weight-asian="bold" style:font-size-complex="12pt" style:font-weight-complex="bold" fo:hyphenate="true" fo:hyphenation-remain-char-count="2" fo:hyphenation-push-char-count="2"/>
    </style:style>
    <style:style style:name="P44" style:family="paragraph" style:parent-style-name="Standard">
      <style:paragraph-properties fo:text-align="justify" style:justify-single-word="false" fo:hyphenation-ladder-count="no-limit"/>
      <style:text-properties fo:color="#808080" style:font-name="Courier New" fo:font-size="12pt" fo:language="en" fo:country="US" fo:font-weight="bold" officeooo:rsid="0061df50" officeooo:paragraph-rsid="0061df50" style:font-size-asian="12pt" style:font-weight-asian="bold" style:font-size-complex="12pt" style:font-weight-complex="bold" fo:hyphenate="true" fo:hyphenation-remain-char-count="2" fo:hyphenation-push-char-count="2"/>
    </style:style>
    <style:style style:name="P45" style:family="paragraph" style:parent-style-name="Standard">
      <style:paragraph-properties fo:text-align="justify" style:justify-single-word="false" fo:hyphenation-ladder-count="no-limit"/>
      <style:text-properties fo:color="#808080" style:font-name="Courier New" fo:font-size="12pt" fo:language="en" fo:country="US" fo:font-weight="bold" officeooo:rsid="009acddb" officeooo:paragraph-rsid="009acddb" style:font-size-asian="12pt" style:font-weight-asian="bold" style:font-size-complex="12pt" style:font-weight-complex="bold" fo:hyphenate="true" fo:hyphenation-remain-char-count="2" fo:hyphenation-push-char-count="2"/>
    </style:style>
    <style:style style:name="P46" style:family="paragraph" style:parent-style-name="Standard">
      <style:paragraph-properties fo:text-align="justify" style:justify-single-word="false" fo:hyphenation-ladder-count="no-limit"/>
      <style:text-properties fo:color="#808080" style:font-name="Courier New" fo:font-size="12pt" fo:language="en" fo:country="US" fo:font-weight="bold" officeooo:rsid="009e6421" officeooo:paragraph-rsid="009e6421" style:font-size-asian="12pt" style:font-weight-asian="bold" style:font-size-complex="12pt" style:font-weight-complex="bold" fo:hyphenate="true" fo:hyphenation-remain-char-count="2" fo:hyphenation-push-char-count="2"/>
    </style:style>
    <style:style style:name="P47" style:family="paragraph" style:parent-style-name="Standard">
      <style:paragraph-properties fo:text-align="justify" style:justify-single-word="false" fo:hyphenation-ladder-count="no-limit"/>
      <style:text-properties fo:color="#808080" style:font-name="Courier New" fo:font-size="12pt" fo:language="en" fo:country="US" fo:font-weight="bold" officeooo:rsid="00a03364" officeooo:paragraph-rsid="00a2120a" style:font-size-asian="12pt" style:font-weight-asian="bold" style:font-size-complex="12pt" style:font-weight-complex="bold" fo:hyphenate="true" fo:hyphenation-remain-char-count="2" fo:hyphenation-push-char-count="2"/>
    </style:style>
    <style:style style:name="P48" style:family="paragraph" style:parent-style-name="Standard">
      <style:paragraph-properties fo:text-align="justify" style:justify-single-word="false" fo:hyphenation-ladder-count="no-limit"/>
      <style:text-properties fo:color="#808080" style:font-name="Courier New" fo:font-size="12pt" fo:language="en" fo:country="US" fo:font-weight="bold" officeooo:rsid="00401ee7" officeooo:paragraph-rsid="00a9600f" style:font-size-asian="12pt" style:font-weight-asian="bold" style:font-size-complex="12pt" style:font-weight-complex="bold" fo:hyphenate="true" fo:hyphenation-remain-char-count="2" fo:hyphenation-push-char-count="2"/>
    </style:style>
    <style:style style:name="P49" style:family="paragraph" style:parent-style-name="Standard">
      <style:paragraph-properties fo:text-align="justify" style:justify-single-word="false" fo:hyphenation-ladder-count="no-limit"/>
      <style:text-properties fo:color="#808080" style:font-name="Courier New" fo:font-size="12pt" fo:language="en" fo:country="US" fo:font-weight="bold" officeooo:rsid="00a9600f" officeooo:paragraph-rsid="00a9600f" style:font-size-asian="12pt" style:font-weight-asian="bold" style:font-size-complex="12pt" style:font-weight-complex="bold" fo:hyphenate="true" fo:hyphenation-remain-char-count="2" fo:hyphenation-push-char-count="2"/>
    </style:style>
    <style:style style:name="P50" style:family="paragraph" style:parent-style-name="Standard">
      <style:paragraph-properties fo:text-align="justify" style:justify-single-word="false" fo:hyphenation-ladder-count="no-limit"/>
      <style:text-properties fo:color="#808080" style:font-name="Courier New" fo:font-size="12pt" fo:language="en" fo:country="US" fo:font-weight="bold" officeooo:rsid="00b2cdd8" officeooo:paragraph-rsid="00b2cdd8" style:font-size-asian="12pt" style:font-weight-asian="bold" style:font-size-complex="12pt" style:font-weight-complex="bold" fo:hyphenate="true" fo:hyphenation-remain-char-count="2" fo:hyphenation-push-char-count="2"/>
    </style:style>
    <style:style style:name="P51"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47b3ce" officeooo:paragraph-rsid="00614210" style:font-size-asian="14pt" style:font-weight-asian="bold" style:font-size-complex="14pt" style:font-weight-complex="bold" fo:hyphenate="true" fo:hyphenation-remain-char-count="2" fo:hyphenation-push-char-count="2"/>
    </style:style>
    <style:style style:name="P52"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602596" officeooo:paragraph-rsid="00602596" style:font-size-asian="14pt" style:font-weight-asian="bold" style:font-size-complex="14pt" style:font-weight-complex="bold" fo:hyphenate="true" fo:hyphenation-remain-char-count="2" fo:hyphenation-push-char-count="2"/>
    </style:style>
    <style:style style:name="P53" style:family="paragraph" style:parent-style-name="Standard">
      <style:paragraph-properties fo:text-align="start" style:justify-single-word="false" fo:hyphenation-ladder-count="no-limit"/>
      <style:text-properties fo:color="#808080" style:font-name="Courier New" fo:font-size="14pt" fo:language="ru" fo:country="RU" fo:font-weight="bold" officeooo:rsid="00614210" officeooo:paragraph-rsid="00614210" style:font-size-asian="14pt" style:font-weight-asian="bold" style:font-size-complex="14pt"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61df50" officeooo:paragraph-rsid="0061df50" style:font-size-asian="14pt" style:font-weight-asian="bold" style:font-size-complex="14pt"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71ee42" officeooo:paragraph-rsid="0071ee42" style:font-size-asian="14pt" style:font-weight-asian="bold" style:font-size-complex="14pt" style:font-weight-complex="bold" fo:hyphenate="true" fo:hyphenation-remain-char-count="2" fo:hyphenation-push-char-count="2"/>
    </style:style>
    <style:style style:name="P56"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733cb1" officeooo:paragraph-rsid="00733cb1" style:font-size-asian="14pt" style:font-weight-asian="bold" style:font-size-complex="14pt" style:font-weight-complex="bold" fo:hyphenate="true" fo:hyphenation-remain-char-count="2" fo:hyphenation-push-char-count="2"/>
    </style:style>
    <style:style style:name="P57"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73711d" officeooo:paragraph-rsid="0073711d" style:font-size-asian="14pt" style:font-weight-asian="bold" style:font-size-complex="14pt" style:font-weight-complex="bold" fo:hyphenate="true" fo:hyphenation-remain-char-count="2" fo:hyphenation-push-char-count="2"/>
    </style:style>
    <style:style style:name="P58"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5d039a" officeooo:paragraph-rsid="007496bb" style:font-size-asian="14pt" style:font-weight-asian="bold" style:font-size-complex="14pt" style:font-weight-complex="bold" fo:hyphenate="true" fo:hyphenation-remain-char-count="2" fo:hyphenation-push-char-count="2"/>
    </style:style>
    <style:style style:name="P59"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7496bb" officeooo:paragraph-rsid="007496bb" style:font-size-asian="14pt" style:font-weight-asian="bold" style:font-size-complex="14pt" style:font-weight-complex="bold" fo:hyphenate="true" fo:hyphenation-remain-char-count="2" fo:hyphenation-push-char-count="2"/>
    </style:style>
    <style:style style:name="P60"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767dce" officeooo:paragraph-rsid="00767dce" style:font-size-asian="14pt" style:font-weight-asian="bold" style:font-size-complex="14pt" style:font-weight-complex="bold" fo:hyphenate="true" fo:hyphenation-remain-char-count="2" fo:hyphenation-push-char-count="2"/>
    </style:style>
    <style:style style:name="P61"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880c1e" officeooo:paragraph-rsid="00880c1e" style:font-size-asian="14pt" style:font-weight-asian="bold" style:font-size-complex="14pt" style:font-weight-complex="bold" fo:hyphenate="true" fo:hyphenation-remain-char-count="2" fo:hyphenation-push-char-count="2"/>
    </style:style>
    <style:style style:name="P62"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8bb314" officeooo:paragraph-rsid="008db19e" style:font-size-asian="14pt" style:font-weight-asian="bold" style:font-size-complex="14pt" style:font-weight-complex="bold" fo:hyphenate="true" fo:hyphenation-remain-char-count="2" fo:hyphenation-push-char-count="2"/>
    </style:style>
    <style:style style:name="P63"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8db19e" officeooo:paragraph-rsid="008db19e" style:font-size-asian="14pt" style:font-weight-asian="bold" style:font-size-complex="14pt" style:font-weight-complex="bold" fo:hyphenate="true" fo:hyphenation-remain-char-count="2" fo:hyphenation-push-char-count="2"/>
    </style:style>
    <style:style style:name="P64"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096461" officeooo:paragraph-rsid="00bca2d7" style:font-size-asian="14pt" style:font-weight-asian="bold" style:font-size-complex="14pt" style:font-weight-complex="bold" fo:hyphenate="true" fo:hyphenation-remain-char-count="2" fo:hyphenation-push-char-count="2"/>
    </style:style>
    <style:style style:name="P65"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bbb50b" officeooo:paragraph-rsid="00bbb50b" style:font-size-asian="14pt" style:font-weight-asian="bold" style:font-size-complex="14pt" style:font-weight-complex="bold" fo:hyphenate="true" fo:hyphenation-remain-char-count="2" fo:hyphenation-push-char-count="2"/>
    </style:style>
    <style:style style:name="P66" style:family="paragraph" style:parent-style-name="Standard">
      <style:paragraph-properties fo:text-align="justify" style:justify-single-word="false" fo:hyphenation-ladder-count="no-limit"/>
      <style:text-properties fo:color="#808080" style:font-name="Courier New" fo:font-size="14pt" fo:language="ru" fo:country="RU" fo:font-weight="bold" officeooo:rsid="00bca2d7" officeooo:paragraph-rsid="00bca2d7" style:font-size-asian="14pt" style:font-weight-asian="bold" style:font-size-complex="14pt" style:font-weight-complex="bold" fo:hyphenate="true" fo:hyphenation-remain-char-count="2" fo:hyphenation-push-char-count="2"/>
    </style:style>
    <style:style style:name="P67" style:family="paragraph" style:parent-style-name="Standard">
      <style:paragraph-properties fo:text-align="justify" style:justify-single-word="false" fo:hyphenation-ladder-count="no-limit"/>
      <style:text-properties fo:color="#808080" style:font-name="Courier New" fo:font-size="14pt" fo:language="en" fo:country="US" fo:font-weight="bold" officeooo:rsid="00614210" officeooo:paragraph-rsid="00614210" style:font-size-asian="14pt" style:font-weight-asian="bold" style:font-size-complex="14pt"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ext-properties fo:color="#808080" style:font-name="Courier New" fo:font-size="14pt" fo:language="en" fo:country="US" fo:font-weight="bold" officeooo:rsid="00614210" officeooo:paragraph-rsid="00a03364" style:font-size-asian="14pt" style:font-weight-asian="bold" style:font-size-complex="14pt" style:font-weight-complex="bold" fo:hyphenate="true" fo:hyphenation-remain-char-count="2" fo:hyphenation-push-char-count="2"/>
    </style:style>
    <style:style style:name="P69" style:family="paragraph" style:parent-style-name="Standard">
      <style:paragraph-properties fo:text-align="justify" style:justify-single-word="false" fo:hyphenation-ladder-count="no-limit"/>
      <style:text-properties fo:color="#808080" style:font-name="Courier New" fo:font-size="14pt" fo:language="en" fo:country="US" fo:font-weight="bold" officeooo:rsid="008db19e" officeooo:paragraph-rsid="008db19e" style:font-size-asian="14pt" style:font-weight-asian="bold" style:font-size-complex="14pt" style:font-weight-complex="bold" fo:hyphenate="true" fo:hyphenation-remain-char-count="2" fo:hyphenation-push-char-count="2"/>
    </style:style>
    <style:style style:name="P70" style:family="paragraph" style:parent-style-name="Standard">
      <style:paragraph-properties fo:text-align="justify" style:justify-single-word="false" fo:hyphenation-ladder-count="no-limit"/>
      <style:text-properties fo:color="#808080" style:font-name="Courier New" fo:font-size="14pt" fo:language="en" fo:country="US" fo:font-weight="bold" officeooo:rsid="00bca2d7" officeooo:paragraph-rsid="00bca2d7" style:font-size-asian="14pt" style:font-weight-asian="bold" style:font-size-complex="14pt"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ext-properties fo:color="#808080" style:font-name="Courier New" fo:font-size="20pt" fo:language="ru" fo:country="RU" fo:font-weight="bold" officeooo:rsid="0071ee42" officeooo:paragraph-rsid="0071ee42" style:font-size-asian="20pt" style:font-weight-asian="bold" style:font-size-complex="20pt" style:font-weight-complex="bold" fo:hyphenate="true" fo:hyphenation-remain-char-count="2" fo:hyphenation-push-char-count="2"/>
    </style:style>
    <style:style style:name="P72" style:family="paragraph" style:parent-style-name="Standard">
      <style:paragraph-properties fo:text-align="justify" style:justify-single-word="false" fo:hyphenation-ladder-count="no-limit"/>
      <style:text-properties fo:color="#808080" style:font-name="Courier New" fo:font-size="20pt" fo:language="ru" fo:country="RU" fo:font-weight="bold" officeooo:rsid="007496bb" officeooo:paragraph-rsid="007496bb" style:font-size-asian="20pt" style:font-weight-asian="bold" style:font-size-complex="20pt"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ext-properties fo:color="#808080" style:font-name="Courier New" fo:font-size="20pt" fo:language="ru" fo:country="RU" fo:font-weight="bold" officeooo:rsid="007496bb" officeooo:paragraph-rsid="00880c1e" style:font-size-asian="20pt" style:font-weight-asian="bold" style:font-size-complex="20pt" style:font-weight-complex="bold" fo:hyphenate="true" fo:hyphenation-remain-char-count="2" fo:hyphenation-push-char-count="2"/>
    </style:style>
    <style:style style:name="P74" style:family="paragraph" style:parent-style-name="Standard">
      <style:paragraph-properties fo:text-align="justify" style:justify-single-word="false" fo:hyphenation-ladder-count="no-limit"/>
      <style:text-properties fo:color="#808080" style:font-name="Courier New" fo:font-size="20pt" fo:language="ru" fo:country="RU" fo:font-weight="bold" officeooo:rsid="00096461" officeooo:paragraph-rsid="00bca2d7" style:font-size-asian="20pt" style:font-weight-asian="bold" style:font-size-complex="20pt" style:font-weight-complex="bold" fo:hyphenate="true" fo:hyphenation-remain-char-count="2" fo:hyphenation-push-char-count="2"/>
    </style:style>
    <style:style style:name="P75" style:family="paragraph" style:parent-style-name="Standard">
      <style:paragraph-properties fo:text-align="justify" style:justify-single-word="false" fo:hyphenation-ladder-count="no-limit"/>
      <style:text-properties fo:color="#808080" style:font-name="Courier New" fo:font-size="20pt" fo:language="ru" fo:country="RU" fo:font-weight="bold" officeooo:rsid="005d039a" officeooo:paragraph-rsid="007496bb" style:font-size-asian="20pt" style:font-weight-asian="bold" style:font-size-complex="20pt" style:font-weight-complex="bold" fo:hyphenate="true" fo:hyphenation-remain-char-count="2" fo:hyphenation-push-char-count="2"/>
    </style:style>
    <style:style style:name="P76" style:family="paragraph" style:parent-style-name="Standard">
      <style:paragraph-properties fo:text-align="justify" style:justify-single-word="false" fo:hyphenation-ladder-count="no-limit"/>
      <style:text-properties fo:color="#808080" style:font-name="Courier New" fo:font-size="20pt" fo:language="ru" fo:country="RU" fo:font-weight="bold" officeooo:rsid="00bbb50b" officeooo:paragraph-rsid="00bbb50b" style:font-size-asian="20pt" style:font-weight-asian="bold" style:font-size-complex="20pt" style:font-weight-complex="bold" fo:hyphenate="true" fo:hyphenation-remain-char-count="2" fo:hyphenation-push-char-count="2"/>
    </style:style>
    <style:style style:name="P77" style:family="paragraph" style:parent-style-name="Standard">
      <style:paragraph-properties fo:text-align="justify" style:justify-single-word="false" fo:hyphenation-ladder-count="no-limit"/>
      <style:text-properties fo:color="#808080" style:font-name="Courier New" fo:font-size="20pt" fo:language="ru" fo:country="RU" fo:font-weight="bold" officeooo:rsid="00bca2d7" officeooo:paragraph-rsid="00bca2d7" style:font-size-asian="20pt" style:font-weight-asian="bold" style:font-size-complex="20pt" style:font-weight-complex="bold" fo:hyphenate="true" fo:hyphenation-remain-char-count="2" fo:hyphenation-push-char-count="2"/>
    </style:style>
    <style:style style:name="P78" style:family="paragraph" style:parent-style-name="Standard">
      <style:paragraph-properties fo:text-align="justify" style:justify-single-word="false" fo:hyphenation-ladder-count="no-limit"/>
      <style:text-properties fo:color="#808080" style:font-name="Tahoma" fo:font-size="8pt" fo:language="en" fo:country="US" fo:font-weight="bold" officeooo:rsid="00070818" officeooo:paragraph-rsid="0061df50" style:font-size-asian="8pt" style:font-weight-asian="bold" style:font-size-complex="8pt" style:font-weight-complex="bold" fo:hyphenate="true" fo:hyphenation-remain-char-count="2" fo:hyphenation-push-char-count="2"/>
    </style:style>
    <style:style style:name="P7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02596" officeooo:paragraph-rsid="00602596" style:font-size-asian="8pt" style:font-weight-asian="normal" style:font-size-complex="8pt" style:font-weight-complex="normal" fo:hyphenate="true" fo:hyphenation-remain-char-count="2" fo:hyphenation-push-char-count="2"/>
    </style:style>
    <style:style style:name="P8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83192" officeooo:paragraph-rsid="0061df50" style:font-size-asian="8pt" style:font-weight-asian="normal" style:font-size-complex="8pt" style:font-weight-complex="normal" fo:hyphenate="true" fo:hyphenation-remain-char-count="2" fo:hyphenation-push-char-count="2"/>
    </style:style>
    <style:style style:name="P8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995b3" officeooo:paragraph-rsid="0061df50" style:font-size-asian="8pt" style:font-weight-asian="normal" style:font-size-complex="8pt" style:font-weight-complex="normal" fo:hyphenate="true" fo:hyphenation-remain-char-count="2" fo:hyphenation-push-char-count="2"/>
    </style:style>
    <style:style style:name="P8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995b3" officeooo:paragraph-rsid="00be7145" style:font-size-asian="8pt" style:font-weight-asian="normal" style:font-size-complex="8pt" style:font-weight-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a59d1" officeooo:paragraph-rsid="0061df50" style:font-size-asian="8pt" style:font-weight-asian="normal" style:font-size-complex="8pt" style:font-weight-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a7404" officeooo:paragraph-rsid="0061df50" style:font-size-asian="8pt" style:font-weight-asian="normal" style:font-size-complex="8pt" style:font-weight-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a7404" officeooo:paragraph-rsid="00be7145" style:font-size-asian="8pt" style:font-weight-asian="normal" style:font-size-complex="8pt" style:font-weight-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d2800" officeooo:paragraph-rsid="0061df50" style:font-size-asian="8pt" style:font-weight-asian="normal" style:font-size-complex="8pt" style:font-weight-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32918a" officeooo:paragraph-rsid="0061df50" style:font-size-asian="8pt" style:font-weight-asian="normal" style:font-size-complex="8pt" style:font-weight-complex="normal" fo:hyphenate="true" fo:hyphenation-remain-char-count="2" fo:hyphenation-push-char-count="2"/>
    </style:style>
    <style:style style:name="P8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33456f" officeooo:paragraph-rsid="0061df50" style:font-size-asian="8pt" style:font-weight-asian="normal" style:font-size-complex="8pt" style:font-weight-complex="normal" fo:hyphenate="true" fo:hyphenation-remain-char-count="2" fo:hyphenation-push-char-count="2"/>
    </style:style>
    <style:style style:name="P8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ad0e6" officeooo:paragraph-rsid="0061df50" style:font-size-asian="8pt" style:font-weight-asian="normal" style:font-size-complex="8pt" style:font-weight-complex="normal" fo:hyphenate="true" fo:hyphenation-remain-char-count="2" fo:hyphenation-push-char-count="2"/>
    </style:style>
    <style:style style:name="P9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1968c" officeooo:paragraph-rsid="0061df50" style:font-size-asian="8pt" style:font-weight-asian="normal" style:font-size-complex="8pt" style:font-weight-complex="normal" fo:hyphenate="true" fo:hyphenation-remain-char-count="2" fo:hyphenation-push-char-count="2"/>
    </style:style>
    <style:style style:name="P9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26e40" officeooo:paragraph-rsid="0061df50" style:font-size-asian="8pt" style:font-weight-asian="normal" style:font-size-complex="8pt" style:font-weight-complex="normal" fo:hyphenate="true" fo:hyphenation-remain-char-count="2" fo:hyphenation-push-char-count="2"/>
    </style:style>
    <style:style style:name="P9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245442" officeooo:paragraph-rsid="0061df50" style:font-size-asian="8pt" style:font-weight-asian="normal" style:font-size-complex="8pt" style:font-weight-complex="normal" fo:hyphenate="true" fo:hyphenation-remain-char-count="2" fo:hyphenation-push-char-count="2"/>
    </style:style>
    <style:style style:name="P9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14210" officeooo:paragraph-rsid="00614210" style:font-size-asian="8pt" style:font-weight-asian="normal" style:font-size-complex="8pt" style:font-weight-complex="normal" fo:hyphenate="true" fo:hyphenation-remain-char-count="2" fo:hyphenation-push-char-count="2"/>
    </style:style>
    <style:style style:name="P9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14210" officeooo:paragraph-rsid="00a9600f" style:font-size-asian="8pt" style:font-weight-asian="normal" style:font-size-complex="8pt" style:font-weight-complex="normal" fo:hyphenate="true" fo:hyphenation-remain-char-count="2" fo:hyphenation-push-char-count="2"/>
    </style:style>
    <style:style style:name="P9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1df50" officeooo:paragraph-rsid="0061df50" style:font-size-asian="8pt" style:font-weight-asian="normal" style:font-size-complex="8pt" style:font-weight-complex="normal" fo:hyphenate="true" fo:hyphenation-remain-char-count="2" fo:hyphenation-push-char-count="2"/>
    </style:style>
    <style:style style:name="P9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1e129" officeooo:paragraph-rsid="0061e129" style:font-size-asian="8pt" style:font-weight-asian="normal" style:font-size-complex="8pt" style:font-weight-complex="normal" fo:hyphenate="true" fo:hyphenation-remain-char-count="2" fo:hyphenation-push-char-count="2"/>
    </style:style>
    <style:style style:name="P9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41f2e" officeooo:paragraph-rsid="00641f2e" style:font-size-asian="8pt" style:font-weight-asian="normal" style:font-size-complex="8pt" style:font-weight-complex="normal" fo:hyphenate="true" fo:hyphenation-remain-char-count="2" fo:hyphenation-push-char-count="2"/>
    </style:style>
    <style:style style:name="P9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58ee5" officeooo:paragraph-rsid="00658ee5" style:font-size-asian="8pt" style:font-weight-asian="normal" style:font-size-complex="8pt" style:font-weight-complex="normal" fo:hyphenate="true" fo:hyphenation-remain-char-count="2" fo:hyphenation-push-char-count="2"/>
    </style:style>
    <style:style style:name="P9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61e40" officeooo:paragraph-rsid="00661e40" style:font-size-asian="8pt" style:font-weight-asian="normal" style:font-size-complex="8pt" style:font-weight-complex="normal" fo:hyphenate="true" fo:hyphenation-remain-char-count="2" fo:hyphenation-push-char-count="2"/>
    </style:style>
    <style:style style:name="P10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720c7" officeooo:paragraph-rsid="006720c7" style:font-size-asian="8pt" style:font-weight-asian="normal" style:font-size-complex="8pt" style:font-weight-complex="normal" fo:hyphenate="true" fo:hyphenation-remain-char-count="2" fo:hyphenation-push-char-count="2"/>
    </style:style>
    <style:style style:name="P10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89c12" officeooo:paragraph-rsid="0068fb70" style:font-size-asian="8pt" style:font-weight-asian="normal" style:font-size-complex="8pt" style:font-weight-complex="normal" fo:hyphenate="true" fo:hyphenation-remain-char-count="2" fo:hyphenation-push-char-count="2"/>
    </style:style>
    <style:style style:name="P10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89c12" officeooo:paragraph-rsid="006a452c" style:font-size-asian="8pt" style:font-weight-asian="normal" style:font-size-complex="8pt" style:font-weight-complex="normal" fo:hyphenate="true" fo:hyphenation-remain-char-count="2" fo:hyphenation-push-char-count="2"/>
    </style:style>
    <style:style style:name="P10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89c12" officeooo:paragraph-rsid="006c215e" style:font-size-asian="8pt" style:font-weight-asian="normal" style:font-size-complex="8pt" style:font-weight-complex="normal" fo:hyphenate="true" fo:hyphenation-remain-char-count="2" fo:hyphenation-push-char-count="2"/>
    </style:style>
    <style:style style:name="P10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89c12" officeooo:paragraph-rsid="006d3e67" style:font-size-asian="8pt" style:font-weight-asian="normal" style:font-size-complex="8pt" style:font-weight-complex="normal" fo:hyphenate="true" fo:hyphenation-remain-char-count="2" fo:hyphenation-push-char-count="2"/>
    </style:style>
    <style:style style:name="P10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8fb70" officeooo:paragraph-rsid="0068fb70" style:font-size-asian="8pt" style:font-weight-asian="normal" style:font-size-complex="8pt" style:font-weight-complex="normal" fo:hyphenate="true" fo:hyphenation-remain-char-count="2" fo:hyphenation-push-char-count="2"/>
    </style:style>
    <style:style style:name="P10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f5e8d" officeooo:paragraph-rsid="006f5e8d" style:font-size-asian="8pt" style:font-weight-asian="normal" style:font-size-complex="8pt" style:font-weight-complex="normal" fo:hyphenate="true" fo:hyphenation-remain-char-count="2" fo:hyphenation-push-char-count="2"/>
    </style:style>
    <style:style style:name="P10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6fc4b8" officeooo:paragraph-rsid="00710be5" style:font-size-asian="8pt" style:font-weight-asian="normal" style:font-size-complex="8pt" style:font-weight-complex="normal" fo:hyphenate="true" fo:hyphenation-remain-char-count="2" fo:hyphenation-push-char-count="2"/>
    </style:style>
    <style:style style:name="P10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1ee42" officeooo:paragraph-rsid="0071ee42" style:font-size-asian="8pt" style:font-weight-asian="normal" style:font-size-complex="8pt" style:font-weight-complex="normal" fo:hyphenate="true" fo:hyphenation-remain-char-count="2" fo:hyphenation-push-char-count="2"/>
    </style:style>
    <style:style style:name="P10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33cb1" officeooo:paragraph-rsid="00733cb1" style:font-size-asian="8pt" style:font-weight-asian="normal" style:font-size-complex="8pt" style:font-weight-complex="normal" fo:hyphenate="true" fo:hyphenation-remain-char-count="2" fo:hyphenation-push-char-count="2"/>
    </style:style>
    <style:style style:name="P11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33cb1" officeooo:paragraph-rsid="00934300" style:font-size-asian="8pt" style:font-weight-asian="normal" style:font-size-complex="8pt" style:font-weight-complex="normal" fo:hyphenate="true" fo:hyphenation-remain-char-count="2" fo:hyphenation-push-char-count="2"/>
    </style:style>
    <style:style style:name="P11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5dbc19" officeooo:paragraph-rsid="007496bb" style:font-size-asian="8pt" style:font-weight-asian="normal" style:font-size-complex="8pt" style:font-weight-complex="normal" fo:hyphenate="true" fo:hyphenation-remain-char-count="2" fo:hyphenation-push-char-count="2"/>
    </style:style>
    <style:style style:name="P11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496bb" officeooo:paragraph-rsid="007496bb" style:font-size-asian="8pt" style:font-weight-asian="normal" style:font-size-complex="8pt" style:font-weight-complex="normal" fo:hyphenate="true" fo:hyphenation-remain-char-count="2" fo:hyphenation-push-char-count="2"/>
    </style:style>
    <style:style style:name="P11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496bb" officeooo:paragraph-rsid="00934300" style:font-size-asian="8pt" style:font-weight-asian="normal" style:font-size-complex="8pt" style:font-weight-complex="normal" fo:hyphenate="true" fo:hyphenation-remain-char-count="2" fo:hyphenation-push-char-count="2"/>
    </style:style>
    <style:style style:name="P11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67dce" officeooo:paragraph-rsid="00767dce" style:font-size-asian="8pt" style:font-weight-asian="normal" style:font-size-complex="8pt" style:font-weight-complex="normal" fo:hyphenate="true" fo:hyphenation-remain-char-count="2" fo:hyphenation-push-char-count="2"/>
    </style:style>
    <style:style style:name="P11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6c450" officeooo:paragraph-rsid="00785349" style:font-size-asian="8pt" style:font-weight-asian="normal" style:font-size-complex="8pt" style:font-weight-complex="normal" fo:hyphenate="true" fo:hyphenation-remain-char-count="2" fo:hyphenation-push-char-count="2"/>
    </style:style>
    <style:style style:name="P11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85349" officeooo:paragraph-rsid="00785349" style:font-size-asian="8pt" style:font-weight-asian="normal" style:font-size-complex="8pt" style:font-weight-complex="normal" fo:hyphenate="true" fo:hyphenation-remain-char-count="2" fo:hyphenation-push-char-count="2"/>
    </style:style>
    <style:style style:name="P11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9825a" officeooo:paragraph-rsid="0079825a" style:font-size-asian="8pt" style:font-weight-asian="normal" style:font-size-complex="8pt" style:font-weight-complex="normal" fo:hyphenate="true" fo:hyphenation-remain-char-count="2" fo:hyphenation-push-char-count="2"/>
    </style:style>
    <style:style style:name="P11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a6b77" officeooo:paragraph-rsid="007a6b77" style:font-size-asian="8pt" style:font-weight-asian="normal" style:font-size-complex="8pt" style:font-weight-complex="normal" fo:hyphenate="true" fo:hyphenation-remain-char-count="2" fo:hyphenation-push-char-count="2"/>
    </style:style>
    <style:style style:name="P11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b53a4" officeooo:paragraph-rsid="007b53a4" style:font-size-asian="8pt" style:font-weight-asian="normal" style:font-size-complex="8pt" style:font-weight-complex="normal" fo:hyphenate="true" fo:hyphenation-remain-char-count="2" fo:hyphenation-push-char-count="2"/>
    </style:style>
    <style:style style:name="P12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b53a4" officeooo:paragraph-rsid="007c932c" style:font-size-asian="8pt" style:font-weight-asian="normal" style:font-size-complex="8pt" style:font-weight-complex="normal" fo:hyphenate="true" fo:hyphenation-remain-char-count="2" fo:hyphenation-push-char-count="2"/>
    </style:style>
    <style:style style:name="P12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b53a4" officeooo:paragraph-rsid="00800061" style:font-size-asian="8pt" style:font-weight-asian="normal" style:font-size-complex="8pt" style:font-weight-complex="normal" fo:hyphenate="true" fo:hyphenation-remain-char-count="2" fo:hyphenation-push-char-count="2"/>
    </style:style>
    <style:style style:name="P12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b53a4" officeooo:paragraph-rsid="00808dc3" style:font-size-asian="8pt" style:font-weight-asian="normal" style:font-size-complex="8pt" style:font-weight-complex="normal" fo:hyphenate="true" fo:hyphenation-remain-char-count="2" fo:hyphenation-push-char-count="2"/>
    </style:style>
    <style:style style:name="P12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b53a4" officeooo:paragraph-rsid="00934300" style:font-size-asian="8pt" style:font-weight-asian="normal" style:font-size-complex="8pt" style:font-weight-complex="normal" fo:hyphenate="true" fo:hyphenation-remain-char-count="2" fo:hyphenation-push-char-count="2"/>
    </style:style>
    <style:style style:name="P12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c932c" officeooo:paragraph-rsid="007c932c" style:font-size-asian="8pt" style:font-weight-asian="normal" style:font-size-complex="8pt" style:font-weight-complex="normal" fo:hyphenate="true" fo:hyphenation-remain-char-count="2" fo:hyphenation-push-char-count="2"/>
    </style:style>
    <style:style style:name="P12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c932c" officeooo:paragraph-rsid="00800061" style:font-size-asian="8pt" style:font-weight-asian="normal" style:font-size-complex="8pt" style:font-weight-complex="normal" fo:hyphenate="true" fo:hyphenation-remain-char-count="2" fo:hyphenation-push-char-count="2"/>
    </style:style>
    <style:style style:name="P12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e6144" officeooo:paragraph-rsid="007e6144" style:font-size-asian="8pt" style:font-weight-asian="normal" style:font-size-complex="8pt" style:font-weight-complex="normal" fo:hyphenate="true" fo:hyphenation-remain-char-count="2" fo:hyphenation-push-char-count="2"/>
    </style:style>
    <style:style style:name="P12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40f75" officeooo:paragraph-rsid="00840f75" style:font-size-asian="8pt" style:font-weight-asian="normal" style:font-size-complex="8pt" style:font-weight-complex="normal" fo:hyphenate="true" fo:hyphenation-remain-char-count="2" fo:hyphenation-push-char-count="2"/>
    </style:style>
    <style:style style:name="P12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40f75" officeooo:paragraph-rsid="00860bff" style:font-size-asian="8pt" style:font-weight-asian="normal" style:font-size-complex="8pt" style:font-weight-complex="normal" fo:hyphenate="true" fo:hyphenation-remain-char-count="2" fo:hyphenation-push-char-count="2"/>
    </style:style>
    <style:style style:name="P12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40f75" officeooo:paragraph-rsid="00934300" style:font-size-asian="8pt" style:font-weight-asian="normal" style:font-size-complex="8pt" style:font-weight-complex="normal" fo:hyphenate="true" fo:hyphenation-remain-char-count="2" fo:hyphenation-push-char-count="2"/>
    </style:style>
    <style:style style:name="P13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60bff" officeooo:paragraph-rsid="00860bff" style:font-size-asian="8pt" style:font-weight-asian="normal" style:font-size-complex="8pt" style:font-weight-complex="normal" fo:hyphenate="true" fo:hyphenation-remain-char-count="2" fo:hyphenation-push-char-count="2"/>
    </style:style>
    <style:style style:name="P13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6a711" officeooo:paragraph-rsid="0086a711" style:font-size-asian="8pt" style:font-weight-asian="normal" style:font-size-complex="8pt" style:font-weight-complex="normal" fo:hyphenate="true" fo:hyphenation-remain-char-count="2" fo:hyphenation-push-char-count="2"/>
    </style:style>
    <style:style style:name="P13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80c1e" officeooo:paragraph-rsid="00880c1e" style:font-size-asian="8pt" style:font-weight-asian="normal" style:font-size-complex="8pt" style:font-weight-complex="normal" fo:hyphenate="true" fo:hyphenation-remain-char-count="2" fo:hyphenation-push-char-count="2"/>
    </style:style>
    <style:style style:name="P13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f1993" officeooo:paragraph-rsid="008f1993" style:font-size-asian="8pt" style:font-weight-asian="normal" style:font-size-complex="8pt" style:font-weight-complex="normal" fo:hyphenate="true" fo:hyphenation-remain-char-count="2" fo:hyphenation-push-char-count="2"/>
    </style:style>
    <style:style style:name="P13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07724" officeooo:paragraph-rsid="00907724" style:font-size-asian="8pt" style:font-weight-asian="normal" style:font-size-complex="8pt" style:font-weight-complex="normal" fo:hyphenate="true" fo:hyphenation-remain-char-count="2" fo:hyphenation-push-char-count="2"/>
    </style:style>
    <style:style style:name="P13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08af0" officeooo:paragraph-rsid="00908af0" style:font-size-asian="8pt" style:font-weight-asian="normal" style:font-size-complex="8pt" style:font-weight-complex="normal" fo:hyphenate="true" fo:hyphenation-remain-char-count="2" fo:hyphenation-push-char-count="2"/>
    </style:style>
    <style:style style:name="P13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1d72f" officeooo:paragraph-rsid="0091d72f" style:font-size-asian="8pt" style:font-weight-asian="normal" style:font-size-complex="8pt" style:font-weight-complex="normal" fo:hyphenate="true" fo:hyphenation-remain-char-count="2" fo:hyphenation-push-char-count="2"/>
    </style:style>
    <style:style style:name="P13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1d72f" officeooo:paragraph-rsid="00934300" style:font-size-asian="8pt" style:font-weight-asian="normal" style:font-size-complex="8pt" style:font-weight-complex="normal" fo:hyphenate="true" fo:hyphenation-remain-char-count="2" fo:hyphenation-push-char-count="2"/>
    </style:style>
    <style:style style:name="P13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2f40d" officeooo:paragraph-rsid="0092f40d" style:font-size-asian="8pt" style:font-weight-asian="normal" style:font-size-complex="8pt" style:font-weight-complex="normal" fo:hyphenate="true" fo:hyphenation-remain-char-count="2" fo:hyphenation-push-char-count="2"/>
    </style:style>
    <style:style style:name="P13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808dc3" officeooo:paragraph-rsid="00934300" style:font-size-asian="8pt" style:font-weight-asian="normal" style:font-size-complex="8pt" style:font-weight-complex="normal" fo:hyphenate="true" fo:hyphenation-remain-char-count="2" fo:hyphenation-push-char-count="2"/>
    </style:style>
    <style:style style:name="P14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34300" officeooo:paragraph-rsid="00934300" style:font-size-asian="8pt" style:font-weight-asian="normal" style:font-size-complex="8pt" style:font-weight-complex="normal" fo:hyphenate="true" fo:hyphenation-remain-char-count="2" fo:hyphenation-push-char-count="2"/>
    </style:style>
    <style:style style:name="P14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415cf" officeooo:paragraph-rsid="009415cf" style:font-size-asian="8pt" style:font-weight-asian="normal" style:font-size-complex="8pt" style:font-weight-complex="normal" fo:hyphenate="true" fo:hyphenation-remain-char-count="2" fo:hyphenation-push-char-count="2"/>
    </style:style>
    <style:style style:name="P14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54545" officeooo:paragraph-rsid="00954545" style:font-size-asian="8pt" style:font-weight-asian="normal" style:font-size-complex="8pt" style:font-weight-complex="normal" fo:hyphenate="true" fo:hyphenation-remain-char-count="2" fo:hyphenation-push-char-count="2"/>
    </style:style>
    <style:style style:name="P14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90360" officeooo:paragraph-rsid="00990360" style:font-size-asian="8pt" style:font-weight-asian="normal" style:font-size-complex="8pt" style:font-weight-complex="normal" fo:hyphenate="true" fo:hyphenation-remain-char-count="2" fo:hyphenation-push-char-count="2"/>
    </style:style>
    <style:style style:name="P14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73711d" officeooo:paragraph-rsid="00934300" style:font-size-asian="8pt" style:font-weight-asian="normal" style:font-size-complex="8pt" style:font-weight-complex="normal" fo:hyphenate="true" fo:hyphenation-remain-char-count="2" fo:hyphenation-push-char-count="2"/>
    </style:style>
    <style:style style:name="P14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acddb" officeooo:paragraph-rsid="009acddb" style:font-size-asian="8pt" style:font-weight-asian="normal" style:font-size-complex="8pt" style:font-weight-complex="normal" fo:hyphenate="true" fo:hyphenation-remain-char-count="2" fo:hyphenation-push-char-count="2"/>
    </style:style>
    <style:style style:name="P14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c3e92" officeooo:paragraph-rsid="009c3e92" style:font-size-asian="8pt" style:font-weight-asian="normal" style:font-size-complex="8pt" style:font-weight-complex="normal" fo:hyphenate="true" fo:hyphenation-remain-char-count="2" fo:hyphenation-push-char-count="2"/>
    </style:style>
    <style:style style:name="P14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d13f9" officeooo:paragraph-rsid="009d13f9" style:font-size-asian="8pt" style:font-weight-asian="normal" style:font-size-complex="8pt" style:font-weight-complex="normal" fo:hyphenate="true" fo:hyphenation-remain-char-count="2" fo:hyphenation-push-char-count="2"/>
    </style:style>
    <style:style style:name="P14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d13f9" officeooo:paragraph-rsid="009e3cbb" style:font-size-asian="8pt" style:font-weight-asian="normal" style:font-size-complex="8pt" style:font-weight-complex="normal" fo:hyphenate="true" fo:hyphenation-remain-char-count="2" fo:hyphenation-push-char-count="2"/>
    </style:style>
    <style:style style:name="P14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e3cbb" officeooo:paragraph-rsid="009e3cbb" style:font-size-asian="8pt" style:font-weight-asian="normal" style:font-size-complex="8pt" style:font-weight-complex="normal" fo:hyphenate="true" fo:hyphenation-remain-char-count="2" fo:hyphenation-push-char-count="2"/>
    </style:style>
    <style:style style:name="P15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e45cb" officeooo:paragraph-rsid="009e45cb" style:font-size-asian="8pt" style:font-weight-asian="normal" style:font-size-complex="8pt" style:font-weight-complex="normal" fo:hyphenate="true" fo:hyphenation-remain-char-count="2" fo:hyphenation-push-char-count="2"/>
    </style:style>
    <style:style style:name="P15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e491d" officeooo:paragraph-rsid="009e491d" style:font-size-asian="8pt" style:font-weight-asian="normal" style:font-size-complex="8pt" style:font-weight-complex="normal" fo:hyphenate="true" fo:hyphenation-remain-char-count="2" fo:hyphenation-push-char-count="2"/>
    </style:style>
    <style:style style:name="P15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e6421" officeooo:paragraph-rsid="009e6421" style:font-size-asian="8pt" style:font-weight-asian="normal" style:font-size-complex="8pt" style:font-weight-complex="normal" fo:hyphenate="true" fo:hyphenation-remain-char-count="2" fo:hyphenation-push-char-count="2"/>
    </style:style>
    <style:style style:name="P15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9f3570" officeooo:paragraph-rsid="009f3570" style:font-size-asian="8pt" style:font-weight-asian="normal" style:font-size-complex="8pt" style:font-weight-complex="normal" fo:hyphenate="true" fo:hyphenation-remain-char-count="2" fo:hyphenation-push-char-count="2"/>
    </style:style>
    <style:style style:name="P15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03364" officeooo:paragraph-rsid="00a2120a" style:font-size-asian="8pt" style:font-weight-asian="normal" style:font-size-complex="8pt" style:font-weight-complex="normal" fo:hyphenate="true" fo:hyphenation-remain-char-count="2" fo:hyphenation-push-char-count="2"/>
    </style:style>
    <style:style style:name="P15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504a7" officeooo:paragraph-rsid="00a504a7" style:font-size-asian="8pt" style:font-weight-asian="normal" style:font-size-complex="8pt" style:font-weight-complex="normal" fo:hyphenate="true" fo:hyphenation-remain-char-count="2" fo:hyphenation-push-char-count="2"/>
    </style:style>
    <style:style style:name="P15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504a7" officeooo:paragraph-rsid="00a65643" style:font-size-asian="8pt" style:font-weight-asian="normal" style:font-size-complex="8pt" style:font-weight-complex="normal" fo:hyphenate="true" fo:hyphenation-remain-char-count="2" fo:hyphenation-push-char-count="2"/>
    </style:style>
    <style:style style:name="P15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504a7" officeooo:paragraph-rsid="00a8e596" style:font-size-asian="8pt" style:font-weight-asian="normal" style:font-size-complex="8pt" style:font-weight-complex="normal" fo:hyphenate="true" fo:hyphenation-remain-char-count="2" fo:hyphenation-push-char-count="2"/>
    </style:style>
    <style:style style:name="P15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504a7" officeooo:paragraph-rsid="00a745ba" style:font-size-asian="8pt" style:font-weight-asian="normal" style:font-size-complex="8pt" style:font-weight-complex="normal" fo:hyphenate="true" fo:hyphenation-remain-char-count="2" fo:hyphenation-push-char-count="2"/>
    </style:style>
    <style:style style:name="P15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658be" officeooo:paragraph-rsid="00a8e596" style:font-size-asian="8pt" style:font-weight-asian="normal" style:font-size-complex="8pt" style:font-weight-complex="normal" fo:hyphenate="true" fo:hyphenation-remain-char-count="2" fo:hyphenation-push-char-count="2"/>
    </style:style>
    <style:style style:name="P16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8e596" officeooo:paragraph-rsid="00a8e596" style:font-size-asian="8pt" style:font-weight-asian="normal" style:font-size-complex="8pt" style:font-weight-complex="normal" fo:hyphenate="true" fo:hyphenation-remain-char-count="2" fo:hyphenation-push-char-count="2"/>
    </style:style>
    <style:style style:name="P16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a65643" officeooo:paragraph-rsid="00a8e596" style:font-size-asian="8pt" style:font-weight-asian="normal" style:font-size-complex="8pt" style:font-weight-complex="normal" fo:hyphenate="true" fo:hyphenation-remain-char-count="2" fo:hyphenation-push-char-count="2"/>
    </style:style>
    <style:style style:name="P16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b5d171" officeooo:paragraph-rsid="00b5d171" style:font-size-asian="8pt" style:font-weight-asian="normal" style:font-size-complex="8pt" style:font-weight-complex="normal" fo:hyphenate="true" fo:hyphenation-remain-char-count="2" fo:hyphenation-push-char-count="2"/>
    </style:style>
    <style:style style:name="P16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b7a50d" officeooo:paragraph-rsid="00b97a1b" style:font-size-asian="8pt" style:font-weight-asian="normal" style:font-size-complex="8pt" style:font-weight-complex="normal" fo:hyphenate="true" fo:hyphenation-remain-char-count="2" fo:hyphenation-push-char-count="2"/>
    </style:style>
    <style:style style:name="P16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b97a1b" officeooo:paragraph-rsid="00b97a1b" style:font-size-asian="8pt" style:font-weight-asian="normal" style:font-size-complex="8pt" style:font-weight-complex="normal" fo:hyphenate="true" fo:hyphenation-remain-char-count="2" fo:hyphenation-push-char-count="2"/>
    </style:style>
    <style:style style:name="P16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baceef" officeooo:paragraph-rsid="00baceef" style:font-size-asian="8pt" style:font-weight-asian="normal" style:font-size-complex="8pt" style:font-weight-complex="normal" fo:hyphenate="true" fo:hyphenation-remain-char-count="2" fo:hyphenation-push-char-count="2"/>
    </style:style>
    <style:style style:name="P16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12e286" officeooo:paragraph-rsid="00bca2d7" style:font-size-asian="8pt" style:font-weight-asian="normal" style:font-size-complex="8pt" style:font-weight-complex="normal" fo:hyphenate="true" fo:hyphenation-remain-char-count="2" fo:hyphenation-push-char-count="2"/>
    </style:style>
    <style:style style:name="P16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bf5c8c" officeooo:paragraph-rsid="00bf5c8c" style:font-size-asian="8pt" style:font-weight-asian="normal" style:font-size-complex="8pt" style:font-weight-complex="normal" fo:hyphenate="true" fo:hyphenation-remain-char-count="2" fo:hyphenation-push-char-count="2"/>
    </style:style>
    <style:style style:name="P16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bf5c8c" officeooo:paragraph-rsid="00c031b6" style:font-size-asian="8pt" style:font-weight-asian="normal" style:font-size-complex="8pt" style:font-weight-complex="normal" fo:hyphenate="true" fo:hyphenation-remain-char-count="2" fo:hyphenation-push-char-count="2"/>
    </style:style>
    <style:style style:name="P16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031b6" officeooo:paragraph-rsid="00c031b6" style:font-size-asian="8pt" style:font-weight-asian="normal" style:font-size-complex="8pt" style:font-weight-complex="normal" fo:hyphenate="true" fo:hyphenation-remain-char-count="2" fo:hyphenation-push-char-count="2"/>
    </style:style>
    <style:style style:name="P17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11cc6" officeooo:paragraph-rsid="00c11cc6" style:font-size-asian="8pt" style:font-weight-asian="normal" style:font-size-complex="8pt" style:font-weight-complex="normal" fo:hyphenate="true" fo:hyphenation-remain-char-count="2" fo:hyphenation-push-char-count="2"/>
    </style:style>
    <style:style style:name="P17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24799" officeooo:paragraph-rsid="00c24799" style:font-size-asian="8pt" style:font-weight-asian="normal" style:font-size-complex="8pt" style:font-weight-complex="normal" fo:hyphenate="true" fo:hyphenation-remain-char-count="2" fo:hyphenation-push-char-count="2"/>
    </style:style>
    <style:style style:name="P17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3c9a8" officeooo:paragraph-rsid="00c3c9a8" style:font-size-asian="8pt" style:font-weight-asian="normal" style:font-size-complex="8pt" style:font-weight-complex="normal" fo:hyphenate="true" fo:hyphenation-remain-char-count="2" fo:hyphenation-push-char-count="2"/>
    </style:style>
    <style:style style:name="P17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5b283" officeooo:paragraph-rsid="00c5b283" style:font-size-asian="8pt" style:font-weight-asian="normal" style:font-size-complex="8pt" style:font-weight-complex="normal" fo:hyphenate="true" fo:hyphenation-remain-char-count="2" fo:hyphenation-push-char-count="2"/>
    </style:style>
    <style:style style:name="P17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74f59" officeooo:paragraph-rsid="00c74f59" style:font-size-asian="8pt" style:font-weight-asian="normal" style:font-size-complex="8pt" style:font-weight-complex="normal" fo:hyphenate="true" fo:hyphenation-remain-char-count="2" fo:hyphenation-push-char-count="2"/>
    </style:style>
    <style:style style:name="P17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91b0e" officeooo:paragraph-rsid="00c91b0e" style:font-size-asian="8pt" style:font-weight-asian="normal" style:font-size-complex="8pt" style:font-weight-complex="normal" fo:hyphenate="true" fo:hyphenation-remain-char-count="2" fo:hyphenation-push-char-count="2"/>
    </style:style>
    <style:style style:name="P17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98d14" officeooo:paragraph-rsid="00c98d14" style:font-size-asian="8pt" style:font-weight-asian="normal" style:font-size-complex="8pt" style:font-weight-complex="normal" fo:hyphenate="true" fo:hyphenation-remain-char-count="2" fo:hyphenation-push-char-count="2"/>
    </style:style>
    <style:style style:name="P17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a2348" officeooo:paragraph-rsid="00ca2348" style:font-size-asian="8pt" style:font-weight-asian="normal" style:font-size-complex="8pt" style:font-weight-complex="normal" fo:hyphenate="true" fo:hyphenation-remain-char-count="2" fo:hyphenation-push-char-count="2"/>
    </style:style>
    <style:style style:name="P17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c1b20" officeooo:paragraph-rsid="00cc1b20" style:font-size-asian="8pt" style:font-weight-asian="normal" style:font-size-complex="8pt" style:font-weight-complex="normal" fo:hyphenate="true" fo:hyphenation-remain-char-count="2" fo:hyphenation-push-char-count="2"/>
    </style:style>
    <style:style style:name="P17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cedbc" officeooo:paragraph-rsid="00ccedbc" style:font-size-asian="8pt" style:font-weight-asian="normal" style:font-size-complex="8pt" style:font-weight-complex="normal" fo:hyphenate="true" fo:hyphenation-remain-char-count="2" fo:hyphenation-push-char-count="2"/>
    </style:style>
    <style:style style:name="P18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cf73e" officeooo:paragraph-rsid="00ccf73e" style:font-size-asian="8pt" style:font-weight-asian="normal" style:font-size-complex="8pt" style:font-weight-complex="normal" fo:hyphenate="true" fo:hyphenation-remain-char-count="2" fo:hyphenation-push-char-count="2"/>
    </style:style>
    <style:style style:name="P18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cf79b" officeooo:paragraph-rsid="00ccf79b" style:font-size-asian="8pt" style:font-weight-asian="normal" style:font-size-complex="8pt" style:font-weight-complex="normal" fo:hyphenate="true" fo:hyphenation-remain-char-count="2" fo:hyphenation-push-char-count="2"/>
    </style:style>
    <style:style style:name="P18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cf79b" officeooo:paragraph-rsid="00e9ce5c" style:font-size-asian="8pt" style:font-weight-asian="normal" style:font-size-complex="8pt" style:font-weight-complex="normal" fo:hyphenate="true" fo:hyphenation-remain-char-count="2" fo:hyphenation-push-char-count="2"/>
    </style:style>
    <style:style style:name="P18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db643" officeooo:paragraph-rsid="00cdb643" style:font-size-asian="8pt" style:font-weight-asian="normal" style:font-size-complex="8pt" style:font-weight-complex="normal" fo:hyphenate="true" fo:hyphenation-remain-char-count="2" fo:hyphenation-push-char-count="2"/>
    </style:style>
    <style:style style:name="P18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db643" officeooo:paragraph-rsid="00ce1c1b" style:font-size-asian="8pt" style:font-weight-asian="normal" style:font-size-complex="8pt" style:font-weight-complex="normal" fo:hyphenate="true" fo:hyphenation-remain-char-count="2" fo:hyphenation-push-char-count="2"/>
    </style:style>
    <style:style style:name="P18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db643" officeooo:paragraph-rsid="00e9ce5c" style:font-size-asian="8pt" style:font-weight-asian="normal" style:font-size-complex="8pt" style:font-weight-complex="normal" fo:hyphenate="true" fo:hyphenation-remain-char-count="2" fo:hyphenation-push-char-count="2"/>
    </style:style>
    <style:style style:name="P18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e1c1b" officeooo:paragraph-rsid="00ce1c1b" style:font-size-asian="8pt" style:font-weight-asian="normal" style:font-size-complex="8pt" style:font-weight-complex="normal" fo:hyphenate="true" fo:hyphenation-remain-char-count="2" fo:hyphenation-push-char-count="2"/>
    </style:style>
    <style:style style:name="P18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cf59d0" officeooo:paragraph-rsid="00cf59d0" style:font-size-asian="8pt" style:font-weight-asian="normal" style:font-size-complex="8pt" style:font-weight-complex="normal" fo:hyphenate="true" fo:hyphenation-remain-char-count="2" fo:hyphenation-push-char-count="2"/>
    </style:style>
    <style:style style:name="P18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0343b" officeooo:paragraph-rsid="00d43ae5" style:font-size-asian="8pt" style:font-weight-asian="normal" style:font-size-complex="8pt" style:font-weight-complex="normal" fo:hyphenate="true" fo:hyphenation-remain-char-count="2" fo:hyphenation-push-char-count="2"/>
    </style:style>
    <style:style style:name="P18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089df" officeooo:paragraph-rsid="00d43ae5" style:font-size-asian="8pt" style:font-weight-asian="normal" style:font-size-complex="8pt" style:font-weight-complex="normal" fo:hyphenate="true" fo:hyphenation-remain-char-count="2" fo:hyphenation-push-char-count="2"/>
    </style:style>
    <style:style style:name="P19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175ff" officeooo:paragraph-rsid="00d175ff" style:font-size-asian="8pt" style:font-weight-asian="normal" style:font-size-complex="8pt" style:font-weight-complex="normal" fo:hyphenate="true" fo:hyphenation-remain-char-count="2" fo:hyphenation-push-char-count="2"/>
    </style:style>
    <style:style style:name="P19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2700e" officeooo:paragraph-rsid="00d2700e" style:font-size-asian="8pt" style:font-weight-asian="normal" style:font-size-complex="8pt" style:font-weight-complex="normal" fo:hyphenate="true" fo:hyphenation-remain-char-count="2" fo:hyphenation-push-char-count="2"/>
    </style:style>
    <style:style style:name="P19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3c754" officeooo:paragraph-rsid="00d3c754" style:font-size-asian="8pt" style:font-weight-asian="normal" style:font-size-complex="8pt" style:font-weight-complex="normal" fo:hyphenate="true" fo:hyphenation-remain-char-count="2" fo:hyphenation-push-char-count="2"/>
    </style:style>
    <style:style style:name="P19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3c754" officeooo:paragraph-rsid="00d43ae5" style:font-size-asian="8pt" style:font-weight-asian="normal" style:font-size-complex="8pt" style:font-weight-complex="normal" fo:hyphenate="true" fo:hyphenation-remain-char-count="2" fo:hyphenation-push-char-count="2"/>
    </style:style>
    <style:style style:name="P19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43ae5" officeooo:paragraph-rsid="00d43ae5" style:font-size-asian="8pt" style:font-weight-asian="normal" style:font-size-complex="8pt" style:font-weight-complex="normal" fo:hyphenate="true" fo:hyphenation-remain-char-count="2" fo:hyphenation-push-char-count="2"/>
    </style:style>
    <style:style style:name="P19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61723" officeooo:paragraph-rsid="00d61723" style:font-size-asian="8pt" style:font-weight-asian="normal" style:font-size-complex="8pt" style:font-weight-complex="normal" fo:hyphenate="true" fo:hyphenation-remain-char-count="2" fo:hyphenation-push-char-count="2"/>
    </style:style>
    <style:style style:name="P19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d879b6" officeooo:paragraph-rsid="00d9feca" style:font-size-asian="8pt" style:font-weight-asian="normal" style:font-size-complex="8pt" style:font-weight-complex="normal" fo:hyphenate="true" fo:hyphenation-remain-char-count="2" fo:hyphenation-push-char-count="2"/>
    </style:style>
    <style:style style:name="P197"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d879b6" officeooo:paragraph-rsid="00d879b6" style:font-size-asian="8pt" style:font-weight-asian="normal" style:font-size-complex="8pt" style:font-weight-complex="normal" fo:hyphenate="true" fo:hyphenation-remain-char-count="2" fo:hyphenation-push-char-count="2"/>
    </style:style>
    <style:style style:name="P198"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dab68e" officeooo:paragraph-rsid="00dab68e" style:font-size-asian="8pt" style:font-weight-asian="normal" style:font-size-complex="8pt" style:font-weight-complex="normal" fo:hyphenate="true" fo:hyphenation-remain-char-count="2" fo:hyphenation-push-char-count="2"/>
    </style:style>
    <style:style style:name="P199"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de0dd0" officeooo:paragraph-rsid="00de0dd0" style:font-size-asian="8pt" style:font-weight-asian="normal" style:font-size-complex="8pt" style:font-weight-complex="normal" fo:hyphenate="true" fo:hyphenation-remain-char-count="2" fo:hyphenation-push-char-count="2"/>
    </style:style>
    <style:style style:name="P200"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de0dd0" officeooo:paragraph-rsid="00deb00a" style:font-size-asian="8pt" style:font-weight-asian="normal" style:font-size-complex="8pt" style:font-weight-complex="normal" fo:hyphenate="true" fo:hyphenation-remain-char-count="2" fo:hyphenation-push-char-count="2"/>
    </style:style>
    <style:style style:name="P201"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deb00a" officeooo:paragraph-rsid="00deb00a" style:font-size-asian="8pt" style:font-weight-asian="normal" style:font-size-complex="8pt" style:font-weight-complex="normal" fo:hyphenate="true" fo:hyphenation-remain-char-count="2" fo:hyphenation-push-char-count="2"/>
    </style:style>
    <style:style style:name="P202"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df2830" officeooo:paragraph-rsid="00df2830" style:font-size-asian="8pt" style:font-weight-asian="normal" style:font-size-complex="8pt" style:font-weight-complex="normal" fo:hyphenate="true" fo:hyphenation-remain-char-count="2" fo:hyphenation-push-char-count="2"/>
    </style:style>
    <style:style style:name="P203"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df6003" officeooo:paragraph-rsid="00df6003" style:font-size-asian="8pt" style:font-weight-asian="normal" style:font-size-complex="8pt" style:font-weight-complex="normal" fo:hyphenate="true" fo:hyphenation-remain-char-count="2" fo:hyphenation-push-char-count="2"/>
    </style:style>
    <style:style style:name="P204"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e07685" officeooo:paragraph-rsid="00e07685" style:font-size-asian="8pt" style:font-weight-asian="normal" style:font-size-complex="8pt" style:font-weight-complex="normal" fo:hyphenate="true" fo:hyphenation-remain-char-count="2" fo:hyphenation-push-char-count="2"/>
    </style:style>
    <style:style style:name="P205"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e07685" officeooo:paragraph-rsid="00e10538" style:font-size-asian="8pt" style:font-weight-asian="normal" style:font-size-complex="8pt" style:font-weight-complex="normal" fo:hyphenate="true" fo:hyphenation-remain-char-count="2" fo:hyphenation-push-char-count="2"/>
    </style:style>
    <style:style style:name="P206"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e07685" officeooo:paragraph-rsid="00e9ce5c" style:font-size-asian="8pt" style:font-weight-asian="normal" style:font-size-complex="8pt" style:font-weight-complex="normal" fo:hyphenate="true" fo:hyphenation-remain-char-count="2" fo:hyphenation-push-char-count="2"/>
    </style:style>
    <style:style style:name="P207"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e34b58" officeooo:paragraph-rsid="00e34b58" style:font-size-asian="8pt" style:font-weight-asian="normal" style:font-size-complex="8pt" style:font-weight-complex="normal" fo:hyphenate="true" fo:hyphenation-remain-char-count="2" fo:hyphenation-push-char-count="2"/>
    </style:style>
    <style:style style:name="P208"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e58072" officeooo:paragraph-rsid="00e58072" style:font-size-asian="8pt" style:font-weight-asian="normal" style:font-size-complex="8pt" style:font-weight-complex="normal" fo:hyphenate="true" fo:hyphenation-remain-char-count="2" fo:hyphenation-push-char-count="2"/>
    </style:style>
    <style:style style:name="P209"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e9ce5c" officeooo:paragraph-rsid="00e9ce5c" style:font-size-asian="8pt" style:font-weight-asian="normal" style:font-size-complex="8pt" style:font-weight-complex="normal" fo:hyphenate="true" fo:hyphenation-remain-char-count="2" fo:hyphenation-push-char-count="2"/>
    </style:style>
    <style:style style:name="P21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ed8f40" officeooo:paragraph-rsid="00ed8f40" style:font-size-asian="8pt" style:font-weight-asian="normal" style:font-size-complex="8pt" style:font-weight-complex="normal" fo:hyphenate="true" fo:hyphenation-remain-char-count="2" fo:hyphenation-push-char-count="2"/>
    </style:style>
    <style:style style:name="P21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ef4cf3" officeooo:paragraph-rsid="00ef4cf3" style:font-size-asian="8pt" style:font-weight-asian="normal" style:font-size-complex="8pt" style:font-weight-complex="normal" fo:hyphenate="true" fo:hyphenation-remain-char-count="2" fo:hyphenation-push-char-count="2"/>
    </style:style>
    <style:style style:name="P21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1147f" officeooo:paragraph-rsid="00f1147f" style:font-size-asian="8pt" style:font-weight-asian="normal" style:font-size-complex="8pt" style:font-weight-complex="normal" fo:hyphenate="true" fo:hyphenation-remain-char-count="2" fo:hyphenation-push-char-count="2"/>
    </style:style>
    <style:style style:name="P21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2f045" officeooo:paragraph-rsid="00f2f045" style:font-size-asian="8pt" style:font-weight-asian="normal" style:font-size-complex="8pt" style:font-weight-complex="normal" fo:hyphenate="true" fo:hyphenation-remain-char-count="2" fo:hyphenation-push-char-count="2"/>
    </style:style>
    <style:style style:name="P21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3f6ad" officeooo:paragraph-rsid="00f3f6ad" style:font-size-asian="8pt" style:font-weight-asian="normal" style:font-size-complex="8pt" style:font-weight-complex="normal" fo:hyphenate="true" fo:hyphenation-remain-char-count="2" fo:hyphenation-push-char-count="2"/>
    </style:style>
    <style:style style:name="P21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58d9a" officeooo:paragraph-rsid="00f58d9a" style:font-size-asian="8pt" style:font-weight-asian="normal" style:font-size-complex="8pt" style:font-weight-complex="normal" fo:hyphenate="true" fo:hyphenation-remain-char-count="2" fo:hyphenation-push-char-count="2"/>
    </style:style>
    <style:style style:name="P21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84150" officeooo:paragraph-rsid="00f84150" style:font-size-asian="8pt" style:font-weight-asian="normal" style:font-size-complex="8pt" style:font-weight-complex="normal" fo:hyphenate="true" fo:hyphenation-remain-char-count="2" fo:hyphenation-push-char-count="2"/>
    </style:style>
    <style:style style:name="P21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9bd9c" officeooo:paragraph-rsid="00f9bd9c" style:font-size-asian="8pt" style:font-weight-asian="normal" style:font-size-complex="8pt" style:font-weight-complex="normal" fo:hyphenate="true" fo:hyphenation-remain-char-count="2" fo:hyphenation-push-char-count="2"/>
    </style:style>
    <style:style style:name="P21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c73b6" officeooo:paragraph-rsid="00fc73b6" style:font-size-asian="8pt" style:font-weight-asian="normal" style:font-size-complex="8pt" style:font-weight-complex="normal" fo:hyphenate="true" fo:hyphenation-remain-char-count="2" fo:hyphenation-push-char-count="2"/>
    </style:style>
    <style:style style:name="P21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ca976" officeooo:paragraph-rsid="00fca976" style:font-size-asian="8pt" style:font-weight-asian="normal" style:font-size-complex="8pt" style:font-weight-complex="normal" fo:hyphenate="true" fo:hyphenation-remain-char-count="2" fo:hyphenation-push-char-count="2"/>
    </style:style>
    <style:style style:name="P22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ca976" officeooo:paragraph-rsid="00feb35f" style:font-size-asian="8pt" style:font-weight-asian="normal" style:font-size-complex="8pt" style:font-weight-complex="normal" fo:hyphenate="true" fo:hyphenation-remain-char-count="2" fo:hyphenation-push-char-count="2"/>
    </style:style>
    <style:style style:name="P22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014a3d" officeooo:paragraph-rsid="01014a3d" style:font-size-asian="8pt" style:font-weight-asian="normal" style:font-size-complex="8pt" style:font-weight-complex="normal" fo:hyphenate="true" fo:hyphenation-remain-char-count="2" fo:hyphenation-push-char-count="2"/>
    </style:style>
    <style:style style:name="P22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019e06" officeooo:paragraph-rsid="01019e06" style:font-size-asian="8pt" style:font-weight-asian="normal" style:font-size-complex="8pt" style:font-weight-complex="normal" fo:hyphenate="true" fo:hyphenation-remain-char-count="2" fo:hyphenation-push-char-count="2"/>
    </style:style>
    <style:style style:name="P22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081b69" officeooo:paragraph-rsid="01081b69" style:font-size-asian="8pt" style:font-weight-asian="normal" style:font-size-complex="8pt" style:font-weight-complex="normal" fo:hyphenate="true" fo:hyphenation-remain-char-count="2" fo:hyphenation-push-char-count="2"/>
    </style:style>
    <style:style style:name="P22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0feb35f" officeooo:paragraph-rsid="01081b69" style:font-size-asian="8pt" style:font-weight-asian="normal" style:font-size-complex="8pt" style:font-weight-complex="normal" fo:hyphenate="true" fo:hyphenation-remain-char-count="2" fo:hyphenation-push-char-count="2"/>
    </style:style>
    <style:style style:name="P22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00a417" officeooo:paragraph-rsid="01081b69" style:font-size-asian="8pt" style:font-weight-asian="normal" style:font-size-complex="8pt" style:font-weight-complex="normal" fo:hyphenate="true" fo:hyphenation-remain-char-count="2" fo:hyphenation-push-char-count="2"/>
    </style:style>
    <style:style style:name="P22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09ef57" officeooo:paragraph-rsid="010e34d1" style:font-size-asian="8pt" style:font-weight-asian="normal" style:font-size-complex="8pt" style:font-weight-complex="normal" fo:hyphenate="true" fo:hyphenation-remain-char-count="2" fo:hyphenation-push-char-count="2"/>
    </style:style>
    <style:style style:name="P22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0e34d1" officeooo:paragraph-rsid="010e34d1" style:font-size-asian="8pt" style:font-weight-asian="normal" style:font-size-complex="8pt" style:font-weight-complex="normal" fo:hyphenate="true" fo:hyphenation-remain-char-count="2" fo:hyphenation-push-char-count="2"/>
    </style:style>
    <style:style style:name="P22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0e34d1" officeooo:paragraph-rsid="01103154" style:font-size-asian="8pt" style:font-weight-asian="normal" style:font-size-complex="8pt" style:font-weight-complex="normal" fo:hyphenate="true" fo:hyphenation-remain-char-count="2" fo:hyphenation-push-char-count="2"/>
    </style:style>
    <style:style style:name="P22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03154" officeooo:paragraph-rsid="01103154" style:font-size-asian="8pt" style:font-weight-asian="normal" style:font-size-complex="8pt" style:font-weight-complex="normal" fo:hyphenate="true" fo:hyphenation-remain-char-count="2" fo:hyphenation-push-char-count="2"/>
    </style:style>
    <style:style style:name="P23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2bb57" officeooo:paragraph-rsid="0112bb57" style:font-size-asian="8pt" style:font-weight-asian="normal" style:font-size-complex="8pt" style:font-weight-complex="normal" fo:hyphenate="true" fo:hyphenation-remain-char-count="2" fo:hyphenation-push-char-count="2"/>
    </style:style>
    <style:style style:name="P23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5756f" officeooo:paragraph-rsid="0115756f" style:font-size-asian="8pt" style:font-weight-asian="normal" style:font-size-complex="8pt" style:font-weight-complex="normal" fo:hyphenate="true" fo:hyphenation-remain-char-count="2" fo:hyphenation-push-char-count="2"/>
    </style:style>
    <style:style style:name="P23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7049f" officeooo:paragraph-rsid="0117049f" style:font-size-asian="8pt" style:font-weight-asian="normal" style:font-size-complex="8pt" style:font-weight-complex="normal" fo:hyphenate="true" fo:hyphenation-remain-char-count="2" fo:hyphenation-push-char-count="2"/>
    </style:style>
    <style:style style:name="P23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a1596" officeooo:paragraph-rsid="011a1596" style:font-size-asian="8pt" style:font-weight-asian="normal" style:font-size-complex="8pt" style:font-weight-complex="normal" fo:hyphenate="true" fo:hyphenation-remain-char-count="2" fo:hyphenation-push-char-count="2"/>
    </style:style>
    <style:style style:name="P23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ac567" officeooo:paragraph-rsid="011ac567" style:font-size-asian="8pt" style:font-weight-asian="normal" style:font-size-complex="8pt" style:font-weight-complex="normal" fo:hyphenate="true" fo:hyphenation-remain-char-count="2" fo:hyphenation-push-char-count="2"/>
    </style:style>
    <style:style style:name="P23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ac5f4" officeooo:paragraph-rsid="011ac5f4" style:font-size-asian="8pt" style:font-weight-asian="normal" style:font-size-complex="8pt" style:font-weight-complex="normal" fo:hyphenate="true" fo:hyphenation-remain-char-count="2" fo:hyphenation-push-char-count="2"/>
    </style:style>
    <style:style style:name="P23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b589d" officeooo:paragraph-rsid="011b589d" style:font-size-asian="8pt" style:font-weight-asian="normal" style:font-size-complex="8pt" style:font-weight-complex="normal" fo:hyphenate="true" fo:hyphenation-remain-char-count="2" fo:hyphenation-push-char-count="2"/>
    </style:style>
    <style:style style:name="P237"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cde8c" officeooo:paragraph-rsid="011cde8c" style:font-size-asian="8pt" style:font-weight-asian="normal" style:font-size-complex="8pt" style:font-weight-complex="normal" fo:hyphenate="true" fo:hyphenation-remain-char-count="2" fo:hyphenation-push-char-count="2"/>
    </style:style>
    <style:style style:name="P238"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e3257" officeooo:paragraph-rsid="011e3257" style:font-size-asian="8pt" style:font-weight-asian="normal" style:font-size-complex="8pt" style:font-weight-complex="normal" fo:hyphenate="true" fo:hyphenation-remain-char-count="2" fo:hyphenation-push-char-count="2"/>
    </style:style>
    <style:style style:name="P239"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1f3af3" officeooo:paragraph-rsid="011f3af3" style:font-size-asian="8pt" style:font-weight-asian="normal" style:font-size-complex="8pt" style:font-weight-complex="normal" fo:hyphenate="true" fo:hyphenation-remain-char-count="2" fo:hyphenation-push-char-count="2"/>
    </style:style>
    <style:style style:name="P240"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216874" officeooo:paragraph-rsid="01216874" style:font-size-asian="8pt" style:font-weight-asian="normal" style:font-size-complex="8pt" style:font-weight-complex="normal" fo:hyphenate="true" fo:hyphenation-remain-char-count="2" fo:hyphenation-push-char-count="2"/>
    </style:style>
    <style:style style:name="P241"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236a4d" officeooo:paragraph-rsid="01236a4d" style:font-size-asian="8pt" style:font-weight-asian="normal" style:font-size-complex="8pt" style:font-weight-complex="normal" fo:hyphenate="true" fo:hyphenation-remain-char-count="2" fo:hyphenation-push-char-count="2"/>
    </style:style>
    <style:style style:name="P242"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2552dc" officeooo:paragraph-rsid="01276c86" style:font-size-asian="8pt" style:font-weight-asian="normal" style:font-size-complex="8pt" style:font-weight-complex="normal" fo:hyphenate="true" fo:hyphenation-remain-char-count="2" fo:hyphenation-push-char-count="2"/>
    </style:style>
    <style:style style:name="P243"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276c86" officeooo:paragraph-rsid="01276c86" style:font-size-asian="8pt" style:font-weight-asian="normal" style:font-size-complex="8pt" style:font-weight-complex="normal" fo:hyphenate="true" fo:hyphenation-remain-char-count="2" fo:hyphenation-push-char-count="2"/>
    </style:style>
    <style:style style:name="P24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2b0507" officeooo:paragraph-rsid="012b0507" style:font-size-asian="8pt" style:font-weight-asian="normal" style:font-size-complex="8pt" style:font-weight-complex="normal" fo:hyphenate="true" fo:hyphenation-remain-char-count="2" fo:hyphenation-push-char-count="2"/>
    </style:style>
    <style:style style:name="P245"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2c66ae" officeooo:paragraph-rsid="012c66ae" style:font-size-asian="8pt" style:font-weight-asian="normal" style:font-size-complex="8pt" style:font-weight-complex="normal" fo:hyphenate="true" fo:hyphenation-remain-char-count="2" fo:hyphenation-push-char-count="2"/>
    </style:style>
    <style:style style:name="P246"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2cd7cf" officeooo:paragraph-rsid="012cd7cf" style:font-size-asian="8pt" style:font-weight-asian="normal" style:font-size-complex="8pt" style:font-weight-complex="normal" fo:hyphenate="true" fo:hyphenation-remain-char-count="2" fo:hyphenation-push-char-count="2"/>
    </style:style>
    <style:style style:name="P247"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2995b3" officeooo:paragraph-rsid="0061df50" style:font-size-asian="8pt" style:font-weight-asian="normal" style:font-size-complex="8pt" style:font-weight-complex="normal" fo:hyphenate="true" fo:hyphenation-remain-char-count="2" fo:hyphenation-push-char-count="2"/>
    </style:style>
    <style:style style:name="P248"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2a7404" officeooo:paragraph-rsid="0061df50" style:font-size-asian="8pt" style:font-weight-asian="normal" style:font-size-complex="8pt" style:font-weight-complex="normal" fo:hyphenate="true" fo:hyphenation-remain-char-count="2" fo:hyphenation-push-char-count="2"/>
    </style:style>
    <style:style style:name="P249"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5681f1" officeooo:paragraph-rsid="0061df50" style:font-size-asian="8pt" style:font-weight-asian="normal" style:font-size-complex="8pt" style:font-weight-complex="normal" fo:hyphenate="true" fo:hyphenation-remain-char-count="2" fo:hyphenation-push-char-count="2"/>
    </style:style>
    <style:style style:name="P250"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68fb70" officeooo:paragraph-rsid="0068fb70" style:font-size-asian="8pt" style:font-weight-asian="normal" style:font-size-complex="8pt" style:font-weight-complex="normal" fo:hyphenate="true" fo:hyphenation-remain-char-count="2" fo:hyphenation-push-char-count="2"/>
    </style:style>
    <style:style style:name="P251"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661e40" officeooo:paragraph-rsid="00661e40" style:font-size-asian="8pt" style:font-weight-asian="normal" style:font-size-complex="8pt" style:font-weight-complex="normal" fo:hyphenate="true" fo:hyphenation-remain-char-count="2" fo:hyphenation-push-char-count="2"/>
    </style:style>
    <style:style style:name="P252"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7b53a4" officeooo:paragraph-rsid="007c932c" style:font-size-asian="8pt" style:font-weight-asian="normal" style:font-size-complex="8pt" style:font-weight-complex="normal" fo:hyphenate="true" fo:hyphenation-remain-char-count="2" fo:hyphenation-push-char-count="2"/>
    </style:style>
    <style:style style:name="P253"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860bff" officeooo:paragraph-rsid="00860bff" style:font-size-asian="8pt" style:font-weight-asian="normal" style:font-size-complex="8pt" style:font-weight-complex="normal" fo:hyphenate="true" fo:hyphenation-remain-char-count="2" fo:hyphenation-push-char-count="2"/>
    </style:style>
    <style:style style:name="P254"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880c1e" officeooo:paragraph-rsid="00880c1e" style:font-size-asian="8pt" style:font-weight-asian="normal" style:font-size-complex="8pt" style:font-weight-complex="normal" fo:hyphenate="true" fo:hyphenation-remain-char-count="2" fo:hyphenation-push-char-count="2"/>
    </style:style>
    <style:style style:name="P255"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880c1e" officeooo:paragraph-rsid="008bb314" style:font-size-asian="8pt" style:font-weight-asian="normal" style:font-size-complex="8pt" style:font-weight-complex="normal" fo:hyphenate="true" fo:hyphenation-remain-char-count="2" fo:hyphenation-push-char-count="2"/>
    </style:style>
    <style:style style:name="P256"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8db19e" officeooo:paragraph-rsid="008db19e" style:font-size-asian="8pt" style:font-weight-asian="normal" style:font-size-complex="8pt" style:font-weight-complex="normal" fo:hyphenate="true" fo:hyphenation-remain-char-count="2" fo:hyphenation-push-char-count="2"/>
    </style:style>
    <style:style style:name="P257"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07724" officeooo:paragraph-rsid="00907724" style:font-size-asian="8pt" style:font-weight-asian="normal" style:font-size-complex="8pt" style:font-weight-complex="normal" fo:hyphenate="true" fo:hyphenation-remain-char-count="2" fo:hyphenation-push-char-count="2"/>
    </style:style>
    <style:style style:name="P258"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415cf" officeooo:paragraph-rsid="009415cf" style:font-size-asian="8pt" style:font-weight-asian="normal" style:font-size-complex="8pt" style:font-weight-complex="normal" fo:hyphenate="true" fo:hyphenation-remain-char-count="2" fo:hyphenation-push-char-count="2"/>
    </style:style>
    <style:style style:name="P259"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54545" officeooo:paragraph-rsid="00954545" style:font-size-asian="8pt" style:font-weight-asian="normal" style:font-size-complex="8pt" style:font-weight-complex="normal" fo:hyphenate="true" fo:hyphenation-remain-char-count="2" fo:hyphenation-push-char-count="2"/>
    </style:style>
    <style:style style:name="P260"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c3e92" officeooo:paragraph-rsid="009c3e92" style:font-size-asian="8pt" style:font-weight-asian="normal" style:font-size-complex="8pt" style:font-weight-complex="normal" fo:hyphenate="true" fo:hyphenation-remain-char-count="2" fo:hyphenation-push-char-count="2"/>
    </style:style>
    <style:style style:name="P261"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d13f9" officeooo:paragraph-rsid="009d13f9" style:font-size-asian="8pt" style:font-weight-asian="normal" style:font-size-complex="8pt" style:font-weight-complex="normal" fo:hyphenate="true" fo:hyphenation-remain-char-count="2" fo:hyphenation-push-char-count="2"/>
    </style:style>
    <style:style style:name="P262"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e3cbb" officeooo:paragraph-rsid="009e3cbb" style:font-size-asian="8pt" style:font-weight-asian="normal" style:font-size-complex="8pt" style:font-weight-complex="normal" fo:hyphenate="true" fo:hyphenation-remain-char-count="2" fo:hyphenation-push-char-count="2"/>
    </style:style>
    <style:style style:name="P263"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e491d" officeooo:paragraph-rsid="009e491d" style:font-size-asian="8pt" style:font-weight-asian="normal" style:font-size-complex="8pt" style:font-weight-complex="normal" fo:hyphenate="true" fo:hyphenation-remain-char-count="2" fo:hyphenation-push-char-count="2"/>
    </style:style>
    <style:style style:name="P264"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e6421" officeooo:paragraph-rsid="009e6421" style:font-size-asian="8pt" style:font-weight-asian="normal" style:font-size-complex="8pt" style:font-weight-complex="normal" fo:hyphenate="true" fo:hyphenation-remain-char-count="2" fo:hyphenation-push-char-count="2"/>
    </style:style>
    <style:style style:name="P265"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9f3570" officeooo:paragraph-rsid="009f3570" style:font-size-asian="8pt" style:font-weight-asian="normal" style:font-size-complex="8pt" style:font-weight-complex="normal" fo:hyphenate="true" fo:hyphenation-remain-char-count="2" fo:hyphenation-push-char-count="2"/>
    </style:style>
    <style:style style:name="P266"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a03364" officeooo:paragraph-rsid="00a2120a" style:font-size-asian="8pt" style:font-weight-asian="normal" style:font-size-complex="8pt" style:font-weight-complex="normal" fo:hyphenate="true" fo:hyphenation-remain-char-count="2" fo:hyphenation-push-char-count="2"/>
    </style:style>
    <style:style style:name="P267"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a39e8d" officeooo:paragraph-rsid="00a39e8d" style:font-size-asian="8pt" style:font-weight-asian="normal" style:font-size-complex="8pt" style:font-weight-complex="normal" fo:hyphenate="true" fo:hyphenation-remain-char-count="2" fo:hyphenation-push-char-count="2"/>
    </style:style>
    <style:style style:name="P268"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a8e596" officeooo:paragraph-rsid="00a8e596" style:font-size-asian="8pt" style:font-weight-asian="normal" style:font-size-complex="8pt" style:font-weight-complex="normal" fo:hyphenate="true" fo:hyphenation-remain-char-count="2" fo:hyphenation-push-char-count="2"/>
    </style:style>
    <style:style style:name="P269"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b7a50d" officeooo:paragraph-rsid="00b7a50d" style:font-size-asian="8pt" style:font-weight-asian="normal" style:font-size-complex="8pt" style:font-weight-complex="normal" fo:hyphenate="true" fo:hyphenation-remain-char-count="2" fo:hyphenation-push-char-count="2"/>
    </style:style>
    <style:style style:name="P270"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ccf73e" officeooo:paragraph-rsid="00cf59d0" style:font-size-asian="8pt" style:font-weight-asian="normal" style:font-size-complex="8pt" style:font-weight-complex="normal" fo:hyphenate="true" fo:hyphenation-remain-char-count="2" fo:hyphenation-push-char-count="2"/>
    </style:style>
    <style:style style:name="P271"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d0343b" officeooo:paragraph-rsid="00d0343b" style:font-size-asian="8pt" style:font-weight-asian="normal" style:font-size-complex="8pt" style:font-weight-complex="normal" fo:hyphenate="true" fo:hyphenation-remain-char-count="2" fo:hyphenation-push-char-count="2"/>
    </style:style>
    <style:style style:name="P272"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d879b6" officeooo:paragraph-rsid="00d879b6" style:font-size-asian="8pt" style:font-weight-asian="normal" style:font-size-complex="8pt" style:font-weight-complex="normal" fo:hyphenate="true" fo:hyphenation-remain-char-count="2" fo:hyphenation-push-char-count="2"/>
    </style:style>
    <style:style style:name="P273"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d879b6" officeooo:paragraph-rsid="00d879b6" style:font-size-asian="8pt" style:font-weight-asian="normal" style:font-size-complex="8pt" style:font-weight-complex="normal" fo:hyphenate="true" fo:hyphenation-remain-char-count="2" fo:hyphenation-push-char-count="2"/>
    </style:style>
    <style:style style:name="P274"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dab68e" officeooo:paragraph-rsid="00dc2c85" style:font-size-asian="8pt" style:font-weight-asian="normal" style:font-size-complex="8pt" style:font-weight-complex="normal" fo:hyphenate="true" fo:hyphenation-remain-char-count="2" fo:hyphenation-push-char-count="2"/>
    </style:style>
    <style:style style:name="P275"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dab68e" officeooo:paragraph-rsid="00de0dd0" style:font-size-asian="8pt" style:font-weight-asian="normal" style:font-size-complex="8pt" style:font-weight-complex="normal" fo:hyphenate="true" fo:hyphenation-remain-char-count="2" fo:hyphenation-push-char-count="2"/>
    </style:style>
    <style:style style:name="P276"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dab68e" officeooo:paragraph-rsid="00dab68e" style:font-size-asian="8pt" style:font-weight-asian="normal" style:font-size-complex="8pt" style:font-weight-complex="normal" fo:hyphenate="true" fo:hyphenation-remain-char-count="2" fo:hyphenation-push-char-count="2"/>
    </style:style>
    <style:style style:name="P277"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df2830" officeooo:paragraph-rsid="00df2830" style:font-size-asian="8pt" style:font-weight-asian="normal" style:font-size-complex="8pt" style:font-weight-complex="normal" fo:hyphenate="true" fo:hyphenation-remain-char-count="2" fo:hyphenation-push-char-count="2"/>
    </style:style>
    <style:style style:name="P278"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df2830" officeooo:paragraph-rsid="00df6003" style:font-size-asian="8pt" style:font-weight-asian="normal" style:font-size-complex="8pt" style:font-weight-complex="normal" fo:hyphenate="true" fo:hyphenation-remain-char-count="2" fo:hyphenation-push-char-count="2"/>
    </style:style>
    <style:style style:name="P279"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e58072" officeooo:paragraph-rsid="00e58072" style:font-size-asian="8pt" style:font-weight-asian="normal" style:font-size-complex="8pt" style:font-weight-complex="normal" fo:hyphenate="true" fo:hyphenation-remain-char-count="2" fo:hyphenation-push-char-count="2"/>
    </style:style>
    <style:style style:name="P280"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0e576c0" officeooo:paragraph-rsid="00e75356" style:font-size-asian="8pt" style:font-weight-asian="normal" style:font-size-complex="8pt" style:font-weight-complex="normal" fo:hyphenate="true" fo:hyphenation-remain-char-count="2" fo:hyphenation-push-char-count="2"/>
    </style:style>
    <style:style style:name="P281"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f2f045" officeooo:paragraph-rsid="00f2f045" style:font-size-asian="8pt" style:font-weight-asian="normal" style:font-size-complex="8pt" style:font-weight-complex="normal" fo:hyphenate="true" fo:hyphenation-remain-char-count="2" fo:hyphenation-push-char-count="2"/>
    </style:style>
    <style:style style:name="P282"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f58d9a" officeooo:paragraph-rsid="00f58d9a" style:font-size-asian="8pt" style:font-weight-asian="normal" style:font-size-complex="8pt" style:font-weight-complex="normal" fo:hyphenate="true" fo:hyphenation-remain-char-count="2" fo:hyphenation-push-char-count="2"/>
    </style:style>
    <style:style style:name="P283"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f84150" officeooo:paragraph-rsid="00f84150" style:font-size-asian="8pt" style:font-weight-asian="normal" style:font-size-complex="8pt" style:font-weight-complex="normal" fo:hyphenate="true" fo:hyphenation-remain-char-count="2" fo:hyphenation-push-char-count="2"/>
    </style:style>
    <style:style style:name="P284"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f9bd9c" officeooo:paragraph-rsid="00f9bd9c" style:font-size-asian="8pt" style:font-weight-asian="normal" style:font-size-complex="8pt" style:font-weight-complex="normal" fo:hyphenate="true" fo:hyphenation-remain-char-count="2" fo:hyphenation-push-char-count="2"/>
    </style:style>
    <style:style style:name="P285"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0fca976" officeooo:paragraph-rsid="00fca976" style:font-size-asian="8pt" style:font-weight-asian="normal" style:font-size-complex="8pt" style:font-weight-complex="normal" fo:hyphenate="true" fo:hyphenation-remain-char-count="2" fo:hyphenation-push-char-count="2"/>
    </style:style>
    <style:style style:name="P286"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100a417" officeooo:paragraph-rsid="0100a417" style:font-size-asian="8pt" style:font-weight-asian="normal" style:font-size-complex="8pt" style:font-weight-complex="normal" fo:hyphenate="true" fo:hyphenation-remain-char-count="2" fo:hyphenation-push-char-count="2"/>
    </style:style>
    <style:style style:name="P287"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10c4ade" officeooo:paragraph-rsid="010c4ade" style:font-size-asian="8pt" style:font-weight-asian="normal" style:font-size-complex="8pt" style:font-weight-complex="normal" fo:hyphenate="true" fo:hyphenation-remain-char-count="2" fo:hyphenation-push-char-count="2"/>
    </style:style>
    <style:style style:name="P288"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1103154" officeooo:paragraph-rsid="01103154" style:font-size-asian="8pt" style:font-weight-asian="normal" style:font-size-complex="8pt" style:font-weight-complex="normal" fo:hyphenate="true" fo:hyphenation-remain-char-count="2" fo:hyphenation-push-char-count="2"/>
    </style:style>
    <style:style style:name="P289"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11ac5f4" officeooo:paragraph-rsid="011ac5f4" style:font-size-asian="8pt" style:font-weight-asian="normal" style:font-size-complex="8pt" style:font-weight-complex="normal" fo:hyphenate="true" fo:hyphenation-remain-char-count="2" fo:hyphenation-push-char-count="2"/>
    </style:style>
    <style:style style:name="P290"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11b589d" officeooo:paragraph-rsid="011b589d" style:font-size-asian="8pt" style:font-weight-asian="normal" style:font-size-complex="8pt" style:font-weight-complex="normal" fo:hyphenate="true" fo:hyphenation-remain-char-count="2" fo:hyphenation-push-char-count="2"/>
    </style:style>
    <style:style style:name="P291" style:family="paragraph" style:parent-style-name="Standard">
      <style:paragraph-properties fo:text-align="justify" style:justify-single-word="false" fo:hyphenation-ladder-count="no-limit"/>
      <style:text-properties fo:color="#000000" style:font-name="Tahoma" fo:font-size="8pt" fo:language="en" fo:country="US" fo:font-weight="normal" officeooo:rsid="012c66ae" officeooo:paragraph-rsid="012c66ae" style:font-size-asian="8pt" style:font-weight-asian="normal" style:font-size-complex="8pt" style:font-weight-complex="normal" fo:hyphenate="true" fo:hyphenation-remain-char-count="2" fo:hyphenation-push-char-count="2"/>
    </style:style>
    <style:style style:name="P292"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602596" officeooo:paragraph-rsid="00602596" style:font-size-asian="10pt" style:font-weight-asian="normal" style:font-size-complex="10pt" style:font-weight-complex="normal" fo:hyphenate="true" fo:hyphenation-remain-char-count="2" fo:hyphenation-push-char-count="2"/>
    </style:style>
    <style:style style:name="P293"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614210" officeooo:paragraph-rsid="00614210" style:font-size-asian="10pt" style:font-weight-asian="normal" style:font-size-complex="10pt" style:font-weight-complex="normal" fo:hyphenate="true" fo:hyphenation-remain-char-count="2" fo:hyphenation-push-char-count="2"/>
    </style:style>
    <style:style style:name="P294"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79825a" officeooo:paragraph-rsid="0079825a" style:font-size-asian="10pt" style:font-weight-asian="normal" style:font-size-complex="10pt" style:font-weight-complex="normal" fo:hyphenate="true" fo:hyphenation-remain-char-count="2" fo:hyphenation-push-char-count="2"/>
    </style:style>
    <style:style style:name="P295"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7b53a4" officeooo:paragraph-rsid="007b53a4" style:font-size-asian="10pt" style:font-weight-asian="normal" style:font-size-complex="10pt" style:font-weight-complex="normal" fo:hyphenate="true" fo:hyphenation-remain-char-count="2" fo:hyphenation-push-char-count="2"/>
    </style:style>
    <style:style style:name="P296"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7c932c" officeooo:paragraph-rsid="007c932c" style:font-size-asian="10pt" style:font-weight-asian="normal" style:font-size-complex="10pt" style:font-weight-complex="normal" fo:hyphenate="true" fo:hyphenation-remain-char-count="2" fo:hyphenation-push-char-count="2"/>
    </style:style>
    <style:style style:name="P297"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7e6144" officeooo:paragraph-rsid="007e6144" style:font-size-asian="10pt" style:font-weight-asian="normal" style:font-size-complex="10pt" style:font-weight-complex="normal" fo:hyphenate="true" fo:hyphenation-remain-char-count="2" fo:hyphenation-push-char-count="2"/>
    </style:style>
    <style:style style:name="P298"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800061" officeooo:paragraph-rsid="00800061" style:font-size-asian="10pt" style:font-weight-asian="normal" style:font-size-complex="10pt" style:font-weight-complex="normal" fo:hyphenate="true" fo:hyphenation-remain-char-count="2" fo:hyphenation-push-char-count="2"/>
    </style:style>
    <style:style style:name="P299"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800061" officeooo:paragraph-rsid="00808dc3" style:font-size-asian="10pt" style:font-weight-asian="normal" style:font-size-complex="10pt" style:font-weight-complex="normal" fo:hyphenate="true" fo:hyphenation-remain-char-count="2" fo:hyphenation-push-char-count="2"/>
    </style:style>
    <style:style style:name="P300"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825688" officeooo:paragraph-rsid="00825688" style:font-size-asian="10pt" style:font-weight-asian="normal" style:font-size-complex="10pt" style:font-weight-complex="normal" fo:hyphenate="true" fo:hyphenation-remain-char-count="2" fo:hyphenation-push-char-count="2"/>
    </style:style>
    <style:style style:name="P301"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860bff" officeooo:paragraph-rsid="00860bff" style:font-size-asian="10pt" style:font-weight-asian="normal" style:font-size-complex="10pt" style:font-weight-complex="normal" fo:hyphenate="true" fo:hyphenation-remain-char-count="2" fo:hyphenation-push-char-count="2"/>
    </style:style>
    <style:style style:name="P302"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86a711" officeooo:paragraph-rsid="0086a711" style:font-size-asian="10pt" style:font-weight-asian="normal" style:font-size-complex="10pt" style:font-weight-complex="normal" fo:hyphenate="true" fo:hyphenation-remain-char-count="2" fo:hyphenation-push-char-count="2"/>
    </style:style>
    <style:style style:name="P303"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a03364" officeooo:paragraph-rsid="00a2120a" style:font-size-asian="10pt" style:font-weight-asian="normal" style:font-size-complex="10pt" style:font-weight-complex="normal" fo:hyphenate="true" fo:hyphenation-remain-char-count="2" fo:hyphenation-push-char-count="2"/>
    </style:style>
    <style:style style:name="P304"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a39e8d" officeooo:paragraph-rsid="00a39e8d" style:font-size-asian="10pt" style:font-weight-asian="normal" style:font-size-complex="10pt" style:font-weight-complex="normal" fo:hyphenate="true" fo:hyphenation-remain-char-count="2" fo:hyphenation-push-char-count="2"/>
    </style:style>
    <style:style style:name="P305"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a8e596" officeooo:paragraph-rsid="00a8e596" style:font-size-asian="10pt" style:font-weight-asian="normal" style:font-size-complex="10pt" style:font-weight-complex="normal" fo:hyphenate="true" fo:hyphenation-remain-char-count="2" fo:hyphenation-push-char-count="2"/>
    </style:style>
    <style:style style:name="P306"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a65643" officeooo:paragraph-rsid="00a658be" style:font-size-asian="10pt" style:font-weight-asian="normal" style:font-size-complex="10pt" style:font-weight-complex="normal" fo:hyphenate="true" fo:hyphenation-remain-char-count="2" fo:hyphenation-push-char-count="2"/>
    </style:style>
    <style:style style:name="P307"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a658be" officeooo:paragraph-rsid="00a658be" style:font-size-asian="10pt" style:font-weight-asian="normal" style:font-size-complex="10pt" style:font-weight-complex="normal" fo:hyphenate="true" fo:hyphenation-remain-char-count="2" fo:hyphenation-push-char-count="2"/>
    </style:style>
    <style:style style:name="P308"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bf5c8c" officeooo:paragraph-rsid="00bf5c8c" style:font-size-asian="10pt" style:font-weight-asian="normal" style:font-size-complex="10pt" style:font-weight-complex="normal" fo:hyphenate="true" fo:hyphenation-remain-char-count="2" fo:hyphenation-push-char-count="2"/>
    </style:style>
    <style:style style:name="P309"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c031b6" officeooo:paragraph-rsid="00c031b6" style:font-size-asian="10pt" style:font-weight-asian="normal" style:font-size-complex="10pt" style:font-weight-complex="normal" fo:hyphenate="true" fo:hyphenation-remain-char-count="2" fo:hyphenation-push-char-count="2"/>
    </style:style>
    <style:style style:name="P310" style:family="paragraph" style:parent-style-name="Standard">
      <style:paragraph-properties fo:text-align="justify" style:justify-single-word="false" fo:hyphenation-ladder-count="no-limit">
        <style:tab-stops>
          <style:tab-stop style:position="6.033cm"/>
        </style:tab-stops>
      </style:paragraph-properties>
      <style:text-properties fo:color="#000000" style:font-name="Courier New" fo:font-size="10pt" fo:language="en" fo:country="US" fo:font-weight="normal" officeooo:rsid="00c24799" officeooo:paragraph-rsid="00c24799" style:font-size-asian="10pt" style:font-weight-asian="normal" style:font-size-complex="10pt" style:font-weight-complex="normal" fo:hyphenate="true" fo:hyphenation-remain-char-count="2" fo:hyphenation-push-char-count="2"/>
    </style:style>
    <style:style style:name="P311"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c24799" officeooo:paragraph-rsid="00c24799" style:font-size-asian="10pt" style:font-weight-asian="normal" style:font-size-complex="10pt" style:font-weight-complex="normal" fo:hyphenate="true" fo:hyphenation-remain-char-count="2" fo:hyphenation-push-char-count="2"/>
    </style:style>
    <style:style style:name="P312"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ccf73e" officeooo:paragraph-rsid="00ccf73e" style:font-size-asian="10pt" style:font-weight-asian="normal" style:font-size-complex="10pt" style:font-weight-complex="normal" fo:hyphenate="true" fo:hyphenation-remain-char-count="2" fo:hyphenation-push-char-count="2"/>
    </style:style>
    <style:style style:name="P313"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ce1c1b" officeooo:paragraph-rsid="00ce1c1b" style:font-size-asian="10pt" style:font-weight-asian="normal" style:font-size-complex="10pt" style:font-weight-complex="normal" fo:hyphenate="true" fo:hyphenation-remain-char-count="2" fo:hyphenation-push-char-count="2"/>
    </style:style>
    <style:style style:name="P314"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d089df" officeooo:paragraph-rsid="00d43ae5" style:font-size-asian="10pt" style:font-weight-asian="normal" style:font-size-complex="10pt" style:font-weight-complex="normal" fo:hyphenate="true" fo:hyphenation-remain-char-count="2" fo:hyphenation-push-char-count="2"/>
    </style:style>
    <style:style style:name="P315"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d0343b" officeooo:paragraph-rsid="00d0343b" style:font-size-asian="10pt" style:font-weight-asian="normal" style:font-size-complex="10pt" style:font-weight-complex="normal" fo:hyphenate="true" fo:hyphenation-remain-char-count="2" fo:hyphenation-push-char-count="2"/>
    </style:style>
    <style:style style:name="P316"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d0343b" officeooo:paragraph-rsid="00cf59d0" style:font-size-asian="10pt" style:font-weight-asian="normal" style:font-size-complex="10pt" style:font-weight-complex="normal" fo:hyphenate="true" fo:hyphenation-remain-char-count="2" fo:hyphenation-push-char-count="2"/>
    </style:style>
    <style:style style:name="P317"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d7b031" officeooo:paragraph-rsid="00d7b031" style:font-size-asian="10pt" style:font-weight-asian="normal" style:font-size-complex="10pt" style:font-weight-complex="normal" fo:hyphenate="true" fo:hyphenation-remain-char-count="2" fo:hyphenation-push-char-count="2"/>
    </style:style>
    <style:style style:name="P318"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0d879b6" officeooo:paragraph-rsid="00d879b6" style:font-size-asian="10pt" style:font-weight-asian="normal" style:font-size-complex="10pt" style:font-weight-complex="normal" fo:hyphenate="true" fo:hyphenation-remain-char-count="2" fo:hyphenation-push-char-count="2"/>
    </style:style>
    <style:style style:name="P319"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d879b6" officeooo:paragraph-rsid="00d879b6" style:font-size-asian="10pt" style:font-weight-asian="normal" style:font-size-complex="10pt" style:font-weight-complex="normal" fo:hyphenate="true" fo:hyphenation-remain-char-count="2" fo:hyphenation-push-char-count="2"/>
    </style:style>
    <style:style style:name="P320"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dab68e" officeooo:paragraph-rsid="00dab68e" style:font-size-asian="10pt" style:font-weight-asian="normal" style:font-size-complex="10pt" style:font-weight-complex="normal" fo:hyphenate="true" fo:hyphenation-remain-char-count="2" fo:hyphenation-push-char-count="2"/>
    </style:style>
    <style:style style:name="P321"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dc2c85" officeooo:paragraph-rsid="00dc2c85" style:font-size-asian="10pt" style:font-weight-asian="normal" style:font-size-complex="10pt" style:font-weight-complex="normal" fo:hyphenate="true" fo:hyphenation-remain-char-count="2" fo:hyphenation-push-char-count="2"/>
    </style:style>
    <style:style style:name="P322"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deb00a" officeooo:paragraph-rsid="00deb00a" style:font-size-asian="10pt" style:font-weight-asian="normal" style:font-size-complex="10pt" style:font-weight-complex="normal" fo:hyphenate="true" fo:hyphenation-remain-char-count="2" fo:hyphenation-push-char-count="2"/>
    </style:style>
    <style:style style:name="P323"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df2830" officeooo:paragraph-rsid="00df2830" style:font-size-asian="10pt" style:font-weight-asian="normal" style:font-size-complex="10pt" style:font-weight-complex="normal" fo:hyphenate="true" fo:hyphenation-remain-char-count="2" fo:hyphenation-push-char-count="2"/>
    </style:style>
    <style:style style:name="P324"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e07685" officeooo:paragraph-rsid="00e07685" style:font-size-asian="10pt" style:font-weight-asian="normal" style:font-size-complex="10pt" style:font-weight-complex="normal" fo:hyphenate="true" fo:hyphenation-remain-char-count="2" fo:hyphenation-push-char-count="2"/>
    </style:style>
    <style:style style:name="P325"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e34b58" officeooo:paragraph-rsid="00e34b58" style:font-size-asian="10pt" style:font-weight-asian="normal" style:font-size-complex="10pt" style:font-weight-complex="normal" fo:hyphenate="true" fo:hyphenation-remain-char-count="2" fo:hyphenation-push-char-count="2"/>
    </style:style>
    <style:style style:name="P326"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e576c0" officeooo:paragraph-rsid="00e576c0" style:font-size-asian="10pt" style:font-weight-asian="normal" style:font-size-complex="10pt" style:font-weight-complex="normal" fo:hyphenate="true" fo:hyphenation-remain-char-count="2" fo:hyphenation-push-char-count="2"/>
    </style:style>
    <style:style style:name="P327"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e576c0" officeooo:paragraph-rsid="00e75356" style:font-size-asian="10pt" style:font-weight-asian="normal" style:font-size-complex="10pt" style:font-weight-complex="normal" fo:hyphenate="true" fo:hyphenation-remain-char-count="2" fo:hyphenation-push-char-count="2"/>
    </style:style>
    <style:style style:name="P328"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e58072" officeooo:paragraph-rsid="00e58072" style:font-size-asian="10pt" style:font-weight-asian="normal" style:font-size-complex="10pt" style:font-weight-complex="normal" fo:hyphenate="true" fo:hyphenation-remain-char-count="2" fo:hyphenation-push-char-count="2"/>
    </style:style>
    <style:style style:name="P329"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0e75356" officeooo:paragraph-rsid="00e75356" style:font-size-asian="10pt" style:font-weight-asian="normal" style:font-size-complex="10pt" style:font-weight-complex="normal" fo:hyphenate="true" fo:hyphenation-remain-char-count="2" fo:hyphenation-push-char-count="2"/>
    </style:style>
    <style:style style:name="P330" style:family="paragraph" style:parent-style-name="Standard">
      <style:paragraph-properties fo:text-align="justify" style:justify-single-word="false" fo:hyphenation-ladder-count="no-limit"/>
      <style:text-properties fo:color="#000000" style:font-name="Courier New" fo:font-size="10pt" fo:language="en" fo:country="US" fo:font-weight="normal" officeooo:rsid="01014a3d" officeooo:paragraph-rsid="01014a3d" style:font-size-asian="10pt" style:font-weight-asian="normal" style:font-size-complex="10pt" style:font-weight-complex="normal" fo:hyphenate="true" fo:hyphenation-remain-char-count="2" fo:hyphenation-push-char-count="2"/>
    </style:style>
    <style:style style:name="P331"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785349" officeooo:paragraph-rsid="00785349" style:font-size-asian="10pt" style:font-weight-asian="normal" style:font-size-complex="10pt" style:font-weight-complex="normal" fo:hyphenate="true" fo:hyphenation-remain-char-count="2" fo:hyphenation-push-char-count="2"/>
    </style:style>
    <style:style style:name="P332"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79825a" officeooo:paragraph-rsid="0079825a" style:font-size-asian="10pt" style:font-weight-asian="normal" style:font-size-complex="10pt" style:font-weight-complex="normal" fo:hyphenate="true" fo:hyphenation-remain-char-count="2" fo:hyphenation-push-char-count="2"/>
    </style:style>
    <style:style style:name="P333"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7a6b77" officeooo:paragraph-rsid="007a6b77" style:font-size-asian="10pt" style:font-weight-asian="normal" style:font-size-complex="10pt" style:font-weight-complex="normal" fo:hyphenate="true" fo:hyphenation-remain-char-count="2" fo:hyphenation-push-char-count="2"/>
    </style:style>
    <style:style style:name="P334"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7b53a4" officeooo:paragraph-rsid="007b53a4" style:font-size-asian="10pt" style:font-weight-asian="normal" style:font-size-complex="10pt" style:font-weight-complex="normal" fo:hyphenate="true" fo:hyphenation-remain-char-count="2" fo:hyphenation-push-char-count="2"/>
    </style:style>
    <style:style style:name="P335"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808dc3" officeooo:paragraph-rsid="00808dc3" style:font-size-asian="10pt" style:font-weight-asian="normal" style:font-size-complex="10pt" style:font-weight-complex="normal" fo:hyphenate="true" fo:hyphenation-remain-char-count="2" fo:hyphenation-push-char-count="2"/>
    </style:style>
    <style:style style:name="P336"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800061" officeooo:paragraph-rsid="00800061" style:font-size-asian="10pt" style:font-weight-asian="normal" style:font-size-complex="10pt" style:font-weight-complex="normal" fo:hyphenate="true" fo:hyphenation-remain-char-count="2" fo:hyphenation-push-char-count="2"/>
    </style:style>
    <style:style style:name="P337"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860bff" officeooo:paragraph-rsid="00860bff" style:font-size-asian="10pt" style:font-weight-asian="normal" style:font-size-complex="10pt" style:font-weight-complex="normal" fo:hyphenate="true" fo:hyphenation-remain-char-count="2" fo:hyphenation-push-char-count="2"/>
    </style:style>
    <style:style style:name="P338"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8f1993" officeooo:paragraph-rsid="008f1993" style:font-size-asian="10pt" style:font-weight-asian="normal" style:font-size-complex="10pt" style:font-weight-complex="normal" fo:hyphenate="true" fo:hyphenation-remain-char-count="2" fo:hyphenation-push-char-count="2"/>
    </style:style>
    <style:style style:name="P339"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907724" officeooo:paragraph-rsid="00907724" style:font-size-asian="10pt" style:font-weight-asian="normal" style:font-size-complex="10pt" style:font-weight-complex="normal" fo:hyphenate="true" fo:hyphenation-remain-char-count="2" fo:hyphenation-push-char-count="2"/>
    </style:style>
    <style:style style:name="P340"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908af0" officeooo:paragraph-rsid="00908af0" style:font-size-asian="10pt" style:font-weight-asian="normal" style:font-size-complex="10pt" style:font-weight-complex="normal" fo:hyphenate="true" fo:hyphenation-remain-char-count="2" fo:hyphenation-push-char-count="2"/>
    </style:style>
    <style:style style:name="P341"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91d72f" officeooo:paragraph-rsid="0091d72f" style:font-size-asian="10pt" style:font-weight-asian="normal" style:font-size-complex="10pt" style:font-weight-complex="normal" fo:hyphenate="true" fo:hyphenation-remain-char-count="2" fo:hyphenation-push-char-count="2"/>
    </style:style>
    <style:style style:name="P342"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92f40d" officeooo:paragraph-rsid="0092f40d" style:font-size-asian="10pt" style:font-weight-asian="normal" style:font-size-complex="10pt" style:font-weight-complex="normal" fo:hyphenate="true" fo:hyphenation-remain-char-count="2" fo:hyphenation-push-char-count="2"/>
    </style:style>
    <style:style style:name="P343"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a658be" officeooo:paragraph-rsid="00a658be" style:font-size-asian="10pt" style:font-weight-asian="normal" style:font-size-complex="10pt" style:font-weight-complex="normal" fo:hyphenate="true" fo:hyphenation-remain-char-count="2" fo:hyphenation-push-char-count="2"/>
    </style:style>
    <style:style style:name="P344"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0cf59d0" officeooo:paragraph-rsid="00cf59d0" style:font-size-asian="10pt" style:font-weight-asian="normal" style:font-size-complex="10pt" style:font-weight-complex="normal" fo:hyphenate="true" fo:hyphenation-remain-char-count="2" fo:hyphenation-push-char-count="2"/>
    </style:style>
    <style:style style:name="P345" style:family="paragraph" style:parent-style-name="Standard">
      <style:paragraph-properties fo:text-align="justify" style:justify-single-word="false" fo:hyphenation-ladder-count="no-limit"/>
      <style:text-properties fo:color="#000000" style:font-name="Courier New" fo:font-size="10pt" fo:language="ru" fo:country="RU" fo:font-weight="normal" officeooo:rsid="0112bb57" officeooo:paragraph-rsid="0112bb57" style:font-size-asian="10pt" style:font-weight-asian="normal" style:font-size-complex="10pt" style:font-weight-complex="normal" fo:hyphenate="true" fo:hyphenation-remain-char-count="2" fo:hyphenation-push-char-count="2"/>
    </style:style>
    <style:style style:name="P346"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2995b3" officeooo:paragraph-rsid="0061df50" style:font-size-asian="8pt" style:font-weight-asian="normal" style:font-size-complex="8pt" style:font-weight-complex="normal" fo:hyphenate="true" fo:hyphenation-remain-char-count="2" fo:hyphenation-push-char-count="2"/>
    </style:style>
    <style:style style:name="P347"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2a7404" officeooo:paragraph-rsid="0061df50" style:font-size-asian="8pt" style:font-weight-asian="normal" style:font-size-complex="8pt" style:font-weight-complex="normal" fo:hyphenate="true" fo:hyphenation-remain-char-count="2" fo:hyphenation-push-char-count="2"/>
    </style:style>
    <style:style style:name="P348"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68fb70" officeooo:paragraph-rsid="0068fb70" style:font-size-asian="8pt" style:font-weight-asian="normal" style:font-size-complex="8pt" style:font-weight-complex="normal" fo:hyphenate="true" fo:hyphenation-remain-char-count="2" fo:hyphenation-push-char-count="2"/>
    </style:style>
    <style:style style:name="P349"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68fb70" officeooo:paragraph-rsid="006a452c" style:font-size-asian="8pt" style:font-weight-asian="normal" style:font-size-complex="8pt" style:font-weight-complex="normal" fo:hyphenate="true" fo:hyphenation-remain-char-count="2" fo:hyphenation-push-char-count="2"/>
    </style:style>
    <style:style style:name="P350"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68fb70" officeooo:paragraph-rsid="006d3e67" style:font-size-asian="8pt" style:font-weight-asian="normal" style:font-size-complex="8pt" style:font-weight-complex="normal" fo:hyphenate="true" fo:hyphenation-remain-char-count="2" fo:hyphenation-push-char-count="2"/>
    </style:style>
    <style:style style:name="P351"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6a452c" officeooo:paragraph-rsid="006a452c" style:font-size-asian="8pt" style:font-weight-asian="normal" style:font-size-complex="8pt" style:font-weight-complex="normal" fo:hyphenate="true" fo:hyphenation-remain-char-count="2" fo:hyphenation-push-char-count="2"/>
    </style:style>
    <style:style style:name="P352"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6d3e67" officeooo:paragraph-rsid="006d3e67" style:font-size-asian="8pt" style:font-weight-asian="normal" style:font-size-complex="8pt" style:font-weight-complex="normal" fo:hyphenate="true" fo:hyphenation-remain-char-count="2" fo:hyphenation-push-char-count="2"/>
    </style:style>
    <style:style style:name="P353"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661e40" officeooo:paragraph-rsid="00661e40" style:font-size-asian="8pt" style:font-weight-asian="normal" style:font-size-complex="8pt" style:font-weight-complex="normal" fo:hyphenate="true" fo:hyphenation-remain-char-count="2" fo:hyphenation-push-char-count="2"/>
    </style:style>
    <style:style style:name="P354"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990360" officeooo:paragraph-rsid="00990360" style:font-size-asian="8pt" style:font-weight-asian="normal" style:font-size-complex="8pt" style:font-weight-complex="normal" fo:hyphenate="true" fo:hyphenation-remain-char-count="2" fo:hyphenation-push-char-count="2"/>
    </style:style>
    <style:style style:name="P355"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9c3e92" officeooo:paragraph-rsid="009c3e92" style:font-size-asian="8pt" style:font-weight-asian="normal" style:font-size-complex="8pt" style:font-weight-complex="normal" fo:hyphenate="true" fo:hyphenation-remain-char-count="2" fo:hyphenation-push-char-count="2"/>
    </style:style>
    <style:style style:name="P356"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9d13f9" officeooo:paragraph-rsid="009d13f9" style:font-size-asian="8pt" style:font-weight-asian="normal" style:font-size-complex="8pt" style:font-weight-complex="normal" fo:hyphenate="true" fo:hyphenation-remain-char-count="2" fo:hyphenation-push-char-count="2"/>
    </style:style>
    <style:style style:name="P357"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9e3cbb" officeooo:paragraph-rsid="009e3cbb" style:font-size-asian="8pt" style:font-weight-asian="normal" style:font-size-complex="8pt" style:font-weight-complex="normal" fo:hyphenate="true" fo:hyphenation-remain-char-count="2" fo:hyphenation-push-char-count="2"/>
    </style:style>
    <style:style style:name="P358"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9e491d" officeooo:paragraph-rsid="009e491d" style:font-size-asian="8pt" style:font-weight-asian="normal" style:font-size-complex="8pt" style:font-weight-complex="normal" fo:hyphenate="true" fo:hyphenation-remain-char-count="2" fo:hyphenation-push-char-count="2"/>
    </style:style>
    <style:style style:name="P359"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9e6421" officeooo:paragraph-rsid="009e6421" style:font-size-asian="8pt" style:font-weight-asian="normal" style:font-size-complex="8pt" style:font-weight-complex="normal" fo:hyphenate="true" fo:hyphenation-remain-char-count="2" fo:hyphenation-push-char-count="2"/>
    </style:style>
    <style:style style:name="P360"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9f3570" officeooo:paragraph-rsid="009f3570" style:font-size-asian="8pt" style:font-weight-asian="normal" style:font-size-complex="8pt" style:font-weight-complex="normal" fo:hyphenate="true" fo:hyphenation-remain-char-count="2" fo:hyphenation-push-char-count="2"/>
    </style:style>
    <style:style style:name="P361"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a03364" officeooo:paragraph-rsid="00a2120a" style:font-size-asian="8pt" style:font-weight-asian="normal" style:font-size-complex="8pt" style:font-weight-complex="normal" fo:hyphenate="true" fo:hyphenation-remain-char-count="2" fo:hyphenation-push-char-count="2"/>
    </style:style>
    <style:style style:name="P362"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a39e8d" officeooo:paragraph-rsid="00a39e8d" style:font-size-asian="8pt" style:font-weight-asian="normal" style:font-size-complex="8pt" style:font-weight-complex="normal" fo:hyphenate="true" fo:hyphenation-remain-char-count="2" fo:hyphenation-push-char-count="2"/>
    </style:style>
    <style:style style:name="P363"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b5d171" officeooo:paragraph-rsid="00b5d171" style:font-size-asian="8pt" style:font-weight-asian="normal" style:font-size-complex="8pt" style:font-weight-complex="normal" fo:hyphenate="true" fo:hyphenation-remain-char-count="2" fo:hyphenation-push-char-count="2"/>
    </style:style>
    <style:style style:name="P364"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b5d171" officeooo:paragraph-rsid="00b97a1b" style:font-size-asian="8pt" style:font-weight-asian="normal" style:font-size-complex="8pt" style:font-weight-complex="normal" fo:hyphenate="true" fo:hyphenation-remain-char-count="2" fo:hyphenation-push-char-count="2"/>
    </style:style>
    <style:style style:name="P365"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b7a50d" officeooo:paragraph-rsid="00b7a50d" style:font-size-asian="8pt" style:font-weight-asian="normal" style:font-size-complex="8pt" style:font-weight-complex="normal" fo:hyphenate="true" fo:hyphenation-remain-char-count="2" fo:hyphenation-push-char-count="2"/>
    </style:style>
    <style:style style:name="P366"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b7a50d" officeooo:paragraph-rsid="00b97a1b" style:font-size-asian="8pt" style:font-weight-asian="normal" style:font-size-complex="8pt" style:font-weight-complex="normal" fo:hyphenate="true" fo:hyphenation-remain-char-count="2" fo:hyphenation-push-char-count="2"/>
    </style:style>
    <style:style style:name="P367"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ef4cf3" officeooo:paragraph-rsid="00ef4cf3" style:font-size-asian="8pt" style:font-weight-asian="normal" style:font-size-complex="8pt" style:font-weight-complex="normal" fo:hyphenate="true" fo:hyphenation-remain-char-count="2" fo:hyphenation-push-char-count="2"/>
    </style:style>
    <style:style style:name="P368"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f2f045" officeooo:paragraph-rsid="00f2f045" style:font-size-asian="8pt" style:font-weight-asian="normal" style:font-size-complex="8pt" style:font-weight-complex="normal" fo:hyphenate="true" fo:hyphenation-remain-char-count="2" fo:hyphenation-push-char-count="2"/>
    </style:style>
    <style:style style:name="P369"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f2f045" officeooo:paragraph-rsid="00f58d9a" style:font-size-asian="8pt" style:font-weight-asian="normal" style:font-size-complex="8pt" style:font-weight-complex="normal" fo:hyphenate="true" fo:hyphenation-remain-char-count="2" fo:hyphenation-push-char-count="2"/>
    </style:style>
    <style:style style:name="P370"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f58d9a" officeooo:paragraph-rsid="00f58d9a" style:font-size-asian="8pt" style:font-weight-asian="normal" style:font-size-complex="8pt" style:font-weight-complex="normal" fo:hyphenate="true" fo:hyphenation-remain-char-count="2" fo:hyphenation-push-char-count="2"/>
    </style:style>
    <style:style style:name="P371"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f84150" officeooo:paragraph-rsid="00f84150" style:font-size-asian="8pt" style:font-weight-asian="normal" style:font-size-complex="8pt" style:font-weight-complex="normal" fo:hyphenate="true" fo:hyphenation-remain-char-count="2" fo:hyphenation-push-char-count="2"/>
    </style:style>
    <style:style style:name="P372"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f9bd9c" officeooo:paragraph-rsid="00f9bd9c" style:font-size-asian="8pt" style:font-weight-asian="normal" style:font-size-complex="8pt" style:font-weight-complex="normal" fo:hyphenate="true" fo:hyphenation-remain-char-count="2" fo:hyphenation-push-char-count="2"/>
    </style:style>
    <style:style style:name="P373"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0fca976" officeooo:paragraph-rsid="00fca976" style:font-size-asian="8pt" style:font-weight-asian="normal" style:font-size-complex="8pt" style:font-weight-complex="normal" fo:hyphenate="true" fo:hyphenation-remain-char-count="2" fo:hyphenation-push-char-count="2"/>
    </style:style>
    <style:style style:name="P374"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00a417" officeooo:paragraph-rsid="0100a417" style:font-size-asian="8pt" style:font-weight-asian="normal" style:font-size-complex="8pt" style:font-weight-complex="normal" fo:hyphenate="true" fo:hyphenation-remain-char-count="2" fo:hyphenation-push-char-count="2"/>
    </style:style>
    <style:style style:name="P375"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0c4ade" officeooo:paragraph-rsid="010c4ade" style:font-size-asian="8pt" style:font-weight-asian="normal" style:font-size-complex="8pt" style:font-weight-complex="normal" fo:hyphenate="true" fo:hyphenation-remain-char-count="2" fo:hyphenation-push-char-count="2"/>
    </style:style>
    <style:style style:name="P376"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03154" officeooo:paragraph-rsid="01103154" style:font-size-asian="8pt" style:font-weight-asian="normal" style:font-size-complex="8pt" style:font-weight-complex="normal" fo:hyphenate="true" fo:hyphenation-remain-char-count="2" fo:hyphenation-push-char-count="2"/>
    </style:style>
    <style:style style:name="P377"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03154" officeooo:paragraph-rsid="0110c299" style:font-size-asian="8pt" style:font-weight-asian="normal" style:font-size-complex="8pt" style:font-weight-complex="normal" fo:hyphenate="true" fo:hyphenation-remain-char-count="2" fo:hyphenation-push-char-count="2"/>
    </style:style>
    <style:style style:name="P378"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ac5f4" officeooo:paragraph-rsid="011ac5f4" style:font-size-asian="8pt" style:font-weight-asian="normal" style:font-size-complex="8pt" style:font-weight-complex="normal" fo:hyphenate="true" fo:hyphenation-remain-char-count="2" fo:hyphenation-push-char-count="2"/>
    </style:style>
    <style:style style:name="P379"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b589d" officeooo:paragraph-rsid="011b589d" style:font-size-asian="8pt" style:font-weight-asian="normal" style:font-size-complex="8pt" style:font-weight-complex="normal" fo:hyphenate="true" fo:hyphenation-remain-char-count="2" fo:hyphenation-push-char-count="2"/>
    </style:style>
    <style:style style:name="P380"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cde8c" officeooo:paragraph-rsid="011cde8c" style:font-size-asian="8pt" style:font-weight-asian="normal" style:font-size-complex="8pt" style:font-weight-complex="normal" fo:hyphenate="true" fo:hyphenation-remain-char-count="2" fo:hyphenation-push-char-count="2"/>
    </style:style>
    <style:style style:name="P381"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e3257" officeooo:paragraph-rsid="011e3257" style:font-size-asian="8pt" style:font-weight-asian="normal" style:font-size-complex="8pt" style:font-weight-complex="normal" fo:hyphenate="true" fo:hyphenation-remain-char-count="2" fo:hyphenation-push-char-count="2"/>
    </style:style>
    <style:style style:name="P382"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e3257" officeooo:paragraph-rsid="011f3af3" style:font-size-asian="8pt" style:font-weight-asian="normal" style:font-size-complex="8pt" style:font-weight-complex="normal" fo:hyphenate="true" fo:hyphenation-remain-char-count="2" fo:hyphenation-push-char-count="2"/>
    </style:style>
    <style:style style:name="P383"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f3af3" officeooo:paragraph-rsid="011f3af3" style:font-size-asian="8pt" style:font-weight-asian="normal" style:font-size-complex="8pt" style:font-weight-complex="normal" fo:hyphenate="true" fo:hyphenation-remain-char-count="2" fo:hyphenation-push-char-count="2"/>
    </style:style>
    <style:style style:name="P384"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f3af3" officeooo:paragraph-rsid="011f84cd" style:font-size-asian="8pt" style:font-weight-asian="normal" style:font-size-complex="8pt" style:font-weight-complex="normal" fo:hyphenate="true" fo:hyphenation-remain-char-count="2" fo:hyphenation-push-char-count="2"/>
    </style:style>
    <style:style style:name="P385"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216874" officeooo:paragraph-rsid="01216874" style:font-size-asian="8pt" style:font-weight-asian="normal" style:font-size-complex="8pt" style:font-weight-complex="normal" fo:hyphenate="true" fo:hyphenation-remain-char-count="2" fo:hyphenation-push-char-count="2"/>
    </style:style>
    <style:style style:name="P386"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17049f" officeooo:paragraph-rsid="0117049f" style:font-size-asian="8pt" style:font-weight-asian="normal" style:font-size-complex="8pt" style:font-weight-complex="normal" fo:hyphenate="true" fo:hyphenation-remain-char-count="2" fo:hyphenation-push-char-count="2"/>
    </style:style>
    <style:style style:name="P387"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2c66ae" officeooo:paragraph-rsid="012c66ae" style:font-size-asian="8pt" style:font-weight-asian="normal" style:font-size-complex="8pt" style:font-weight-complex="normal" fo:hyphenate="true" fo:hyphenation-remain-char-count="2" fo:hyphenation-push-char-count="2"/>
    </style:style>
    <style:style style:name="P388" style:family="paragraph" style:parent-style-name="Standard">
      <style:paragraph-properties fo:text-align="justify" style:justify-single-word="false" fo:hyphenation-ladder-count="no-limit"/>
      <style:text-properties fo:color="#000000" style:font-name="Courier New" fo:font-size="8pt" fo:language="ru" fo:country="RU" fo:font-weight="normal" officeooo:rsid="009415cf" officeooo:paragraph-rsid="009415cf" style:font-size-asian="8pt" style:font-weight-asian="normal" style:font-size-complex="8pt" style:font-weight-complex="normal" fo:hyphenate="true" fo:hyphenation-remain-char-count="2" fo:hyphenation-push-char-count="2"/>
    </style:style>
    <style:style style:name="P389" style:family="paragraph" style:parent-style-name="Standard">
      <style:paragraph-properties fo:text-align="justify" style:justify-single-word="false" fo:hyphenation-ladder-count="no-limit"/>
      <style:text-properties fo:color="#000000" style:font-name="Courier New" fo:font-size="8pt" fo:language="ru" fo:country="RU" fo:font-weight="normal" officeooo:rsid="00990360" officeooo:paragraph-rsid="00990360" style:font-size-asian="8pt" style:font-weight-asian="normal" style:font-size-complex="8pt" style:font-weight-complex="normal" fo:hyphenate="true" fo:hyphenation-remain-char-count="2" fo:hyphenation-push-char-count="2"/>
    </style:style>
    <style:style style:name="P390" style:family="paragraph" style:parent-style-name="Standard">
      <style:paragraph-properties fo:text-align="justify" style:justify-single-word="false" fo:hyphenation-ladder-count="no-limit"/>
      <style:text-properties fo:color="#000000" style:font-name="Courier New" fo:font-size="8pt" fo:language="ru" fo:country="RU" fo:font-weight="normal" officeooo:rsid="010e34d1" officeooo:paragraph-rsid="0110c299" style:font-size-asian="8pt" style:font-weight-asian="normal" style:font-size-complex="8pt" style:font-weight-complex="normal" fo:hyphenate="true" fo:hyphenation-remain-char-count="2" fo:hyphenation-push-char-count="2"/>
    </style:style>
    <style:style style:name="P391" style:family="paragraph" style:parent-style-name="Standard">
      <style:paragraph-properties fo:text-align="justify" style:justify-single-word="false" fo:hyphenation-ladder-count="no-limit"/>
      <style:text-properties fo:color="#000000" style:font-name="Courier New" fo:font-size="8pt" fo:language="ru" fo:country="RU" fo:font-weight="normal" officeooo:rsid="0115756f" officeooo:paragraph-rsid="0115756f" style:font-size-asian="8pt" style:font-weight-asian="normal" style:font-size-complex="8pt" style:font-weight-complex="normal" fo:hyphenate="true" fo:hyphenation-remain-char-count="2" fo:hyphenation-push-char-count="2"/>
    </style:style>
    <style:style style:name="P392" style:family="paragraph" style:parent-style-name="Standard">
      <style:paragraph-properties fo:text-align="justify" style:justify-single-word="false" fo:hyphenation-ladder-count="no-limit"/>
      <style:text-properties fo:color="#000000" style:font-name="Courier New" fo:font-size="8pt" fo:language="ru" fo:country="RU" fo:font-weight="normal" officeooo:rsid="0117049f" officeooo:paragraph-rsid="0117049f" style:font-size-asian="8pt" style:font-weight-asian="normal" style:font-size-complex="8pt" style:font-weight-complex="normal" fo:hyphenate="true" fo:hyphenation-remain-char-count="2" fo:hyphenation-push-char-count="2"/>
    </style:style>
    <style:style style:name="P393" style:family="paragraph" style:parent-style-name="Standard">
      <style:paragraph-properties fo:text-align="justify" style:justify-single-word="false" fo:hyphenation-ladder-count="no-limit"/>
      <style:text-properties fo:color="#000000" style:font-name="Courier New" fo:font-size="10.5pt" fo:language="ru" fo:country="RU" fo:font-weight="normal" officeooo:rsid="00907724" officeooo:paragraph-rsid="00907724" style:font-size-asian="10.5pt" style:font-weight-asian="normal" style:font-size-complex="10.5pt" style:font-weight-complex="normal" fo:hyphenate="true" fo:hyphenation-remain-char-count="2" fo:hyphenation-push-char-count="2"/>
    </style:style>
    <style:style style:name="P394" style:family="paragraph" style:parent-style-name="Standard">
      <style:paragraph-properties fo:text-align="justify" style:justify-single-word="false" fo:hyphenation-ladder-count="no-limit"/>
      <style:text-properties fo:color="#000000" style:font-name="Courier New" fo:font-size="10.5pt" fo:language="en" fo:country="US" fo:font-weight="normal" officeooo:rsid="00d7b031" officeooo:paragraph-rsid="00d7b031" style:font-size-asian="10.5pt" style:font-weight-asian="normal" style:font-size-complex="10.5pt" style:font-weight-complex="normal" fo:hyphenate="true" fo:hyphenation-remain-char-count="2" fo:hyphenation-push-char-count="2"/>
    </style:style>
    <style:style style:name="P395" style:family="paragraph" style:parent-style-name="Standard">
      <style:paragraph-properties fo:text-align="justify" style:justify-single-word="false" fo:hyphenation-ladder-count="no-limit"/>
      <style:text-properties fo:color="#000000" style:font-name="Courier New" fo:font-size="10.5pt" fo:language="en" fo:country="US" fo:font-weight="normal" officeooo:rsid="01014a3d" officeooo:paragraph-rsid="01014a3d" style:font-size-asian="10.5pt" style:font-weight-asian="normal" style:font-size-complex="10.5pt" style:font-weight-complex="normal" fo:hyphenate="true" fo:hyphenation-remain-char-count="2" fo:hyphenation-push-char-count="2"/>
    </style:style>
    <style:style style:name="P396" style:family="paragraph" style:parent-style-name="Standard">
      <style:paragraph-properties fo:text-align="justify" style:justify-single-word="false" fo:hyphenation-ladder-count="no-limit"/>
      <style:text-properties style:font-name="Courier New" fo:font-size="10pt" fo:language="ru" fo:country="RU" officeooo:rsid="0047b3ce" officeooo:paragraph-rsid="00614210" style:font-size-asian="10pt" style:font-size-complex="10pt" fo:hyphenate="true" fo:hyphenation-remain-char-count="2" fo:hyphenation-push-char-count="2"/>
    </style:style>
    <style:style style:name="P397" style:family="paragraph" style:parent-style-name="Standard">
      <style:paragraph-properties fo:text-align="justify" style:justify-single-word="false" fo:hyphenation-ladder-count="no-limit"/>
      <style:text-properties style:font-name="Courier New" fo:font-size="10pt" fo:language="ru" fo:country="RU" officeooo:rsid="0002831e" officeooo:paragraph-rsid="0061df50" style:font-size-asian="10pt" style:font-size-complex="10pt" fo:hyphenate="true" fo:hyphenation-remain-char-count="2" fo:hyphenation-push-char-count="2"/>
    </style:style>
    <style:style style:name="P398" style:family="paragraph" style:parent-style-name="Standard">
      <style:paragraph-properties fo:text-align="justify" style:justify-single-word="false" fo:hyphenation-ladder-count="no-limit"/>
      <style:text-properties style:font-name="Courier New" fo:font-size="10pt" fo:language="ru" fo:country="RU" officeooo:rsid="000aa959" officeooo:paragraph-rsid="00bca2d7" style:font-size-asian="10pt" style:font-size-complex="10pt" fo:hyphenate="true" fo:hyphenation-remain-char-count="2" fo:hyphenation-push-char-count="2"/>
    </style:style>
    <style:style style:name="P399" style:family="paragraph" style:parent-style-name="Standard">
      <style:paragraph-properties fo:text-align="justify" style:justify-single-word="false" fo:hyphenation-ladder-count="no-limit"/>
      <style:text-properties style:font-name="Courier New" fo:font-size="10pt" fo:language="en" fo:country="US" officeooo:rsid="0002831e" officeooo:paragraph-rsid="0061df50" style:font-size-asian="10pt" style:font-size-complex="10pt" fo:hyphenate="true" fo:hyphenation-remain-char-count="2" fo:hyphenation-push-char-count="2"/>
    </style:style>
    <style:style style:name="P400" style:family="paragraph" style:parent-style-name="Standard">
      <style:paragraph-properties fo:text-align="justify" style:justify-single-word="false" fo:hyphenation-ladder-count="no-limit"/>
      <style:text-properties style:font-name="Courier New" fo:font-size="10pt" fo:language="en" fo:country="US" officeooo:rsid="00041753" officeooo:paragraph-rsid="0061df50" style:font-size-asian="10pt" style:font-size-complex="10pt" fo:hyphenate="true" fo:hyphenation-remain-char-count="2" fo:hyphenation-push-char-count="2"/>
    </style:style>
    <style:style style:name="P401" style:family="paragraph" style:parent-style-name="Standard">
      <style:paragraph-properties fo:text-align="justify" style:justify-single-word="false" fo:hyphenation-ladder-count="no-limit"/>
      <style:text-properties style:font-name="Courier New" fo:font-size="10pt" fo:language="en" fo:country="US" officeooo:rsid="0005e78f" officeooo:paragraph-rsid="0061df50" style:font-size-asian="10pt" style:font-size-complex="10pt" fo:hyphenate="true" fo:hyphenation-remain-char-count="2" fo:hyphenation-push-char-count="2"/>
    </style:style>
    <style:style style:name="P402" style:family="paragraph" style:parent-style-name="Standard">
      <style:paragraph-properties fo:text-align="justify" style:justify-single-word="false" fo:hyphenation-ladder-count="no-limit"/>
      <style:text-properties style:font-name="Courier New" fo:font-size="10pt" fo:language="en" fo:country="US" officeooo:rsid="00070818" officeooo:paragraph-rsid="0061df50" style:font-size-asian="10pt" style:font-size-complex="10pt" fo:hyphenate="true" fo:hyphenation-remain-char-count="2" fo:hyphenation-push-char-count="2"/>
    </style:style>
    <style:style style:name="P403" style:family="paragraph" style:parent-style-name="Standard">
      <style:paragraph-properties fo:text-align="justify" style:justify-single-word="false" fo:hyphenation-ladder-count="no-limit"/>
      <style:text-properties style:font-name="Courier New" fo:font-size="10pt" fo:language="en" fo:country="US" officeooo:rsid="003b0e4d" officeooo:paragraph-rsid="0061df50" style:font-size-asian="10pt" style:font-size-complex="10pt" fo:hyphenate="true" fo:hyphenation-remain-char-count="2" fo:hyphenation-push-char-count="2"/>
    </style:style>
    <style:style style:name="P404" style:family="paragraph" style:parent-style-name="Standard">
      <style:paragraph-properties fo:text-align="justify" style:justify-single-word="false" fo:hyphenation-ladder-count="no-limit"/>
      <style:text-properties style:font-name="Courier New" fo:font-size="8pt" fo:language="ru" fo:country="RU" officeooo:rsid="0048e7f1" officeooo:paragraph-rsid="00614210" style:font-size-asian="8pt" style:font-size-complex="8pt" fo:hyphenate="true" fo:hyphenation-remain-char-count="2" fo:hyphenation-push-char-count="2"/>
    </style:style>
    <style:style style:name="P405" style:family="paragraph" style:parent-style-name="Standard">
      <style:paragraph-properties fo:text-align="justify" style:justify-single-word="false" fo:hyphenation-ladder-count="no-limit"/>
      <style:text-properties style:font-name="Courier New" fo:font-size="8pt" fo:language="ru" fo:country="RU" officeooo:rsid="0002831e" officeooo:paragraph-rsid="0061df50" style:font-size-asian="8pt" style:font-size-complex="8pt" fo:hyphenate="true" fo:hyphenation-remain-char-count="2" fo:hyphenation-push-char-count="2"/>
    </style:style>
    <style:style style:name="P406" style:family="paragraph" style:parent-style-name="Standard">
      <style:paragraph-properties fo:text-align="justify" style:justify-single-word="false" fo:hyphenation-ladder-count="no-limit"/>
      <style:text-properties style:font-name="Courier New" fo:font-size="8pt" fo:language="ru" fo:country="RU" officeooo:rsid="0014b04e" officeooo:paragraph-rsid="0061df50" style:font-size-asian="8pt" style:font-size-complex="8pt" fo:hyphenate="true" fo:hyphenation-remain-char-count="2" fo:hyphenation-push-char-count="2"/>
    </style:style>
    <style:style style:name="P407" style:family="paragraph" style:parent-style-name="Standard">
      <style:paragraph-properties fo:text-align="justify" style:justify-single-word="false" fo:hyphenation-ladder-count="no-limit"/>
      <style:text-properties style:font-name="Courier New" fo:font-size="8pt" fo:language="ru" fo:country="RU" officeooo:rsid="0014b04e" officeooo:paragraph-rsid="00bbb50b" style:font-size-asian="8pt" style:font-size-complex="8pt" fo:hyphenate="true" fo:hyphenation-remain-char-count="2" fo:hyphenation-push-char-count="2"/>
    </style:style>
    <style:style style:name="P408" style:family="paragraph" style:parent-style-name="Standard">
      <style:paragraph-properties fo:text-align="justify" style:justify-single-word="false" fo:hyphenation-ladder-count="no-limit"/>
      <style:text-properties style:font-name="Courier New" fo:font-size="8pt" fo:language="ru" fo:country="RU" officeooo:rsid="00150d83" officeooo:paragraph-rsid="0061df50" style:font-size-asian="8pt" style:font-size-complex="8pt" fo:hyphenate="true" fo:hyphenation-remain-char-count="2" fo:hyphenation-push-char-count="2"/>
    </style:style>
    <style:style style:name="P409" style:family="paragraph" style:parent-style-name="Standard">
      <style:paragraph-properties fo:text-align="justify" style:justify-single-word="false" fo:hyphenation-ladder-count="no-limit"/>
      <style:text-properties style:font-name="Courier New" fo:font-size="8pt" fo:language="ru" fo:country="RU" officeooo:rsid="001f238c" officeooo:paragraph-rsid="00bbb50b" style:font-size-asian="8pt" style:font-size-complex="8pt" fo:hyphenate="true" fo:hyphenation-remain-char-count="2" fo:hyphenation-push-char-count="2"/>
    </style:style>
    <style:style style:name="P410" style:family="paragraph" style:parent-style-name="Standard">
      <style:paragraph-properties fo:text-align="justify" style:justify-single-word="false" fo:hyphenation-ladder-count="no-limit"/>
      <style:text-properties style:font-name="Courier New" fo:font-size="8pt" fo:language="ru" fo:country="RU" officeooo:rsid="00bbb50b" officeooo:paragraph-rsid="00bbb50b" style:font-size-asian="8pt" style:font-size-complex="8pt" fo:hyphenate="true" fo:hyphenation-remain-char-count="2" fo:hyphenation-push-char-count="2"/>
    </style:style>
    <style:style style:name="P411" style:family="paragraph" style:parent-style-name="Standard">
      <style:paragraph-properties fo:text-align="justify" style:justify-single-word="false" fo:hyphenation-ladder-count="no-limit"/>
      <style:text-properties style:font-name="Courier New" fo:font-size="8pt" fo:language="en" fo:country="US" officeooo:rsid="005681f1" officeooo:paragraph-rsid="00614210" style:font-size-asian="8pt" style:font-size-complex="8pt" fo:hyphenate="true" fo:hyphenation-remain-char-count="2" fo:hyphenation-push-char-count="2"/>
    </style:style>
    <style:style style:name="P412" style:family="paragraph" style:parent-style-name="Standard">
      <style:paragraph-properties fo:text-align="justify" style:justify-single-word="false" fo:hyphenation-ladder-count="no-limit"/>
      <style:text-properties style:font-name="Courier New" fo:font-size="8pt" fo:language="en" fo:country="US" officeooo:rsid="005681f1" officeooo:paragraph-rsid="0061df50" style:font-size-asian="8pt" style:font-size-complex="8pt" fo:hyphenate="true" fo:hyphenation-remain-char-count="2" fo:hyphenation-push-char-count="2"/>
    </style:style>
    <style:style style:name="P413" style:family="paragraph" style:parent-style-name="Standard">
      <style:paragraph-properties fo:text-align="justify" style:justify-single-word="false" fo:hyphenation-ladder-count="no-limit"/>
      <style:text-properties style:font-name="Courier New" fo:font-size="8pt" fo:language="en" fo:country="US" officeooo:rsid="005164b8" officeooo:paragraph-rsid="0061df50" style:font-size-asian="8pt" style:font-size-complex="8pt" fo:hyphenate="true" fo:hyphenation-remain-char-count="2" fo:hyphenation-push-char-count="2"/>
    </style:style>
    <style:style style:name="P414" style:family="paragraph" style:parent-style-name="Standard">
      <style:paragraph-properties fo:text-align="justify" style:justify-single-word="false" fo:hyphenation-ladder-count="no-limit"/>
      <style:text-properties style:font-name="Courier New" fo:font-size="8pt" fo:language="en" fo:country="US" officeooo:rsid="0053de3d" officeooo:paragraph-rsid="0061df50" style:font-size-asian="8pt" style:font-size-complex="8pt" fo:hyphenate="true" fo:hyphenation-remain-char-count="2" fo:hyphenation-push-char-count="2"/>
    </style:style>
    <style:style style:name="P415" style:family="paragraph" style:parent-style-name="Standard">
      <style:paragraph-properties fo:text-align="justify" style:justify-single-word="false" fo:hyphenation-ladder-count="no-limit"/>
      <style:text-properties style:font-name="Courier New" fo:font-size="8pt" fo:language="en" fo:country="US" officeooo:rsid="00575f4b" officeooo:paragraph-rsid="0061df50" style:font-size-asian="8pt" style:font-size-complex="8pt" fo:hyphenate="true" fo:hyphenation-remain-char-count="2" fo:hyphenation-push-char-count="2"/>
    </style:style>
    <style:style style:name="P416" style:family="paragraph" style:parent-style-name="Standard">
      <style:paragraph-properties fo:text-align="justify" style:justify-single-word="false" fo:hyphenation-ladder-count="no-limit"/>
      <style:text-properties style:font-name="Courier New" fo:font-size="8pt" fo:language="en" fo:country="US" officeooo:rsid="005902b7" officeooo:paragraph-rsid="0061df50" style:font-size-asian="8pt" style:font-size-complex="8pt" fo:hyphenate="true" fo:hyphenation-remain-char-count="2" fo:hyphenation-push-char-count="2"/>
    </style:style>
    <style:style style:name="P417" style:family="paragraph" style:parent-style-name="Standard">
      <style:paragraph-properties fo:text-align="justify" style:justify-single-word="false" fo:hyphenation-ladder-count="no-limit"/>
      <style:text-properties style:font-name="Courier New" fo:font-size="8pt" fo:language="en" fo:country="US" officeooo:rsid="0014b04e" officeooo:paragraph-rsid="0061df50" style:font-size-asian="8pt" style:font-size-complex="8pt" fo:hyphenate="true" fo:hyphenation-remain-char-count="2" fo:hyphenation-push-char-count="2"/>
    </style:style>
    <style:style style:name="P418" style:family="paragraph" style:parent-style-name="Standard">
      <style:paragraph-properties fo:text-align="justify" style:justify-single-word="false" fo:hyphenation-ladder-count="no-limit"/>
      <style:text-properties style:font-name="Courier New" fo:font-size="8pt" fo:language="en" fo:country="US" officeooo:rsid="003f1135" officeooo:paragraph-rsid="0061df50" style:font-size-asian="8pt" style:font-size-complex="8pt" fo:hyphenate="true" fo:hyphenation-remain-char-count="2" fo:hyphenation-push-char-count="2"/>
    </style:style>
    <style:style style:name="P419" style:family="paragraph" style:parent-style-name="Standard">
      <style:paragraph-properties fo:text-align="justify" style:justify-single-word="false" fo:hyphenation-ladder-count="no-limit"/>
      <style:text-properties style:font-name="Courier New" fo:font-size="8pt" fo:language="en" fo:country="US" officeooo:rsid="00b1ce1b" officeooo:paragraph-rsid="00b1ce1b" style:font-size-asian="8pt" style:font-size-complex="8pt" fo:hyphenate="true" fo:hyphenation-remain-char-count="2" fo:hyphenation-push-char-count="2"/>
    </style:style>
    <style:style style:name="P420" style:family="paragraph" style:parent-style-name="Standard">
      <style:paragraph-properties fo:text-align="justify" style:justify-single-word="false" fo:hyphenation-ladder-count="no-limit"/>
      <style:text-properties style:font-name="Courier New" fo:font-size="8pt" fo:language="en" fo:country="US" officeooo:rsid="00afea57" officeooo:paragraph-rsid="00b1ce1b" style:font-size-asian="8pt" style:font-size-complex="8pt" fo:hyphenate="true" fo:hyphenation-remain-char-count="2" fo:hyphenation-push-char-count="2"/>
    </style:style>
    <style:style style:name="P421" style:family="paragraph" style:parent-style-name="Standard">
      <style:paragraph-properties fo:text-align="justify" style:justify-single-word="false" fo:hyphenation-ladder-count="no-limit"/>
      <style:text-properties style:font-name="Courier New" fo:font-size="8pt" fo:language="en" fo:country="US" officeooo:rsid="00ae7fee" officeooo:paragraph-rsid="00b1ce1b" style:font-size-asian="8pt" style:font-size-complex="8pt" fo:hyphenate="true" fo:hyphenation-remain-char-count="2" fo:hyphenation-push-char-count="2"/>
    </style:style>
    <style:style style:name="P422" style:family="paragraph" style:parent-style-name="Standard">
      <style:paragraph-properties fo:text-align="justify" style:justify-single-word="false" fo:hyphenation-ladder-count="no-limit"/>
      <style:text-properties style:font-name="Courier New" fo:font-size="8pt" fo:language="en" fo:country="US" officeooo:rsid="00abea81" officeooo:paragraph-rsid="00b1ce1b" style:font-size-asian="8pt" style:font-size-complex="8pt" fo:hyphenate="true" fo:hyphenation-remain-char-count="2" fo:hyphenation-push-char-count="2"/>
    </style:style>
    <style:style style:name="P423" style:family="paragraph" style:parent-style-name="Standard">
      <style:paragraph-properties fo:text-align="justify" style:justify-single-word="false" fo:hyphenation-ladder-count="no-limit"/>
      <style:text-properties style:font-name="Courier New" fo:font-size="8pt" fo:language="en" fo:country="US" officeooo:rsid="00ada651" officeooo:paragraph-rsid="00b1ce1b" style:font-size-asian="8pt" style:font-size-complex="8pt" fo:hyphenate="true" fo:hyphenation-remain-char-count="2" fo:hyphenation-push-char-count="2"/>
    </style:style>
    <style:style style:name="P424" style:family="paragraph" style:parent-style-name="Standard">
      <style:paragraph-properties fo:text-align="justify" style:justify-single-word="false" fo:hyphenation-ladder-count="no-limit"/>
      <style:text-properties style:font-name="Tahoma" fo:font-size="8pt" fo:language="ru" fo:country="RU" officeooo:rsid="005681f1" officeooo:paragraph-rsid="00614210" style:font-size-asian="8pt" style:font-size-complex="8pt" fo:hyphenate="true" fo:hyphenation-remain-char-count="2" fo:hyphenation-push-char-count="2"/>
    </style:style>
    <style:style style:name="P425" style:family="paragraph" style:parent-style-name="Standard">
      <style:paragraph-properties fo:text-align="justify" style:justify-single-word="false" fo:hyphenation-ladder-count="no-limit"/>
      <style:text-properties style:font-name="Tahoma" fo:font-size="8pt" fo:language="ru" fo:country="RU" officeooo:rsid="005681f1" officeooo:paragraph-rsid="0061df50" style:font-size-asian="8pt" style:font-size-complex="8pt" fo:hyphenate="true" fo:hyphenation-remain-char-count="2" fo:hyphenation-push-char-count="2"/>
    </style:style>
    <style:style style:name="P426" style:family="paragraph" style:parent-style-name="Standard">
      <style:paragraph-properties fo:text-align="justify" style:justify-single-word="false" fo:hyphenation-ladder-count="no-limit"/>
      <style:text-properties style:font-name="Tahoma" fo:font-size="8pt" fo:language="ru" fo:country="RU" officeooo:rsid="0047b3ce" officeooo:paragraph-rsid="00614210" style:font-size-asian="8pt" style:font-size-complex="8pt" fo:hyphenate="true" fo:hyphenation-remain-char-count="2" fo:hyphenation-push-char-count="2"/>
    </style:style>
    <style:style style:name="P427" style:family="paragraph" style:parent-style-name="Standard">
      <style:paragraph-properties fo:text-align="justify" style:justify-single-word="false" fo:hyphenation-ladder-count="no-limit"/>
      <style:text-properties style:font-name="Tahoma" fo:font-size="8pt" fo:language="ru" fo:country="RU" officeooo:rsid="0048e7f1" officeooo:paragraph-rsid="00614210" style:font-size-asian="8pt" style:font-size-complex="8pt" fo:hyphenate="true" fo:hyphenation-remain-char-count="2" fo:hyphenation-push-char-count="2"/>
    </style:style>
    <style:style style:name="P428" style:family="paragraph" style:parent-style-name="Standard">
      <style:paragraph-properties fo:text-align="justify" style:justify-single-word="false" fo:hyphenation-ladder-count="no-limit"/>
      <style:text-properties style:font-name="Tahoma" fo:font-size="8pt" fo:language="ru" fo:country="RU" officeooo:rsid="0048e7f1" officeooo:paragraph-rsid="0061df50" style:font-size-asian="8pt" style:font-size-complex="8pt" fo:hyphenate="true" fo:hyphenation-remain-char-count="2" fo:hyphenation-push-char-count="2"/>
    </style:style>
    <style:style style:name="P429" style:family="paragraph" style:parent-style-name="Standard">
      <style:paragraph-properties fo:text-align="justify" style:justify-single-word="false" fo:hyphenation-ladder-count="no-limit"/>
      <style:text-properties style:font-name="Tahoma" fo:font-size="8pt" fo:language="ru" fo:country="RU" officeooo:rsid="005a87b6" officeooo:paragraph-rsid="00614210" style:font-size-asian="8pt" style:font-size-complex="8pt" fo:hyphenate="true" fo:hyphenation-remain-char-count="2" fo:hyphenation-push-char-count="2"/>
    </style:style>
    <style:style style:name="P430" style:family="paragraph" style:parent-style-name="Standard">
      <style:paragraph-properties fo:text-align="justify" style:justify-single-word="false" fo:hyphenation-ladder-count="no-limit"/>
      <style:text-properties style:font-name="Tahoma" fo:font-size="8pt" fo:language="ru" fo:country="RU" officeooo:rsid="005ac698" officeooo:paragraph-rsid="00614210" style:font-size-asian="8pt" style:font-size-complex="8pt" fo:hyphenate="true" fo:hyphenation-remain-char-count="2" fo:hyphenation-push-char-count="2"/>
    </style:style>
    <style:style style:name="P431" style:family="paragraph" style:parent-style-name="Standard">
      <style:paragraph-properties fo:text-align="justify" style:justify-single-word="false" fo:hyphenation-ladder-count="no-limit"/>
      <style:text-properties style:font-name="Tahoma" fo:font-size="8pt" fo:language="ru" fo:country="RU" officeooo:rsid="004d4acc" officeooo:paragraph-rsid="0061df50" style:font-size-asian="8pt" style:font-size-complex="8pt" fo:hyphenate="true" fo:hyphenation-remain-char-count="2" fo:hyphenation-push-char-count="2"/>
    </style:style>
    <style:style style:name="P432" style:family="paragraph" style:parent-style-name="Standard">
      <style:paragraph-properties fo:text-align="justify" style:justify-single-word="false" fo:hyphenation-ladder-count="no-limit"/>
      <style:text-properties style:font-name="Tahoma" fo:font-size="8pt" fo:language="ru" fo:country="RU" officeooo:rsid="004f3fed" officeooo:paragraph-rsid="0061df50" style:font-size-asian="8pt" style:font-size-complex="8pt" fo:hyphenate="true" fo:hyphenation-remain-char-count="2" fo:hyphenation-push-char-count="2"/>
    </style:style>
    <style:style style:name="P433" style:family="paragraph" style:parent-style-name="Standard">
      <style:paragraph-properties fo:text-align="justify" style:justify-single-word="false" fo:hyphenation-ladder-count="no-limit"/>
      <style:text-properties style:font-name="Tahoma" fo:font-size="8pt" fo:language="ru" fo:country="RU" officeooo:rsid="0050c69f" officeooo:paragraph-rsid="0061df50" style:font-size-asian="8pt" style:font-size-complex="8pt" fo:hyphenate="true" fo:hyphenation-remain-char-count="2" fo:hyphenation-push-char-count="2"/>
    </style:style>
    <style:style style:name="P434" style:family="paragraph" style:parent-style-name="Standard">
      <style:paragraph-properties fo:text-align="justify" style:justify-single-word="false" fo:hyphenation-ladder-count="no-limit"/>
      <style:text-properties style:font-name="Tahoma" fo:font-size="8pt" fo:language="ru" fo:country="RU" officeooo:rsid="005164b8" officeooo:paragraph-rsid="0061df50" style:font-size-asian="8pt" style:font-size-complex="8pt" fo:hyphenate="true" fo:hyphenation-remain-char-count="2" fo:hyphenation-push-char-count="2"/>
    </style:style>
    <style:style style:name="P435" style:family="paragraph" style:parent-style-name="Standard">
      <style:paragraph-properties fo:text-align="justify" style:justify-single-word="false" fo:hyphenation-ladder-count="no-limit"/>
      <style:text-properties style:font-name="Tahoma" fo:font-size="8pt" fo:language="ru" fo:country="RU" officeooo:rsid="005258c3" officeooo:paragraph-rsid="0061df50" style:font-size-asian="8pt" style:font-size-complex="8pt" fo:hyphenate="true" fo:hyphenation-remain-char-count="2" fo:hyphenation-push-char-count="2"/>
    </style:style>
    <style:style style:name="P436" style:family="paragraph" style:parent-style-name="Standard">
      <style:paragraph-properties fo:text-align="justify" style:justify-single-word="false" fo:hyphenation-ladder-count="no-limit"/>
      <style:text-properties style:font-name="Tahoma" fo:font-size="8pt" fo:language="ru" fo:country="RU" officeooo:rsid="0053de3d" officeooo:paragraph-rsid="0061df50" style:font-size-asian="8pt" style:font-size-complex="8pt" fo:hyphenate="true" fo:hyphenation-remain-char-count="2" fo:hyphenation-push-char-count="2"/>
    </style:style>
    <style:style style:name="P437" style:family="paragraph" style:parent-style-name="Standard">
      <style:paragraph-properties fo:text-align="justify" style:justify-single-word="false" fo:hyphenation-ladder-count="no-limit"/>
      <style:text-properties style:font-name="Tahoma" fo:font-size="8pt" fo:language="ru" fo:country="RU" officeooo:rsid="00575f4b" officeooo:paragraph-rsid="0061df50" style:font-size-asian="8pt" style:font-size-complex="8pt" fo:hyphenate="true" fo:hyphenation-remain-char-count="2" fo:hyphenation-push-char-count="2"/>
    </style:style>
    <style:style style:name="P438" style:family="paragraph" style:parent-style-name="Standard">
      <style:paragraph-properties fo:text-align="justify" style:justify-single-word="false" fo:hyphenation-ladder-count="no-limit"/>
      <style:text-properties style:font-name="Tahoma" fo:font-size="8pt" fo:language="ru" fo:country="RU" officeooo:rsid="00556b3b" officeooo:paragraph-rsid="0061df50" style:font-size-asian="8pt" style:font-size-complex="8pt" fo:hyphenate="true" fo:hyphenation-remain-char-count="2" fo:hyphenation-push-char-count="2"/>
    </style:style>
    <style:style style:name="P439" style:family="paragraph" style:parent-style-name="Standard">
      <style:paragraph-properties fo:text-align="justify" style:justify-single-word="false" fo:hyphenation-ladder-count="no-limit"/>
      <style:text-properties style:font-name="Tahoma" fo:font-size="8pt" fo:language="ru" fo:country="RU" officeooo:rsid="005902b7" officeooo:paragraph-rsid="0061df50" style:font-size-asian="8pt" style:font-size-complex="8pt" fo:hyphenate="true" fo:hyphenation-remain-char-count="2" fo:hyphenation-push-char-count="2"/>
    </style:style>
    <style:style style:name="P440" style:family="paragraph" style:parent-style-name="Standard">
      <style:paragraph-properties fo:text-align="justify" style:justify-single-word="false" fo:hyphenation-ladder-count="no-limit"/>
      <style:text-properties style:font-name="Tahoma" fo:font-size="8pt" fo:language="ru" fo:country="RU" officeooo:rsid="0000ebee" officeooo:paragraph-rsid="0061df50" style:font-size-asian="8pt" style:font-size-complex="8pt" fo:hyphenate="true" fo:hyphenation-remain-char-count="2" fo:hyphenation-push-char-count="2"/>
    </style:style>
    <style:style style:name="P441" style:family="paragraph" style:parent-style-name="Standard">
      <style:paragraph-properties fo:text-align="justify" style:justify-single-word="false" fo:hyphenation-ladder-count="no-limit"/>
      <style:text-properties style:font-name="Tahoma" fo:font-size="8pt" fo:language="ru" fo:country="RU" officeooo:rsid="0002831e" officeooo:paragraph-rsid="0061df50" style:font-size-asian="8pt" style:font-size-complex="8pt" fo:hyphenate="true" fo:hyphenation-remain-char-count="2" fo:hyphenation-push-char-count="2"/>
    </style:style>
    <style:style style:name="P442" style:family="paragraph" style:parent-style-name="Standard">
      <style:paragraph-properties fo:text-align="justify" style:justify-single-word="false" fo:hyphenation-ladder-count="no-limit"/>
      <style:text-properties style:font-name="Tahoma" fo:font-size="8pt" fo:language="ru" fo:country="RU" officeooo:rsid="00041753" officeooo:paragraph-rsid="0061df50" style:font-size-asian="8pt" style:font-size-complex="8pt" fo:hyphenate="true" fo:hyphenation-remain-char-count="2" fo:hyphenation-push-char-count="2"/>
    </style:style>
    <style:style style:name="P443" style:family="paragraph" style:parent-style-name="Standard">
      <style:paragraph-properties fo:text-align="justify" style:justify-single-word="false" fo:hyphenation-ladder-count="no-limit"/>
      <style:text-properties style:font-name="Tahoma" fo:font-size="8pt" fo:language="ru" fo:country="RU" officeooo:rsid="00082c61" officeooo:paragraph-rsid="0061df50" style:font-size-asian="8pt" style:font-size-complex="8pt" fo:hyphenate="true" fo:hyphenation-remain-char-count="2" fo:hyphenation-push-char-count="2"/>
    </style:style>
    <style:style style:name="P444" style:family="paragraph" style:parent-style-name="Standard">
      <style:paragraph-properties fo:text-align="justify" style:justify-single-word="false" fo:hyphenation-ladder-count="no-limit"/>
      <style:text-properties style:font-name="Tahoma" fo:font-size="8pt" fo:language="ru" fo:country="RU" officeooo:rsid="0005e78f" officeooo:paragraph-rsid="0061df50" style:font-size-asian="8pt" style:font-size-complex="8pt" fo:hyphenate="true" fo:hyphenation-remain-char-count="2" fo:hyphenation-push-char-count="2"/>
    </style:style>
    <style:style style:name="P445" style:family="paragraph" style:parent-style-name="Standard">
      <style:paragraph-properties fo:text-align="justify" style:justify-single-word="false" fo:hyphenation-ladder-count="no-limit"/>
      <style:text-properties style:font-name="Tahoma" fo:font-size="8pt" fo:language="ru" fo:country="RU" officeooo:rsid="00070818" officeooo:paragraph-rsid="0061df50" style:font-size-asian="8pt" style:font-size-complex="8pt" fo:hyphenate="true" fo:hyphenation-remain-char-count="2" fo:hyphenation-push-char-count="2"/>
    </style:style>
    <style:style style:name="P446" style:family="paragraph" style:parent-style-name="Standard">
      <style:paragraph-properties fo:text-align="justify" style:justify-single-word="false" fo:hyphenation-ladder-count="no-limit"/>
      <style:text-properties style:font-name="Tahoma" fo:font-size="8pt" fo:language="ru" fo:country="RU" officeooo:rsid="0017399f" officeooo:paragraph-rsid="0061df50" style:font-size-asian="8pt" style:font-size-complex="8pt" fo:hyphenate="true" fo:hyphenation-remain-char-count="2" fo:hyphenation-push-char-count="2"/>
    </style:style>
    <style:style style:name="P447" style:family="paragraph" style:parent-style-name="Standard">
      <style:paragraph-properties fo:text-align="justify" style:justify-single-word="false" fo:hyphenation-ladder-count="no-limit"/>
      <style:text-properties style:font-name="Tahoma" fo:font-size="8pt" fo:language="ru" fo:country="RU" officeooo:rsid="0019c715" officeooo:paragraph-rsid="0061df50" style:font-size-asian="8pt" style:font-size-complex="8pt" fo:hyphenate="true" fo:hyphenation-remain-char-count="2" fo:hyphenation-push-char-count="2"/>
    </style:style>
    <style:style style:name="P448" style:family="paragraph" style:parent-style-name="Standard">
      <style:paragraph-properties fo:text-align="justify" style:justify-single-word="false" fo:hyphenation-ladder-count="no-limit"/>
      <style:text-properties style:font-name="Tahoma" fo:font-size="8pt" fo:language="ru" fo:country="RU" officeooo:rsid="000936b7" officeooo:paragraph-rsid="0061df50" style:font-size-asian="8pt" style:font-size-complex="8pt" fo:hyphenate="true" fo:hyphenation-remain-char-count="2" fo:hyphenation-push-char-count="2"/>
    </style:style>
    <style:style style:name="P449" style:family="paragraph" style:parent-style-name="Standard">
      <style:paragraph-properties fo:text-align="justify" style:justify-single-word="false" fo:hyphenation-ladder-count="no-limit"/>
      <style:text-properties style:font-name="Tahoma" fo:font-size="8pt" fo:language="ru" fo:country="RU" officeooo:rsid="001bd53d" officeooo:paragraph-rsid="0061df50" style:font-size-asian="8pt" style:font-size-complex="8pt" fo:hyphenate="true" fo:hyphenation-remain-char-count="2" fo:hyphenation-push-char-count="2"/>
    </style:style>
    <style:style style:name="P450" style:family="paragraph" style:parent-style-name="Standard">
      <style:paragraph-properties fo:text-align="justify" style:justify-single-word="false" fo:hyphenation-ladder-count="no-limit"/>
      <style:text-properties style:font-name="Tahoma" fo:font-size="8pt" fo:language="ru" fo:country="RU" officeooo:rsid="00096461" officeooo:paragraph-rsid="0061df50" style:font-size-asian="8pt" style:font-size-complex="8pt" fo:hyphenate="true" fo:hyphenation-remain-char-count="2" fo:hyphenation-push-char-count="2"/>
    </style:style>
    <style:style style:name="P451" style:family="paragraph" style:parent-style-name="Standard">
      <style:paragraph-properties fo:text-align="justify" style:justify-single-word="false" fo:hyphenation-ladder-count="no-limit"/>
      <style:text-properties style:font-name="Tahoma" fo:font-size="8pt" fo:language="ru" fo:country="RU" officeooo:rsid="00096461" officeooo:paragraph-rsid="00bca2d7" style:font-size-asian="8pt" style:font-size-complex="8pt" fo:hyphenate="true" fo:hyphenation-remain-char-count="2" fo:hyphenation-push-char-count="2"/>
    </style:style>
    <style:style style:name="P452" style:family="paragraph" style:parent-style-name="Standard">
      <style:paragraph-properties fo:text-align="justify" style:justify-single-word="false" fo:hyphenation-ladder-count="no-limit"/>
      <style:text-properties style:font-name="Tahoma" fo:font-size="8pt" fo:language="ru" fo:country="RU" officeooo:rsid="000c7665" officeooo:paragraph-rsid="0102dfdc" style:font-size-asian="8pt" style:font-size-complex="8pt" fo:hyphenate="true" fo:hyphenation-remain-char-count="2" fo:hyphenation-push-char-count="2"/>
    </style:style>
    <style:style style:name="P453" style:family="paragraph" style:parent-style-name="Standard">
      <style:paragraph-properties fo:text-align="justify" style:justify-single-word="false" fo:hyphenation-ladder-count="no-limit"/>
      <style:text-properties style:font-name="Tahoma" fo:font-size="8pt" fo:language="ru" fo:country="RU" officeooo:rsid="000c7665" officeooo:paragraph-rsid="012de20b" style:font-size-asian="8pt" style:font-size-complex="8pt" fo:hyphenate="true" fo:hyphenation-remain-char-count="2" fo:hyphenation-push-char-count="2"/>
    </style:style>
    <style:style style:name="P454" style:family="paragraph" style:parent-style-name="Standard">
      <style:paragraph-properties fo:text-align="justify" style:justify-single-word="false" fo:hyphenation-ladder-count="no-limit"/>
      <style:text-properties style:font-name="Tahoma" fo:font-size="8pt" fo:language="ru" fo:country="RU" officeooo:rsid="00110bc7" officeooo:paragraph-rsid="00bca2d7" style:font-size-asian="8pt" style:font-size-complex="8pt" fo:hyphenate="true" fo:hyphenation-remain-char-count="2" fo:hyphenation-push-char-count="2"/>
    </style:style>
    <style:style style:name="P455" style:family="paragraph" style:parent-style-name="Standard">
      <style:paragraph-properties fo:text-align="justify" style:justify-single-word="false" fo:hyphenation-ladder-count="no-limit"/>
      <style:text-properties style:font-name="Tahoma" fo:font-size="8pt" fo:language="ru" fo:country="RU" officeooo:rsid="003a1132" officeooo:paragraph-rsid="0061df50" style:font-size-asian="8pt" style:font-size-complex="8pt" fo:hyphenate="true" fo:hyphenation-remain-char-count="2" fo:hyphenation-push-char-count="2"/>
    </style:style>
    <style:style style:name="P456" style:family="paragraph" style:parent-style-name="Standard">
      <style:paragraph-properties fo:text-align="justify" style:justify-single-word="false" fo:hyphenation-ladder-count="no-limit"/>
      <style:text-properties style:font-name="Tahoma" fo:font-size="8pt" fo:language="ru" fo:country="RU" officeooo:rsid="003b0e4d" officeooo:paragraph-rsid="0061df50" style:font-size-asian="8pt" style:font-size-complex="8pt" fo:hyphenate="true" fo:hyphenation-remain-char-count="2" fo:hyphenation-push-char-count="2"/>
    </style:style>
    <style:style style:name="P457" style:family="paragraph" style:parent-style-name="Standard">
      <style:paragraph-properties fo:text-align="justify" style:justify-single-word="false" fo:hyphenation-ladder-count="no-limit"/>
      <style:text-properties style:font-name="Tahoma" fo:font-size="8pt" fo:language="ru" fo:country="RU" officeooo:rsid="0041bdb3" officeooo:paragraph-rsid="0061df50" style:font-size-asian="8pt" style:font-size-complex="8pt" fo:hyphenate="true" fo:hyphenation-remain-char-count="2" fo:hyphenation-push-char-count="2"/>
    </style:style>
    <style:style style:name="P458" style:family="paragraph" style:parent-style-name="Standard">
      <style:paragraph-properties fo:text-align="justify" style:justify-single-word="false" fo:hyphenation-ladder-count="no-limit"/>
      <style:text-properties style:font-name="Tahoma" fo:font-size="8pt" fo:language="ru" fo:country="RU" officeooo:rsid="003e2f76" officeooo:paragraph-rsid="0061df50" style:font-size-asian="8pt" style:font-size-complex="8pt" fo:hyphenate="true" fo:hyphenation-remain-char-count="2" fo:hyphenation-push-char-count="2"/>
    </style:style>
    <style:style style:name="P459" style:family="paragraph" style:parent-style-name="Standard">
      <style:paragraph-properties fo:text-align="justify" style:justify-single-word="false" fo:hyphenation-ladder-count="no-limit"/>
      <style:text-properties style:font-name="Tahoma" fo:font-size="8pt" fo:language="ru" fo:country="RU" officeooo:rsid="0046d84c" officeooo:paragraph-rsid="0061df50" style:font-size-asian="8pt" style:font-size-complex="8pt" fo:hyphenate="true" fo:hyphenation-remain-char-count="2" fo:hyphenation-push-char-count="2"/>
    </style:style>
    <style:style style:name="P460" style:family="paragraph" style:parent-style-name="Standard">
      <style:paragraph-properties fo:text-align="justify" style:justify-single-word="false" fo:hyphenation-ladder-count="no-limit"/>
      <style:text-properties style:font-name="Tahoma" fo:font-size="8pt" fo:language="ru" fo:country="RU" officeooo:rsid="003f1135" officeooo:paragraph-rsid="0061df50" style:font-size-asian="8pt" style:font-size-complex="8pt" fo:hyphenate="true" fo:hyphenation-remain-char-count="2" fo:hyphenation-push-char-count="2"/>
    </style:style>
    <style:style style:name="P461" style:family="paragraph" style:parent-style-name="Standard">
      <style:paragraph-properties fo:text-align="justify" style:justify-single-word="false" fo:hyphenation-ladder-count="no-limit"/>
      <style:text-properties style:font-name="Tahoma" fo:font-size="8pt" fo:language="ru" fo:country="RU" officeooo:rsid="00ab52ad" officeooo:paragraph-rsid="00ab52ad" style:font-size-asian="8pt" style:font-size-complex="8pt" fo:hyphenate="true" fo:hyphenation-remain-char-count="2" fo:hyphenation-push-char-count="2"/>
    </style:style>
    <style:style style:name="P462" style:family="paragraph" style:parent-style-name="Standard">
      <style:paragraph-properties fo:text-align="justify" style:justify-single-word="false" fo:hyphenation-ladder-count="no-limit"/>
      <style:text-properties style:font-name="Tahoma" fo:font-size="8pt" fo:language="ru" fo:country="RU" officeooo:rsid="00abea81" officeooo:paragraph-rsid="00abea81" style:font-size-asian="8pt" style:font-size-complex="8pt" fo:hyphenate="true" fo:hyphenation-remain-char-count="2" fo:hyphenation-push-char-count="2"/>
    </style:style>
    <style:style style:name="P463" style:family="paragraph" style:parent-style-name="Standard">
      <style:paragraph-properties fo:text-align="justify" style:justify-single-word="false" fo:hyphenation-ladder-count="no-limit"/>
      <style:text-properties style:font-name="Tahoma" fo:font-size="8pt" fo:language="ru" fo:country="RU" officeooo:rsid="00abea81" officeooo:paragraph-rsid="00ada651" style:font-size-asian="8pt" style:font-size-complex="8pt" fo:hyphenate="true" fo:hyphenation-remain-char-count="2" fo:hyphenation-push-char-count="2"/>
    </style:style>
    <style:style style:name="P464" style:family="paragraph" style:parent-style-name="Standard">
      <style:paragraph-properties fo:text-align="justify" style:justify-single-word="false" fo:hyphenation-ladder-count="no-limit"/>
      <style:text-properties style:font-name="Tahoma" fo:font-size="8pt" fo:language="ru" fo:country="RU" officeooo:rsid="00abea81" officeooo:paragraph-rsid="00af0431" style:font-size-asian="8pt" style:font-size-complex="8pt" fo:hyphenate="true" fo:hyphenation-remain-char-count="2" fo:hyphenation-push-char-count="2"/>
    </style:style>
    <style:style style:name="P465" style:family="paragraph" style:parent-style-name="Standard">
      <style:paragraph-properties fo:text-align="justify" style:justify-single-word="false" fo:hyphenation-ladder-count="no-limit"/>
      <style:text-properties style:font-name="Tahoma" fo:font-size="8pt" fo:language="ru" fo:country="RU" officeooo:rsid="00ae7fee" officeooo:paragraph-rsid="00ae7fee" style:font-size-asian="8pt" style:font-size-complex="8pt" fo:hyphenate="true" fo:hyphenation-remain-char-count="2" fo:hyphenation-push-char-count="2"/>
    </style:style>
    <style:style style:name="P466" style:family="paragraph" style:parent-style-name="Standard">
      <style:paragraph-properties fo:text-align="justify" style:justify-single-word="false" fo:hyphenation-ladder-count="no-limit"/>
      <style:text-properties style:font-name="Tahoma" fo:font-size="8pt" fo:language="ru" fo:country="RU" officeooo:rsid="00afea57" officeooo:paragraph-rsid="00afea57" style:font-size-asian="8pt" style:font-size-complex="8pt" fo:hyphenate="true" fo:hyphenation-remain-char-count="2" fo:hyphenation-push-char-count="2"/>
    </style:style>
    <style:style style:name="P467" style:family="paragraph" style:parent-style-name="Standard">
      <style:paragraph-properties fo:text-align="justify" style:justify-single-word="false" fo:hyphenation-ladder-count="no-limit"/>
      <style:text-properties style:font-name="Tahoma" fo:font-size="8pt" fo:language="ru" fo:country="RU" officeooo:rsid="00b1ce1b" officeooo:paragraph-rsid="00b1ce1b" style:font-size-asian="8pt" style:font-size-complex="8pt" fo:hyphenate="true" fo:hyphenation-remain-char-count="2" fo:hyphenation-push-char-count="2"/>
    </style:style>
    <style:style style:name="P468" style:family="paragraph" style:parent-style-name="Standard">
      <style:paragraph-properties fo:text-align="justify" style:justify-single-word="false" fo:hyphenation-ladder-count="no-limit"/>
      <style:text-properties style:font-name="Tahoma" fo:font-size="8pt" fo:language="ru" fo:country="RU" officeooo:rsid="0012e286" officeooo:paragraph-rsid="0061df50" style:font-size-asian="8pt" style:font-size-complex="8pt" fo:hyphenate="true" fo:hyphenation-remain-char-count="2" fo:hyphenation-push-char-count="2"/>
    </style:style>
    <style:style style:name="P469" style:family="paragraph" style:parent-style-name="Standard">
      <style:paragraph-properties fo:text-align="justify" style:justify-single-word="false" fo:hyphenation-ladder-count="no-limit"/>
      <style:text-properties style:font-name="Tahoma" fo:font-size="8pt" fo:language="ru" fo:country="RU" officeooo:rsid="000aa959" officeooo:paragraph-rsid="0102dfdc" style:font-size-asian="8pt" style:font-size-complex="8pt" fo:hyphenate="true" fo:hyphenation-remain-char-count="2" fo:hyphenation-push-char-count="2"/>
    </style:style>
    <style:style style:name="P470" style:family="paragraph" style:parent-style-name="Standard">
      <style:paragraph-properties fo:text-align="justify" style:justify-single-word="false" fo:hyphenation-ladder-count="no-limit"/>
      <style:text-properties style:font-name="Tahoma" fo:font-size="8pt" fo:language="en" fo:country="US" officeooo:rsid="005681f1" officeooo:paragraph-rsid="00614210" style:font-size-asian="8pt" style:font-size-complex="8pt" fo:hyphenate="true" fo:hyphenation-remain-char-count="2" fo:hyphenation-push-char-count="2"/>
    </style:style>
    <style:style style:name="P471" style:family="paragraph" style:parent-style-name="Standard">
      <style:paragraph-properties fo:text-align="justify" style:justify-single-word="false" fo:hyphenation-ladder-count="no-limit"/>
      <style:text-properties style:font-name="Tahoma" fo:font-size="8pt" fo:language="en" fo:country="US" officeooo:rsid="005681f1" officeooo:paragraph-rsid="0061df50" style:font-size-asian="8pt" style:font-size-complex="8pt" fo:hyphenate="true" fo:hyphenation-remain-char-count="2" fo:hyphenation-push-char-count="2"/>
    </style:style>
    <style:style style:name="P472" style:family="paragraph" style:parent-style-name="Standard">
      <style:paragraph-properties fo:text-align="justify" style:justify-single-word="false" fo:hyphenation-ladder-count="no-limit"/>
      <style:text-properties style:font-name="Tahoma" fo:font-size="8pt" fo:language="en" fo:country="US" officeooo:rsid="005164b8" officeooo:paragraph-rsid="0061df50" style:font-size-asian="8pt" style:font-size-complex="8pt" fo:hyphenate="true" fo:hyphenation-remain-char-count="2" fo:hyphenation-push-char-count="2"/>
    </style:style>
    <style:style style:name="P473" style:family="paragraph" style:parent-style-name="Standard">
      <style:paragraph-properties fo:text-align="justify" style:justify-single-word="false" fo:hyphenation-ladder-count="no-limit"/>
      <style:text-properties style:font-name="Tahoma" fo:font-size="8pt" fo:language="en" fo:country="US" officeooo:rsid="0053de3d" officeooo:paragraph-rsid="0061df50" style:font-size-asian="8pt" style:font-size-complex="8pt" fo:hyphenate="true" fo:hyphenation-remain-char-count="2" fo:hyphenation-push-char-count="2"/>
    </style:style>
    <style:style style:name="P474" style:family="paragraph" style:parent-style-name="Standard">
      <style:paragraph-properties fo:text-align="justify" style:justify-single-word="false" fo:hyphenation-ladder-count="no-limit"/>
      <style:text-properties style:font-name="Tahoma" fo:font-size="8pt" fo:language="en" fo:country="US" officeooo:rsid="005902b7" officeooo:paragraph-rsid="0061df50" style:font-size-asian="8pt" style:font-size-complex="8pt" fo:hyphenate="true" fo:hyphenation-remain-char-count="2" fo:hyphenation-push-char-count="2"/>
    </style:style>
    <style:style style:name="P475" style:family="paragraph" style:parent-style-name="Standard">
      <style:paragraph-properties fo:text-align="justify" style:justify-single-word="false" fo:hyphenation-ladder-count="no-limit"/>
      <style:text-properties style:font-name="Tahoma" fo:font-size="8pt" fo:language="en" fo:country="US" officeooo:rsid="003f1135" officeooo:paragraph-rsid="0061df50" style:font-size-asian="8pt" style:font-size-complex="8pt" fo:hyphenate="true" fo:hyphenation-remain-char-count="2" fo:hyphenation-push-char-count="2"/>
    </style:style>
    <style:style style:name="P476" style:family="paragraph" style:parent-style-name="Standard">
      <style:paragraph-properties fo:text-align="justify" style:justify-single-word="false" fo:hyphenation-ladder-count="no-limit"/>
      <style:text-properties style:font-name="Tahoma" fo:font-size="8pt" fo:language="en" fo:country="US" officeooo:rsid="003b0e4d" officeooo:paragraph-rsid="0061df50" style:font-size-asian="8pt" style:font-size-complex="8pt" fo:hyphenate="true" fo:hyphenation-remain-char-count="2" fo:hyphenation-push-char-count="2"/>
    </style:style>
    <style:style style:name="P477" style:family="paragraph" style:parent-style-name="Standard">
      <style:paragraph-properties fo:text-align="justify" style:justify-single-word="false" fo:hyphenation-ladder-count="no-limit"/>
      <style:text-properties style:font-name="Tahoma" fo:font-size="8pt" fo:language="en" fo:country="US" officeooo:rsid="00abea81" officeooo:paragraph-rsid="00abea81" style:font-size-asian="8pt" style:font-size-complex="8pt" fo:hyphenate="true" fo:hyphenation-remain-char-count="2" fo:hyphenation-push-char-count="2"/>
    </style:style>
    <style:style style:name="P478" style:family="paragraph" style:parent-style-name="Standard">
      <style:paragraph-properties fo:text-align="justify" style:justify-single-word="false" fo:hyphenation-ladder-count="no-limit"/>
      <style:text-properties style:font-name="Tahoma" fo:font-size="8pt" fo:language="en" fo:country="US" officeooo:rsid="00abea81" officeooo:paragraph-rsid="00ada651" style:font-size-asian="8pt" style:font-size-complex="8pt" fo:hyphenate="true" fo:hyphenation-remain-char-count="2" fo:hyphenation-push-char-count="2"/>
    </style:style>
    <style:style style:name="P479" style:family="paragraph" style:parent-style-name="Standard">
      <style:paragraph-properties fo:text-align="justify" style:justify-single-word="false" fo:hyphenation-ladder-count="no-limit"/>
      <style:text-properties style:font-name="Tahoma" fo:font-size="8pt" fo:language="en" fo:country="US" officeooo:rsid="00ae7fee" officeooo:paragraph-rsid="00ae7fee" style:font-size-asian="8pt" style:font-size-complex="8pt" fo:hyphenate="true" fo:hyphenation-remain-char-count="2" fo:hyphenation-push-char-count="2"/>
    </style:style>
    <style:style style:name="P480" style:family="paragraph" style:parent-style-name="Standard">
      <style:paragraph-properties fo:text-align="justify" style:justify-single-word="false" fo:hyphenation-ladder-count="no-limit"/>
      <style:text-properties style:font-name="Tahoma" fo:font-size="8pt" fo:language="en" fo:country="US" officeooo:rsid="00afea57" officeooo:paragraph-rsid="00afea57" style:font-size-asian="8pt" style:font-size-complex="8pt" fo:hyphenate="true" fo:hyphenation-remain-char-count="2" fo:hyphenation-push-char-count="2"/>
    </style:style>
    <style:style style:name="P481" style:family="paragraph" style:parent-style-name="Standard">
      <style:paragraph-properties fo:text-align="justify" style:justify-single-word="false" fo:hyphenation-ladder-count="no-limit"/>
      <style:text-properties style:font-name="Tahoma" fo:font-size="8pt" fo:language="en" fo:country="US" officeooo:rsid="00b1ce1b" officeooo:paragraph-rsid="00b1ce1b" style:font-size-asian="8pt" style:font-size-complex="8pt" fo:hyphenate="true" fo:hyphenation-remain-char-count="2" fo:hyphenation-push-char-count="2"/>
    </style:style>
    <style:style style:name="P482" style:family="paragraph" style:parent-style-name="Standard">
      <style:paragraph-properties fo:text-align="justify" style:justify-single-word="false" fo:hyphenation-ladder-count="no-limit" fo:break-before="page"/>
      <style:text-properties fo:color="#808080" style:font-name="Courier New" fo:font-size="20pt" fo:language="ru" fo:country="RU" fo:font-weight="bold" officeooo:rsid="0071ee42" officeooo:paragraph-rsid="0071ee42" style:font-size-asian="20pt" style:font-weight-asian="bold" style:font-size-complex="20pt" style:font-weight-complex="bold" fo:hyphenate="true" fo:hyphenation-remain-char-count="2" fo:hyphenation-push-char-count="2"/>
    </style:style>
    <style:style style:name="P483" style:family="paragraph" style:parent-style-name="Standard">
      <style:paragraph-properties fo:text-align="justify" style:justify-single-word="false" fo:hyphenation-ladder-count="no-limit" fo:break-before="page"/>
      <style:text-properties fo:color="#808080" style:font-name="Courier New" fo:font-size="20pt" fo:language="ru" fo:country="RU" fo:font-weight="bold" officeooo:rsid="007496bb" officeooo:paragraph-rsid="00880c1e" style:font-size-asian="20pt" style:font-weight-asian="bold" style:font-size-complex="20pt" style:font-weight-complex="bold" fo:hyphenate="true" fo:hyphenation-remain-char-count="2" fo:hyphenation-push-char-count="2"/>
    </style:style>
    <style:style style:name="P484" style:family="paragraph" style:parent-style-name="Standard">
      <style:paragraph-properties fo:text-align="start" style:justify-single-word="false" fo:hyphenation-ladder-count="no-limit" fo:break-before="page"/>
      <style:text-properties fo:color="#808080" style:font-name="Courier New" fo:font-size="20pt" fo:language="ru" fo:country="RU" fo:font-weight="bold" officeooo:rsid="009e45cb" officeooo:paragraph-rsid="00602596" style:font-size-asian="20pt" style:font-weight-asian="bold" style:font-size-complex="20pt" style:font-weight-complex="bold" fo:hyphenate="true" fo:hyphenation-remain-char-count="2" fo:hyphenation-push-char-count="2"/>
    </style:style>
    <style:style style:name="P485" style:family="paragraph" style:parent-style-name="Standard">
      <style:paragraph-properties fo:text-align="justify" style:justify-single-word="false" fo:hyphenation-ladder-count="no-limit" fo:break-before="page"/>
      <style:text-properties fo:color="#808080" style:font-name="Courier New" fo:font-size="20pt" fo:language="ru" fo:country="RU" fo:font-weight="bold" officeooo:rsid="00bbb50b" officeooo:paragraph-rsid="00bbb50b" style:font-size-asian="20pt" style:font-weight-asian="bold" style:font-size-complex="20pt" style:font-weight-complex="bold" fo:hyphenate="true" fo:hyphenation-remain-char-count="2" fo:hyphenation-push-char-count="2"/>
    </style:style>
    <style:style style:name="P486" style:family="paragraph" style:parent-style-name="Standard">
      <style:paragraph-properties fo:text-align="justify" style:justify-single-word="false" fo:hyphenation-ladder-count="no-limit" fo:break-before="page"/>
      <style:text-properties fo:color="#808080" style:font-name="Courier New" fo:font-size="20pt" fo:language="ru" fo:country="RU" fo:font-weight="bold" officeooo:rsid="00bbb50b" officeooo:paragraph-rsid="00bca2d7" style:font-size-asian="20pt" style:font-weight-asian="bold" style:font-size-complex="20pt" style:font-weight-complex="bold" fo:hyphenate="true" fo:hyphenation-remain-char-count="2" fo:hyphenation-push-char-count="2"/>
    </style:style>
    <style:style style:name="P487" style:family="paragraph" style:parent-style-name="Standard">
      <style:paragraph-properties fo:text-align="justify" style:justify-single-word="false" fo:hyphenation-ladder-count="no-limit" fo:break-before="page"/>
      <style:text-properties fo:color="#808080" style:font-name="Courier New" fo:font-size="20pt" fo:language="ru" fo:country="RU" fo:font-weight="bold" officeooo:rsid="00bca2d7" officeooo:paragraph-rsid="00bca2d7" style:font-size-asian="20pt" style:font-weight-asian="bold" style:font-size-complex="20pt" style:font-weight-complex="bold" fo:hyphenate="true" fo:hyphenation-remain-char-count="2" fo:hyphenation-push-char-count="2"/>
    </style:style>
    <style:style style:name="P488" style:family="paragraph" style:parent-style-name="Standard" style:master-page-name="">
      <style:paragraph-properties fo:text-align="justify" style:justify-single-word="false" fo:hyphenation-ladder-count="no-limit" style:page-number="auto"/>
      <style:text-properties fo:color="#808080" style:font-name="Courier New" fo:font-size="20pt" fo:language="ru" fo:country="RU" fo:font-weight="bold" officeooo:rsid="00880c1e" officeooo:paragraph-rsid="00880c1e" style:font-size-asian="20pt" style:font-weight-asian="bold" style:font-size-complex="20pt" style:font-weight-complex="bold" fo:hyphenate="true" fo:hyphenation-remain-char-count="2" fo:hyphenation-push-char-count="2"/>
    </style:style>
    <style:style style:name="P489" style:family="paragraph" style:parent-style-name="Standard" style:master-page-name="">
      <style:paragraph-properties fo:text-align="justify" style:justify-single-word="false" fo:hyphenation-ladder-count="no-limit" style:page-number="auto" fo:break-before="page"/>
      <style:text-properties fo:color="#808080" style:font-name="Courier New" fo:font-size="20pt" fo:language="ru" fo:country="RU" fo:font-weight="bold" officeooo:rsid="00bbb50b" officeooo:paragraph-rsid="00bbb50b" style:font-size-asian="20pt" style:font-weight-asian="bold" style:font-size-complex="20pt" style:font-weight-complex="bold" fo:hyphenate="true" fo:hyphenation-remain-char-count="2" fo:hyphenation-push-char-count="2"/>
    </style:style>
    <style:style style:name="P490" style:family="paragraph" style:parent-style-name="Standard">
      <style:paragraph-properties fo:text-align="justify" style:justify-single-word="false" fo:hyphenation-ladder-count="no-limit"/>
      <style:text-properties style:font-name="Tahoma" fo:font-size="8pt" fo:language="ru" fo:country="RU" officeooo:rsid="000d2d3b" officeooo:paragraph-rsid="012de20b" style:font-size-asian="8pt" style:font-size-complex="8pt" fo:hyphenate="true" fo:hyphenation-remain-char-count="2" fo:hyphenation-push-char-count="2"/>
    </style:style>
    <style:style style:name="P491" style:family="paragraph" style:parent-style-name="Standard">
      <style:paragraph-properties fo:text-align="justify" style:justify-single-word="false" fo:hyphenation-ladder-count="no-limit"/>
      <style:text-properties style:font-name="Tahoma" fo:font-size="8pt" fo:language="ru" fo:country="RU" officeooo:rsid="0048e7f1" officeooo:paragraph-rsid="00614210" style:font-size-asian="8pt" style:font-size-complex="8pt" fo:hyphenate="true" fo:hyphenation-remain-char-count="2" fo:hyphenation-push-char-count="2"/>
    </style:style>
    <style:style style:name="P492" style:family="paragraph" style:parent-style-name="Standard">
      <style:paragraph-properties fo:text-align="justify" style:justify-single-word="false" fo:hyphenation-ladder-count="no-limit"/>
      <style:text-properties style:font-name="Tahoma" fo:font-size="8pt" fo:language="ru" fo:country="RU" officeooo:rsid="0132f41c" officeooo:paragraph-rsid="0132f41c" style:font-size-asian="8pt" style:font-size-complex="8pt" fo:hyphenate="true" fo:hyphenation-remain-char-count="2" fo:hyphenation-push-char-count="2"/>
    </style:style>
    <style:style style:name="P493" style:family="paragraph" style:parent-style-name="Standard">
      <style:paragraph-properties fo:text-align="justify" style:justify-single-word="false" fo:hyphenation-ladder-count="no-limit"/>
      <style:text-properties fo:color="#000000" style:font-name="Courier New" fo:font-size="8pt" fo:language="en" fo:country="US" fo:font-weight="normal" officeooo:rsid="01276c86" officeooo:paragraph-rsid="01276c86" style:font-size-asian="8pt" style:font-weight-asian="normal" style:font-size-complex="8pt" style:font-weight-complex="normal" fo:hyphenate="true" fo:hyphenation-remain-char-count="2" fo:hyphenation-push-char-count="2"/>
    </style:style>
    <style:style style:name="P494" style:family="paragraph" style:parent-style-name="Standard">
      <style:paragraph-properties fo:text-align="justify" style:justify-single-word="false" fo:hyphenation-ladder-count="no-limit"/>
      <style:text-properties fo:color="#000000" style:font-name="Tahoma" fo:font-size="8pt" fo:language="ru" fo:country="RU" fo:font-weight="normal" officeooo:rsid="0133ce1b" officeooo:paragraph-rsid="0133ce1b" style:font-size-asian="8pt" style:font-weight-asian="normal" style:font-size-complex="8pt" style:font-weight-complex="normal" fo:hyphenate="true" fo:hyphenation-remain-char-count="2" fo:hyphenation-push-char-count="2"/>
    </style:style>
    <style:style style:name="P495"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133ce1b" officeooo:paragraph-rsid="0133ce1b" style:font-size-asian="8pt" style:font-weight-asian="normal" style:font-size-complex="8pt" style:font-weight-complex="normal" fo:hyphenate="true" fo:hyphenation-remain-char-count="2" fo:hyphenation-push-char-count="2"/>
    </style:style>
    <style:style style:name="P496"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0e9ce5c" officeooo:paragraph-rsid="00e9ce5c" style:font-size-asian="8pt" style:font-weight-asian="normal" style:font-size-complex="8pt" style:font-weight-complex="normal" fo:hyphenate="true" fo:hyphenation-remain-char-count="2" fo:hyphenation-push-char-count="2"/>
    </style:style>
    <style:style style:name="P497"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134e37e" officeooo:paragraph-rsid="0134e37e" style:font-size-asian="8pt" style:font-weight-asian="normal" style:font-size-complex="8pt" style:font-weight-complex="normal" fo:hyphenate="true" fo:hyphenation-remain-char-count="2" fo:hyphenation-push-char-count="2"/>
    </style:style>
    <style:style style:name="P498"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1368421" officeooo:paragraph-rsid="01368421" style:font-size-asian="8pt" style:font-weight-asian="normal" style:font-size-complex="8pt" style:font-weight-complex="normal" fo:hyphenate="true" fo:hyphenation-remain-char-count="2" fo:hyphenation-push-char-count="2"/>
    </style:style>
    <style:style style:name="P499"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13867f3" officeooo:paragraph-rsid="013867f3" style:font-size-asian="8pt" style:font-weight-asian="normal" style:font-size-complex="8pt" style:font-weight-complex="normal" fo:hyphenate="true" fo:hyphenation-remain-char-count="2" fo:hyphenation-push-char-count="2"/>
    </style:style>
    <style:style style:name="P500"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1392878" officeooo:paragraph-rsid="01392878" style:font-size-asian="8pt" style:font-weight-asian="normal" style:font-size-complex="8pt" style:font-weight-complex="normal" fo:hyphenate="true" fo:hyphenation-remain-char-count="2" fo:hyphenation-push-char-count="2"/>
    </style:style>
    <style:style style:name="P501"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ru" fo:country="RU" fo:font-weight="normal" officeooo:rsid="013a7bfd" officeooo:paragraph-rsid="013a7bfd" style:font-size-asian="8pt" style:font-weight-asian="normal" style:font-size-complex="8pt" style:font-weight-complex="normal" fo:hyphenate="true" fo:hyphenation-remain-char-count="2" fo:hyphenation-push-char-count="2"/>
    </style:style>
    <style:style style:name="P502"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Tahoma" fo:font-size="8pt" fo:language="en" fo:country="US" fo:font-weight="normal" officeooo:rsid="0133ce1b" officeooo:paragraph-rsid="013867f3" style:font-size-asian="8pt" style:font-weight-asian="normal" style:font-size-complex="8pt" style:font-weight-complex="normal" fo:hyphenate="true" fo:hyphenation-remain-char-count="2" fo:hyphenation-push-char-count="2"/>
    </style:style>
    <style:style style:name="P503" style:family="paragraph" style:parent-style-name="Standard">
      <style:paragraph-properties fo:text-align="justify" style:justify-single-word="false" fo:hyphenation-ladder-count="no-limit">
        <style:tab-stops>
          <style:tab-stop style:position="0.547cm"/>
        </style:tab-stops>
      </style:paragraph-properties>
      <style:text-properties fo:color="#000000" style:font-name="Courier New" fo:font-size="10pt" fo:language="en" fo:country="US" fo:font-weight="normal" officeooo:rsid="0133ce1b" officeooo:paragraph-rsid="0133ce1b" style:font-size-asian="10pt" style:font-weight-asian="normal" style:font-size-complex="10pt" style:font-weight-complex="normal" fo:hyphenate="true" fo:hyphenation-remain-char-count="2" fo:hyphenation-push-char-count="2"/>
    </style:style>
    <style:style style:name="P504" style:family="paragraph" style:parent-style-name="Standard">
      <style:paragraph-properties fo:text-align="justify" style:justify-single-word="false" fo:hyphenation-ladder-count="no-limit">
        <style:tab-stops>
          <style:tab-stop style:position="0.547cm"/>
        </style:tab-stops>
      </style:paragraph-properties>
      <style:text-properties fo:color="#808080" style:font-name="Courier New" fo:font-size="10pt" fo:language="ru" fo:country="RU" fo:font-weight="bold" officeooo:rsid="01315a6a" officeooo:paragraph-rsid="01315a6a" style:font-size-asian="10pt" style:font-weight-asian="bold" style:font-size-complex="10pt" style:font-weight-complex="bold" fo:hyphenate="true" fo:hyphenation-remain-char-count="2" fo:hyphenation-push-char-count="2"/>
    </style:style>
    <style:style style:name="P505" style:family="paragraph" style:parent-style-name="Standard">
      <style:paragraph-properties fo:text-align="justify" style:justify-single-word="false" fo:hyphenation-ladder-count="no-limit"/>
      <style:text-properties fo:color="#808080" style:font-name="Courier New" fo:font-size="12pt" fo:language="ru" fo:country="RU" fo:font-weight="bold" officeooo:rsid="0048e7f1" officeooo:paragraph-rsid="00614210" style:font-size-asian="12pt" style:font-weight-asian="bold" style:font-size-complex="12pt" style:font-weight-complex="bold" fo:hyphenate="true" fo:hyphenation-remain-char-count="2" fo:hyphenation-push-char-count="2"/>
    </style:style>
    <style:style style:name="P506" style:family="paragraph" style:parent-style-name="Standard">
      <style:paragraph-properties fo:text-align="justify" style:justify-single-word="false" fo:hyphenation-ladder-count="no-limit" fo:break-before="page"/>
      <style:text-properties fo:color="#808080" style:font-name="Courier New" fo:font-size="20pt" fo:language="ru" fo:country="RU" fo:font-weight="bold" officeooo:rsid="00bbb50b" officeooo:paragraph-rsid="0133ce1b" style:font-size-asian="20pt" style:font-weight-asian="bold" style:font-size-complex="20pt" style:font-weight-complex="bold" fo:hyphenate="true" fo:hyphenation-remain-char-count="2" fo:hyphenation-push-char-count="2"/>
    </style:style>
    <style:style style:name="P507" style:family="paragraph" style:parent-style-name="Standard">
      <style:paragraph-properties fo:text-align="justify" style:justify-single-word="false" fo:hyphenation-ladder-count="no-limit" fo:break-before="page">
        <style:tab-stops>
          <style:tab-stop style:position="0.547cm"/>
        </style:tab-stops>
      </style:paragraph-properties>
      <style:text-properties fo:color="#000000" style:font-name="Courier New" fo:font-size="10pt" fo:language="en" fo:country="US" fo:font-weight="normal" officeooo:rsid="0133ce1b" officeooo:paragraph-rsid="0133ce1b" style:font-size-asian="10pt" style:font-weight-asian="normal" style:font-size-complex="10pt" style:font-weight-complex="normal" fo:hyphenate="true" fo:hyphenation-remain-char-count="2" fo:hyphenation-push-char-count="2"/>
    </style:style>
    <style:style style:name="T1" style:family="text">
      <style:text-properties officeooo:rsid="00020d14"/>
    </style:style>
    <style:style style:name="T2" style:family="text">
      <style:text-properties fo:language="en" fo:country="US"/>
    </style:style>
    <style:style style:name="T3" style:family="text">
      <style:text-properties fo:language="en" fo:country="US" officeooo:rsid="000aa959"/>
    </style:style>
    <style:style style:name="T4" style:family="text">
      <style:text-properties fo:language="en" fo:country="US" officeooo:rsid="00149eb2"/>
    </style:style>
    <style:style style:name="T5" style:family="text">
      <style:text-properties fo:language="en" fo:country="US" officeooo:rsid="0014b04e"/>
    </style:style>
    <style:style style:name="T6" style:family="text">
      <style:text-properties fo:language="en" fo:country="US" officeooo:rsid="00150d83"/>
    </style:style>
    <style:style style:name="T7" style:family="text">
      <style:text-properties fo:language="en" fo:country="US" officeooo:rsid="0017399f"/>
    </style:style>
    <style:style style:name="T8" style:family="text">
      <style:text-properties fo:language="en" fo:country="US" officeooo:rsid="001b8656"/>
    </style:style>
    <style:style style:name="T9" style:family="text">
      <style:text-properties fo:language="en" fo:country="US" officeooo:rsid="002ad0e6"/>
    </style:style>
    <style:style style:name="T10" style:family="text">
      <style:text-properties fo:language="en" fo:country="US" officeooo:rsid="00401ee7"/>
    </style:style>
    <style:style style:name="T11" style:family="text">
      <style:text-properties fo:language="en" fo:country="US" officeooo:rsid="005902b7"/>
    </style:style>
    <style:style style:name="T12" style:family="text">
      <style:text-properties fo:language="en" fo:country="US" officeooo:rsid="006d3e67"/>
    </style:style>
    <style:style style:name="T13" style:family="text">
      <style:text-properties fo:language="en" fo:country="US" officeooo:rsid="00710be5"/>
    </style:style>
    <style:style style:name="T14" style:family="text">
      <style:text-properties fo:language="en" fo:country="US" officeooo:rsid="0073711d"/>
    </style:style>
    <style:style style:name="T15" style:family="text">
      <style:text-properties fo:language="en" fo:country="US" officeooo:rsid="0079825a"/>
    </style:style>
    <style:style style:name="T16" style:family="text">
      <style:text-properties fo:language="en" fo:country="US" officeooo:rsid="007a5942"/>
    </style:style>
    <style:style style:name="T17" style:family="text">
      <style:text-properties fo:language="en" fo:country="US" officeooo:rsid="007c932c"/>
    </style:style>
    <style:style style:name="T18" style:family="text">
      <style:text-properties fo:language="en" fo:country="US" officeooo:rsid="00800061"/>
    </style:style>
    <style:style style:name="T19" style:family="text">
      <style:text-properties fo:language="en" fo:country="US" officeooo:rsid="00813a42"/>
    </style:style>
    <style:style style:name="T20" style:family="text">
      <style:text-properties fo:language="en" fo:country="US" officeooo:rsid="00825688"/>
    </style:style>
    <style:style style:name="T21" style:family="text">
      <style:text-properties fo:language="en" fo:country="US" officeooo:rsid="00860bff"/>
    </style:style>
    <style:style style:name="T22" style:family="text">
      <style:text-properties fo:language="en" fo:country="US" officeooo:rsid="00a65643"/>
    </style:style>
    <style:style style:name="T23" style:family="text">
      <style:text-properties fo:language="en" fo:country="US" officeooo:rsid="00a745ba"/>
    </style:style>
    <style:style style:name="T24" style:family="text">
      <style:text-properties fo:language="en" fo:country="US" officeooo:rsid="00ada651"/>
    </style:style>
    <style:style style:name="T25" style:family="text">
      <style:text-properties fo:language="en" fo:country="US" officeooo:rsid="00af0431"/>
    </style:style>
    <style:style style:name="T26" style:family="text">
      <style:text-properties fo:language="en" fo:country="US" officeooo:rsid="00afea57"/>
    </style:style>
    <style:style style:name="T27" style:family="text">
      <style:text-properties fo:language="en" fo:country="US" officeooo:rsid="00b97a1b"/>
    </style:style>
    <style:style style:name="T28" style:family="text">
      <style:text-properties fo:language="en" fo:country="US" officeooo:rsid="00bbb50b"/>
    </style:style>
    <style:style style:name="T29" style:family="text">
      <style:text-properties fo:language="en" fo:country="US" officeooo:rsid="00bd72a4"/>
    </style:style>
    <style:style style:name="T30" style:family="text">
      <style:text-properties fo:language="en" fo:country="US" officeooo:rsid="00deb00a"/>
    </style:style>
    <style:style style:name="T31" style:family="text">
      <style:text-properties fo:language="en" fo:country="US" officeooo:rsid="00df2830"/>
    </style:style>
    <style:style style:name="T32" style:family="text">
      <style:text-properties fo:language="en" fo:country="US" officeooo:rsid="00e10538"/>
    </style:style>
    <style:style style:name="T33" style:family="text">
      <style:text-properties fo:language="en" fo:country="US" officeooo:rsid="00e15011"/>
    </style:style>
    <style:style style:name="T34" style:family="text">
      <style:text-properties fo:language="en" fo:country="US" officeooo:rsid="00feb35f"/>
    </style:style>
    <style:style style:name="T35" style:family="text">
      <style:text-properties fo:language="en" fo:country="US" officeooo:rsid="01103154"/>
    </style:style>
    <style:style style:name="T36" style:family="text">
      <style:text-properties fo:language="en" fo:country="US" officeooo:rsid="0110c299"/>
    </style:style>
    <style:style style:name="T37" style:family="text">
      <style:text-properties fo:language="en" fo:country="US" officeooo:rsid="0117049f"/>
    </style:style>
    <style:style style:name="T38" style:family="text">
      <style:text-properties fo:language="en" fo:country="US" officeooo:rsid="01236a4d"/>
    </style:style>
    <style:style style:name="T39" style:family="text">
      <style:text-properties fo:language="en" fo:country="US" officeooo:rsid="01276c86"/>
    </style:style>
    <style:style style:name="T40" style:family="text">
      <style:text-properties fo:language="en" fo:country="US" officeooo:rsid="01299252"/>
    </style:style>
    <style:style style:name="T41" style:family="text">
      <style:text-properties fo:language="en" fo:country="US" officeooo:rsid="012b0507"/>
    </style:style>
    <style:style style:name="T42" style:family="text">
      <style:text-properties fo:language="en" fo:country="US" officeooo:rsid="012f7599"/>
    </style:style>
    <style:style style:name="T43" style:family="text">
      <style:text-properties officeooo:rsid="0002831e"/>
    </style:style>
    <style:style style:name="T44" style:family="text">
      <style:text-properties style:font-name="Courier New"/>
    </style:style>
    <style:style style:name="T45" style:family="text">
      <style:text-properties style:font-name="Courier New" officeooo:rsid="00020d14"/>
    </style:style>
    <style:style style:name="T46" style:family="text">
      <style:text-properties style:font-name="Courier New" fo:language="en" fo:country="US"/>
    </style:style>
    <style:style style:name="T47" style:family="text">
      <style:text-properties style:font-name="Courier New" fo:language="en" fo:country="US" officeooo:rsid="0002831e"/>
    </style:style>
    <style:style style:name="T48" style:family="text">
      <style:text-properties style:font-name="Courier New" fo:language="en" fo:country="US" officeooo:rsid="001da479"/>
    </style:style>
    <style:style style:name="T49" style:family="text">
      <style:text-properties style:font-name="Courier New" fo:language="en" fo:country="US" officeooo:rsid="0025735a"/>
    </style:style>
    <style:style style:name="T50" style:family="text">
      <style:text-properties style:font-name="Courier New" fo:language="en" fo:country="US" officeooo:rsid="002ad0e6"/>
    </style:style>
    <style:style style:name="T51" style:family="text">
      <style:text-properties style:font-name="Courier New" fo:language="en" fo:country="US" officeooo:rsid="002b46bf"/>
    </style:style>
    <style:style style:name="T52" style:family="text">
      <style:text-properties style:font-name="Courier New" fo:language="en" fo:country="US" officeooo:rsid="0039bdee"/>
    </style:style>
    <style:style style:name="T53" style:family="text">
      <style:text-properties style:font-name="Courier New" fo:language="en" fo:country="US" officeooo:rsid="00401ee7"/>
    </style:style>
    <style:style style:name="T54" style:family="text">
      <style:text-properties style:font-name="Courier New" fo:language="en" fo:country="US" officeooo:rsid="0041bdb3"/>
    </style:style>
    <style:style style:name="T55" style:family="text">
      <style:text-properties style:font-name="Courier New" fo:language="en" fo:country="US" officeooo:rsid="005164b8"/>
    </style:style>
    <style:style style:name="T56" style:family="text">
      <style:text-properties style:font-name="Courier New" fo:language="en" fo:country="US" officeooo:rsid="005258c3"/>
    </style:style>
    <style:style style:name="T57" style:family="text">
      <style:text-properties style:font-name="Courier New" fo:language="en" fo:country="US" officeooo:rsid="0068fb70"/>
    </style:style>
    <style:style style:name="T58" style:family="text">
      <style:text-properties style:font-name="Courier New" fo:language="en" fo:country="US" officeooo:rsid="006a452c"/>
    </style:style>
    <style:style style:name="T59" style:family="text">
      <style:text-properties style:font-name="Courier New" fo:language="en" fo:country="US" officeooo:rsid="006c215e"/>
    </style:style>
    <style:style style:name="T60" style:family="text">
      <style:text-properties style:font-name="Courier New" fo:language="en" fo:country="US" officeooo:rsid="006d3e67"/>
    </style:style>
    <style:style style:name="T61" style:family="text">
      <style:text-properties style:font-name="Courier New" fo:language="en" fo:country="US" officeooo:rsid="0070908c"/>
    </style:style>
    <style:style style:name="T62" style:family="text">
      <style:text-properties style:font-name="Courier New" fo:language="en" fo:country="US" officeooo:rsid="00710be5"/>
    </style:style>
    <style:style style:name="T63" style:family="text">
      <style:text-properties style:font-name="Courier New" fo:language="en" fo:country="US" officeooo:rsid="0079825a"/>
    </style:style>
    <style:style style:name="T64" style:family="text">
      <style:text-properties style:font-name="Courier New" fo:language="en" fo:country="US" officeooo:rsid="007a5942"/>
    </style:style>
    <style:style style:name="T65" style:family="text">
      <style:text-properties style:font-name="Courier New" fo:language="en" fo:country="US" officeooo:rsid="007a6b77"/>
    </style:style>
    <style:style style:name="T66" style:family="text">
      <style:text-properties style:font-name="Courier New" fo:language="en" fo:country="US" officeooo:rsid="007b53a4"/>
    </style:style>
    <style:style style:name="T67" style:family="text">
      <style:text-properties style:font-name="Courier New" fo:language="en" fo:country="US" officeooo:rsid="007e6144"/>
    </style:style>
    <style:style style:name="T68" style:family="text">
      <style:text-properties style:font-name="Courier New" fo:language="en" fo:country="US" officeooo:rsid="00800061"/>
    </style:style>
    <style:style style:name="T69" style:family="text">
      <style:text-properties style:font-name="Courier New" fo:language="en" fo:country="US" officeooo:rsid="00813a42"/>
    </style:style>
    <style:style style:name="T70" style:family="text">
      <style:text-properties style:font-name="Courier New" fo:language="en" fo:country="US" officeooo:rsid="00825688"/>
    </style:style>
    <style:style style:name="T71" style:family="text">
      <style:text-properties style:font-name="Courier New" fo:language="en" fo:country="US" officeooo:rsid="00980215"/>
    </style:style>
    <style:style style:name="T72" style:family="text">
      <style:text-properties style:font-name="Courier New" fo:language="en" fo:country="US" officeooo:rsid="00a65643"/>
    </style:style>
    <style:style style:name="T73" style:family="text">
      <style:text-properties style:font-name="Courier New" fo:language="en" fo:country="US" officeooo:rsid="00a658be"/>
    </style:style>
    <style:style style:name="T74" style:family="text">
      <style:text-properties style:font-name="Courier New" fo:language="en" fo:country="US" officeooo:rsid="00a8e596"/>
    </style:style>
    <style:style style:name="T75" style:family="text">
      <style:text-properties style:font-name="Courier New" fo:language="en" fo:country="US" officeooo:rsid="00ada651"/>
    </style:style>
    <style:style style:name="T76" style:family="text">
      <style:text-properties style:font-name="Courier New" fo:language="en" fo:country="US" officeooo:rsid="00af0431"/>
    </style:style>
    <style:style style:name="T77" style:family="text">
      <style:text-properties style:font-name="Courier New" fo:language="en" fo:country="US" officeooo:rsid="00afea57"/>
    </style:style>
    <style:style style:name="T78" style:family="text">
      <style:text-properties style:font-name="Courier New" fo:language="en" fo:country="US" officeooo:rsid="00b97a1b"/>
    </style:style>
    <style:style style:name="T79" style:family="text">
      <style:text-properties style:font-name="Courier New" fo:language="en" fo:country="US" officeooo:rsid="00d9feca"/>
    </style:style>
    <style:style style:name="T80" style:family="text">
      <style:text-properties style:font-name="Courier New" fo:language="en" fo:country="US" officeooo:rsid="00deb00a"/>
    </style:style>
    <style:style style:name="T81" style:family="text">
      <style:text-properties style:font-name="Courier New" fo:language="en" fo:country="US" officeooo:rsid="00df2830"/>
    </style:style>
    <style:style style:name="T82" style:family="text">
      <style:text-properties style:font-name="Courier New" fo:language="en" fo:country="US" officeooo:rsid="00e10538"/>
    </style:style>
    <style:style style:name="T83" style:family="text">
      <style:text-properties style:font-name="Courier New" fo:language="en" fo:country="US" officeooo:rsid="00e15011"/>
    </style:style>
    <style:style style:name="T84" style:family="text">
      <style:text-properties style:font-name="Courier New" fo:language="en" fo:country="US" officeooo:rsid="00e4bde0"/>
    </style:style>
    <style:style style:name="T85" style:family="text">
      <style:text-properties style:font-name="Courier New" fo:language="en" fo:country="US" officeooo:rsid="00f2f045"/>
    </style:style>
    <style:style style:name="T86" style:family="text">
      <style:text-properties style:font-name="Courier New" fo:language="en" fo:country="US" officeooo:rsid="00f67ce4"/>
    </style:style>
    <style:style style:name="T87" style:family="text">
      <style:text-properties style:font-name="Courier New" fo:language="en" fo:country="US" officeooo:rsid="00fca976"/>
    </style:style>
    <style:style style:name="T88" style:family="text">
      <style:text-properties style:font-name="Courier New" fo:language="en" fo:country="US" officeooo:rsid="00fb7232"/>
    </style:style>
    <style:style style:name="T89" style:family="text">
      <style:text-properties style:font-name="Courier New" fo:language="en" fo:country="US" officeooo:rsid="00feb35f"/>
    </style:style>
    <style:style style:name="T90" style:family="text">
      <style:text-properties style:font-name="Courier New" fo:language="en" fo:country="US" officeooo:rsid="0102dfdc"/>
    </style:style>
    <style:style style:name="T91" style:family="text">
      <style:text-properties style:font-name="Courier New" fo:language="en" fo:country="US" officeooo:rsid="01276c86"/>
    </style:style>
    <style:style style:name="T92" style:family="text">
      <style:text-properties style:font-name="Courier New" fo:language="en" fo:country="US" officeooo:rsid="0127d12c"/>
    </style:style>
    <style:style style:name="T93" style:family="text">
      <style:text-properties style:font-name="Courier New" fo:language="en" fo:country="US" officeooo:rsid="01299252"/>
    </style:style>
    <style:style style:name="T94" style:family="text">
      <style:text-properties style:font-name="Courier New" fo:language="en" fo:country="US" officeooo:rsid="012b0507"/>
    </style:style>
    <style:style style:name="T95" style:family="text">
      <style:text-properties style:font-name="Courier New" officeooo:rsid="0002831e"/>
    </style:style>
    <style:style style:name="T96" style:family="text">
      <style:text-properties style:font-name="Courier New" officeooo:rsid="0025735a"/>
    </style:style>
    <style:style style:name="T97" style:family="text">
      <style:text-properties style:font-name="Courier New" officeooo:rsid="002ad0e6"/>
    </style:style>
    <style:style style:name="T98" style:family="text">
      <style:text-properties style:font-name="Courier New" fo:language="ru" fo:country="RU"/>
    </style:style>
    <style:style style:name="T99" style:family="text">
      <style:text-properties style:font-name="Courier New" fo:language="ru" fo:country="RU" officeooo:rsid="00401ee7"/>
    </style:style>
    <style:style style:name="T100" style:family="text">
      <style:text-properties style:font-name="Courier New" fo:language="ru" fo:country="RU" officeooo:rsid="00453700"/>
    </style:style>
    <style:style style:name="T101" style:family="text">
      <style:text-properties style:font-name="Courier New" fo:language="ru" fo:country="RU" officeooo:rsid="0089edb6"/>
    </style:style>
    <style:style style:name="T102" style:family="text">
      <style:text-properties style:font-name="Courier New" fo:language="ru" fo:country="RU" officeooo:rsid="008bb314"/>
    </style:style>
    <style:style style:name="T103" style:family="text">
      <style:text-properties style:font-name="Courier New" fo:language="ru" fo:country="RU" officeooo:rsid="008db19e"/>
    </style:style>
    <style:style style:name="T104" style:family="text">
      <style:text-properties style:font-name="Courier New" fo:language="ru" fo:country="RU" officeooo:rsid="00dc2c85"/>
    </style:style>
    <style:style style:name="T105" style:family="text">
      <style:text-properties style:font-name="Courier New" fo:language="ru" fo:country="RU" officeooo:rsid="00df6003"/>
    </style:style>
    <style:style style:name="T106" style:family="text">
      <style:text-properties style:font-name="Courier New" officeooo:rsid="00401ee7"/>
    </style:style>
    <style:style style:name="T107" style:family="text">
      <style:text-properties style:font-name="Courier New" officeooo:rsid="00453700"/>
    </style:style>
    <style:style style:name="T108" style:family="text">
      <style:text-properties style:font-name="Courier New" officeooo:rsid="00468231"/>
    </style:style>
    <style:style style:name="T109" style:family="text">
      <style:text-properties style:font-name="Courier New" officeooo:rsid="005164b8"/>
    </style:style>
    <style:style style:name="T110" style:family="text">
      <style:text-properties style:font-name="Courier New" officeooo:rsid="0068fb70"/>
    </style:style>
    <style:style style:name="T111" style:family="text">
      <style:text-properties style:font-name="Courier New" officeooo:rsid="006a452c"/>
    </style:style>
    <style:style style:name="T112" style:family="text">
      <style:text-properties style:font-name="Courier New" officeooo:rsid="006c215e"/>
    </style:style>
    <style:style style:name="T113" style:family="text">
      <style:text-properties style:font-name="Courier New" officeooo:rsid="006d3e67"/>
    </style:style>
    <style:style style:name="T114" style:family="text">
      <style:text-properties style:font-name="Courier New" officeooo:rsid="0070908c"/>
    </style:style>
    <style:style style:name="T115" style:family="text">
      <style:text-properties style:font-name="Courier New" officeooo:rsid="00710be5"/>
    </style:style>
    <style:style style:name="T116" style:family="text">
      <style:text-properties style:font-name="Courier New" officeooo:rsid="0079825a"/>
    </style:style>
    <style:style style:name="T117" style:family="text">
      <style:text-properties style:font-name="Courier New" officeooo:rsid="007a5942"/>
    </style:style>
    <style:style style:name="T118" style:family="text">
      <style:text-properties style:font-name="Courier New" officeooo:rsid="007a6b77"/>
    </style:style>
    <style:style style:name="T119" style:family="text">
      <style:text-properties style:font-name="Courier New" officeooo:rsid="007b53a4"/>
    </style:style>
    <style:style style:name="T120" style:family="text">
      <style:text-properties style:font-name="Courier New" officeooo:rsid="007e6144"/>
    </style:style>
    <style:style style:name="T121" style:family="text">
      <style:text-properties style:font-name="Courier New" officeooo:rsid="00825688"/>
    </style:style>
    <style:style style:name="T122" style:family="text">
      <style:text-properties style:font-name="Courier New" officeooo:rsid="0089edb6"/>
    </style:style>
    <style:style style:name="T123" style:family="text">
      <style:text-properties style:font-name="Courier New" officeooo:rsid="008bb314"/>
    </style:style>
    <style:style style:name="T124" style:family="text">
      <style:text-properties style:font-name="Courier New" officeooo:rsid="008db19e"/>
    </style:style>
    <style:style style:name="T125" style:family="text">
      <style:text-properties style:font-name="Courier New" officeooo:rsid="00a65643"/>
    </style:style>
    <style:style style:name="T126" style:family="text">
      <style:text-properties style:font-name="Courier New" officeooo:rsid="00a658be"/>
    </style:style>
    <style:style style:name="T127" style:family="text">
      <style:text-properties style:font-name="Courier New" officeooo:rsid="00a8e596"/>
    </style:style>
    <style:style style:name="T128" style:family="text">
      <style:text-properties style:font-name="Courier New" officeooo:rsid="00ada651"/>
    </style:style>
    <style:style style:name="T129" style:family="text">
      <style:text-properties style:font-name="Courier New" officeooo:rsid="00af0431"/>
    </style:style>
    <style:style style:name="T130" style:family="text">
      <style:text-properties style:font-name="Courier New" officeooo:rsid="00afea57"/>
    </style:style>
    <style:style style:name="T131" style:family="text">
      <style:text-properties style:font-name="Courier New" officeooo:rsid="00b97a1b"/>
    </style:style>
    <style:style style:name="T132" style:family="text">
      <style:text-properties style:font-name="Courier New" officeooo:rsid="00d9feca"/>
    </style:style>
    <style:style style:name="T133" style:family="text">
      <style:text-properties style:font-name="Courier New" officeooo:rsid="00df2830"/>
    </style:style>
    <style:style style:name="T134" style:family="text">
      <style:text-properties style:font-name="Courier New" officeooo:rsid="00df6003"/>
    </style:style>
    <style:style style:name="T135" style:family="text">
      <style:text-properties style:font-name="Courier New" officeooo:rsid="00e10538"/>
    </style:style>
    <style:style style:name="T136" style:family="text">
      <style:text-properties style:font-name="Courier New" officeooo:rsid="00e15011"/>
    </style:style>
    <style:style style:name="T137" style:family="text">
      <style:text-properties style:font-name="Courier New" officeooo:rsid="00f2f045"/>
    </style:style>
    <style:style style:name="T138" style:family="text">
      <style:text-properties style:font-name="Courier New" officeooo:rsid="00fb7232"/>
    </style:style>
    <style:style style:name="T139" style:family="text">
      <style:text-properties style:font-name="Courier New" officeooo:rsid="00feb35f"/>
    </style:style>
    <style:style style:name="T140" style:family="text">
      <style:text-properties style:font-name="Courier New" officeooo:rsid="01019e06"/>
    </style:style>
    <style:style style:name="T141" style:family="text">
      <style:text-properties style:font-name="Courier New" officeooo:rsid="0102dfdc"/>
    </style:style>
    <style:style style:name="T142" style:family="text">
      <style:text-properties style:font-name="Courier New" officeooo:rsid="01276c86"/>
    </style:style>
    <style:style style:name="T143" style:family="text">
      <style:text-properties style:font-name="Courier New" officeooo:rsid="0127d12c"/>
    </style:style>
    <style:style style:name="T144" style:family="text">
      <style:text-properties style:font-name="Courier New" officeooo:rsid="01299252"/>
    </style:style>
    <style:style style:name="T145" style:family="text">
      <style:text-properties style:font-name="Courier New" officeooo:rsid="012b0507"/>
    </style:style>
    <style:style style:name="T146" style:family="text">
      <style:text-properties officeooo:rsid="00041753"/>
    </style:style>
    <style:style style:name="T147" style:family="text">
      <style:text-properties officeooo:rsid="0005e78f"/>
    </style:style>
    <style:style style:name="T148" style:family="text">
      <style:text-properties officeooo:rsid="00070818"/>
    </style:style>
    <style:style style:name="T149" style:family="text">
      <style:text-properties officeooo:rsid="000936b7"/>
    </style:style>
    <style:style style:name="T150" style:family="text">
      <style:text-properties officeooo:rsid="000aa959"/>
    </style:style>
    <style:style style:name="T151" style:family="text">
      <style:text-properties officeooo:rsid="000c7665"/>
    </style:style>
    <style:style style:name="T152" style:family="text">
      <style:text-properties officeooo:rsid="000d2d3b"/>
    </style:style>
    <style:style style:name="T153" style:family="text">
      <style:text-properties officeooo:rsid="00149eb2"/>
    </style:style>
    <style:style style:name="T154" style:family="text">
      <style:text-properties officeooo:rsid="00150d83"/>
    </style:style>
    <style:style style:name="T155" style:family="text">
      <style:text-properties officeooo:rsid="001826ab"/>
    </style:style>
    <style:style style:name="T156" style:family="text">
      <style:text-properties officeooo:rsid="001b1d02"/>
    </style:style>
    <style:style style:name="T157" style:family="text">
      <style:text-properties officeooo:rsid="001da479"/>
    </style:style>
    <style:style style:name="T158" style:family="text">
      <style:text-properties officeooo:rsid="001dc7b0"/>
    </style:style>
    <style:style style:name="T159" style:family="text">
      <style:text-properties fo:language="ru" fo:country="RU"/>
    </style:style>
    <style:style style:name="T160" style:family="text">
      <style:text-properties fo:language="ru" fo:country="RU" officeooo:rsid="00202007"/>
    </style:style>
    <style:style style:name="T161" style:family="text">
      <style:text-properties fo:language="ru" fo:country="RU" officeooo:rsid="00401ee7"/>
    </style:style>
    <style:style style:name="T162" style:family="text">
      <style:text-properties fo:language="ru" fo:country="RU" officeooo:rsid="0041bdb3"/>
    </style:style>
    <style:style style:name="T163" style:family="text">
      <style:text-properties fo:language="ru" fo:country="RU" officeooo:rsid="00453700"/>
    </style:style>
    <style:style style:name="T164" style:family="text">
      <style:text-properties fo:language="ru" fo:country="RU" officeooo:rsid="00467771"/>
    </style:style>
    <style:style style:name="T165" style:family="text">
      <style:text-properties fo:language="ru" fo:country="RU" officeooo:rsid="00468231"/>
    </style:style>
    <style:style style:name="T166" style:family="text">
      <style:text-properties fo:language="ru" fo:country="RU" officeooo:rsid="005a87b6"/>
    </style:style>
    <style:style style:name="T167" style:family="text">
      <style:text-properties fo:language="ru" fo:country="RU" officeooo:rsid="0089edb6"/>
    </style:style>
    <style:style style:name="T168" style:family="text">
      <style:text-properties fo:language="ru" fo:country="RU" officeooo:rsid="008bb314"/>
    </style:style>
    <style:style style:name="T169" style:family="text">
      <style:text-properties fo:language="ru" fo:country="RU" officeooo:rsid="008db19e"/>
    </style:style>
    <style:style style:name="T170" style:family="text">
      <style:text-properties fo:language="ru" fo:country="RU" officeooo:rsid="00934300"/>
    </style:style>
    <style:style style:name="T171" style:family="text">
      <style:text-properties fo:language="ru" fo:country="RU" officeooo:rsid="00908af0"/>
    </style:style>
    <style:style style:name="T172" style:family="text">
      <style:text-properties fo:language="ru" fo:country="RU" officeooo:rsid="00cf59d0"/>
    </style:style>
    <style:style style:name="T173" style:family="text">
      <style:text-properties fo:language="ru" fo:country="RU" officeooo:rsid="00dc2c85"/>
    </style:style>
    <style:style style:name="T174" style:family="text">
      <style:text-properties fo:language="ru" fo:country="RU" officeooo:rsid="00de0dd0"/>
    </style:style>
    <style:style style:name="T175" style:family="text">
      <style:text-properties fo:language="ru" fo:country="RU" officeooo:rsid="00df6003"/>
    </style:style>
    <style:style style:name="T176" style:family="text">
      <style:text-properties fo:language="ru" fo:country="RU" officeooo:rsid="011cde8c"/>
    </style:style>
    <style:style style:name="T177" style:family="text">
      <style:text-properties fo:language="ru" fo:country="RU" officeooo:rsid="011e3257"/>
    </style:style>
    <style:style style:name="T178" style:family="text">
      <style:text-properties fo:language="ru" fo:country="RU" officeooo:rsid="01368421"/>
    </style:style>
    <style:style style:name="T179" style:family="text">
      <style:text-properties fo:language="ru" fo:country="RU" officeooo:rsid="013867f3"/>
    </style:style>
    <style:style style:name="T180" style:family="text">
      <style:text-properties officeooo:rsid="001dfb03"/>
    </style:style>
    <style:style style:name="T181" style:family="text">
      <style:text-properties officeooo:rsid="001f238c"/>
    </style:style>
    <style:style style:name="T182" style:family="text">
      <style:text-properties officeooo:rsid="00202007"/>
    </style:style>
    <style:style style:name="T183" style:family="text">
      <style:text-properties officeooo:rsid="0025735a"/>
    </style:style>
    <style:style style:name="T184" style:family="text">
      <style:text-properties officeooo:rsid="002987e6"/>
    </style:style>
    <style:style style:name="T185" style:family="text">
      <style:text-properties officeooo:rsid="002a59d1"/>
    </style:style>
    <style:style style:name="T186" style:family="text">
      <style:text-properties officeooo:rsid="002ad0e6"/>
    </style:style>
    <style:style style:name="T187" style:family="text">
      <style:text-properties officeooo:rsid="002b46bf"/>
    </style:style>
    <style:style style:name="T188" style:family="text">
      <style:text-properties officeooo:rsid="002ef628"/>
    </style:style>
    <style:style style:name="T189" style:family="text">
      <style:text-properties officeooo:rsid="002a7404"/>
    </style:style>
    <style:style style:name="T190" style:family="text">
      <style:text-properties officeooo:rsid="0034c191"/>
    </style:style>
    <style:style style:name="T191" style:family="text">
      <style:text-properties officeooo:rsid="0035ed34"/>
    </style:style>
    <style:style style:name="T192" style:family="text">
      <style:text-properties officeooo:rsid="0037c712"/>
    </style:style>
    <style:style style:name="T193" style:family="text">
      <style:text-properties officeooo:rsid="003b0e4d"/>
    </style:style>
    <style:style style:name="T194" style:family="text">
      <style:text-properties officeooo:rsid="003cc9d3"/>
    </style:style>
    <style:style style:name="T195" style:family="text">
      <style:text-properties officeooo:rsid="003ea60c"/>
    </style:style>
    <style:style style:name="T196" style:family="text">
      <style:text-properties officeooo:rsid="0041bdb3"/>
    </style:style>
    <style:style style:name="T197" style:family="text">
      <style:text-properties officeooo:rsid="0043a0f0"/>
    </style:style>
    <style:style style:name="T198" style:family="text">
      <style:text-properties officeooo:rsid="00468231"/>
    </style:style>
    <style:style style:name="T199" style:family="text">
      <style:text-properties officeooo:rsid="00401ee7"/>
    </style:style>
    <style:style style:name="T200" style:family="text">
      <style:text-properties officeooo:rsid="0048a4aa"/>
    </style:style>
    <style:style style:name="T201" style:family="text">
      <style:text-properties officeooo:rsid="004a491a"/>
    </style:style>
    <style:style style:name="T202" style:family="text">
      <style:text-properties officeooo:rsid="004be1ad"/>
    </style:style>
    <style:style style:name="T203" style:family="text">
      <style:text-properties officeooo:rsid="0050c69f"/>
    </style:style>
    <style:style style:name="T204" style:family="text">
      <style:text-properties officeooo:rsid="005164b8"/>
    </style:style>
    <style:style style:name="T205" style:family="text">
      <style:text-properties officeooo:rsid="0053de3d"/>
    </style:style>
    <style:style style:name="T206" style:family="text">
      <style:text-properties officeooo:rsid="005681f1"/>
    </style:style>
    <style:style style:name="T207" style:family="text">
      <style:text-properties officeooo:rsid="00575f4b"/>
    </style:style>
    <style:style style:name="T208" style:family="text">
      <style:text-properties officeooo:rsid="005902b7"/>
    </style:style>
    <style:style style:name="T209" style:family="text">
      <style:text-properties officeooo:rsid="00625a93"/>
    </style:style>
    <style:style style:name="T210" style:family="text">
      <style:text-properties officeooo:rsid="00658ee5"/>
    </style:style>
    <style:style style:name="T211" style:family="text">
      <style:text-properties officeooo:rsid="00661e40"/>
    </style:style>
    <style:style style:name="T212" style:family="text">
      <style:text-properties officeooo:rsid="0068fb70"/>
    </style:style>
    <style:style style:name="T213" style:family="text">
      <style:text-properties officeooo:rsid="006a452c"/>
    </style:style>
    <style:style style:name="T214" style:family="text">
      <style:text-properties officeooo:rsid="006c215e"/>
    </style:style>
    <style:style style:name="T215" style:family="text">
      <style:text-properties officeooo:rsid="006d3e67"/>
    </style:style>
    <style:style style:name="T216" style:family="text">
      <style:text-properties officeooo:rsid="006f5e8d"/>
    </style:style>
    <style:style style:name="T217" style:family="text">
      <style:text-properties officeooo:rsid="0070908c"/>
    </style:style>
    <style:style style:name="T218" style:family="text">
      <style:text-properties officeooo:rsid="00710be5"/>
    </style:style>
    <style:style style:name="T219" style:family="text">
      <style:text-properties officeooo:rsid="0071173a"/>
    </style:style>
    <style:style style:name="T220" style:family="text">
      <style:text-properties officeooo:rsid="0073711d"/>
    </style:style>
    <style:style style:name="T221" style:family="text">
      <style:text-properties style:font-name="Tahoma"/>
    </style:style>
    <style:style style:name="T222" style:family="text">
      <style:text-properties style:font-name="Tahoma" fo:language="en" fo:country="US"/>
    </style:style>
    <style:style style:name="T223" style:family="text">
      <style:text-properties style:font-name="Tahoma" fo:language="en" fo:country="US" officeooo:rsid="007a5942"/>
    </style:style>
    <style:style style:name="T224" style:family="text">
      <style:text-properties style:font-name="Tahoma" fo:language="en" fo:country="US" officeooo:rsid="007a6b77"/>
    </style:style>
    <style:style style:name="T225" style:family="text">
      <style:text-properties style:font-name="Tahoma" fo:language="en" fo:country="US" officeooo:rsid="007c932c"/>
    </style:style>
    <style:style style:name="T226" style:family="text">
      <style:text-properties style:font-name="Tahoma" fo:language="en" fo:country="US" officeooo:rsid="00a8e596"/>
    </style:style>
    <style:style style:name="T227" style:family="text">
      <style:text-properties style:font-name="Tahoma" officeooo:rsid="007a6b77"/>
    </style:style>
    <style:style style:name="T228" style:family="text">
      <style:text-properties style:font-name="Tahoma" officeooo:rsid="007b53a4"/>
    </style:style>
    <style:style style:name="T229" style:family="text">
      <style:text-properties style:font-name="Tahoma" officeooo:rsid="007e6144"/>
    </style:style>
    <style:style style:name="T230" style:family="text">
      <style:text-properties style:font-name="Tahoma" officeooo:rsid="007ef6b0"/>
    </style:style>
    <style:style style:name="T231" style:family="text">
      <style:text-properties style:font-name="Tahoma" fo:language="ru" fo:country="RU"/>
    </style:style>
    <style:style style:name="T232" style:family="text">
      <style:text-properties style:font-name="Tahoma" fo:language="ru" fo:country="RU" officeooo:rsid="00908af0"/>
    </style:style>
    <style:style style:name="T233" style:family="text">
      <style:text-properties style:font-name="Tahoma" officeooo:rsid="00a65643"/>
    </style:style>
    <style:style style:name="T234" style:family="text">
      <style:text-properties style:font-name="Tahoma" officeooo:rsid="00a745ba"/>
    </style:style>
    <style:style style:name="T235" style:family="text">
      <style:text-properties style:font-name="Tahoma" officeooo:rsid="00a504a7"/>
    </style:style>
    <style:style style:name="T236" style:family="text">
      <style:text-properties style:font-name="Tahoma" officeooo:rsid="00a658be"/>
    </style:style>
    <style:style style:name="T237" style:family="text">
      <style:text-properties style:font-name="Tahoma" officeooo:rsid="00a8e596"/>
    </style:style>
    <style:style style:name="T238" style:family="text">
      <style:text-properties style:font-name="Tahoma" officeooo:rsid="00b97a1b"/>
    </style:style>
    <style:style style:name="T239" style:family="text">
      <style:text-properties style:font-name="Tahoma" officeooo:rsid="00df2830"/>
    </style:style>
    <style:style style:name="T240" style:family="text">
      <style:text-properties style:font-name="Tahoma" officeooo:rsid="0102dfdc"/>
    </style:style>
    <style:style style:name="T241" style:family="text">
      <style:text-properties style:font-name="Tahoma" officeooo:rsid="01239356"/>
    </style:style>
    <style:style style:name="T242" style:family="text">
      <style:text-properties officeooo:rsid="0076c450"/>
    </style:style>
    <style:style style:name="T243" style:family="text">
      <style:text-properties officeooo:rsid="00785349"/>
    </style:style>
    <style:style style:name="T244" style:family="text">
      <style:text-properties officeooo:rsid="0079825a"/>
    </style:style>
    <style:style style:name="T245" style:family="text">
      <style:text-properties officeooo:rsid="007a5942"/>
    </style:style>
    <style:style style:name="T246" style:family="text">
      <style:text-properties officeooo:rsid="007c932c"/>
    </style:style>
    <style:style style:name="T247" style:family="text">
      <style:text-properties officeooo:rsid="00800061"/>
    </style:style>
    <style:style style:name="T248" style:family="text">
      <style:text-properties officeooo:rsid="00813a42"/>
    </style:style>
    <style:style style:name="T249" style:family="text">
      <style:text-properties officeooo:rsid="00825688"/>
    </style:style>
    <style:style style:name="T250" style:family="text">
      <style:text-properties officeooo:rsid="0089edb6"/>
    </style:style>
    <style:style style:name="T251" style:family="text">
      <style:text-properties officeooo:rsid="008bb314"/>
    </style:style>
    <style:style style:name="T252" style:family="text">
      <style:text-properties officeooo:rsid="008db19e"/>
    </style:style>
    <style:style style:name="T253" style:family="text">
      <style:text-properties officeooo:rsid="00934300"/>
    </style:style>
    <style:style style:name="T254" style:family="text">
      <style:text-properties officeooo:rsid="007ef6b0"/>
    </style:style>
    <style:style style:name="T255" style:family="text">
      <style:text-properties officeooo:rsid="00980215"/>
    </style:style>
    <style:style style:name="T256" style:family="text">
      <style:text-properties officeooo:rsid="00990360"/>
    </style:style>
    <style:style style:name="T257" style:family="text">
      <style:text-properties officeooo:rsid="009a11a2"/>
    </style:style>
    <style:style style:name="T258" style:family="text">
      <style:text-properties officeooo:rsid="009c3e92"/>
    </style:style>
    <style:style style:name="T259" style:family="text">
      <style:text-properties officeooo:rsid="009d13f9"/>
    </style:style>
    <style:style style:name="T260" style:family="text">
      <style:text-properties officeooo:rsid="009e3cbb"/>
    </style:style>
    <style:style style:name="T261" style:family="text">
      <style:text-properties officeooo:rsid="009e45cb"/>
    </style:style>
    <style:style style:name="T262" style:family="text">
      <style:text-properties officeooo:rsid="009f3570"/>
    </style:style>
    <style:style style:name="T263" style:family="text">
      <style:text-properties officeooo:rsid="00a504a7"/>
    </style:style>
    <style:style style:name="T264" style:family="text">
      <style:text-properties officeooo:rsid="00a65643"/>
    </style:style>
    <style:style style:name="T265" style:family="text">
      <style:text-properties officeooo:rsid="00a658be"/>
    </style:style>
    <style:style style:name="T266" style:family="text">
      <style:text-properties officeooo:rsid="00a8e596"/>
    </style:style>
    <style:style style:name="T267" style:family="text">
      <style:text-properties officeooo:rsid="00abea81"/>
    </style:style>
    <style:style style:name="T268" style:family="text">
      <style:text-properties officeooo:rsid="00ada651"/>
    </style:style>
    <style:style style:name="T269" style:family="text">
      <style:text-properties officeooo:rsid="00ae7fee"/>
    </style:style>
    <style:style style:name="T270" style:family="text">
      <style:text-properties officeooo:rsid="00af0431"/>
    </style:style>
    <style:style style:name="T271" style:family="text">
      <style:text-properties officeooo:rsid="00b0b7b8"/>
    </style:style>
    <style:style style:name="T272" style:family="text">
      <style:text-properties officeooo:rsid="00afea57"/>
    </style:style>
    <style:style style:name="T273" style:family="text">
      <style:text-properties officeooo:rsid="00b97a1b"/>
    </style:style>
    <style:style style:name="T274" style:family="text">
      <style:text-properties officeooo:rsid="00baceef"/>
    </style:style>
    <style:style style:name="T275" style:family="text">
      <style:text-properties officeooo:rsid="00bbb50b"/>
    </style:style>
    <style:style style:name="T276" style:family="text">
      <style:text-properties officeooo:rsid="00bd72a4"/>
    </style:style>
    <style:style style:name="T277" style:family="text">
      <style:text-properties officeooo:rsid="00c031b6"/>
    </style:style>
    <style:style style:name="T278" style:family="text">
      <style:text-properties officeooo:rsid="00c11cc6"/>
    </style:style>
    <style:style style:name="T279" style:family="text">
      <style:text-properties officeooo:rsid="00cb1632"/>
    </style:style>
    <style:style style:name="T280" style:family="text">
      <style:text-properties officeooo:rsid="00cdb643"/>
    </style:style>
    <style:style style:name="T281" style:family="text">
      <style:text-properties officeooo:rsid="00cf59d0"/>
    </style:style>
    <style:style style:name="T282" style:family="text">
      <style:text-properties style:text-position="0% 100%" officeooo:rsid="00cf59d0"/>
    </style:style>
    <style:style style:name="T283" style:family="text">
      <style:text-properties style:text-position="0% 100%" fo:language="ru" fo:country="RU" officeooo:rsid="00cf59d0"/>
    </style:style>
    <style:style style:name="T284" style:family="text">
      <style:text-properties style:text-position="0% 100%" style:font-name="Courier New" fo:language="ru" fo:country="RU" officeooo:rsid="00cf59d0"/>
    </style:style>
    <style:style style:name="T285" style:family="text">
      <style:text-properties officeooo:rsid="00d2700e"/>
    </style:style>
    <style:style style:name="T286" style:family="text">
      <style:text-properties officeooo:rsid="00d43ae5"/>
    </style:style>
    <style:style style:name="T287" style:family="text">
      <style:text-properties officeooo:rsid="00d9feca"/>
    </style:style>
    <style:style style:name="T288" style:family="text">
      <style:text-properties officeooo:rsid="00dc2c85"/>
    </style:style>
    <style:style style:name="T289" style:family="text">
      <style:text-properties officeooo:rsid="00deb00a"/>
    </style:style>
    <style:style style:name="T290" style:family="text">
      <style:text-properties officeooo:rsid="00df2830"/>
    </style:style>
    <style:style style:name="T291" style:family="text">
      <style:text-properties officeooo:rsid="00df6003"/>
    </style:style>
    <style:style style:name="T292" style:family="text">
      <style:text-properties officeooo:rsid="00e10538"/>
    </style:style>
    <style:style style:name="T293" style:family="text">
      <style:text-properties officeooo:rsid="00e15011"/>
    </style:style>
    <style:style style:name="T294" style:family="text">
      <style:text-properties officeooo:rsid="00e34b58"/>
    </style:style>
    <style:style style:name="T295" style:family="text">
      <style:text-properties officeooo:rsid="00ef4cf3"/>
    </style:style>
    <style:style style:name="T296" style:family="text">
      <style:text-properties officeooo:rsid="00f2f045"/>
    </style:style>
    <style:style style:name="T297" style:family="text">
      <style:text-properties officeooo:rsid="00f67ce4"/>
    </style:style>
    <style:style style:name="T298" style:family="text">
      <style:text-properties officeooo:rsid="00f9bd9c"/>
    </style:style>
    <style:style style:name="T299" style:family="text">
      <style:text-properties officeooo:rsid="00fb7232"/>
    </style:style>
    <style:style style:name="T300" style:family="text">
      <style:text-properties officeooo:rsid="00fca976"/>
    </style:style>
    <style:style style:name="T301" style:family="text">
      <style:text-properties officeooo:rsid="00fde7c6"/>
    </style:style>
    <style:style style:name="T302" style:family="text">
      <style:text-properties officeooo:rsid="00feb35f"/>
    </style:style>
    <style:style style:name="T303" style:family="text">
      <style:text-properties officeooo:rsid="01014a3d"/>
    </style:style>
    <style:style style:name="T304" style:family="text">
      <style:text-properties officeooo:rsid="01019e06"/>
    </style:style>
    <style:style style:name="T305" style:family="text">
      <style:text-properties officeooo:rsid="0102dfdc"/>
    </style:style>
    <style:style style:name="T306" style:family="text">
      <style:text-properties officeooo:rsid="0104467d"/>
    </style:style>
    <style:style style:name="T307" style:family="text">
      <style:text-properties officeooo:rsid="01081b69"/>
    </style:style>
    <style:style style:name="T308" style:family="text">
      <style:text-properties officeooo:rsid="010e34d1"/>
    </style:style>
    <style:style style:name="T309" style:family="text">
      <style:text-properties officeooo:rsid="0110c299"/>
    </style:style>
    <style:style style:name="T310" style:family="text">
      <style:text-properties officeooo:rsid="01138f25"/>
    </style:style>
    <style:style style:name="T311" style:family="text">
      <style:text-properties officeooo:rsid="0117049f"/>
    </style:style>
    <style:style style:name="T312" style:family="text">
      <style:text-properties officeooo:rsid="011830b5"/>
    </style:style>
    <style:style style:name="T313" style:family="text">
      <style:text-properties officeooo:rsid="011ac5f4"/>
    </style:style>
    <style:style style:name="T314" style:family="text">
      <style:text-properties officeooo:rsid="011cde8c"/>
    </style:style>
    <style:style style:name="T315" style:family="text">
      <style:text-properties officeooo:rsid="011e3257"/>
    </style:style>
    <style:style style:name="T316" style:family="text">
      <style:text-properties officeooo:rsid="011f84cd"/>
    </style:style>
    <style:style style:name="T317" style:family="text">
      <style:text-properties officeooo:rsid="01239356"/>
    </style:style>
    <style:style style:name="T318" style:family="text">
      <style:text-properties officeooo:rsid="01271c10"/>
    </style:style>
    <style:style style:name="T319" style:family="text">
      <style:text-properties officeooo:rsid="01276c86"/>
    </style:style>
    <style:style style:name="T320" style:family="text">
      <style:text-properties officeooo:rsid="0127d12c"/>
    </style:style>
    <style:style style:name="T321" style:family="text">
      <style:text-properties officeooo:rsid="01299252"/>
    </style:style>
    <style:style style:name="T322" style:family="text">
      <style:text-properties officeooo:rsid="012b0507"/>
    </style:style>
    <style:style style:name="T323" style:family="text">
      <style:text-properties officeooo:rsid="012c66ae"/>
    </style:style>
    <style:style style:name="T324" style:family="text">
      <style:text-properties officeooo:rsid="012de20b"/>
    </style:style>
    <style:style style:name="T325" style:family="text">
      <style:text-properties officeooo:rsid="012f7599"/>
    </style:style>
    <style:style style:name="T326" style:family="text">
      <style:text-properties style:font-name="Tahoma"/>
    </style:style>
    <style:style style:name="T327" style:family="text">
      <style:text-properties style:font-name="Tahoma" fo:language="en" fo:country="US"/>
    </style:style>
    <style:style style:name="T328" style:family="text">
      <style:text-properties style:font-name="Tahoma" fo:language="ru" fo:country="RU" officeooo:rsid="01368421"/>
    </style:style>
    <style:style style:name="T329" style:family="text">
      <style:text-properties style:font-name="Courier New"/>
    </style:style>
    <style:style style:name="T330" style:family="text">
      <style:text-properties style:font-name="Courier New" officeooo:rsid="012f7599"/>
    </style:style>
    <style:style style:name="T331" style:family="text">
      <style:text-properties style:font-name="Courier New" fo:language="en" fo:country="US"/>
    </style:style>
    <style:style style:name="T332" style:family="text">
      <style:text-properties style:font-name="Courier New" fo:language="en" fo:country="US" officeooo:rsid="012f7599"/>
    </style:style>
    <style:style style:name="T333" style:family="text">
      <style:text-properties style:font-name="Courier New" fo:language="ru" fo:country="RU" officeooo:rsid="01368421"/>
    </style:style>
    <style:style style:name="T334" style:family="text">
      <style:text-properties officeooo:rsid="013867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8">Часть 1 (Предисловие)</text:p>
      <text:p text:style-name="P73"/>
      <text:p text:style-name="P61">Предисловие</text:p>
      <text:p text:style-name="P132"/>
      <text:p text:style-name="P254"><text:span text:style-name="T44">SQL </text:span>–<text:span text:style-name="T44"> SEQUEL </text:span>(<text:span text:style-name="T159">по другой версии,</text:span><text:span text:style-name="T98"> </text:span><text:span text:style-name="T44">Structured Query Language</text:span>) – <text:span text:style-name="T159">язык запросов к серверу БД.</text:span></text:p>
      <text:p text:style-name="P254"><text:span text:style-name="T44">SQL </text:span><text:span text:style-name="T159">интересен, главным образом, как интерфейс между сервером БД и приложением, работающим с БД. </text:span><text:span text:style-name="T167">Действительно, использование стандартного решения — это решение, которое заведомо в интересах процесса разработки ПО; это и объясняет внедрение, распространение, и широкое использование</text:span><text:span text:style-name="T101"> </text:span><text:span text:style-name="T122">SQL</text:span><text:span text:style-name="T250">.</text:span></text:p>
      <text:p text:style-name="P254"><text:span text:style-name="T44">SQL </text:span><text:span text:style-name="T159">был разработан в 70х годах. Первый стандарт </text:span><text:span text:style-name="T167">был </text:span><text:span text:style-name="T159">издан в 86г.</text:span></text:p>
      <text:p text:style-name="P255"><text:span text:style-name="T159">Однако, используя</text:span><text:span text:style-name="T98"> </text:span><text:span text:style-name="T44">SQL</text:span>, <text:span text:style-name="T159">приходится иметь дело не со стандартом языка , а с его реализацией на конкретном сервере БД. Действительно, </text:span><text:span text:style-name="T167">разные серверы БД по разному реализуют стандарт языка</text:span><text:span text:style-name="T101"> </text:span><text:span text:style-name="T122">SQL</text:span><text:span text:style-name="T250">, </text:span><text:span text:style-name="T167">и различия могут быть существенны. </text:span><text:span text:style-name="T168">Однако, изучать</text:span><text:span text:style-name="T102"> </text:span><text:span text:style-name="T123">SQL </text:span><text:span text:style-name="T168">в свете поддержки этого языка различными серверами БД было бы затруднительно.</text:span></text:p>
      <text:p text:style-name="P255"><text:span text:style-name="T168">Поэтому, язык</text:span><text:span text:style-name="T102"> </text:span><text:span text:style-name="T123">SQL </text:span><text:span text:style-name="T168">будет изложен следующим образом:</text:span></text:p>
      <text:p text:style-name="P255"><text:span text:style-name="T168">сначала будут рассмотрены средства самого языка (они поддерживаются именно в таком виде на сервере</text:span><text:span text:style-name="T102"> </text:span><text:span text:style-name="T123">MySQL</text:span><text:span text:style-name="T251">, </text:span><text:span text:style-name="T168">прочие сервера БД обнаруживают различия даже в этих средствах);</text:span></text:p>
      <text:p text:style-name="P255"><text:span text:style-name="T168">затем будут рассмотрены средства</text:span><text:span text:style-name="T102"> </text:span><text:span text:style-name="T123">MySQL</text:span><text:span text:style-name="T251">, </text:span><text:span text:style-name="T168">дополняющие средства самого языка (</text:span><text:span text:style-name="T169">действительно,чтобы работать с этим языком, необходимо освоить средства его реализации; в качестве реализации будет рассмотрен сервер</text:span><text:span text:style-name="T103"> </text:span><text:span text:style-name="T124">MySQL </text:span><text:span text:style-name="T252">– </text:span><text:span text:style-name="T169">по вышеописанной причине</text:span><text:span text:style-name="T168">);</text:span></text:p>
      <text:p text:style-name="P62"/>
      <text:p text:style-name="P69"><text:span text:style-name="T168">Ф</text:span><text:span text:style-name="T159">ормальные определения</text:span></text:p>
      <text:p text:style-name="P63"/>
      <text:p text:style-name="P256"><text:span text:style-name="T159">Для изучения языка</text:span><text:span text:style-name="T98"> </text:span><text:span text:style-name="T44">SQL </text:span><text:span text:style-name="T159">необходимо </text:span><text:span text:style-name="T231">освоить соответствующую терминологию. </text:span><text:span text:style-name="T170">Далее в этих записях эти термины будут широко использоваться.</text:span></text:p>
      <text:p text:style-name="P338"/>
      <text:p text:style-name="P338">БД</text:p>
      <text:p text:style-name="P338"/>
      <text:p text:style-name="P133">это, собственно БД той или иной СУБД; БД, при рассмотрении их в абстракции от конкретной СУБД, интересны только теоретически;</text:p>
      <text:p text:style-name="P338"/>
      <text:p text:style-name="P338">СУБД</text:p>
      <text:p text:style-name="P338"/>
      <text:p text:style-name="P133">это, собственно, система управления базами данных;</text:p>
      <text:p text:style-name="P339"/>
      <text:p text:style-name="P339"><text:soft-page-break/>Иерархические БД</text:p>
      <text:p text:style-name="P339"/>
      <text:p text:style-name="P134">это БД, в которых связи между данными образуют иерархические структуры;</text:p>
      <text:p text:style-name="P393"/>
      <text:p text:style-name="P393">Сетевые БД</text:p>
      <text:p text:style-name="P393"/>
      <text:p text:style-name="P134">это БД, в которых связи между данными образуют сетевидные структуры;</text:p>
      <text:p text:style-name="P339"/>
      <text:p text:style-name="P339">Прочие БД</text:p>
      <text:p text:style-name="P339"/>
      <text:p text:style-name="P134">это БД, в которых связи между данными образуют прочие структуры; это, например, реляционные БД;</text:p>
      <text:p text:style-name="P339"/>
      <text:p text:style-name="P339">Реляционные БД</text:p>
      <text:p text:style-name="P339"/>
      <text:p text:style-name="P257"><text:span text:style-name="T231">это БД, в которых связи между данными образуют какие- либо структуры, рациональные с точки зрения конкретной БД; всвязи с чем, эти БД организуются в виде таблиц, и данные в них связываются при помощи включения в таблицы связующих данных </text:span><text:span text:style-name="T232">(подробности организации реляционных БД будут рассмотрены далее)</text:span><text:span text:style-name="T231">; </text:span><text:span text:style-name="T171">описываемые ниже термины относятся к реляционным БД;</text:span></text:p>
      <text:p text:style-name="P340"/>
      <text:p text:style-name="P340">Таблица</text:p>
      <text:p text:style-name="P340"/>
      <text:p text:style-name="P135">это, собственно, таблица; она представляет собой секвенцию строк таблицы;</text:p>
      <text:p text:style-name="P340"/>
      <text:p text:style-name="P340">Строка таблицы</text:p>
      <text:p text:style-name="P340"/>
      <text:p text:style-name="P135">это, собственно, строка таблицы; все строки таблицы поделены на столбцы абсолютно одинаково; одна строка таблицы описывает одну сущность (точнее, данные следует хранить так, чтобы одна сток таблицы описывала одну сущность);</text:p>
      <text:p text:style-name="P340"/>
      <text:p text:style-name="P340">Сущность</text:p>
      <text:p text:style-name="P340"/>
      <text:p text:style-name="P135">это, собственно, предмет, описываемый в БД; необходимо помнить, что таблицы разбиваются на столбцы абсолютно одинаково во всех строках, поэтому одна таблица подходит для хранения в ней однотипных сущностей;</text:p>
      <text:p text:style-name="P340"/>
      <text:p text:style-name="P340">Столбец</text:p>
      <text:p text:style-name="P340"/>
      <text:p text:style-name="P135">это, собственно, столбец таблицы;</text:p>
      <text:p text:style-name="P340"/>
      <text:p text:style-name="P340"><text:soft-page-break/>Ключ</text:p>
      <text:p text:style-name="P340"/>
      <text:p text:style-name="P135">это связующие данные, включаемые в таблицу (для хранения ключей в таблице отводятся целевые столбцы); ключ служит для идентификации сущности; так как сущности хранятся в таблице по строкам, то у каждой строки должен быть ключ, идентифицирующий ее;</text:p>
      <text:p text:style-name="P341"/>
      <text:p text:style-name="P341">Первичный ключ</text:p>
      <text:p text:style-name="P341"/>
      <text:p text:style-name="P136">это ключ, служащий для идентификации сущности (строки таблицы); в интересах идентификации сущности, этот ключ должен однозначно идентифицировать сущность; у сущности может быть только один первичный ключ;</text:p>
      <text:p text:style-name="P341"/>
      <text:p text:style-name="P341">Внешний ключ</text:p>
      <text:p text:style-name="P341"/>
      <text:p text:style-name="P137">это ключ, идентифицирующий сущность из другой таблицы; в интересах идентификации сущности, внешний ключ идентифицирует эту сущность по первичному ключу этой сущности;</text:p>
      <text:p text:style-name="P137">у сущности может быть и несколько <text:span text:style-name="T253">таких</text:span> ключей;</text:p>
      <text:p text:style-name="P341"/>
      <text:p text:style-name="P341">Рекурсивный ключ</text:p>
      <text:p text:style-name="P341"/>
      <text:p text:style-name="P136">это ключ, идентифицирующий другую сущность из своей же таблицы;</text:p>
      <text:p text:style-name="P136">у сущности может быть и несколько таких ключей;</text:p>
      <text:p text:style-name="P341"/>
      <text:p text:style-name="P341">Составной ключ</text:p>
      <text:p text:style-name="P341"/>
      <text:p text:style-name="P138">это ключ, составленный из нескольких столбцов;</text:p>
      <text:p text:style-name="P138">любой ключ может быть составным;</text:p>
      <text:p text:style-name="P342"/>
      <text:p text:style-name="P342">Результирующий набор</text:p>
      <text:p text:style-name="P342"/>
      <text:p text:style-name="P138">это, собственно, результирующий набор данных, запрошенных из целевых столбцов, и возвращенных в результате исполнения сервером БД запроса к БД;</text:p>
      <text:p text:style-name="P483">Часть <text:span text:style-name="T252">2</text:span> (<text:span text:style-name="T252">Введение</text:span>)</text:p>
      <text:p text:style-name="P72"/>
      <text:p text:style-name="P59">Некоторые общие сведения</text:p>
      <text:p text:style-name="P59"/>
      <text:p text:style-name="P113">Текст запроса на языке<text:span text:style-name="T44"> </text:span><text:span text:style-name="T46">SQL </text:span>составляет собственно код запроса, и комментарии к нему.</text:p>
      <text:p text:style-name="P113">Комментарии включаются в текст запроса в стиле<text:span text:style-name="T44"> </text:span><text:span text:style-name="T46">C </text:span><text:span text:style-name="T2">(</text:span>и на них налагаются те же ограничения<text:span text:style-name="T2">).</text:span></text:p>
      <text:p text:style-name="P113">Собственно код на языке<text:span text:style-name="T44"> </text:span><text:span text:style-name="T46">SQL </text:span>составляют его лексеммы с учетом формального синтаксиса.</text:p>
      <text:p text:style-name="P112">Наиболее общие синтаксические правила:</text:p>
      <text:p text:style-name="P114">пользовательские лексеммы не должны быть омографичны языковым;</text:p>
      <text:p text:style-name="P114">запись языковых лексемм регистронезависима;</text:p>
      <text:p text:style-name="P114">запись пользовательских лексемм регистронезависима;</text:p>
      <text:p text:style-name="P114">код запроса допускает верстку пробельными символами;</text:p>
      <text:p text:style-name="P60"/>
      <text:p text:style-name="P60">Об именах</text:p>
      <text:p text:style-name="P60"/>
      <text:p text:style-name="P36">Идентификаторы</text:p>
      <text:p text:style-name="P36"/>
      <text:p text:style-name="P114">Идентификаторы — это, как обычно имена. Длина имени — это специфика версии сервера БД. Запись имени может начинаться с литеры, последующие символы могут быть литерами, нумерами, или символами подчеркивания (символами <text:span text:style-name="T44"><text:s text:c="3"/>_</text:span>). Различные версии серверов БД могут вносить в эти правила свою специфику.</text:p>
      <text:p text:style-name="P60"/>
      <text:p text:style-name="P60">О переменных</text:p>
      <text:p text:style-name="P60"/>
      <text:p text:style-name="P114">Переменные — это, как обычно, <text:span text:style-name="T242">данные, к которым обращаются по имени.</text:span></text:p>
      <text:p text:style-name="P115">Поскольку<text:span text:style-name="T44"> </text:span><text:span text:style-name="T46">SQL </text:span><text:span text:style-name="T2">– </text:span>это язык запросов к БД, то переменными, с которыми обычно ведется работа, являются базы данных и их составляющие. Конечно, <text:span text:style-name="T243">есть и не только вышеобозначенные переменные, но и переменные вообще — пользователь может объявить переменную указанного типа и с указанным именем, и использовать ее в дальнейшем. Но, такие переменные реализуются различно на разных серверах БД (подробнее — см. прочие источники). Поэтому, целесообразно вернуться к рассмотрению переменных, с которыми обычно и приходится работать. Переменными, непосредственно хранящими полезную нагрузку, являются столбцы таблицы. Так как таблица (и все хранящиеся в ней </text:span><text:soft-page-break/><text:span text:style-name="T243">сущности) разбивается на столбцы определенным образом, то типы данных приписываются целым столбцам сразу при объявлении таблицы. Различные серверы БД поддерживают различные наборы типов данных. Наиболее общими для них являются следующие типы данных.</text:span></text:p>
      <text:p text:style-name="P14"/>
      <text:p text:style-name="P37">Типы данных</text:p>
      <text:p text:style-name="P14"/>
      <text:p text:style-name="P331">Логический тип</text:p>
      <text:p text:style-name="P331"/>
      <text:p text:style-name="P116">Значения логического типа возвращают логические операторы и операторы сравнения; <text:span text:style-name="T244">э</text:span>ти значения —<text:span text:style-name="T44"> </text:span><text:span text:style-name="T46">TRUE</text:span><text:span text:style-name="T2">, </text:span>и<text:span text:style-name="T46"> FALSE</text:span><text:span text:style-name="T2">; </text:span><text:span text:style-name="T244">при преобразовании между логическими значениями и числами значение</text:span><text:span text:style-name="T116"> </text:span><text:span text:style-name="T63">TRUE </text:span><text:span text:style-name="T244">соответствует</text:span><text:span text:style-name="T116"> 1</text:span><text:span text:style-name="T244">,</text:span><text:span text:style-name="T116"> </text:span><text:span text:style-name="T63">FALSE</text:span><text:span text:style-name="T15"> </text:span><text:span text:style-name="T244">соответсвует значению</text:span><text:span text:style-name="T63"> 0</text:span><text:span text:style-name="T15">;</text:span></text:p>
      <text:p text:style-name="P332"/>
      <text:p text:style-name="P332">Специальный тип <text:span text:style-name="T2">NULL</text:span></text:p>
      <text:p text:style-name="P294"/>
      <text:p text:style-name="P117"><text:span text:style-name="T2">Специальный тип</text:span><text:span text:style-name="T46"> NULL </text:span>служит для хранения специального значения<text:span text:style-name="T44"> </text:span><text:span text:style-name="T46">NULL</text:span><text:span text:style-name="T2">; </text:span>это значение возвращается при считывании пустого столбца, и когда выражение не возвращает определенного значения; <text:span text:style-name="T245">операции над значением</text:span><text:span text:style-name="T117"> </text:span><text:span text:style-name="T64">NULL</text:span><text:span text:style-name="T16"> </text:span><text:span text:style-name="T245">бессмыслены, так как результат будет</text:span><text:span text:style-name="T117"> </text:span><text:span text:style-name="T64">NULL</text:span><text:span text:style-name="T223">, </text:span><text:span text:style-name="T227">чтобы результат не был заведомо</text:span><text:span text:style-name="T118"> </text:span><text:span text:style-name="T65">NULL </text:span><text:span text:style-name="T227">требуется инициализация другим значением</text:span><text:span text:style-name="T223">; </text:span><text:span text:style-name="T227">значения</text:span><text:span text:style-name="T118"> </text:span><text:span text:style-name="T65">NULL</text:span><text:span text:style-name="T224"> </text:span><text:span text:style-name="T227">демонстрируют особенное поведение — они не сравнимы оператором сравнения (причем, даже друг с другом), так что для проверки на</text:span><text:span text:style-name="T118"> </text:span><text:span text:style-name="T65">NULL </text:span><text:span text:style-name="T227">следует использовать запись</text:span><text:span text:style-name="T118"> </text:span><text:span text:style-name="T65">IS NULL</text:span><text:span text:style-name="T224">;</text:span></text:p>
      <text:p text:style-name="P333"/>
      <text:p text:style-name="P333">Символьные типы</text:p>
      <text:p text:style-name="P333"/>
      <text:p text:style-name="P118"><text:span text:style-name="T221">это типы</text:span><text:span text:style-name="T44"> </text:span><text:span text:style-name="T46">CHAR</text:span><text:span text:style-name="T222">,</text:span><text:span text:style-name="T46"> VARCHAR</text:span><text:span text:style-name="T222">, </text:span><text:span text:style-name="T229">и типы перечислений</text:span><text:span text:style-name="T120"> </text:span><text:span text:style-name="T67">ENUM </text:span><text:span text:style-name="T229">и</text:span><text:span text:style-name="T120"> </text:span><text:span text:style-name="T67">SET</text:span><text:span text:style-name="T222">; </text:span><text:span text:style-name="T221">они предназначены для хранения секвенций символов в переменной; вместимость полезной нагрузки каждого символьного типа на единицу меньше его емкости; значения символьных типов прописываются в одинарных кавычках; работая с символьными типами необходимо помнить следующее (если тип данных не вмещает вводимую в него секвенцию, то онапросто усекается; кодировка </text:span><text:span text:style-name="T228">символов </text:span><text:span text:style-name="T221">может быть любой; </text:span><text:span text:style-name="T228">эскейп- последовательности — то же, что и в</text:span><text:span text:style-name="T119"> </text:span><text:span text:style-name="T66">C</text:span><text:span text:style-name="T221">);</text:span></text:p>
      <text:p text:style-name="P295"/>
      <text:p text:style-name="P295">CHAR</text:p>
      <text:p text:style-name="P295"/>
      <text:p text:style-name="P119"><text:span text:style-name="T221">служит для хранения секвенции символов фиксированной длины; вводимая секвенция символов автоматически дополняется пробелами до фиксированной длины; длина полезной нагрузки может быть ограничена пользователем до указанной им величины — это делается записью</text:span><text:span text:style-name="T44"> </text:span><text:span text:style-name="T46">CHAR</text:span><text:span text:style-name="T44">(</text:span><text:span text:style-name="T46">SequenceLenght</text:span><text:span text:style-name="T44">)</text:span><text:span text:style-name="T221">, </text:span><text:span text:style-name="T230">более того, эту запись и следует употреблять — ее отсутствие зачастую принимается серверами БД за человеческую ошибку</text:span><text:span text:style-name="T222">; </text:span><text:span text:style-name="T221">емкость типа — </text:span><text:span text:style-name="T222">256 byte;</text:span></text:p>
      <text:p text:style-name="P295"><text:soft-page-break/>VARCHAR</text:p>
      <text:p text:style-name="P295"/>
      <text:p text:style-name="P123">служит для хранения секвенций символов вариативной длины; вводимая секвенция символов не дополняется пробелами до фиксированной длины; длина полезной нагрузки может быть ограничена пользователем до указанной им величины — это делается записью<text:span text:style-name="T44"> </text:span><text:span text:style-name="T46">VARCHAR</text:span><text:span text:style-name="T44">(</text:span><text:span text:style-name="T46">SequenceLenght</text:span><text:span text:style-name="T44">)</text:span>, <text:span text:style-name="T254">более того, эту запись и следует употреблять — ее отсутствие зачастую принимается серверами БД за человеческую ошибку</text:span><text:span text:style-name="T2">; </text:span></text:p>
      <text:p text:style-name="P123"><text:span text:style-name="T253">е</text:span>мкость типа — <text:span text:style-name="T2">256 byte;</text:span></text:p>
      <text:p text:style-name="P297"/>
      <text:p text:style-name="P297">ENUM</text:p>
      <text:p text:style-name="P297"/>
      <text:p text:style-name="P126"><text:span text:style-name="T247">служит для хранения секвенции символов из списка перечисления (это перечисление хранит секвенцию из одного символа — это один символ из списка перечисления); </text:span>перечисление<text:span text:style-name="T44"> </text:span><text:span text:style-name="T46">ENUM </text:span>задается записью<text:span text:style-name="T44"> </text:span><text:span text:style-name="T46">ENUM(Value0, … )</text:span><text:span text:style-name="T2">; </text:span></text:p>
      <text:p text:style-name="P297"/>
      <text:p text:style-name="P297">SET</text:p>
      <text:p text:style-name="P297"/>
      <text:p text:style-name="P126"><text:span text:style-name="T247">служит для хранения секвенции символов из списка перечисления (это перечисление хранит секвенцию из одного или нескольких символов — это один или несколько символов из списка перечисления); </text:span>перечисление<text:span text:style-name="T44"> </text:span><text:span text:style-name="T46">SET </text:span>задается записью<text:span text:style-name="T44"> </text:span><text:span text:style-name="T46">SET(Value0, … )</text:span><text:span text:style-name="T2">;</text:span></text:p>
      <text:p text:style-name="P334"/>
      <text:p text:style-name="P334">Т<text:span text:style-name="T246">екстовые типы</text:span></text:p>
      <text:p text:style-name="P334"/>
      <text:p text:style-name="P124"><text:span text:style-name="T221">это типы</text:span><text:span text:style-name="T44"> </text:span><text:span text:style-name="T46">TINYTEXT</text:span><text:span text:style-name="T222">,</text:span><text:span text:style-name="T46"> TEXT</text:span><text:span text:style-name="T222">,</text:span><text:span text:style-name="T46"> MEDIUMTEXT</text:span><text:span text:style-name="T222">, </text:span><text:span text:style-name="T221">и</text:span><text:span text:style-name="T46"> LONGTEXT</text:span><text:span text:style-name="T222">; </text:span><text:span text:style-name="T221">текстовые типы сродни символьным типам, но они предназначены для хранения секвенций символов, по размерам сравнимых с текстовым документом; данные текстовых типов хранятся в таблицах не непосредственно, а по ссылке;</text:span></text:p>
      <text:p text:style-name="P296"/>
      <text:p text:style-name="P296">TINYTEXT</text:p>
      <text:p text:style-name="P296"/>
      <text:p text:style-name="P120"><text:span text:style-name="T221">емкость типа — </text:span><text:span text:style-name="T222">256 byte;</text:span></text:p>
      <text:p text:style-name="P296"/>
      <text:p text:style-name="P296">TEXT</text:p>
      <text:p text:style-name="P296"/>
      <text:p text:style-name="P120"><text:span text:style-name="T222">емкость типа — </text:span><text:span text:style-name="T225">64 Kb</text:span><text:span text:style-name="T222">;</text:span></text:p>
      <text:p text:style-name="P296"/>
      <text:p text:style-name="P296">MEDIUMTEXT</text:p>
      <text:p text:style-name="P296"/>
      <text:p text:style-name="P120"><text:span text:style-name="T222">емкость типа — </text:span><text:span text:style-name="T225">16 Mb</text:span><text:span text:style-name="T222">;</text:span></text:p>
      <text:p text:style-name="P296"/>
      <text:p text:style-name="P296"><text:soft-page-break/>LONGTEXT</text:p>
      <text:p text:style-name="P252"/>
      <text:p text:style-name="P121"><text:span text:style-name="T2">емкость типа — </text:span><text:span text:style-name="T17">4 Gb</text:span><text:span text:style-name="T2">;</text:span></text:p>
      <text:p text:style-name="P336"/>
      <text:p text:style-name="P336">Двоичные типы</text:p>
      <text:p text:style-name="P336"/>
      <text:p text:style-name="P125">это типы<text:span text:style-name="T44"> </text:span><text:span text:style-name="T68">TINYBLOB</text:span><text:span text:style-name="T2">,</text:span><text:span text:style-name="T46"> </text:span><text:span text:style-name="T68">BLOB</text:span><text:span text:style-name="T2">,</text:span><text:span text:style-name="T46"> </text:span><text:span text:style-name="T68">MEDIUMBLOB</text:span><text:span text:style-name="T2">, </text:span>и<text:span text:style-name="T46"> LONG</text:span><text:span text:style-name="T68">BLOB</text:span><text:span text:style-name="T2">; </text:span><text:span text:style-name="T247">двоичные типы</text:span> сродни <text:span text:style-name="T247">текстовым типам</text:span>, но они предназначены для хранения секвенций <text:span text:style-name="T247">байтов</text:span>; данные <text:span text:style-name="T247">двоичных</text:span> типов хранятся в таблицах не непосредственно, а по ссылке;</text:p>
      <text:p text:style-name="P298"/>
      <text:p text:style-name="P298">TINYBLOB</text:p>
      <text:p text:style-name="P298"/>
      <text:p text:style-name="P122">емкость типа — <text:span text:style-name="T2">256 byte;</text:span></text:p>
      <text:p text:style-name="P299"/>
      <text:p text:style-name="P299">BLOB</text:p>
      <text:p text:style-name="P299"/>
      <text:p text:style-name="P122"><text:span text:style-name="T18">емкость типа — </text:span><text:span text:style-name="T17">64 Kb</text:span><text:span text:style-name="T18">;</text:span></text:p>
      <text:p text:style-name="P299"/>
      <text:p text:style-name="P299">MEDIUMBLOB</text:p>
      <text:p text:style-name="P299"/>
      <text:p text:style-name="P122"><text:span text:style-name="T18">емкость типа — </text:span><text:span text:style-name="T17">16 Mb</text:span><text:span text:style-name="T18">;</text:span></text:p>
      <text:p text:style-name="P299"/>
      <text:p text:style-name="P299">LONGBLOB</text:p>
      <text:p text:style-name="P299"/>
      <text:p text:style-name="P122"><text:span text:style-name="T18">емкость типа — </text:span><text:span text:style-name="T17">4 Gb</text:span><text:span text:style-name="T18">;</text:span></text:p>
      <text:p text:style-name="P335"/>
      <text:p text:style-name="P335">Численные типы</text:p>
      <text:p text:style-name="P335"/>
      <text:p text:style-name="P139"><text:span text:style-name="T249">это типы</text:span><text:span text:style-name="T121"> </text:span><text:span text:style-name="T70">BOOL</text:span><text:span text:style-name="T20">,</text:span><text:span text:style-name="T70"> BIT</text:span><text:span text:style-name="T20">,</text:span><text:span text:style-name="T70"> TINYINT</text:span><text:span text:style-name="T20">,</text:span><text:span text:style-name="T70"> SMALLINT</text:span><text:span text:style-name="T20">,</text:span><text:span text:style-name="T70"> MEDIUMINT</text:span><text:span text:style-name="T20">,</text:span><text:span text:style-name="T70"> INT</text:span><text:span text:style-name="T20">,</text:span><text:span text:style-name="T70"> BIGINT</text:span><text:span text:style-name="T20">, </text:span><text:span text:style-name="T70">FLOAT</text:span><text:span text:style-name="T20">, </text:span><text:span text:style-name="T249">и</text:span><text:span text:style-name="T121"> </text:span><text:span text:style-name="T70">DOUBLE</text:span><text:span text:style-name="T249">;</text:span></text:p>
      <text:p text:style-name="P139">служат для хранения численных значений; все численные типы (целочисленные и <text:span text:style-name="T2">fp- </text:span>типы) могут быть знаковыми, и беззнаковыми (для их объявления используется запись<text:span text:style-name="T44"> </text:span><text:span text:style-name="T46">ColType UNSIGNED</text:span>);</text:p>
      <text:p text:style-name="P139">значения всех численных типов прописываются в десятичной системе счисления; значения <text:span text:style-name="T2">fp- </text:span>типов могут прописываться как в обычном виде (<text:span text:style-name="T44">2.123</text:span>), так и в научном (<text:span text:style-name="T44">2.123</text:span><text:span text:style-name="T46">E-789</text:span>);</text:p>
      <text:p text:style-name="P139"><text:span text:style-name="T248">для значений </text:span><text:span text:style-name="T2">fp- </text:span>тип<text:span text:style-name="T248">ов можно ограничить общее количество разрядов (</text:span><text:span text:style-name="T19">precesion</text:span><text:span text:style-name="T248">), и количество разрядов в дробной части (</text:span><text:span text:style-name="T19">scale</text:span><text:span text:style-name="T248">), это делается записью в объявлении (</text:span><text:span text:style-name="T69">ColType(PrecesionValue, ScaleValue)</text:span><text:span text:style-name="T248">) — в таком случае сохраняемые в этих столбцах значения будут округляться до ближайшего числа (допустимого размера), если не вмещаются в них;</text:span></text:p>
      <text:p text:style-name="P300"/>
      <text:p text:style-name="P300"><text:soft-page-break/><text:span text:style-name="T248">B</text:span>IT</text:p>
      <text:p text:style-name="P300"/>
      <text:p text:style-name="P129">это численный тип; конкретнее, это целочисленный тип; способен хранить один бит данных;</text:p>
      <text:p text:style-name="P129">и, как обычно о размере этого типа (в обычном смысле) говорить не целесообразно;</text:p>
      <text:p text:style-name="P300"/>
      <text:p text:style-name="P300">BOOL</text:p>
      <text:p text:style-name="P300"/>
      <text:p text:style-name="P129">это численный тип; конкретнее, это целочисленный тип; способен хранить один бит данных;</text:p>
      <text:p text:style-name="P129">и, как обычно о размере этого типа (в обычном смысле) говорить не целесообразно;</text:p>
      <text:p text:style-name="P300"/>
      <text:p text:style-name="P300">TINYINT</text:p>
      <text:p text:style-name="P300"/>
      <text:p text:style-name="P127">это целочисленный тип; емкость типа — 1 <text:span text:style-name="T2">byte;</text:span></text:p>
      <text:p text:style-name="P300"/>
      <text:p text:style-name="P300">SMALLINT</text:p>
      <text:p text:style-name="P300"/>
      <text:p text:style-name="P127">это целочисленный тип; емкость типа — <text:span text:style-name="T2">2</text:span> <text:span text:style-name="T2">byte;</text:span></text:p>
      <text:p text:style-name="P300"/>
      <text:p text:style-name="P300">MEDIUMINT</text:p>
      <text:p text:style-name="P300"/>
      <text:p text:style-name="P127">это целочисленный тип; емкость типа — <text:span text:style-name="T21">3</text:span> <text:span text:style-name="T2">byte;</text:span></text:p>
      <text:p text:style-name="P300"/>
      <text:p text:style-name="P300">INT</text:p>
      <text:p text:style-name="P300"/>
      <text:p text:style-name="P128">это целочисленный тип; емкость типа — <text:span text:style-name="T21">4</text:span> <text:span text:style-name="T2">byte;</text:span></text:p>
      <text:p text:style-name="P300"/>
      <text:p text:style-name="P300">BIGINT</text:p>
      <text:p text:style-name="P300"/>
      <text:p text:style-name="P128">это целочисленный тип; емкость типа — <text:span text:style-name="T21">8</text:span> <text:span text:style-name="T2">byte;</text:span></text:p>
      <text:p text:style-name="P300"/>
      <text:p text:style-name="P300">FLOAT</text:p>
      <text:p text:style-name="P300"/>
      <text:p text:style-name="P128">это <text:span text:style-name="T21">fp-</text:span> тип; емкость типа — <text:span text:style-name="T21">4</text:span> <text:span text:style-name="T2">byte;</text:span></text:p>
      <text:p text:style-name="P301"/>
      <text:p text:style-name="P301">DOUBLE</text:p>
      <text:p text:style-name="P301"/>
      <text:p text:style-name="P128"><text:span text:style-name="T2">это </text:span><text:span text:style-name="T21">fp-</text:span><text:span text:style-name="T2"> тип; емкость типа — </text:span><text:span text:style-name="T21">8</text:span><text:span text:style-name="T2"> byte;</text:span></text:p>
      <text:p text:style-name="P337"/>
      <text:p text:style-name="P337"><text:soft-page-break/>Временные типы</text:p>
      <text:p text:style-name="P337"/>
      <text:p text:style-name="P130">это типы<text:span text:style-name="T44"> </text:span><text:span text:style-name="T46">YEAR</text:span><text:span text:style-name="T2">,</text:span><text:span text:style-name="T46"> DATE</text:span><text:span text:style-name="T2">,</text:span><text:span text:style-name="T46"> DATETIME</text:span><text:span text:style-name="T2">,</text:span><text:span text:style-name="T46"> TIME</text:span><text:span text:style-name="T2">,</text:span><text:span text:style-name="T46"> TIMESTAMP</text:span><text:span text:style-name="T2">; </text:span>эти типы служат для хранения временных значений; непосредственные значения временных типов задаются строкой (полезная нагрузка которой представлена в соответствующе формате); работая с временными типами необходимо помнить, что разные серверы БД допускают разные диапазоны значений различных временных типов;</text:p>
      <text:p text:style-name="P301"/>
      <text:p text:style-name="P301">YEAR</text:p>
      <text:p text:style-name="P301"/>
      <text:p text:style-name="P131">служит для хранения года, в формате<text:span text:style-name="T44"> </text:span><text:span text:style-name="T46">YYYY</text:span>;</text:p>
      <text:p text:style-name="P301"/>
      <text:p text:style-name="P301">DATE</text:p>
      <text:p text:style-name="P253"/>
      <text:p text:style-name="P131">служит для хранения даты, в формате<text:span text:style-name="T44"> </text:span><text:span text:style-name="T46">YYYY-MM-DD</text:span>;</text:p>
      <text:p text:style-name="P301"/>
      <text:p text:style-name="P301">DATETIME</text:p>
      <text:p text:style-name="P301"/>
      <text:p text:style-name="P131">служит для хранения даты и времени, в формате<text:span text:style-name="T44"> </text:span><text:span text:style-name="T46">YYYY-MM-DD HH:MI:SS</text:span>;</text:p>
      <text:p text:style-name="P302"/>
      <text:p text:style-name="P302">TIME</text:p>
      <text:p text:style-name="P302"/>
      <text:p text:style-name="P131">служит для хранения времени, в формате<text:span text:style-name="T46"> HH:MI:SS</text:span>;</text:p>
      <text:p text:style-name="P302"/>
      <text:p text:style-name="P302">TIMESTAMP</text:p>
      <text:p text:style-name="P302"/>
      <text:p text:style-name="P131">служит для хранения временного штампа, в формате<text:span text:style-name="T44"> </text:span><text:span text:style-name="T46">YYYY-MM-DD HH:MI:SS</text:span>;</text:p>
      <text:p text:style-name="P482"><text:span text:style-name="T257">Часть 3 (</text:span>Операторы<text:span text:style-name="T257">)</text:span></text:p>
      <text:p text:style-name="P71"/>
      <text:p text:style-name="P55">Операторы</text:p>
      <text:p text:style-name="P108"/>
      <text:p text:style-name="P108">Оператор, как обычно, это запись некой операции. Такая запись, как обычно, завершается точкой с запятой. </text:p>
      <text:p text:style-name="P109">Так как<text:span text:style-name="T44"> </text:span><text:span text:style-name="T46">SQL </text:span><text:span text:style-name="T2">– </text:span>это язык запросов к БД, то операторы в нем принято называть запросами. Запросы подразделяются на блоки. Блок запроса — это просто секвенция лексемм запроса. Подразделение запроса на блоки происходит по ключевым словам — ключевое слово с зависимыми от него словами (языковыми и пользовательскими лексеммами) образует блок.</text:p>
      <text:p text:style-name="P56"/>
      <text:p text:style-name="P56">Составление выражений</text:p>
      <text:p text:style-name="P56"/>
      <text:p text:style-name="P109">Выражения в языке<text:span text:style-name="T44"> </text:span><text:span text:style-name="T46">SQL </text:span>ограничиваются блоками запроса; и, специальных символов для их ограничения не требуется.</text:p>
      <text:p text:style-name="P109">Приоритет операторов в выражении, как обычно, можно задать с помощью круглых скобок.</text:p>
      <text:p text:style-name="P56"/>
      <text:p text:style-name="P56">Интерпретирование запроса</text:p>
      <text:p text:style-name="P56"/>
      <text:p text:style-name="P110">Запрос к БД выполняется локально, или через сеть. <text:span text:style-name="T220">В любом случае происходит взаимодействи пользователя с сервером БД.</text:span></text:p>
      <text:p text:style-name="P110"><text:span text:style-name="T220">Сервер требует от пользователя входа под своей учетной записью. Пользователь для входа под своей учетной записью сообщает серверу свои </text:span><text:span text:style-name="T14">username, password, </text:span><text:span text:style-name="T220">и</text:span><text:span text:style-name="T14"> hostname (</text:span><text:span text:style-name="T220">в случае входа через сеть</text:span><text:span text:style-name="T14">).</text:span></text:p>
      <text:p text:style-name="P110"><text:span text:style-name="T220">По проверке этих данных сервер устанавливает соединение (и высылает </text:span><text:span text:style-name="T14">id </text:span><text:span text:style-name="T220">соединения пользователю), или же отказывает в нем. Если соединение установлено, то оно существует на протяжении всего сеанса работы пользователя с сервером БД.</text:span></text:p>
      <text:p text:style-name="P144">При установленном соединении пользователь может вводить запросы к серверу БД. По запросу сервер проверяет, может ли этот запрос быть исполнен. По этой проверке сервер передает этот запрос оптимизатору запросов (или же отбрасывает его). Оптимизатор запросов рассматривает запрос, и генерирует план исполнения запроса. Запрос исполняется сервером по этому плану. По исполнению запроса сервер возвращает пользователю результирующий набор этого запроса.</text:p>
      <text:p text:style-name="P57"/>
      <text:p text:style-name="P57"><text:soft-page-break/>Классификация операторов</text:p>
      <text:p text:style-name="P57"/>
      <text:p text:style-name="P140">Операторы языка<text:span text:style-name="T44"> </text:span><text:span text:style-name="T46">SQL </text:span>целесообразно классифицировать следующим образом:</text:p>
      <text:p text:style-name="P140">арифметические операторы;</text:p>
      <text:p text:style-name="P140">логические операторы;</text:p>
      <text:p text:style-name="P140">побитовые операторы;</text:p>
      <text:p text:style-name="P140">операторы сравнения;</text:p>
      <text:p text:style-name="P141">операторы, образующие блоки запроса;</text:p>
      <text:p text:style-name="P141"/>
      <text:p text:style-name="P141">эти категории операторов описываются далее.</text:p>
      <text:p text:style-name="P15"/>
      <text:p text:style-name="P15">Арифметические операторы</text:p>
      <text:p text:style-name="P15"/>
      <text:p text:style-name="P141">Арифметические операторы задаются следующими знаками.</text:p>
      <text:p text:style-name="P388">+<text:tab/>-</text:p>
      <text:p text:style-name="P388">*<text:tab/>/</text:p>
      <text:p text:style-name="P15"/>
      <text:p text:style-name="P15">Логические операторы</text:p>
      <text:p text:style-name="P15"/>
      <text:p text:style-name="P141">Логические операторы задаются следующими знаками.</text:p>
      <text:p text:style-name="P258"><text:span text:style-name="T44">NOT</text:span><text:tab/>NOT</text:p>
      <text:p text:style-name="P258"><text:span text:style-name="T44">AND</text:span><text:tab/>AND</text:p>
      <text:p text:style-name="P258"><text:span text:style-name="T44">OR</text:span><text:tab/>OR</text:p>
      <text:p text:style-name="P258"/>
      <text:p text:style-name="P141">Для операции <text:span text:style-name="T2">XOR </text:span>не предусмотрено отдельного знака. Эта операция задается эквивалентной последовательностью операций.</text:p>
      <text:p text:style-name="P15"/>
      <text:p text:style-name="P15">Побитовые операторы</text:p>
      <text:p text:style-name="P15"/>
      <text:p text:style-name="P141"><text:span text:style-name="T325">Эти</text:span> операторы — специфика сервера БД <text:span text:style-name="T325">(в </text:span><text:span text:style-name="T42">MySQL – </text:span><text:span text:style-name="T325">в точности как в</text:span><text:span text:style-name="T330"> </text:span><text:span text:style-name="T332">C</text:span><text:span text:style-name="T325">)</text:span>.</text:p>
      <text:p text:style-name="P15"/>
      <text:p text:style-name="P15">Операторы сравнения</text:p>
      <text:p text:style-name="P15"/>
      <text:p text:style-name="P141">Операторы сравнения задаются следующими знаками.</text:p>
      <text:p text:style-name="P142"><text:span text:style-name="T44">=</text:span><text:tab/><text:tab/>РАВНО</text:p>
      <text:p text:style-name="P142"><text:span text:style-name="T44">!=</text:span><text:tab/><text:tab/>НЕ РАВНО</text:p>
      <text:p text:style-name="P259"><text:span text:style-name="T44">&gt;</text:span><text:tab/><text:tab/><text:span text:style-name="T159">БОЛЬШЕ</text:span></text:p>
      <text:p text:style-name="P259"><text:span text:style-name="T44">&lt;</text:span><text:tab/><text:tab/><text:span text:style-name="T159">МЕНЬШЕ</text:span></text:p>
      <text:p text:style-name="P259"><text:span text:style-name="T44">&gt;=</text:span><text:tab/><text:tab/><text:span text:style-name="T159">БОЛЬШЕ ИЛИ РАВНО</text:span></text:p>
      <text:p text:style-name="P259"><text:span text:style-name="T44">&lt;=</text:span><text:tab/><text:tab/><text:span text:style-name="T159">МЕНЬШЕ ИЛИ РАВНО</text:span></text:p>
      <text:p text:style-name="P259"><text:span text:style-name="T44">&lt;&gt;</text:span><text:tab/><text:tab/><text:span text:style-name="T159">НЕ РАВНО</text:span></text:p>
      <text:p text:style-name="P259"><text:span text:style-name="T44">LIKE</text:span><text:tab/><text:tab/>ColName LIKE Value</text:p>
      <text:p text:style-name="P259"><text:soft-page-break/><text:span text:style-name="T44">IN</text:span><text:tab/><text:tab/>ColName IN (Value0, … )</text:p>
      <text:p text:style-name="P259"><text:span text:style-name="T44">BETWEEN</text:span><text:tab/><text:tab/>BETWEEN LowerValue AND UpperValue</text:p>
      <text:p text:style-name="P259"/>
      <text:p text:style-name="P142">Оператор<text:span text:style-name="T44"> </text:span><text:span text:style-name="T71">LIKE </text:span><text:span text:style-name="T255">часто используется для поиска по частичным совпадениям. Частичные совпадения в строках могут быть обозначены в их записи при помощи следующих символов:</text:span></text:p>
      <text:p text:style-name="P142"><text:span text:style-name="T44">_</text:span><text:tab/><text:span text:style-name="T256">означает любой символ</text:span></text:p>
      <text:p text:style-name="P142"><text:span text:style-name="T44">%</text:span><text:tab/><text:span text:style-name="T256">означает сколько- нибудь любых символов</text:span></text:p>
      <text:p text:style-name="P142"/>
      <text:p text:style-name="P143">Логика работы остальных операторов сравнения и так понятна из описания, приведенного в списке этих операторов.</text:p>
      <text:p text:style-name="P16"/>
      <text:p text:style-name="P16">Приоритет операторов</text:p>
      <text:p text:style-name="P16"/>
      <text:p text:style-name="P354">()</text:p>
      <text:p text:style-name="P143">унарные<text:span text:style-name="T44"> + </text:span>и<text:span text:style-name="T44"> -</text:span></text:p>
      <text:p text:style-name="P389">*<text:tab/>/</text:p>
      <text:p text:style-name="P389">+<text:tab/>-</text:p>
      <text:p text:style-name="P143">операторы сравнения</text:p>
      <text:p text:style-name="P143">побитовые операторы</text:p>
      <text:p text:style-name="P143">логические операторы</text:p>
      <text:p text:style-name="P143">операторы, образующие блоки запроса</text:p>
      <text:p text:style-name="P143">оператор присваивания</text:p>
      <text:p text:style-name="P484">Часть 4 (Блоки)</text:p>
      <text:p text:style-name="P53"/>
      <text:p text:style-name="P53">О классификации</text:p>
      <text:p text:style-name="P52"/>
      <text:p text:style-name="P79">Операторы, образующие блоки запроса, целесообразно подразделять на следующие операторы.</text:p>
      <text:p text:style-name="P292"/>
      <text:p text:style-name="P292">DDL – Data Definition Language</text:p>
      <text:p text:style-name="P292"/>
      <text:p text:style-name="P79">это операторы<text:span text:style-name="T44"> </text:span><text:span text:style-name="T46">CREATE</text:span><text:span text:style-name="T2">,</text:span><text:span text:style-name="T46"> ALTER</text:span><text:span text:style-name="T2">,</text:span><text:span text:style-name="T46"> DROP</text:span><text:span text:style-name="T2">;</text:span></text:p>
      <text:p text:style-name="P293"/>
      <text:p text:style-name="P293">DML – Data Manipulation Language</text:p>
      <text:p text:style-name="P293"/>
      <text:p text:style-name="P94">это операторы<text:span text:style-name="T44"> </text:span><text:span text:style-name="T46">SELECT</text:span><text:span text:style-name="T2">,</text:span><text:span text:style-name="T46"> INSERT</text:span><text:span text:style-name="T2">,</text:span><text:span text:style-name="T46"> DELETE</text:span><text:span text:style-name="T2">,</text:span><text:span text:style-name="T46"> UPDATE</text:span><text:span text:style-name="T2">;</text:span></text:p>
      <text:p text:style-name="P293"/>
      <text:p text:style-name="P293">DCL – Data Control Language</text:p>
      <text:p text:style-name="P293"/>
      <text:p text:style-name="P93"><text:span text:style-name="T2">это операторы</text:span><text:span text:style-name="T46"> GRANT</text:span><text:span text:style-name="T2">,</text:span><text:span text:style-name="T46"> REVOKE</text:span><text:span text:style-name="T2">,</text:span><text:span text:style-name="T46"> DENY</text:span><text:span text:style-name="T2">;</text:span></text:p>
      <text:p text:style-name="P293"/>
      <text:p text:style-name="P293">TCL – Transaction Control Language</text:p>
      <text:p text:style-name="P293"/>
      <text:p text:style-name="P93"><text:span text:style-name="T2">это операторы</text:span><text:span text:style-name="T46"> COMMIT</text:span><text:span text:style-name="T2">,</text:span><text:span text:style-name="T46"> ROLLBACK</text:span><text:span text:style-name="T2">,</text:span><text:span text:style-name="T46"> SAVEPOINT</text:span><text:span text:style-name="T2">;</text:span></text:p>
      <text:p text:style-name="P67"/>
      <text:p text:style-name="P67">DDL</text:p>
      <text:p text:style-name="P67"/>
      <text:p text:style-name="P45">CREATE</text:p>
      <text:p text:style-name="P45"/>
      <text:p text:style-name="P145"><text:span text:style-name="T259">Этот оператор </text:span>используется для создания БД и их составляющих (для создания собственно БД и их таблиц).</text:p>
      <text:p text:style-name="P145"><text:span text:style-name="T259">Р</text:span>еляционные БД — это набор таблиц (которые могут быть связаны <text:span text:style-name="T258">друг сдругом</text:span> ключами), <text:span text:style-name="T258">таким образом, собственно БД используются как контейнеры таблиц, а полезная нагрузка хранится в таблицах.</text:span></text:p>
      <text:p text:style-name="P146">собственно БД создаются записью:</text:p>
      <text:p text:style-name="P355">CREATE DATABASE DBName;</text:p>
      <text:p text:style-name="P260"/>
      <text:p text:style-name="P147">после использования этой записи работа будет проистекать с созданной БД. Чтобы приступить к работе с какой- либо определенной БД (из числа уже созданных), прибегают к записи:</text:p>
      <text:p text:style-name="P356"><text:soft-page-break/>USE DBName;</text:p>
      <text:p text:style-name="P261"/>
      <text:p text:style-name="P147">При создании собственно БД целесообразно прибегать к записи:</text:p>
      <text:p text:style-name="P356">CREATE DATABASE IF NOT EXISTS DBName;</text:p>
      <text:p text:style-name="P261"/>
      <text:p text:style-name="P148">и тогда запрос на создание БД будет признан корректным даже если <text:span text:style-name="T260">было прописано имя уже существующей БД.</text:span></text:p>
      <text:p text:style-name="P148">Чтобы приступить к формированию полезной нагрузки БД, необходимо создать (и затем заполнить) ее таблицы. <text:span text:style-name="T260">Таблицы создаются записью:</text:span></text:p>
      <text:p text:style-name="P357">CREATE TABLE TableName (ColName0 ColType0, … );</text:p>
      <text:p text:style-name="P262"/>
      <text:p text:style-name="P149">эта запись создаст таблицу, разбитую на столбцы указанным образом. Как видно из этой записи, этот запрос создает не полезную нагрузку таблицы, а ее структуру; поэтому, эти сведения принято называть не данными, а метаданными. <text:span text:style-name="T261">Метаданные хранятся в так называемом словаре данных. Метаданные, как и все данные в реляционных БД, хранятся в табличном виде. Метаданные допускают запросы к ним, но они хранятся в БД, специфичных тому или иному серверу БД.</text:span></text:p>
      <text:p text:style-name="P150">При создании таблиц необходимо определить столбцы, образующие первичный ключ ее строк. Также можно определить и столбцы, образующие внешний ключ.</text:p>
      <text:p text:style-name="P150">О ключах — в соответствующей главе.</text:p>
      <text:p text:style-name="P151">Таблицы могут быть постоянными (хранимыми постоянно), и временными (хранимыми во время действия соединения с сервером БД).</text:p>
      <text:p text:style-name="P151">Временные таблицы создаются записью:</text:p>
      <text:p text:style-name="P358">CREATE TEMPORARY TABLE TableName (ColName0 ColType0, … );</text:p>
      <text:p text:style-name="P263"/>
      <text:p text:style-name="P151">При создании таблицы целесообразно прибегать к записи:</text:p>
      <text:p text:style-name="P358">CREATE TABLE IF NOT EXISTS TableName;</text:p>
      <text:p text:style-name="P263"/>
      <text:p text:style-name="P151">и тогда запрос на создание таблицы будет признан корректным, даже если было прописано имя уже существующей таблицы. Разумеется, если создается временная таблица, то следует прописывать<text:span text:style-name="T44"> … </text:span><text:span text:style-name="T46">TEMPORARY TABLE … </text:span><text:span text:style-name="T2">.</text:span></text:p>
      <text:p text:style-name="P152">Таблицу можно создать и по образцу уже существующей таблицы, для этого прибегают к записи:</text:p>
      <text:p text:style-name="P359">CREATE TABLE TableName LIKE OldTableName;</text:p>
      <text:p text:style-name="P264"/>
      <text:p text:style-name="P152">Существующие таблицы могут быть переименованы, следующей записью:</text:p>
      <text:p text:style-name="P359">RENAME TABLE TableName0 TO NewTableName0,</text:p>
      <text:p text:style-name="P359"><text:s/>… ,</text:p>
      <text:p text:style-name="P359">TableNameN TO NewTableNameN;</text:p>
      <text:p text:style-name="P47"/>
      <text:p text:style-name="P47">ALTER</text:p>
      <text:p text:style-name="P47"/>
      <text:p text:style-name="P154">Используется для изменения уже существующих таблиц. Форма записи:</text:p>
      <text:p text:style-name="P361">ALTER TABLE TableName … ;</text:p>
      <text:p text:style-name="P266"/>
      <text:p text:style-name="P154">в этой записи … это целевые изменения, то есть это <text:span text:style-name="T263">следующее.</text:span></text:p>
      <text:p text:style-name="P303"><text:soft-page-break/>ADD <text:span text:style-name="T264">COLUMN </text:span>ColName ColType, … ;</text:p>
      <text:p text:style-name="P361"/>
      <text:p text:style-name="P158">приведенная выше запись используется для добавления в таблицу столбцов;<text:span text:style-name="T264"> при добавлении столбцов могут быть задействованы те же средства, что и при применении оператора</text:span><text:span text:style-name="T125"> </text:span><text:span text:style-name="T73">CREATE </text:span><text:span text:style-name="T265">по отношению к таблицам;</text:span> <text:span text:style-name="T264">лексемму</text:span><text:span text:style-name="T125"> </text:span><text:span text:style-name="T72">COLUMN </text:span><text:span text:style-name="T264">можно опустить;</text:span></text:p>
      <text:p text:style-name="P362"/>
      <text:p text:style-name="P304">DROP COLUMN ColName;</text:p>
      <text:p text:style-name="P267"/>
      <text:p text:style-name="P156">приведенная выше запись используется для удаления столбцов таблицы;<text:span text:style-name="T221"> </text:span><text:span text:style-name="T233">лексемму</text:span><text:span text:style-name="T125"> </text:span><text:span text:style-name="T72">COLUMN </text:span><text:span text:style-name="T233">можно опустить;</text:span></text:p>
      <text:p text:style-name="P362"/>
      <text:p text:style-name="P304">ADD CONSTRAINT … ;</text:p>
      <text:p text:style-name="P267"/>
      <text:p text:style-name="P155">приведенная выше запись используется для добавления в таблицу ограничений <text:span text:style-name="T264">(вместо лексеммы</text:span><text:span text:style-name="T125"> </text:span><text:span text:style-name="T72">CONSTRAINT </text:span><text:span text:style-name="T264">прописывается целевая лексемма)</text:span>; об ограничениях — в соответствующей главе;</text:p>
      <text:p text:style-name="P304"/>
      <text:p text:style-name="P304">DROP CONSTRAINT … ;</text:p>
      <text:p text:style-name="P155"/>
      <text:p text:style-name="P156">приведенная выше запись используется для удаления из таблицы ограничений <text:span text:style-name="T264">(вместо лексеммы</text:span><text:span text:style-name="T125"> </text:span><text:span text:style-name="T72">CONSTRAINT </text:span><text:span text:style-name="T264">прописывается целевая лексемма)</text:span>; об ограничениях — в соответствующей главе;</text:p>
      <text:p text:style-name="P304"/>
      <text:p text:style-name="P304">MODIFY COLUMN <text:span text:style-name="T266">ColName ColType</text:span>;</text:p>
      <text:p text:style-name="P155"/>
      <text:p text:style-name="P157">приведенная выше запись <text:span text:style-name="T266">используется для изменения целевого столбца; </text:span>поддерживается для совместимости с прочими серверами БД, и не является стандартной;<text:span text:style-name="T234"> </text:span><text:span text:style-name="T236">при изменении столбца могут быть задействованы те же средства, что и при применении оператора</text:span><text:span text:style-name="T126"> </text:span><text:span text:style-name="T73">CREATE </text:span><text:span text:style-name="T236">по отношению к таблицам; </text:span><text:span text:style-name="T233">лексемму</text:span><text:span text:style-name="T125"> </text:span><text:span text:style-name="T72">COLUMN </text:span><text:span text:style-name="T233">можно опустить;</text:span></text:p>
      <text:p text:style-name="P304"/>
      <text:p text:style-name="P304">ALTER COLUMN ColName … ;</text:p>
      <text:p text:style-name="P304"/>
      <text:p text:style-name="P156">приведенная выше запись используется для изменения <text:span text:style-name="T266">целевого столбца</text:span>; <text:span text:style-name="T265">изменения достигаются применением в этой записи</text:span><text:span text:style-name="T126"> </text:span><text:span text:style-name="T73">SET DEFAULT Value </text:span><text:span text:style-name="T265">или </text:span><text:span text:style-name="T73">DROP DEFAULT</text:span><text:span text:style-name="T126"> </text:span><text:span text:style-name="T265">вместо</text:span><text:span text:style-name="T126"> … </text:span><text:span text:style-name="T265">;</text:span><text:span text:style-name="T221"> </text:span><text:span text:style-name="T233">лексемму</text:span><text:span text:style-name="T125"> </text:span><text:span text:style-name="T72">COLUMN </text:span><text:span text:style-name="T233">можно опустить;</text:span></text:p>
      <text:p text:style-name="P306"/>
      <text:p text:style-name="P343"><text:span text:style-name="T22">C</text:span><text:span text:style-name="T2">HANGE COLUMN ColName </text:span><text:span text:style-name="T23">NewColName</text:span><text:span text:style-name="T2"> ColType … ;</text:span></text:p>
      <text:p text:style-name="P307"/>
      <text:p text:style-name="P159"><text:span text:style-name="T221">приведенная выше запись </text:span><text:span text:style-name="T234">используется для изменения </text:span><text:span text:style-name="T237">целевого</text:span><text:span text:style-name="T234"> столбца; </text:span><text:span text:style-name="T237">поддерживается как средство, специфичное серверу</text:span><text:span text:style-name="T127"> </text:span><text:span text:style-name="T74">MySQL</text:span><text:span text:style-name="T226">;</text:span><text:span text:style-name="T234"> </text:span><text:span text:style-name="T221">при изменении столбца могут быть задействованы те же средства, что и при применении </text:span><text:soft-page-break/><text:span text:style-name="T221">оператора</text:span><text:span text:style-name="T44"> </text:span><text:span text:style-name="T46">CREATE </text:span><text:span text:style-name="T221">по отношению к таблицам;</text:span><text:span text:style-name="T235"> </text:span><text:span text:style-name="T233">лексемму</text:span><text:span text:style-name="T125"> </text:span><text:span text:style-name="T72">COLUMN </text:span><text:span text:style-name="T233">можно опустить;</text:span></text:p>
      <text:p text:style-name="P161"/>
      <text:p text:style-name="P305"><text:span text:style-name="T264">R</text:span>ENAME TO NewTableName;</text:p>
      <text:p text:style-name="P268"/>
      <text:p text:style-name="P160">приведенная выше запись используется для переименования таблицы;</text:p>
      <text:p text:style-name="P46"/>
      <text:p text:style-name="P46">DROP</text:p>
      <text:p text:style-name="P152"/>
      <text:p text:style-name="P152">Используется для удаления БД. <text:span text:style-name="T262">Удаление БД производится записью:</text:span></text:p>
      <text:p text:style-name="P360">DROP DATABASE DBName;</text:p>
      <text:p text:style-name="P265"/>
      <text:p text:style-name="P153">При удалении БД целесообразно прибегать к записи:</text:p>
      <text:p text:style-name="P360">DROP DATABAS <text:s/>IF EXISTS DBNName;</text:p>
      <text:p text:style-name="P265"/>
      <text:p text:style-name="P153">и тогда запрос будет признан корректным, даже если указано имя не существующей БД.</text:p>
      <text:p text:style-name="P153">Чтобы удалить конкретные таблицы из БД используют запись:</text:p>
      <text:p text:style-name="P360">DROP TABLE TableName0, … , TableNameN;</text:p>
      <text:p text:style-name="P68"/>
      <text:p text:style-name="P67">DML</text:p>
      <text:p text:style-name="P67"/>
      <text:p text:style-name="P44">SELECT</text:p>
      <text:p text:style-name="P31"/>
      <text:p text:style-name="P96">Оператор<text:span text:style-name="T44"> </text:span><text:span text:style-name="T46">SELECT </text:span>используется для запроса <text:span text:style-name="T209">данных</text:span>. <text:span text:style-name="T209">Выполнив этот запрос, сервер БД возвращает запрошенные данные, причем, в виде, характерном для реляционных БД — в табличном виде.</text:span></text:p>
      <text:p text:style-name="P97">Этот оператор запрашивает столбцы, возвращаемые в результирующий набор. Эти столбцы могут быть столбцами тех или иных таблиц, или же формируемыми при исполнении запроса (то есть, <text:span text:style-name="T210">быть значениями выражения, составленного программистом</text:span>). <text:span text:style-name="T210">Столбцы этих двух видов могут быть запрошены в одном запросе — это не возбраняется.</text:span></text:p>
      <text:p text:style-name="P98">Именами столбцов, возвращаемых в результирующий набор, будут имена запрошенных из таблиц столбцов. Если же запрошены столбцы (формируемые в результате вычисления выражений), то именами таких столбцов будут записи этих выражений. Столбцы этих двух видов могут быть возвращены в результирующий набор и под псевдоним<text:span text:style-name="T211">ами</text:span> — для этого программист должен прописать псевдонимы. Псевдоним столбца прописывается просто за именем столбца (или выражением — для столбцов, формируемых в результате вычисления выражений).</text:p>
      <text:p text:style-name="P99">Запрос столбцов производится соответствующей <text:span text:style-name="T2">записью:</text:span></text:p>
      <text:p text:style-name="P353">SELECT ColName0, … ;</text:p>
      <text:p text:style-name="P251"/>
      <text:p text:style-name="P100"><text:soft-page-break/>Если запрашиваются столбцы (формируемые выражением), то эти выражения просто прописываются в списке запрошенных столбцов (эти выражения целесообразно заключать в круглые скобки).</text:p>
      <text:p text:style-name="P106">Из таблицы могут быть запрошены как некоторые столбцы, так и все. Для запроса всех столбцов служит упрощенная запись — имена всех столбцов таблицы заменяются на символ астериск (символ<text:span text:style-name="T44"> *</text:span>).</text:p>
      <text:p text:style-name="P107">В <text:span text:style-name="T218">результирующем наборе</text:span> могут быть значения <text:span text:style-name="T218">(сущности)</text:span>, повторяющиеся в строках; для того, чтобы повторы <text:span text:style-name="T218">сущностей </text:span>не учитывались, следует прописать<text:span text:style-name="T44"> </text:span><text:span text:style-name="T46">DISTINCT</text:span><text:span text:style-name="T2"> </text:span><text:span text:style-name="T218">непосредственно после ключевого слова</text:span><text:span text:style-name="T115"> </text:span><text:span text:style-name="T62">SELECT</text:span>. <text:span text:style-name="T217">Можно указать, чтобы повторы значений учитывались (хотя они и так учитываются по умолчанию), это делается записью</text:span><text:span text:style-name="T114"> </text:span><text:span text:style-name="T61">ALL</text:span><text:span text:style-name="T46"> </text:span><text:span text:style-name="T218">непосредственно после ключевого слова</text:span><text:span text:style-name="T115"> </text:span><text:span text:style-name="T62">SELECT</text:span><text:span text:style-name="T114"> </text:span><text:span text:style-name="T217">(эта запись избыточна).</text:span></text:p>
      <text:p text:style-name="P101">Блок<text:span text:style-name="T44"> </text:span><text:span text:style-name="T46">SELECT </text:span>обычно включает в себя ряд определенных блоков.</text:p>
      <text:p text:style-name="P101">Блок<text:span text:style-name="T44"> </text:span><text:span text:style-name="T46">FROM</text:span><text:span text:style-name="T2"> </text:span>указывает таб<text:span text:style-name="T219">л</text:span>ицу, из которой запрашиваются столбцы (<text:span text:style-name="T216">хотя, </text:span>при использовании соединений, столбцы <text:span text:style-name="T218">запрашиваются далеко </text:span>не из единственной таблицы, а из нескольких таблиц; <text:span text:style-name="T219">однако, это уже </text:span>подробн<text:span text:style-name="T219">ости</text:span> о соединениях — <text:span text:style-name="T219">и они будут изложены </text:span>в соотв<text:span text:style-name="T212">етствующем</text:span> параграфе <text:span text:style-name="T212">этой подглавы</text:span>). <text:span text:style-name="T218">Хотя столбцы могут быть запрошены не только из таблиц, но и сформированы выражениями, блок</text:span><text:span text:style-name="T115"> </text:span><text:span text:style-name="T62">FROM</text:span><text:span text:style-name="T13"> </text:span><text:span text:style-name="T218">все же следует считать обязательным подблоком блока</text:span><text:span text:style-name="T115"> </text:span><text:span text:style-name="T62">SELECT</text:span><text:span text:style-name="T13">. </text:span><text:span text:style-name="T218">Это потому, что отсутствие блока</text:span><text:span text:style-name="T115"> </text:span><text:span text:style-name="T62">FROM </text:span><text:span text:style-name="T218">является частой причиной ошибок (возникающих по самым разным причинам). Поэтому всегда следует прописывать блок</text:span><text:span text:style-name="T115"> </text:span><text:span text:style-name="T62">FROM</text:span><text:span text:style-name="T13"> (</text:span><text:span text:style-name="T218">даже если все запрошенные столбцы формируются выражениями — на этот случай есть специфическая запись (</text:span><text:span text:style-name="T62">SELECT … FROM DUAL;</text:span><text:span text:style-name="T218">), поддерживаемая всеми серверами БД</text:span><text:span text:style-name="T13">).</text:span></text:p>
      <text:p text:style-name="P101"><text:span text:style-name="T212">В записи блок</text:span><text:span text:style-name="T110"> </text:span><text:span text:style-name="T57">FROM </text:span><text:span text:style-name="T212">используется так:</text:span></text:p>
      <text:p text:style-name="P348">SELECT ColName0, … </text:p>
      <text:p text:style-name="P348">FROM TableName;</text:p>
      <text:p text:style-name="P250"/>
      <text:p text:style-name="P105">Блок<text:span text:style-name="T44"> </text:span><text:span text:style-name="T46">WHERE </text:span>указывает условие, по которому запрошенные данные включаются в результирующий набор (это так называемое «условие фильтрации»). Условие фильтрации задается выражением; это выражение составляется на усмотрение программиста (однако, чтобы его применение имело смысл, оно должно зависеть от запрашиваемых столбцов); если это выражение истинно, то <text:span text:style-name="T213">значения включаются в результирующий набор. Если же условие фильтрации не задано, то в результирующий набор безусловно возвращаются все значения из указанных в блоке</text:span><text:span text:style-name="T111"> </text:span><text:span text:style-name="T58">SELECT </text:span><text:span text:style-name="T213">столбцов.</text:span></text:p>
      <text:p text:style-name="P102"><text:span text:style-name="T212">В записи блок</text:span><text:span text:style-name="T110"> </text:span><text:span text:style-name="T58">WHERE</text:span><text:span text:style-name="T57"> </text:span><text:span text:style-name="T212">используется так:</text:span></text:p>
      <text:p text:style-name="P349">SELECT ColName0, … </text:p>
      <text:p text:style-name="P349">FROM TableName</text:p>
      <text:p text:style-name="P351">WHERE … ;</text:p>
      <text:p text:style-name="P105"/>
      <text:p text:style-name="P103"><text:span text:style-name="T214">Блок</text:span><text:span text:style-name="T112"> </text:span><text:span text:style-name="T59">ORDER BY </text:span><text:span text:style-name="T214">используется для упорядочивания возвращаемых в результирующий набор данных. Так как результирующий набор — это таблица, то его строки предполагаются содержащими сущности; поэтому, упорядочивание происходит по строкам результирующего набора. Блок</text:span><text:span text:style-name="T112"> </text:span><text:span text:style-name="T59">ORDER BY </text:span><text:span text:style-name="T214">содержит условие упорядочивания. Условием упорядочивания является выражение —</text:span><text:soft-page-break/><text:span text:style-name="T214">обычно, это запись столбца, по значениям которого и будет происходить упорядочивание. В условии упорядочивания можно указать и список столбцов — тогда упорядочивание будет происходить по их значениям (тогда упорядочивание происходит сначала по первому прописанному в условии столбцу, затем по следующему столбцу — сохраняя при этом упорядоченность по предыдущему столбцу, и так итеративно по следующим столбцам этого списка). Столбцы, по значениям которых происходит упорядочивание, могут быть заданы не только именем, но и порядковым номером — порядковые номера задаются в натуральных числах. Условие упорядочивания это выражение, которое может быть составлено на усмотрение программиста (однако, чтобы его применение имело смысл, это выражение должно зависеть от столбцов таблицы). По умолчанию, упорядочивание происходит по возрастанию (в последующих строках значение возрастает). Можно задать упорядочивание и по убыванию (значения в определенном столбце) — записью</text:span><text:span text:style-name="T112"> </text:span><text:span text:style-name="T60">ORDER BY ColName DESC</text:span><text:span text:style-name="T12">. </text:span><text:span text:style-name="T215">Для упорядочивания по возрастанию (значения в определенном столбце) допустима запись</text:span><text:span text:style-name="T113"> </text:span><text:span text:style-name="T60">ORDER BY ColName ASC </text:span><text:span text:style-name="T12">(</text:span><text:span text:style-name="T215">эта запись избыточна</text:span><text:span text:style-name="T12">).</text:span></text:p>
      <text:p text:style-name="P104"><text:span text:style-name="T212">В записи блок</text:span><text:span text:style-name="T110"> </text:span><text:span text:style-name="T58">WHERE</text:span><text:span text:style-name="T57"> </text:span><text:span text:style-name="T212">используется так:</text:span></text:p>
      <text:p text:style-name="P350">SELECT ColName0, … </text:p>
      <text:p text:style-name="P350">FROM TableName</text:p>
      <text:p text:style-name="P352">WHERE … </text:p>
      <text:p text:style-name="P352">ORDER BY … ;</text:p>
      <text:p text:style-name="P352"/>
      <text:p text:style-name="P103">Блок<text:span text:style-name="T44"> </text:span><text:span text:style-name="T46">SELECT </text:span><text:span text:style-name="T213">может включать в себя и прочие блоки</text:span>. <text:span text:style-name="T213">Прочие возможности использования блока</text:span><text:span text:style-name="T111"> </text:span><text:span text:style-name="T58">SELECT </text:span><text:span text:style-name="T213">описываются в следующих параграфах этой подглавы.</text:span></text:p>
      <text:p text:style-name="P96"/>
      <text:p text:style-name="P12">Группировка</text:p>
      <text:p text:style-name="P31"/>
      <text:p text:style-name="P80">Запрашиваемые данные могут быть сгруппированы. То есть, если запрос возвращает запрошенные столбцы в нескольких строках, и приэтом они имеют в разных строках одинаковые значения, то результаты запроса могут быть сгруппированы в одну строку. Разумеется, чтобы группировка была возможна, все запрошенные столбцы должны иметь повторяющиеся в разных строках значения (и исключений из этого быть не должно). <text:span text:style-name="T184">Когда группировка запрошенных данных не возможна, она просто не будет выполняться (то есть, в результате запроса (использующего группировку) может быть возвращено более одной строки).</text:span></text:p>
      <text:p text:style-name="P81">Запросы, использующие группировку прописываются так:</text:p>
      <text:p text:style-name="P346">SELECT …</text:p>
      <text:p text:style-name="P346">FROM … </text:p>
      <text:p text:style-name="P346">GROUP BY … ;</text:p>
      <text:p text:style-name="P247"/>
      <text:p text:style-name="P81">В этой записи столбцы из блока<text:span text:style-name="T44"> </text:span><text:span text:style-name="T46">SELECT</text:span><text:span text:style-name="T44"> </text:span>должны повторяться в блоке<text:span text:style-name="T44"> </text:span><text:span text:style-name="T46">GROUP BY</text:span>. Действительно, <text:span text:style-name="T185">запрашиваемые данные не смогут быть сгруппированы в одну строку при невыполнении этого условия. Конечно, запрашиваемые данные </text:span><text:soft-page-break/><text:span text:style-name="T185">могут быть возвращены и в нескольких строках, но выполнение этого условия необходимо для принципиальной возвожности группировки.</text:span></text:p>
      <text:p text:style-name="P82">Причем, если необходимо выполнить фильтрацию уже сгруппированных данных, то это делается при помощи соответствующего блока. Когда как блок<text:span text:style-name="T44"> </text:span><text:span text:style-name="T46">WHERE</text:span><text:span text:style-name="T2"> </text:span>выполняет фильтрацию до группировки, то блок<text:span text:style-name="T44"> </text:span><text:span text:style-name="T46">HAVING </text:span>выполняет фильтрацию после группировки. И тот, и тот блок, как обычно, подразумевает условное выражение (оно, как обычно, составляется на усмотрение программиста).</text:p>
      <text:p text:style-name="P82">Запись запроса с этими блоками:</text:p>
      <text:p text:style-name="P346">SELECT … </text:p>
      <text:p text:style-name="P346">FROM … </text:p>
      <text:p text:style-name="P346">WHERE … </text:p>
      <text:p text:style-name="P346">GROUP BY … </text:p>
      <text:p text:style-name="P346">HAVING … ;</text:p>
      <text:p text:style-name="P3"/>
      <text:p text:style-name="P3">Агрегатные функции</text:p>
      <text:p text:style-name="P83"/>
      <text:p text:style-name="P83">При применении в запросах группировки, часто применяются и агрегатные функции. Агрегатные функции — это встроенные функции, предназначенные для решения типовых задач, сопутствующих группировке.</text:p>
      <text:p text:style-name="P85">Агрегатные функции обладают своей спецификой (следующей из особенностей их применения).</text:p>
      <text:p text:style-name="P85">Эти встроенные функции, будучи вызваны, применяются по всем строкам группы строк (то есть по всем строкам, которые могут быть сгруппированы). <text:span text:style-name="T186">Поэтому, агрегатные функции доступны после выполнения группировки (не до группировки). Впрочем, агрегатные функции доступны и без использования в запросе блока</text:span><text:span text:style-name="T97"> </text:span><text:span text:style-name="T50">GROUP BY </text:span><text:span text:style-name="T9">– </text:span><text:span text:style-name="T186">и тогда группировка будет считаться и так исполненой, и группой строк будет считаться набор всех возвращенных строк (это так называемая «неявная группа»). Если агрегатные функции используются без использования в запросе блока</text:span><text:span text:style-name="T97"> </text:span><text:span text:style-name="T50">GROUP BY</text:span><text:span text:style-name="T9">,</text:span><text:span text:style-name="T186"> то могут быть запрошены только столбцы, формируемые этими функциями. Это потому, что язык</text:span><text:span text:style-name="T97"> </text:span><text:span text:style-name="T51">SQL </text:span><text:span text:style-name="T187">запрещает смешивать в запросе столбцы, являющиеся результатами группировки, и не являющиеся результатами группировки. Смешивание таких столбцов невозможно при использования в запросе блока</text:span><text:span text:style-name="T97"> </text:span><text:span text:style-name="T50">GROUP BY</text:span><text:span text:style-name="T9">,</text:span><text:span text:style-name="T186"> так как такой запрос (будучи синтаксически правильным) подразумевает, что столбцы из блока</text:span><text:span text:style-name="T97"> </text:span><text:span text:style-name="T50">SELECT</text:span><text:span text:style-name="T97"> </text:span><text:span text:style-name="T186">должны повторяться в блоке</text:span><text:span text:style-name="T97"> </text:span><text:span text:style-name="T50">GROUP BY</text:span><text:span text:style-name="T186">. Касательно данного случая стоит заметить следующее — те столбцы из блока</text:span><text:span text:style-name="T97"> </text:span><text:span text:style-name="T50">SELECT</text:span><text:span text:style-name="T186">, которые сформированы агрегатными функциями, не должны повторяться в блоке</text:span><text:span text:style-name="T97"> </text:span><text:span text:style-name="T50">GROUP BY</text:span><text:span text:style-name="T186">, и в этом плане они составляют исключение.</text:span></text:p>
      <text:p text:style-name="P86">Касательно реакции агрегатных функций на значения<text:span text:style-name="T44"> </text:span><text:span text:style-name="T46">NULL </text:span>стоит заметить следующее. Значения<text:span text:style-name="T44"> </text:span><text:span text:style-name="T46">NULL</text:span>, как обычно, не участвуют в вычислениях. Но, они не вызывают ошибок при исполнении запроса. Строки, содержащие значения <text:s/><text:span text:style-name="T46">NULL </text:span>также могут подсчитываться, как и строки с другими значениями.</text:p>
      <text:p text:style-name="P84">Набор агрегатных функций может включать специфичные для того или иного сервера БД функции; наиболее общими функциями являются следующие.</text:p>
      <text:p text:style-name="P84"/>
      <text:p text:style-name="P347"><text:soft-page-break/>Min()</text:p>
      <text:p text:style-name="P248"/>
      <text:p text:style-name="P84">используется для возврата минимального значения в группе <text:span text:style-name="T190">(точнее, результатах группировки)</text:span>; <text:span text:style-name="T188">принимает параметр — целевой столбец таблицы (по нему и будет вычисляться минимальное значение в группе); возвращает минимальное значение в группе; возвращает значение (его тип зависит от типа аргументов);</text:span></text:p>
      <text:p text:style-name="P87">в области параметров можно указать<text:span text:style-name="T44"> </text:span><text:span text:style-name="T46">DISTINCT </text:span>перед записью аргумента (это, как обычно, приводит к исключению повторов значений), или<text:span text:style-name="T44"> </text:span><text:span text:style-name="T46">ALL </text:span>(это, как обычно, приводит к учету всех значений);</text:p>
      <text:p text:style-name="P88">в качестве параметра можно указать не только целевой столбец, но и выражение (оно составляется на усмотрение программиста; но, чтобы оно имело смысл в рамках логики агрегатной функции, оно должно зависеть от столбцов таблицы, и возвращать единственное значение — действительно, при выполнении этого условия агрегатная функция сможет применяться в рамках своей характерной логики (то есть, по группам строк));</text:p>
      <text:p text:style-name="P248"/>
      <text:p text:style-name="P347">Max()</text:p>
      <text:p text:style-name="P248"/>
      <text:p text:style-name="P84">используется для возврата максимального значения в группе <text:span text:style-name="T190">(точнее, результатах группировки)</text:span>; <text:span text:style-name="T188">принимает параметр — целевой столбец таблицы (по нему и будет вычисляться максимальное значение в группе); возвращает максимальное значение в группе; возвращает значение (его тип зависит от типа аргументов);</text:span></text:p>
      <text:p text:style-name="P87">в области параметров можно указать<text:span text:style-name="T44"> </text:span><text:span text:style-name="T46">DISTINCT </text:span>перед записью аргумента (это, как обычно, приводит к исключению повторов значений), или<text:span text:style-name="T44"> </text:span><text:span text:style-name="T46">ALL </text:span>(это, как обычно, приводит к учету всех значений);</text:p>
      <text:p text:style-name="P88">в качестве параметра можно указать не только целевой столбец, но и выражение (оно составляется на усмотрение программиста; но, чтобы оно имело смысл в рамках логики агрегатной функции, оно должно зависеть от столбцов таблицы, и возвращать единственное значение — действительно, при выполнении этого условия агрегатная функция сможет применяться в рамках своей характерной логики (то есть, по группам строк));</text:p>
      <text:p text:style-name="P248"/>
      <text:p text:style-name="P347">Avg()</text:p>
      <text:p text:style-name="P248"/>
      <text:p text:style-name="P84">используется для возврата <text:span text:style-name="T186">среднего по группе</text:span> <text:span text:style-name="T190">(точнее, в результатах группировки) значения;</text:span> <text:span text:style-name="T188">принимает параметр — целевой столбец таблицы (по нему и будет вычисляться среднее значение в группе); возвращает среднее значение в группе; возвращает значение (его тип зависит от типа аргументов);</text:span></text:p>
      <text:p text:style-name="P87">в области параметров можно указать<text:span text:style-name="T44"> </text:span><text:span text:style-name="T46">DISTINCT </text:span>перед записью аргумента (это, как обычно, приводит к исключению повторов значений), или<text:span text:style-name="T44"> </text:span><text:span text:style-name="T46">ALL </text:span>(это, как обычно, приводит к учету всех значений);</text:p>
      <text:p text:style-name="P88">в качестве параметра можно указать не только целевой столбец, но и выражение (оно составляется на усмотрение программиста; но, чтобы оно имело смысл в рамках логики агрегатной функции, оно должно зависеть от столбцов таблицы, и <text:soft-page-break/>возвращать единственное значение — действительно, при выполнении этого условия агрегатная функция сможет применяться в рамках своей характерной логики (то есть, по группам строк));</text:p>
      <text:p text:style-name="P248"/>
      <text:p text:style-name="P347">Sum()</text:p>
      <text:p text:style-name="P248"/>
      <text:p text:style-name="P89">используется для возврата суммы значений в группе<text:span text:style-name="T189"> (точнее, результатах группировки)</text:span>;<text:span text:style-name="T189"> принимает параметр — целевой столбец таблицы (по нему и будет вычисляться сумма значений в группе); возвращает сумму значений в группе; возвращает значение (его тип зависит от типа аргументов);</text:span></text:p>
      <text:p text:style-name="P87">в области параметров можно указать<text:span text:style-name="T44"> </text:span><text:span text:style-name="T46">DISTINCT </text:span>перед записью аргумента (это, как обычно, приводит к исключению повторов значений), или<text:span text:style-name="T44"> </text:span><text:span text:style-name="T46">ALL </text:span>(это, как обычно, приводит к учету всех значений);</text:p>
      <text:p text:style-name="P88">в качестве параметра можно указать не только целевой столбец, но и выражение (оно составляется на усмотрение программиста; но, чтобы оно имело смысл в рамках логики агрегатной функции, оно должно зависеть от столбцов таблицы, и возвращать единственное значение — действительно, при выполнении этого условия агрегатная функция сможет применяться в рамках своей характерной логики (то есть, по группам строк));</text:p>
      <text:p text:style-name="P248"/>
      <text:p text:style-name="P347">Count()</text:p>
      <text:p text:style-name="P248"/>
      <text:p text:style-name="P89">используется для возврата количества значений в группе<text:span text:style-name="T189"> (точнее, результатах группировки)</text:span>;<text:span text:style-name="T189"> принимает параметр — целевой столбец таблицы (по нему и будет вычисляться количество значений (строк) в группе); возвращает количество значений (строк) в группе; возвращает значение (его тип зависит от типа аргументов);</text:span></text:p>
      <text:p text:style-name="P87">в области параметров можно указать<text:span text:style-name="T44"> </text:span><text:span text:style-name="T46">DISTINCT </text:span>перед записью аргумента (это, как обычно, приводит к исключению повторов значений), или<text:span text:style-name="T44"> </text:span><text:span text:style-name="T46">ALL </text:span>(это, как обычно, приводит к учету всех значений);</text:p>
      <text:p text:style-name="P88">в качестве параметра можно указать не только целевой столбец, но и выражение (оно составляется на усмотрение программиста; но, чтобы оно имело смысл в рамках логики агрегатной функции, оно должно зависеть от столбцов таблицы, и возвращать единственное значение — действительно, при выполнении этого условия агрегатная функция сможет применяться в рамках своей характерной логики (то есть, по группам строк));</text:p>
      <text:p text:style-name="P88">в случае этой конкретной функции в области параметров можно указать<text:span text:style-name="T44"> * </text:span>(действительно, эта функция отвечает за подсчет строк, и поэтому ей не важно, какой целевой столбец ей указать; <text:span text:style-name="T190">поэтому для этой функции и предусмотрена специфическая форма записи параметров</text:span>);</text:p>
      <text:p text:style-name="P32"/>
      <text:p text:style-name="P11">Подзапросы</text:p>
      <text:p text:style-name="P32"/>
      <text:p text:style-name="P90">Подзапросы это запросы, инкапсуллированные другими запросами.</text:p>
      <text:p text:style-name="P90"><text:soft-page-break/>Подзапросы могут оперировать столбцами, использующимися в инкапсуллирующем запросе («связанные подзапросы»), могут и не оперировать («несвязанные подзапросы»). <text:span text:style-name="T191">Несвязанные подзапросы завершают свое исполнение заведомо раньше инкапсуллирующего их запроса. Связанные подзапросы завершают свое исполнение отнюдь не заведомо раньше инкапсуллирующего их запроса. Ввиду наличия у сервера БД оптимизатора запросов об исполнении связанных подзапросов нецелесообразно говорить подробнее (по крайней мере, в общем случае).</text:span></text:p>
      <text:p text:style-name="P91">Подзапросы возвращают данные в том же виде, что и (не вложенные) запросы — в табличном виде. При этом, если они возвращают единственное значение, то это значение (при необходимости) может интерпретироваться как значение элементарных типов данных (а не таблица). <text:span text:style-name="T192">Подзапросы, возвращающие единственное значение, принято называть «скалярными»; скалярные подзапросы могут быть как связанными, так и несвязанными, скалярность сама по себе на порядок исполнения подзапроса не влияет.</text:span></text:p>
      <text:p text:style-name="P92">Подзапросы прописываются в тех составляющих выражения запроса, которые должны возвращать данные. <text:span text:style-name="T183">Они могут использоваться в различных запросах (не только</text:span><text:span text:style-name="T96"> </text:span><text:span text:style-name="T49">SELECT</text:span><text:span text:style-name="T183">). Подзапросы (с официальной точки зрения) могут быть сложными настолько, насколько необходимо. Однако, подзапросы и так усложняют запись запроса (хотя, программист должен понимать, что соглашения об оформлении кода все же должны быть выполнены). Поэтому, чтобы подзапросы не были источниками неисправностей, их запись должна быть выдержана достаточно простой. В особенности, необходимо проследить за следующим: подзапросы не должны запрашивать все столбцы подряд (использовать</text:span><text:span text:style-name="T96"> *</text:span><text:span text:style-name="T183">), и не должны использоваться во всех блоках запроса подряд, и содержать все блоки (характерные для запроса) подряд (реализации языка</text:span><text:span text:style-name="T96"> </text:span><text:span text:style-name="T52">SQL</text:span><text:span text:style-name="T96"> </text:span><text:span text:style-name="T183">могут накладывать такие ограничения).</text:span></text:p>
      <text:p text:style-name="P92">Подзапросы прописываются как обычные запросы, заключенные в круглые скобки.</text:p>
      <text:p text:style-name="P33"/>
      <text:p text:style-name="P6">Соединения</text:p>
      <text:p text:style-name="P33"/>
      <text:p text:style-name="P440">Соединение — это специфический механизм, позволяющий запрашивать столбцы из разных таблиц, соединяя их в строки <text:span text:style-name="T1">(</text:span>и возвращая в результирующий набор<text:span text:style-name="T1">)</text:span>. Возвращаемые запросом столбцы <text:span text:style-name="T1">соединяются друг с другом в строки результирующего набора; причем, способ соединения зависит от того, какой вид соединения используется. При использовании соединений необходимо, чтобы соответствующие таблицы были связаны друг с другом (внешний ключ — первичный ключ)</text:span><text:span text:style-name="T29">; </text:span><text:span text:style-name="T276">но, необходимо помнить, что это высказывание употребляется как единственно верное лишь в дань традиции (по этой же причине оно и было употреблено здесь). Также необходимо, чтобы соответствующим таблицам были приписаны псевдонимы; псевдонимы необходимы даже если используется таблица, возвращенная подзапросом; <text:s/>псевдонимы приписываются записью</text:span><text:span text:style-name="T45"> </text:span><text:span text:style-name="T47">TableName AliasName </text:span><text:span text:style-name="T43">в записи соединения (и записью</text:span><text:span text:style-name="T95"> </text:span><text:span text:style-name="T48">( … ) AliasName </text:span><text:span text:style-name="T157">для таблиц, возвращенных подзапросом).</text:span></text:p>
      <text:p text:style-name="P441"><text:soft-page-break/>Разные серверы поддерживают разный синтаксис соединений вдобавок к стандартному — это специфики разных реализаций, и поэтому безынтересны.</text:p>
      <text:p text:style-name="P442">Описывая разные виды соединений, простоты ради условимся считать, что из каждой таблицы будет запрошен только один столбец (если же в реальных случаях будет запрошен вовсе не один столбец — то это не меняет данной аппрокимативной модели (действительно, секвенция столбцов в одной строке исходной таблицы может быть представлена в виде абстракции — одного единственного столбца)). Можно было бы и не вводить эти условности, но это усложнило бы объяснение логики работы разных видов соединений.</text:p>
      <text:p text:style-name="P443">При использовании соединений необходимо помнить, что речь идет о соединении столбцов, запрошенных из разных таблиц, в строках результирующего набора. Сами же таблицы ни коим образом не соединяются. Не стоит обманываться тем, что различные тематические источники говорят о «соединении таблиц» - <text:span text:style-name="T149">это лишь просторечие (причем, не уместное)</text:span>.</text:p>
      <text:p text:style-name="P397"/>
      <text:p text:style-name="P4">Различные виды соединений</text:p>
      <text:p text:style-name="P397"/>
      <text:p text:style-name="P399">xJOIN</text:p>
      <text:p text:style-name="P399"/>
      <text:p text:style-name="P441">перекрестное соединение; столбцы соединяются в строки так, что столб<text:span text:style-name="T158">цы</text:span> одной таблицы соединя<text:span text:style-name="T158">ю</text:span>тся с<text:span text:style-name="T158">о столбцами</text:span> другой таблицы; <text:span text:style-name="T158">причем, соединяются они не в соответственных строках, а каждая с каждой</text:span> (и количество строк результирующего набора <text:span text:style-name="T146">вычисляется как декартово произведение (произведение кол- ва столбцов, запрошенных из одной таблицы на кол- во столбцов из другой)</text:span>); <text:span text:style-name="T153">это соединение задается записью:</text:span></text:p>
      <text:p text:style-name="P405"><text:span text:style-name="T4">SELECT </text:span><text:span text:style-name="T5">AliasName0.ColName, … </text:span></text:p>
      <text:p text:style-name="P417">FROM TableName0 AliasName0 <text:span text:style-name="T158">CROSS</text:span> JOIN TableName1 AliasName1;</text:p>
      <text:p text:style-name="P417"/>
      <text:p text:style-name="P417">/* Comments */</text:p>
      <text:p text:style-name="P400"/>
      <text:p text:style-name="P400">INNER JOIN</text:p>
      <text:p text:style-name="P400"/>
      <text:p text:style-name="P442">внутреннее соединение (собственно соединение); <text:span text:style-name="T147">столбцы соединяются в строки так, что столбец одной таблицы соединяется со столбцом другой таблицы при исполнении условного выражения (как обычно, условное выражение составляется на усмотрение программиста); это соединение задается записью:</text:span></text:p>
      <text:p text:style-name="P405"><text:span text:style-name="T4">SELECT </text:span><text:span text:style-name="T5">AliasName0.ColName, … </text:span></text:p>
      <text:p text:style-name="P406"><text:span text:style-name="T2">FROM TableName0 AliasName0 </text:span><text:span text:style-name="T6">INNER </text:span><text:span text:style-name="T2">JOIN TableName1 AliasName1</text:span></text:p>
      <text:p text:style-name="P417">ON … ;</text:p>
      <text:p text:style-name="P417"/>
      <text:p text:style-name="P406"><text:span text:style-name="T2">/* </text:span><text:span text:style-name="T154">Следует явно задать вид соединения:</text:span></text:p>
      <text:p text:style-name="P406"><text:span text:style-name="T2"><text:s/>… </text:span><text:span text:style-name="T6">INNER JOIN … </text:span></text:p>
      <text:p text:style-name="P408">иначе соединение будет считаться перекрестным,</text:p>
      <text:p text:style-name="P406"><text:span text:style-name="T154">и тогда условное выражение </text:span><text:span text:style-name="T6">ON … </text:span><text:span text:style-name="T154"><text:s/>будет отброшено,</text:span></text:p>
      <text:p text:style-name="P409">причем, это касается всех видов соединений;</text:p>
      <text:p text:style-name="P410">если условие соединения — это равенство ОДНОИМЕННЫХ столбцов,</text:p>
      <text:p text:style-name="P407"><text:soft-page-break/><text:span text:style-name="T275">то вместо </text:span><text:span text:style-name="T28">ON … </text:span><text:span text:style-name="T275">можно прописать </text:span><text:span text:style-name="T28">USING </text:span><text:span text:style-name="T275">(</text:span><text:span text:style-name="T28">ColName</text:span><text:span text:style-name="T275">)</text:span><text:span text:style-name="T28">;</text:span></text:p>
      <text:p text:style-name="P410">причем, эта форма записи соединения употребима во всех</text:p>
      <text:p text:style-name="P407"><text:span text:style-name="T275">видах соединений, использующих условие соединения</text:span><text:span text:style-name="T2"> */</text:span></text:p>
      <text:p text:style-name="P401"/>
      <text:p text:style-name="P401">OUTER JOIN</text:p>
      <text:p text:style-name="P401"/>
      <text:p text:style-name="P444">это ряд видов соединений, при которых в результирующий набор включаются не только столбцы, которые сопоставлены (в рамках условного выражения) — в случае несопоставления в соответстующих столбцах результирующ<text:span text:style-name="T181">е</text:span>го набора будет значение<text:span text:style-name="T44"> </text:span><text:span text:style-name="T46">NULL</text:span><text:span text:style-name="T2">; </text:span><text:span text:style-name="T148">различные виды внешнего соединения реализуют разную логику (они описаны ниже);</text:span></text:p>
      <text:p text:style-name="P402"/>
      <text:p text:style-name="P402">LEFT OUTER JOIN</text:p>
      <text:p text:style-name="P402"/>
      <text:p text:style-name="P445">левое внешнее соединение; столбцы соединяются в строки так, что <text:span text:style-name="T147">столбец одной таблицы соединяется со столбцом другой таблицы при исполнении условного выражения — </text:span>а в случае несопоставления<text:span text:style-name="T147"> (в рамках условного выражения)</text:span> возвращаются и столбцы из таблицы, левой относительно слова<text:span text:style-name="T44"> </text:span><text:span text:style-name="T46">JOIN</text:span><text:span text:style-name="T2">,</text:span> и им будут сопоставлены значения<text:span text:style-name="T44"> </text:span><text:span text:style-name="T46">NULL</text:span><text:span text:style-name="T2">; </text:span><text:span text:style-name="T180">форма записи:</text:span></text:p>
      <text:p text:style-name="P405"><text:span text:style-name="T4">SELECT </text:span><text:span text:style-name="T5">AliasName0.ColName, … </text:span></text:p>
      <text:p text:style-name="P417">FROM TableName0 AliasName0 <text:span text:style-name="T181">LEFT OUTER</text:span> JOIN TableName1 AliasName1;</text:p>
      <text:p text:style-name="P417"/>
      <text:p text:style-name="P417">/* Comments */</text:p>
      <text:p text:style-name="P402"/>
      <text:p text:style-name="P402">RIGHT OUTER JOIN</text:p>
      <text:p text:style-name="P402"/>
      <text:p text:style-name="P445">правое внешнее соединение; столбцы соединяются в строки так, что <text:s/><text:span text:style-name="T147">столбец одной таблицы соединяется со столбцом другой таблицы при исполнении условного выражения — </text:span>а в случае несопоставления<text:span text:style-name="T147"> (в рамках условного выражения)</text:span> возвращаются и столбцы из таблицы, правой относительно слова<text:span text:style-name="T44"> </text:span><text:span text:style-name="T46">JOIN</text:span><text:span text:style-name="T2">,</text:span> и им будут сопоставлены значения<text:span text:style-name="T44"> </text:span><text:span text:style-name="T46">NULL</text:span><text:span text:style-name="T2">; </text:span><text:span text:style-name="T180">форма записи:</text:span></text:p>
      <text:p text:style-name="P405"><text:span text:style-name="T4">SELECT </text:span><text:span text:style-name="T5">AliasName0.ColName, … </text:span></text:p>
      <text:p text:style-name="P417">FROM TableName0 AliasName0 <text:span text:style-name="T181">RIGHT OUTER</text:span> JOIN TableName1 AliasName1;</text:p>
      <text:p text:style-name="P417"/>
      <text:p text:style-name="P417">/* Comments */</text:p>
      <text:p text:style-name="P402"/>
      <text:p text:style-name="P402">FULL OUTER JOIN</text:p>
      <text:p text:style-name="P402"/>
      <text:p text:style-name="P445">полное внешнее соединение; столбцы соединяются в строки так, что <text:s/><text:span text:style-name="T147">столбец одной таблицы соединяется со столбцом другой таблицы при исполнении условного выражения — </text:span>а в случае несопоставления<text:span text:style-name="T147"> (в рамках условного выражения)</text:span> возвращаются и столбцы из таблиц, левой и правой относительно слова<text:span text:style-name="T44"> </text:span><text:span text:style-name="T46">JOIN</text:span><text:span text:style-name="T2">,</text:span> и им будут сопоставлены значения<text:span text:style-name="T44"> </text:span><text:span text:style-name="T46">NULL</text:span><text:span text:style-name="T2">; </text:span><text:span text:style-name="T180">форма записи:</text:span></text:p>
      <text:p text:style-name="P405"><text:soft-page-break/><text:span text:style-name="T4">SELECT </text:span><text:span text:style-name="T5">AliasName0.ColName, … </text:span></text:p>
      <text:p text:style-name="P417">FROM TableName0 AliasName0 <text:span text:style-name="T181">FULL OUTER</text:span> JOIN TableName1 AliasName1;</text:p>
      <text:p text:style-name="P417"/>
      <text:p text:style-name="P417">/* <text:span text:style-name="T160">Этот тип соединения может отсутствовать в </text:span><text:span text:style-name="T182">MySQL</text:span> */</text:p>
      <text:p text:style-name="P78"/>
      <text:p text:style-name="P5">Об условии соединения и условии фильтрации</text:p>
      <text:p text:style-name="P5"/>
      <text:p text:style-name="P446">Условия соединения и фильтрации — это разные блоки запроса, служащие для разных целей. При использовании соединений условия фильтрации по прежнему доступны, и задействуются следующей записью:</text:p>
      <text:p text:style-name="P405"><text:span text:style-name="T4">SELECT </text:span><text:span text:style-name="T5">AliasName0.ColName, … </text:span></text:p>
      <text:p text:style-name="P406"><text:span text:style-name="T2">FROM TableName0 AliasName0 </text:span><text:span text:style-name="T6">INNER </text:span><text:span text:style-name="T2">JOIN TableName1 AliasName1</text:span></text:p>
      <text:p text:style-name="P417">ON … </text:p>
      <text:p text:style-name="P406"><text:span text:style-name="T7">WHERE … </text:span><text:span text:style-name="T2">;</text:span></text:p>
      <text:p text:style-name="P417"/>
      <text:p text:style-name="P406"><text:span text:style-name="T2">/* </text:span><text:span text:style-name="T7">Comments</text:span><text:span text:style-name="T2"> */</text:span></text:p>
      <text:p text:style-name="P5"/>
      <text:p text:style-name="P5">О соединении ряда таблиц</text:p>
      <text:p text:style-name="P5"/>
      <text:p text:style-name="P446">При соединении столбцов (запрашиваемых из более чем двух таблиц), <text:span text:style-name="T155">необходимо помнить, что они соединяются не друг с другом, а со столбцами промежуточного результирующего набора. Промежуточный результирующий набор — это данные, полученные на предыдущем этапе исполнения соединения. Действительно, при соединении столбцов из ряда (более чем двух) таблиц, соединение представляется не тривиальным (происходящим как ряд последовательных операций соединения), и в этом случае приходится говорить о промежуточном результирующем наборе.</text:span></text:p>
      <text:p text:style-name="P447">Так как соединение столбцов из ряда таблиц происходит как ряд операций соединения, то в этом случае необходимо указать <text:span text:style-name="T156">ряд этих операций целевого типа и с целевыми условиями соединения. Запись примет вид:</text:span></text:p>
      <text:p text:style-name="P405"><text:span text:style-name="T4">SELECT </text:span><text:span text:style-name="T5">AliasName0.ColName, … </text:span></text:p>
      <text:p text:style-name="P417">FROM TableName0 AliasName0 … JOIN TableName1 AliasName1</text:p>
      <text:p text:style-name="P417">ON … </text:p>
      <text:p text:style-name="P406"><text:span text:style-name="T2">… JOIN TableName</text:span><text:span text:style-name="T8">2</text:span><text:span text:style-name="T2"> AliasName</text:span><text:span text:style-name="T8">2</text:span></text:p>
      <text:p text:style-name="P417">ON … </text:p>
      <text:p text:style-name="P406"><text:span text:style-name="T7">WHERE … </text:span><text:span text:style-name="T2">;</text:span></text:p>
      <text:p text:style-name="P417"/>
      <text:p text:style-name="P406"><text:span text:style-name="T2">/* </text:span><text:span text:style-name="T7">Comments</text:span><text:span text:style-name="T2"> */</text:span></text:p>
      <text:p text:style-name="P6"/>
      <text:p text:style-name="P6">О соединении таблицы самой с собой</text:p>
      <text:p text:style-name="P6"/>
      <text:p text:style-name="P448">Различные тематические источники упомянают о «соединении таблицы самой с собой». Необходимо помнить, что сами таблицы ни коим образом не соединяются. Даже при «соединении таблицы самой с собой». Под этим <text:soft-page-break/>выражением подразумевается лишь следующее — неоднократное использование одной таблицы в одном запросе, использующем соединения.</text:p>
      <text:p text:style-name="P449">При неоднократном использовании одной таблицы в одном запросе ее столбцы могут соединяться как со столбцами из нее самой (строго говоря, именно этот случай и называется «соединение таблицы самой с собой»), так и со столбцами из других таблиц. Но в любом случае соединение подразумевает ссылочную целостность — задействуемые в соединении таблицы должны быть связаны по ключу (в случае «соединения таблицы самой с собой» в ней должен наличествовать рекурсивный внешний ключ — внешний ключ, указывающий на первичный ключ в пределах своей же таблицы).</text:p>
      <text:p text:style-name="P448">Действительно, если логика запроса этого требует, то одна и та же таблица может неоднократно использоваться в запросе, использующем соединения. В таком случае таблица фигурирует в запросе под разными псевдонимами.</text:p>
      <text:p text:style-name="P450">Такой запрос выглядит, конечно же, не естественно. Однако, он будет распознан как корректный, если корректно составлен (то есть, если он соответствует правилам синтаксиса, и соглашениям об оформлении кода).</text:p>
      <text:p text:style-name="P34"/>
      <text:p text:style-name="P10">Составные запросы</text:p>
      <text:p text:style-name="P34"/>
      <text:p text:style-name="P455">Составные запросы — это запросы, состоящие из ряда запросов.</text:p>
      <text:p text:style-name="P455">Речь идет о запросах<text:span text:style-name="T44"> </text:span><text:span text:style-name="T46">SELECT</text:span><text:span text:style-name="T2">.</text:span></text:p>
      <text:p text:style-name="P455">Составные запросы возвращают данные в установленном виде — в табличном <text:s/>(в виде одной результирующей таблицы). Это обеспечивается тем, что в составных запросах применяются специальные операторы, которые в результате <text:span text:style-name="T197">их применения</text:span> возвращают данные в установленном виде. Эти операторы трактуют свои операнды как множества (<text:span text:style-name="T197">возвращенных запросами строк;элементами множеств являются строки</text:span>), и реализуют операции над множествами. <text:span text:style-name="T197">Корректность применения этих операторов обеспечивается тем, что таблицы (по которым они применяются) должны быть разбиты на столбцы одинаковым образом (на одинаковое количество столбцов соответственных типов, имена же этих столбцов могут и различаться). Действительно, при этом данные операторы смогут иметь смысл в применении, и вернуть таблицу определенной структуры. Невыполнение этого условия считается человеческой ошибкой.</text:span></text:p>
      <text:p text:style-name="P456">Имеются следующие операции над множествами:</text:p>
      <text:p text:style-name="P456">«объединение» - результатом объединения множеств является множество, состоящее из элементов, принадлежащих объединяемым множествам (в том числе, из элементов, принадлежащим сразу всем множествам, по которым применена эта операция);</text:p>
      <text:p text:style-name="P455">«<text:span text:style-name="T193">пересечение</text:span>» - <text:span text:style-name="T193">результатом пересечения множеств является множество, состоящее из элементов, принадлежащих сразу всем множествам, по которым применена эта операция;</text:span></text:p>
      <text:p text:style-name="P455">«<text:span text:style-name="T194">исключение</text:span>» - <text:span text:style-name="T194">результатом исключения из одного множества некого другого множества является множество, состоящее из элементов одного множества за исключением элементов исключаемого множества;</text:span></text:p>
      <text:p text:style-name="P455"/>
      <text:p text:style-name="P457"><text:soft-page-break/>Прочие операции над множествами могут быть получены при помощи этих вышеописанных операций.</text:p>
      <text:p text:style-name="P458">Операторы для работы с множествами это бинарные операторы. <text:span text:style-name="T195">Они работают с результатами запросов (в составе составных запросов), и прописываются так:</text:span></text:p>
      <text:p text:style-name="P418">SELECT … </text:p>
      <text:p text:style-name="P418">Operator</text:p>
      <text:p text:style-name="P418">SELECT … ;</text:p>
      <text:p text:style-name="P475"/>
      <text:p text:style-name="P459">В составном запросе точка с запятой между составляющими его запросами не ставиться — она ставиться только в конце самого составного запроса.</text:p>
      <text:p text:style-name="P460">Составные запросы могут включать в себя и более двух запросов:</text:p>
      <text:p text:style-name="P418">SELECT … </text:p>
      <text:p text:style-name="P418">Operator</text:p>
      <text:p text:style-name="P418">SELECT … </text:p>
      <text:p text:style-name="P418">Operator</text:p>
      <text:p text:style-name="P418">SELECT … </text:p>
      <text:p text:style-name="P418"><text:s/><text:span text:style-name="T159">… </text:span>;</text:p>
      <text:p text:style-name="P475"/>
      <text:p text:style-name="P457">Результаты составных запросов могут быть упорядочены, но не сгруппированы:</text:p>
      <text:p text:style-name="P418">SELECT … </text:p>
      <text:p text:style-name="P418">Operator</text:p>
      <text:p text:style-name="P418">SELECT … </text:p>
      <text:p text:style-name="P418"><text:span text:style-name="T196">ORDER BY … </text:span>;</text:p>
      <text:p text:style-name="P418"/>
      <text:p text:style-name="P456"><text:span text:style-name="T198">Причем, в блоке</text:span><text:span text:style-name="T108"> </text:span><text:span text:style-name="T54">ORDER BY</text:span><text:span text:style-name="T108"> </text:span><text:span text:style-name="T198">следует прописать имя столбца из первого запроса. Невыполнение этого требования будет считаться человеческой ошибкой. Действительно, для исполнения данных операторов их операнды — таблицы должны быть разбиты на столбцы одинаковым образом — поэтому, в блоке</text:span><text:span text:style-name="T108"> </text:span><text:span text:style-name="T54">ORDER BY</text:span><text:span text:style-name="T108"> </text:span><text:span text:style-name="T198">достаточно указать имя столбца из первого запроса.</text:span></text:p>
      <text:p text:style-name="P456"><text:span text:style-name="T198">Операции над множествами реализуются следующими операторами</text:span>.</text:p>
      <text:p text:style-name="P403"/>
      <text:p text:style-name="P403">UNION</text:p>
      <text:p text:style-name="P403"/>
      <text:p text:style-name="P476"><text:span text:style-name="T159">этот оператор реализует операцию «объединение»; этот оператор исключает повторы значений — </text:span><text:span text:style-name="T163">элементов множеств</text:span><text:span text:style-name="T159"> (для того, чтобы в результат включались повторы </text:span><text:span text:style-name="T163">элементов множеств (то есть, строк)</text:span><text:span text:style-name="T159">, следует прописывать</text:span><text:span text:style-name="T98"> </text:span><text:span text:style-name="T44">UNION ALL</text:span><text:span text:style-name="T159">); </text:span><text:span text:style-name="T162">принимает операнды — описано выше; возвращает значение — описано выше </text:span><text:span text:style-name="T163">(если требуются пояснения — оператор возвращает объединение множеств строк (возвращенных запросами); причем, в том порядке, в котором и прописано в запросе — сначала из одной таблицы, затем из другой (если конечно в записи </text:span><text:span text:style-name="T164">составного запроса</text:span><text:span text:style-name="T163"> не используется блок</text:span><text:span text:style-name="T100"> </text:span><text:span text:style-name="T107">ORDER BY</text:span><text:span text:style-name="T163">))</text:span><text:span text:style-name="T162">;</text:span></text:p>
      <text:p text:style-name="P403"/>
      <text:p text:style-name="P403">INTERSECT</text:p>
      <text:p text:style-name="P403"/>
      <text:p text:style-name="P476"><text:span text:style-name="T161">этот оператор реализует операцию «пересечение»; этот оператор исключает повторы значений — </text:span><text:span text:style-name="T163">элементов множеств</text:span><text:span text:style-name="T161"> (для того, чтобы в результат </text:span><text:soft-page-break/><text:span text:style-name="T161">включались повторы </text:span><text:span text:style-name="T163">элементов множеств (то есть, строк)</text:span><text:span text:style-name="T161">, следует прописывать</text:span><text:span text:style-name="T99"> </text:span><text:span text:style-name="T44">INTERSECT ALL</text:span><text:span text:style-name="T161">)</text:span>;<text:span text:style-name="T159"> </text:span><text:span text:style-name="T162">принимает операнды — описано выше; возвращает значение — описано выше </text:span><text:span text:style-name="T163">(если требуются пояснения — оператор возвращает </text:span><text:span text:style-name="T164">пересечение</text:span><text:span text:style-name="T163"> множеств строк (возвращенных запросами); </text:span><text:span text:style-name="T164">причем, в том порядке, в котором и обнаруживается пересечение этих множеств по ходу исполнения данного оператора</text:span><text:span text:style-name="T163"> (если конечно в записи </text:span><text:span text:style-name="T164">составного запроса</text:span><text:span text:style-name="T163"> не используется блок</text:span><text:span text:style-name="T100"> </text:span><text:span text:style-name="T107">ORDER BY</text:span><text:span text:style-name="T163">); </text:span><text:span text:style-name="T164">если же эти множества — не пересекающиеся, то результатом будет пустое множество</text:span><text:span text:style-name="T163">)</text:span><text:span text:style-name="T162">;</text:span></text:p>
      <text:p text:style-name="P457">этот оператор может не поддерживаться реализацией языка<text:span text:style-name="T44"> </text:span><text:span text:style-name="T46">SQL</text:span><text:span text:style-name="T2">;</text:span></text:p>
      <text:p text:style-name="P403"/>
      <text:p text:style-name="P403">EXCEPT</text:p>
      <text:p text:style-name="P403"/>
      <text:p text:style-name="P476"><text:span text:style-name="T161">этот оператор реализует операцию «исключение»; этот оператор исключает повторы значений — </text:span><text:span text:style-name="T163">элементов множеств</text:span><text:span text:style-name="T161">, и кроме того, и оригиналы повторяющихся значений — действительно, такое поведение соответствует логике операции «исключение» (для того, чтобы оригиналы повторяющихся </text:span><text:span text:style-name="T163">элементов множеств (то есть, строк)</text:span><text:span text:style-name="T161"> все же включались в результат, следует прописывать</text:span><text:span text:style-name="T99"> </text:span><text:span text:style-name="T44">EXCEPT ALL</text:span><text:span text:style-name="T161">);</text:span><text:span text:style-name="T159"> </text:span><text:span text:style-name="T162">принимает операнды — описано выше; возвращает значение — описано выше </text:span><text:span text:style-name="T165">(пояснения здесь не требуются)</text:span><text:span text:style-name="T162">;</text:span></text:p>
      <text:p text:style-name="P457"><text:span text:style-name="T199">этот оператор может не поддерживаться реализацией языка</text:span><text:span text:style-name="T106"> </text:span><text:span text:style-name="T53">SQL</text:span><text:span text:style-name="T10">;</text:span></text:p>
      <text:p text:style-name="P48"/>
      <text:p text:style-name="P38"><text:span text:style-name="T10">I</text:span><text:span text:style-name="T2">NSERT</text:span></text:p>
      <text:p text:style-name="P49"/>
      <text:p text:style-name="P461">Этот оператор используется для вставки строк в (уже существующую таблицу). <text:span text:style-name="T267">Его форма записи:</text:span></text:p>
      <text:p text:style-name="P422">INSERT INTO TableName (ColName0, … )</text:p>
      <text:p text:style-name="P422">VALUES (Value0, … );</text:p>
      <text:p text:style-name="P477"/>
      <text:p text:style-name="P462">использование этой записи приводит к вставке в целевую таблицу новой строки, в которой в указанных столбцах будут указанные значения.</text:p>
      <text:p text:style-name="P462">Альтернативная запись:</text:p>
      <text:p text:style-name="P422">INSERT INTO TableName <text:span text:style-name="T268">(ColName0, … )</text:span></text:p>
      <text:p text:style-name="P423">SELECT … ;</text:p>
      <text:p text:style-name="P478"/>
      <text:p text:style-name="P464">использование этой записи приводит к вставке в целевую таблицу нов<text:span text:style-name="T268">ых</text:span> строк, в <text:span text:style-name="T270">которых в указанных столбцах будут данные, возвращенные блоком</text:span><text:span text:style-name="T128"> </text:span><text:span text:style-name="T75">SELECT </text:span><text:span text:style-name="T24">(</text:span><text:span text:style-name="T268">в данном случае блок</text:span><text:span text:style-name="T128"> </text:span><text:span text:style-name="T75">SELECT </text:span><text:span text:style-name="T269">прописывается именно так</text:span><text:span text:style-name="T24">)</text:span>. <text:span text:style-name="T270">В этой форме записи список указанных столбцов</text:span><text:span text:style-name="T129"> </text:span><text:span text:style-name="T75">(ColName0, … )</text:span><text:span text:style-name="T129"> </text:span><text:span text:style-name="T270">может быть и опущен, тогда он определяется тем, что возвращает блок</text:span><text:span text:style-name="T129"> </text:span><text:span text:style-name="T76">SELECT</text:span><text:span text:style-name="T25">.</text:span></text:p>
      <text:p text:style-name="P463">Альтернативная запись:</text:p>
      <text:p text:style-name="P421">INSERT INTO TableName</text:p>
      <text:p text:style-name="P421">SET ColName0 = Value0, … ;</text:p>
      <text:p text:style-name="P479"/>
      <text:p text:style-name="P465">использование этой записи приводит к вставке в целевую таблицу новой строки, в которой в указанных столбцах будут указанные значения.</text:p>
      <text:p text:style-name="P49"><text:soft-page-break/>DELETE</text:p>
      <text:p text:style-name="P49"/>
      <text:p text:style-name="P466">Этот оператор используется для удаления данных из таблицы. Форма записи:</text:p>
      <text:p text:style-name="P420">DELETE FROM TableName</text:p>
      <text:p text:style-name="P420">WHERE … ;</text:p>
      <text:p text:style-name="P480"/>
      <text:p text:style-name="P466">использование этой формы записи приводит к удалению из указанной таблицы сущностей, при выполнении условия, заданного блоком<text:span text:style-name="T44"> </text:span><text:span text:style-name="T46">WHERE </text:span><text:span text:style-name="T2">(</text:span>этот блок содержит условное выражение; его контент — на откуп программиста<text:span text:style-name="T2">). </text:span>Блок <text:span text:style-name="T46">WHERE </text:span>может быть опущен — тогда удаление будет безусловным (и удалятся все строки <text:span text:style-name="T271">из таблицы</text:span>).</text:p>
      <text:p text:style-name="P49"/>
      <text:p text:style-name="P49">UPDATE</text:p>
      <text:p text:style-name="P49"/>
      <text:p text:style-name="P467">Этот оператор используется для обновления данных (уже существующей) таблицы. Форма записи:</text:p>
      <text:p text:style-name="P419">UPDATE TableName</text:p>
      <text:p text:style-name="P419">SET ColName = Value, …</text:p>
      <text:p text:style-name="P419">WHERE … ;</text:p>
      <text:p text:style-name="P481"/>
      <text:p text:style-name="P467">использование этой формы записи приводит к обновлению данных указанной таблицы (инициализации данных в указанных столбцах указанными значениями), при выполнении условия,<text:span text:style-name="T272"> заданного блоком</text:span><text:span text:style-name="T130"> </text:span><text:span text:style-name="T77">WHERE </text:span><text:span text:style-name="T26">(</text:span><text:span text:style-name="T272">этот блок содержит условное выражение; его контент — на откуп программиста</text:span><text:span text:style-name="T26">). </text:span><text:span text:style-name="T272">Блок </text:span><text:span text:style-name="T77">WHERE </text:span><text:span text:style-name="T272">может быть опущен — тогда </text:span>обновление<text:span text:style-name="T272"> будет безусловным (и </text:span>обновятся<text:span text:style-name="T272"> все строки из таблицы).</text:span></text:p>
      <text:p text:style-name="P67"/>
      <text:p text:style-name="P67">DCL</text:p>
      <text:p text:style-name="P67"/>
      <text:p text:style-name="P50">GRANT</text:p>
      <text:p text:style-name="P50"/>
      <text:p text:style-name="P162">Этот оператор используется для наделения пользователей полномочиями.</text:p>
      <text:p text:style-name="P162">Форма записи:</text:p>
      <text:p text:style-name="P363">GRANT ActionName<text:span text:style-name="T273">0</text:span> SubjectName<text:span text:style-name="T273">0, … </text:span></text:p>
      <text:p text:style-name="P365">ON HighterLevelSubjectName</text:p>
      <text:p text:style-name="P366">TO UserName<text:span text:style-name="T273">0</text:span> IDENTIFIED BY ‘TheContentOfPassword<text:span text:style-name="T273">0</text:span>’</text:p>
      <text:p text:style-name="P366"><text:s/>… , <text:span text:style-name="T273">UserNameN IDENTIFIED BY ‘TheContentOfPassWordN’</text:span>;</text:p>
      <text:p text:style-name="P269"/>
      <text:p text:style-name="P163">Применение этой записи приведет к наделению указанн<text:span text:style-name="T274">ых</text:span> пользовател<text:span text:style-name="T274">ей</text:span> указанными правами. В этой записи<text:span text:style-name="T44"> </text:span><text:span text:style-name="T46">ActionName </text:span>может быть одним из следующего (<text:span text:style-name="T46">ALL – </text:span><text:span text:style-name="T222">all privileges</text:span><text:span text:style-name="T2">,</text:span><text:span text:style-name="T46"> SELECT – SELECT</text:span><text:span text:style-name="T2">,</text:span><text:span text:style-name="T46"> CREATE – CREATE TABLE</text:span><text:span text:style-name="T2">,</text:span><text:span text:style-name="T46"> CREATE TEMPORARY TABLES – CREATE TEMPORARY TABLE</text:span><text:span text:style-name="T2">,</text:span><text:span text:style-name="T46"> INDEX – </text:span><text:soft-page-break/><text:span text:style-name="T46">CREATE INDEX/ DROOP INDEX, ALTER – ALTER TABLE</text:span><text:span text:style-name="T2">,</text:span><text:span text:style-name="T46"> UPDATE – UPDATE</text:span><text:span text:style-name="T2">,</text:span><text:span text:style-name="T46"> INSERT – INSERT</text:span><text:span text:style-name="T2">, </text:span><text:span text:style-name="T46">DELETE – DELETE</text:span><text:span text:style-name="T2">,</text:span><text:span text:style-name="T46"> DROP – DROP TABLE</text:span><text:span text:style-name="T2">,</text:span><text:span text:style-name="T46"> USAGE – </text:span><text:span text:style-name="T222">without privileges</text:span>);<text:span text:style-name="T44"> </text:span><text:span text:style-name="T78">SubJectName </text:span><text:span text:style-name="T273">может быть следующим (</text:span><text:span text:style-name="T78">ColName0, … </text:span><text:span text:style-name="T273">); </text:span><text:span text:style-name="T27">HighterLevelSubjectName </text:span><text:span text:style-name="T273">может быть одним из следующего (</text:span><text:span text:style-name="T131">* - *</text:span><text:span text:style-name="T273">,</text:span><text:span text:style-name="T131"> *.* - *.*</text:span><text:span text:style-name="T273">, </text:span><text:span text:style-name="T78">DBName.* - DBName.*</text:span><text:span text:style-name="T27">,</text:span><text:span text:style-name="T78"> TableName – TableName</text:span><text:span text:style-name="T273">);</text:span><text:span text:style-name="T131"> </text:span><text:span text:style-name="T78">UserName </text:span><text:span text:style-name="T27">– </text:span><text:span text:style-name="T273">имя пользователя; </text:span><text:span text:style-name="T46">‘TheContentOfPassword … ’</text:span><text:span text:style-name="T222"> - </text:span><text:span text:style-name="T238">строка с паролем пользователя.</text:span></text:p>
      <text:p text:style-name="P164"><text:span text:style-name="T238">О </text:span><text:span text:style-name="T221">прочих возможностях — см. другие источники.</text:span></text:p>
      <text:p text:style-name="P50"/>
      <text:p text:style-name="P50">REVOKE</text:p>
      <text:p text:style-name="P50"/>
      <text:p text:style-name="P164">Этот оператор используется для отзыва полномочий пользователей.</text:p>
      <text:p text:style-name="P164">Форма записи:</text:p>
      <text:p text:style-name="P364"><text:span text:style-name="T273">REVOKE</text:span> ActionName SubjectName</text:p>
      <text:p text:style-name="P366">ON HighterLevelSubjectName</text:p>
      <text:p text:style-name="P366"><text:span text:style-name="T273">FROM</text:span> UserName<text:span text:style-name="T273">0, … </text:span>;</text:p>
      <text:p text:style-name="P366"/>
      <text:p text:style-name="P164"><text:span text:style-name="T274">Применение этой записи приведет к отзыву указанных прав у указанных пользователей. О</text:span>б обозначениях в этой записи — см. <text:span text:style-name="T2">GRANT.</text:span></text:p>
      <text:p text:style-name="P50"/>
      <text:p text:style-name="P50">DENY</text:p>
      <text:p text:style-name="P50"/>
      <text:p text:style-name="P165">Этот оператор проблематично поддерживается <text:span text:style-name="T2">(</text:span>отсутствует<text:span text:style-name="T2">)</text:span> на сервере<text:span text:style-name="T44"> </text:span><text:span text:style-name="T46">MySQL</text:span><text:span text:style-name="T2">.</text:span></text:p>
      <text:p text:style-name="P67"/>
      <text:p text:style-name="P67">TCL</text:p>
      <text:p text:style-name="P54"/>
      <text:p text:style-name="P95">Эти операторы будут рассмотрены в следующих подглавах.</text:p>
      <text:p text:style-name="P28"/>
      <text:p text:style-name="P30">О транзакциях</text:p>
      <text:p text:style-name="P30"/>
      <text:p text:style-name="P428">Транзакция — это секвенция операций, исполняемая как атомарная операция. По исполнени<text:span text:style-name="T202">и</text:span> <text:span text:style-name="T201">транзакции она фиксируется, по неисполнении — откатывается. По завершении транзакции (успешном, или неуспешном) все используемые в ней разделяемые ресурсы высвобождаются.</text:span></text:p>
      <text:p text:style-name="P431">Разные серверы БД поддерживают разные механизмы управления транзакциями. Есть следующие механизмы:</text:p>
      <text:p text:style-name="P431">все транзакции формируются и управляются сервером неявно, пользователю не доступны какие- либо явные механизмы <text:span text:style-name="T204">(при этом сеанс работы пользователя с сервером БД соответствует одной транзакции)</text:span>;</text:p>
      <text:p text:style-name="P432">транзакции формируются пользователем явно, и пользователю явно доступны механизмы <text:span text:style-name="T204">управления транзакциями</text:span> (если же транзакции не формируются явно, то они автоматически формируются сервером — од<text:span text:style-name="T203">ин запрос</text:span> соответствует <text:soft-page-break/>одной транзакции); <text:span text:style-name="T204">когда транзакции автоматически формируются сервером, это принято называть «работой в режиме автоматической фиксации» (строго говоря, это понятие характерно только данному механизму управления транзакциями);</text:span></text:p>
      <text:p text:style-name="P432"/>
      <text:p text:style-name="P433">Серверы БД обычно позволяют отключать режим автоматической фиксации. <text:span text:style-name="T204">П</text:span>ри отключении автоматической фиксации управление транзакциями <text:span text:style-name="T204">по прежнему доступно в ручном режиме (но, если при этом управления в ручном режиме не происходит, то сеанс работы с сервером БД считается одной транзакцией).</text:span></text:p>
      <text:p text:style-name="P433"><text:span text:style-name="T204">Если сервер позволяет управлять режимом автоматической фиксации, то это задается специфичными серверу способами (действительно, управление такой функциональностью сервера это то, что имеет значение для сервера БД, а не языка</text:span><text:span text:style-name="T109"> </text:span><text:span text:style-name="T56">SQL</text:span><text:span text:style-name="T109"> </text:span><text:span text:style-name="T204">вообще).</text:span></text:p>
      <text:p text:style-name="P433"><text:span text:style-name="T204">На сервере</text:span><text:span text:style-name="T109"> </text:span><text:span text:style-name="T55">MySQL </text:span><text:span text:style-name="T204">управление режимом автоматической фиксации задается записью:</text:span></text:p>
      <text:p text:style-name="P413">SET AUTOCOMMIT= … </text:p>
      <text:p text:style-name="P472"/>
      <text:p text:style-name="P434">Значение<text:span text:style-name="T44"> 0 </text:span>выключает этот режим, значение<text:span text:style-name="T44"> 1 </text:span>— включает.</text:p>
      <text:p text:style-name="P435">Если же сервер позволяет управлять транзакциями явно, то это делается при помощи стандартных лексемм языка<text:span text:style-name="T44"> </text:span><text:span text:style-name="T46">SQL </text:span><text:span text:style-name="T2">(</text:span>хотя, серверы БД могут отклоняться от стандарта<text:span text:style-name="T2">).</text:span></text:p>
      <text:p text:style-name="P435"><text:span text:style-name="T204">На сервере</text:span><text:span text:style-name="T109"> </text:span><text:span text:style-name="T55">MySQL </text:span>явное <text:span text:style-name="T204">управление </text:span>транзакциями осуществляется стандартными лексеммами языка<text:span text:style-name="T44"> </text:span><text:span text:style-name="T46">SQL</text:span><text:span text:style-name="T2">.</text:span></text:p>
      <text:p text:style-name="P435"><text:span text:style-name="T205">При ручном упрвлении транзакциями н</text:span>ачало транзакции задается <text:span text:style-name="T205">записью:</text:span></text:p>
      <text:p text:style-name="P414">START TRANSACTION</text:p>
      <text:p text:style-name="P473"/>
      <text:p text:style-name="P436">Завершение же транзакции задается ее фиксацией, или же откатом. Фиксация задается командой<text:span text:style-name="T44"> </text:span><text:span text:style-name="T46">COMMIT</text:span><text:span text:style-name="T2">, </text:span>откат — командой<text:span text:style-name="T44"> </text:span><text:span text:style-name="T46">ROLLBACK</text:span><text:span text:style-name="T2">.</text:span> Необходимо помнить, что даже при ручном управлении транзакциями транзакция может быть завершена и до того, как ее завершение задано явно. Это может произойти всвязи с соответсвующим событием (либо пользователем явное задано начало новой транзакции, либо исполнение оператора управления схемой, либо завершение транзакции со стороны сервера по той или иной причине).</text:p>
      <text:p text:style-name="P437">Запись транзакции имеет вид:</text:p>
      <text:p text:style-name="P415">START TRANSACTION;</text:p>
      <text:p text:style-name="P415"><text:s/>… </text:p>
      <text:p text:style-name="P415">COMMIT;</text:p>
      <text:p text:style-name="P2"/>
      <text:p text:style-name="P2">Точки сохранения транзакций</text:p>
      <text:p text:style-name="P2"/>
      <text:p text:style-name="P438">При ручном управлении транзакциями можно задать точки сохранения. Точки сохранения позволяют производить откат транзакции до целевой точки <text:span text:style-name="T11">(</text:span><text:span text:style-name="T208">но, само по себе задание точки сохранения к сохранению не приводит</text:span><text:span text:style-name="T11">)</text:span>. <text:span text:style-name="T206">Точки сохранения задаются на целевом участке кода транзакции, это делается при помощи записи:</text:span></text:p>
      <text:p text:style-name="P412">SAVEPOINT SavepointName;</text:p>
      <text:p text:style-name="P471"/>
      <text:p text:style-name="P425"><text:soft-page-break/>Откат к целевой точке сохранения задается следующей записью в коде транзакции:</text:p>
      <text:p text:style-name="P412">ROLLBACK TO SAVEPOINT SavepointName;</text:p>
      <text:p text:style-name="P471"/>
      <text:p text:style-name="P439">Запись использования точек сохранения в коде транзакции имеет вид:</text:p>
      <text:p text:style-name="P416">START TRANSACTION;</text:p>
      <text:p text:style-name="P416"><text:s/>… </text:p>
      <text:p text:style-name="P416">SAVEPOINT SavepointName;</text:p>
      <text:p text:style-name="P416"><text:s/>… </text:p>
      <text:p text:style-name="P416">ROLLBACK TO SAVEPOINT SavepointName;</text:p>
      <text:p text:style-name="P416"><text:s/>… </text:p>
      <text:p text:style-name="P416">COMMIT;</text:p>
      <text:p text:style-name="P474"/>
      <text:p text:style-name="P439">При задании точек сохранения откат возможен как к целевой точке сохранения, так и всей транзакции вообще — это делается, как обычно, следующей записью в коде транзакции:</text:p>
      <text:p text:style-name="P416">ROLLBACK;</text:p>
      <text:p text:style-name="P474"/>
      <text:p text:style-name="P249">Доступные пользователю возможности управления транзакциями зависят от используемого механизма хранения.</text:p>
      <text:p text:style-name="P51"/>
      <text:p text:style-name="P27">О механизмах синхронизаци</text:p>
      <text:p text:style-name="P27"/>
      <text:p text:style-name="P426">Серверы БД предназначены для одновременной работы с большим количеством пользователей. Когда пользователи разделяют использование одного ресурса, то требуется синхронизация доступа к нему.</text:p>
      <text:p text:style-name="P426">Поддерживаются следующие механизмы синхронизации.</text:p>
      <text:p text:style-name="P396"/>
      <text:p text:style-name="P396">1</text:p>
      <text:p text:style-name="P396"/>
      <text:p text:style-name="P426">при обращении к данным по записи требуется блокировка по записи; при обращении к данным по чтению требуется блокировка по чтению; <text:span text:style-name="T200">обращение по записи возможно только от одного пользователя в один момент времени; обращение по чтению, как обычно, допустимо от нескольких пользователей в один момент времени;</text:span></text:p>
      <text:p text:style-name="P404"/>
      <text:p text:style-name="P404">2</text:p>
      <text:p text:style-name="P404"/>
      <text:p text:style-name="P427">при обращении к данным по записи, как обычно, требуется блокировка по записи; при обращении к данным по чтению блокировка не требуется;</text:p>
      <text:p text:style-name="P427"/>
      <text:p text:style-name="P427">Блокировка может применяться со следующей гранулярностью: блокировка таблицы, и блокировка строки таблицы.</text:p>
      <text:p text:style-name="P427">Доступность тех или иных механизмов синхронизации и гранулярностей блокировки зависит от используемого сервера БД и механизма хранения.</text:p>
      <text:p text:style-name="P492"><text:soft-page-break/>Вообще, от программиста не требуется явно запрашивать блокировку разделяемых ресурсов — это и так выполняется не явно, самим сервером БД. Что касается явных запросов блокировки — то они производятся при помощи соответствующих средств (операторов или же ввстроенных функций). Все эти средства — специфика конкретного сервера БД. Обычно, эти средства проблематичны в их реализации (эти средства, прежде всего, источник багов). Даже в случае корректной реализации на сервере эти средства являются источниками неисправности — практика показывает, что блокировки должны запрашиваться самим сервером (если же блокировки запрашиваются пользователем, то это приводит к неоптимальной работе — <text:s/>настолько неоптимальной, что зачастую приводит к краху сервера БД).</text:p>
      <text:p text:style-name="P29"/>
      <text:p text:style-name="P29">О механизмах хранения</text:p>
      <text:p text:style-name="P29"/>
      <text:p text:style-name="P424">Механизмы хранения — это собственно механизмы хранения данных в БД.</text:p>
      <text:p text:style-name="P424">Механизмы хранения определяют, какие возможности работы с данными в БД доступны пользователю. <text:span text:style-name="T207">Эти механизмы можно определять при использовании соответствующих операторов.</text:span></text:p>
      <text:p text:style-name="P424">Разные серверы БД поддерживают разные наборы механизмов хранения.</text:p>
      <text:p text:style-name="P424">На сервере<text:span text:style-name="T44"> </text:span><text:span text:style-name="T46">MySQL </text:span>доступны следующие механизмы хранения.</text:p>
      <text:p text:style-name="P424"/>
      <text:p text:style-name="P411">ISAM</text:p>
      <text:p text:style-name="P470"/>
      <text:p text:style-name="P470"><text:span text:style-name="T166">транзакции не поддерживаются; гранулярность блокировки — таблица;</text:span> <text:span text:style-name="T159">этот механизм хранения </text:span><text:span text:style-name="T166">устарел, и</text:span><text:span text:style-name="T159"> может не поддерживаться на сервере</text:span><text:span text:style-name="T98"> </text:span><text:span text:style-name="T44">MySQL</text:span><text:span text:style-name="T159">;</text:span></text:p>
      <text:p text:style-name="P470"/>
      <text:p text:style-name="P411">MyISAM</text:p>
      <text:p text:style-name="P470"/>
      <text:p text:style-name="P429">транзакции не поддерживаются; гранулярность блокировки — таблица;</text:p>
      <text:p text:style-name="P470"/>
      <text:p text:style-name="P411">InnoDB</text:p>
      <text:p text:style-name="P470"/>
      <text:p text:style-name="P429">транзакции поддерживаются; гранулярность блокировки — строка таблицы;</text:p>
      <text:p text:style-name="P470"/>
      <text:p text:style-name="P411">Merge</text:p>
      <text:p text:style-name="P470"/>
      <text:p text:style-name="P429">транзакции не поддерживаются; гранулярность блокировки — таблица;</text:p>
      <text:p text:style-name="P470"/>
      <text:p text:style-name="P430">Серверы БД обычно поддерживают и прочие механизмы хранения.</text:p>
      <text:p text:style-name="P468"/>
      <text:p text:style-name="P489">Часть 5 (Функции)</text:p>
      <text:p text:style-name="P65"/>
      <text:p text:style-name="P65">Встроенные функции</text:p>
      <text:p text:style-name="P65"/>
      <text:p text:style-name="P167">Речь идет о встроенных функциях, так как пользовательские функции не поддерживаются. Различные встроенные функции предназначены для решения различных видов задач; встроенные функции целесообразно подразделять на следующие: функции для работы со строками, для работы с числами, для работы с датами, и прочие функции.</text:p>
      <text:p text:style-name="P179">Встроенные функции реализованы весьма специфично на различных серверах БД (на сервере<text:span text:style-name="T221"> </text:span><text:span text:style-name="T222">MySQL </text:span>они реализованы нижеописанным образом). </text:p>
      <text:p text:style-name="P39"/>
      <text:p text:style-name="P39">Функции для работы со строками</text:p>
      <text:p text:style-name="P39"/>
      <text:p text:style-name="P167">Это следующие функции.</text:p>
      <text:p text:style-name="P308"/>
      <text:p text:style-name="P308">CONCAT()</text:p>
      <text:p text:style-name="P308"/>
      <text:p text:style-name="P167">используется для конкатенации строк; принимает параметры — ряд строк (так же могут быть приняты и параметры временных типов — они будут автоматически преобразованы в строки); осуществляет конкатенацию принятых в параметрах строк; возвращает строку;</text:p>
      <text:p text:style-name="P308"/>
      <text:p text:style-name="P308">CONCAT_WS()</text:p>
      <text:p text:style-name="P308"/>
      <text:p text:style-name="P168">используется для конкатенации строк; принимает параметры — ряд строк (так же могут быть приняты и параметры временных типов — они будут автоматически преобразованы в строки), <text:span text:style-name="T277">причем первая из них трактуется как разделитель (который будет употребляться при конкатенации)</text:span>; осуществляет конкатенацию принятых в параметрах строк; возвращает строку;</text:p>
      <text:p text:style-name="P309"/>
      <text:p text:style-name="P309">LENGHT()</text:p>
      <text:p text:style-name="P309"/>
      <text:p text:style-name="P169">используется для возврата длины строки; принимает параметр — строку; возвращает длину указанной строки; возвращает число;</text:p>
      <text:p text:style-name="P309"/>
      <text:p text:style-name="P309">TRIM()</text:p>
      <text:p text:style-name="P309"/>
      <text:p text:style-name="P169">используется для <text:span text:style-name="T278">устрижения строки; принимает параметр — строку; устригает указанную строку (удаляет пробелы по ее концам); возвращает строку;</text:span></text:p>
      <text:p text:style-name="P170"><text:soft-page-break/>имеет дополнение к параметру — оно опционально, и прописывается перед принимаемым параметром (запись<text:span text:style-name="T44"> </text:span><text:span text:style-name="T46">LEADING FROM ‘ … ’ </text:span>в области параметров укажет, что пробелы должны удаляться в начале указанной строки, запись<text:span text:style-name="T44"> </text:span><text:span text:style-name="T46">TRAILING FROM ‘ … ’ </text:span>в области параметров укажет, что пробелы должны удаляться в конце указанной строки, запись<text:span text:style-name="T44"> </text:span><text:span text:style-name="T46">BOTH FROM ‘ … ’ </text:span>в области параметров укажет, что пробелы должны удаляться в начале и конце указанной строки (и поэтому избыточна));</text:p>
      <text:p text:style-name="P173">строка устригается в специфическом смысле — в действительности просто возвращаются символы, которые остались в результате устрижения (действительно, устригать непосредственное значение не имеет смысла, даже в языке<text:span text:style-name="T44"> </text:span><text:span text:style-name="T46">SQL</text:span>);</text:p>
      <text:p text:style-name="P309"/>
      <text:p text:style-name="P309">LTRIM()</text:p>
      <text:p text:style-name="P309"/>
      <text:p text:style-name="P171">используется для устрижения строки; принимает параметр — строку; устригает принятую строку (удаляет пробелы слева (с начала)); возвращает строку;</text:p>
      <text:p text:style-name="P173">строка устригается в специфическом смысле — в действительности просто возвращаются символы, которые остались в результате устрижения (действительно, устригать непосредственное значение не имеет смысла, даже в языке<text:span text:style-name="T44"> </text:span><text:span text:style-name="T46">SQL</text:span>);</text:p>
      <text:p text:style-name="P309"/>
      <text:p text:style-name="P309">RTRIM()</text:p>
      <text:p text:style-name="P309"/>
      <text:p text:style-name="P171">используется для устрижения строки; принимает параметр — строку; устригает принятую строку (удаляет пробелы справа (с конца)); возвращает строку;</text:p>
      <text:p text:style-name="P173">строка устригается в специфическом смысле — в действительности просто возвращаются символы, которые остались в результате устрижения (действительно, устригать непосредственное значение не имеет смысла, даже в языке<text:span text:style-name="T44"> </text:span><text:span text:style-name="T46">SQL</text:span>);</text:p>
      <text:p text:style-name="P310"/>
      <text:p text:style-name="P310">LOCATE()</text:p>
      <text:p text:style-name="P310"/>
      <text:p text:style-name="P172">используется для поиска подстроки в строке; принимает параметры — строку (это искомая подстрока), строку (это строка, в которой происходит поиск), и число (это позиция, с которой стартует поиск, этот параметр опционален); возвращает позицию вхождения подстроки в строку; возвращает число (0 если вхождений нет, и позицию вхождения — если есть вхождение (позиции в строке нумеруются в натуральных числах));</text:p>
      <text:p text:style-name="P311"/>
      <text:p text:style-name="P311">LEFT()</text:p>
      <text:p text:style-name="P311"/>
      <text:p text:style-name="P173">используется для устрижения строки; принимает параметры — строку (это устригаемая строка), и число (число символов, на которые будет устрижение); <text:soft-page-break/>устригает указанную строку слева (с начала) на указанное количество символов; возвращает строку;</text:p>
      <text:p text:style-name="P173">строка устригается в специфическом смысле — в действительности просто возвращаются символы, на которые произошло устрижение (действительно, устригать непосредственное значение не имеет смысла, даже в языке<text:span text:style-name="T44"> </text:span><text:span text:style-name="T46">SQL</text:span>);</text:p>
      <text:p text:style-name="P173"/>
      <text:p text:style-name="P311">RIGHT()</text:p>
      <text:p text:style-name="P311"/>
      <text:p text:style-name="P173">используется для устрижения строки; принимает параметры — строку (это устригаемая строка), и число (число символов, на которые будет устрижение); устригает указанную строку справа (с конца) на указанное количество символов; возвращает строку;</text:p>
      <text:p text:style-name="P173">строка устригается в специфическом смысле — в действительности просто возвращаются символы, на которые произошло устрижение (действительно, устригать непосредственное значение не имеет смысла, даже в<text:span text:style-name="T44"> </text:span><text:span text:style-name="T46">SQL</text:span>);</text:p>
      <text:p text:style-name="P311"/>
      <text:p text:style-name="P311">SUBSTRING()</text:p>
      <text:p text:style-name="P311"/>
      <text:p text:style-name="P174">используется для возврата подстроки из строки; принимает параметры — строку (из которой возврщается подстрока), число (позиция, с которой возвращается подстрока), и число (число возвращаемых символов, этот параметр опционален); возвращает подстроку из указанной строки; возвращает строку;</text:p>
      <text:p text:style-name="P311"/>
      <text:p text:style-name="P311">SUBSTRING_INDEX()</text:p>
      <text:p text:style-name="P311"/>
      <text:p text:style-name="P175">используется для возврата подстроки из строки; принимает параметры — строку (из которой возвращается подстрока), строку (трактуется как разделитель), и число (трактуется как позиция разделителя); возвращает подстроку из указанной строки, причем подстрока возвращается до указанной позиции указанного разделителя (позиция разделителя может быть указана натуральным числом — тогда она отсчитывается слева, или же отрицательным числом — тогда она отсчитывается справа);</text:p>
      <text:p text:style-name="P311"/>
      <text:p text:style-name="P311">REPLACE()</text:p>
      <text:p text:style-name="P311"/>
      <text:p text:style-name="P176">используется для замены части строки; принимает параметры — строку (это заменяемая подстрока), строку (это указанная строка, в ней и будет заменяться часть), и строку (это заменяющая подстрока); заменяет часть указанной строки описанным образом; возвращает строку (это указанная строка, измененная);</text:p>
      <text:p text:style-name="P311"/>
      <text:p text:style-name="P311">INSERT()</text:p>
      <text:p text:style-name="P311"/>
      <text:p text:style-name="P177">используется для замены части строки; принимает параметры — строку (это указанная строка, в ней и будет заменяться часть), число (это стартовая позиция <text:soft-page-break/>замены в указанной строке), число (это количество заменяемых символов), и строка (из нее и будут браться символы для замены); заменяет часть указанной строки описанным образом; возвращает строку (это указанная строка, измененная);</text:p>
      <text:p text:style-name="P311"/>
      <text:p text:style-name="P311">REVERSE()</text:p>
      <text:p text:style-name="P311"/>
      <text:p text:style-name="P177">используется для реверса строки; принимает параметр — строку (она и реверсируется); реверсирует порядок символов в указанной строке; возвращает строку (это указанная строка, измененная);</text:p>
      <text:p text:style-name="P311"/>
      <text:p text:style-name="P311">LOWER()</text:p>
      <text:p text:style-name="P311"/>
      <text:p text:style-name="P177">используется для смены регистра строки; принимает параметр — строку (ее регистр и будет сменяться); сменяет регнистр указанной строки на нижний; возвращает строку (это указанная строка, измененная);</text:p>
      <text:p text:style-name="P311"/>
      <text:p text:style-name="P311">UPPER()</text:p>
      <text:p text:style-name="P311"/>
      <text:p text:style-name="P177">используется для смены регистра строки; принимает параметр — строку (ее регистр и будет сменяться); сменяет регнистр указанной строки на верхний; возвращает строку (это указанная строка, измененная);</text:p>
      <text:p text:style-name="P311"/>
      <text:p text:style-name="P311">SPACE()</text:p>
      <text:p text:style-name="P311"/>
      <text:p text:style-name="P177">используется для возврата строки из пробелов; принимает параметр — число (это число пробелов, из которых и будет создана строка); создает строку из указанного числа пробелов; возвращает строку (это созданная строка);</text:p>
      <text:p text:style-name="P311"/>
      <text:p text:style-name="P311">REPEAT()</text:p>
      <text:p text:style-name="P311"/>
      <text:p text:style-name="P177">используется для <text:span text:style-name="T279">возврата строки, полученной путем повторений</text:span>; <text:span text:style-name="T279">принимает параметры — строку (это повторяемая строка), и число (это число ее повторов); возвращает строку, полученную описанным образом; возвращает строку;</text:span></text:p>
      <text:p text:style-name="P311"/>
      <text:p text:style-name="P311">LPAD()</text:p>
      <text:p text:style-name="P311"/>
      <text:p text:style-name="P178">используется для возврата строки, полученной путем дополнений; принимает параметры — строку (это дополняемая строка), число (это число символов, на которое будет дополняться дополняемая строка), и строка (ее символами и будет выполняться дополнение); возвращает строку, полученную описанным образом; возвращает строку;</text:p>
      <text:p text:style-name="P178">дополнение происходит слева дополняемой строки;</text:p>
      <text:p text:style-name="P311"><text:soft-page-break/></text:p>
      <text:p text:style-name="P311">RPAD()</text:p>
      <text:p text:style-name="P311"/>
      <text:p text:style-name="P178">используется для возврата строки, полученной путем дополнений; принимает параметры — строку (это дополняемая строка), число (это число символов, на которое будет дополняться дополняемая строка), и строка (ее символами и будет выполняться дополнение); возвращает строку, полученную описанным образом; возвращает строку;</text:p>
      <text:p text:style-name="P178">дополнение происходит справа дополняемой строки;</text:p>
      <text:p text:style-name="P17"/>
      <text:p text:style-name="P40">Функции для работы с числами</text:p>
      <text:p text:style-name="P17"/>
      <text:p text:style-name="P180">Это следующие функции.</text:p>
      <text:p text:style-name="P312"/>
      <text:p text:style-name="P312">SIGN()</text:p>
      <text:p text:style-name="P312"/>
      <text:p text:style-name="P181">используется для определения знака числа; принимает параметр — число; определяет знак указанного числа, и возвращает соответствующее значение; возвращает число (<text:span text:style-name="T44">-1 </text:span>для отрицательных,<text:span text:style-name="T44"> 0 </text:span>для нуля,<text:span text:style-name="T44"> 1 </text:span>для положительных);</text:p>
      <text:p text:style-name="P312"/>
      <text:p text:style-name="P312">ABS()</text:p>
      <text:p text:style-name="P312"/>
      <text:p text:style-name="P181">используется для возврата значения числа; принимает параметр — число; возвращает значение указанного числа; возвращает число;</text:p>
      <text:p text:style-name="P312"/>
      <text:p text:style-name="P312">LEAST()</text:p>
      <text:p text:style-name="P312"/>
      <text:p text:style-name="P183">используется для определения наименьшего числа; принимает параметры — ряд чисел; определяет наименьшее число из указанных; возвращает число;</text:p>
      <text:p text:style-name="P312"/>
      <text:p text:style-name="P312">GREATEST()</text:p>
      <text:p text:style-name="P312"/>
      <text:p text:style-name="P185">используется для определения наибольшего числа; принимает параметры — ряд чисел; определяет наибольшее число из указанных;</text:p>
      <text:p text:style-name="P185">возвращает число;</text:p>
      <text:p text:style-name="P312"/>
      <text:p text:style-name="P312">MOD()</text:p>
      <text:p text:style-name="P312"/>
      <text:p text:style-name="P182">используется для возврата остатка от деления; <text:span text:style-name="T280">принимает параметры — число (делимое), и число (делитель); возвращает остаток от деления;</text:span></text:p>
      <text:p text:style-name="P185">возвращает число;</text:p>
      <text:p text:style-name="P312"/>
      <text:p text:style-name="P312"><text:soft-page-break/>ROUND()</text:p>
      <text:p text:style-name="P312"/>
      <text:p text:style-name="P186">используется для округления; принимает параметры — число (округляемое), и число (количество знаков дробной части, этот параметр может быть опущен); округляет указанное число до ближайшего целого, если не передан второй параметр (логика определения ближайшего целого зависит от сервера БД (и даже его версии)); возвращает число;</text:p>
      <text:p text:style-name="P312"/>
      <text:p text:style-name="P312">CEILING()</text:p>
      <text:p text:style-name="P312"/>
      <text:p text:style-name="P186">используется для округления; принимает параметр — число; округляет указанное число до целого в меньшую сторону <text:span text:style-name="T2">(</text:span>до меньшего по модулю числа<text:span text:style-name="T2">)</text:span>; возвращает число (результат — безусловно в типе<text:span text:style-name="T44"> </text:span><text:span text:style-name="T46">BIGINT</text:span>);</text:p>
      <text:p text:style-name="P312"/>
      <text:p text:style-name="P312">FLOOR()</text:p>
      <text:p text:style-name="P312"/>
      <text:p text:style-name="P186">используется для округления числа; принимает параметр — число; округляет указанное число до целого в большую сторону (до большего по модулю числа); возвращает число (результат — безусловно в типе<text:span text:style-name="T44"> </text:span><text:span text:style-name="T46">BIGINT</text:span>);</text:p>
      <text:p text:style-name="P312"/>
      <text:p text:style-name="P312">TRUNCATE()</text:p>
      <text:p text:style-name="P312"/>
      <text:p text:style-name="P186">используется для округления числа; <text:span text:style-name="T281">принимает параметры — число (округляемое), и число (количество знаков дробной части); округляет указанное число до указанной точности путем отбрасывания; возвращает число;</text:span></text:p>
      <text:p text:style-name="P312"/>
      <text:p text:style-name="P312">SQRT()</text:p>
      <text:p text:style-name="P312"/>
      <text:p text:style-name="P187">используется для возврата квадратного корня; принимает параметр — число (из него и извлекается корень); вычисляет корень квадратный (положительный корень квадратный); возвращает число;</text:p>
      <text:p text:style-name="P312"/>
      <text:p text:style-name="P312">POW()</text:p>
      <text:p text:style-name="P312"/>
      <text:p text:style-name="P270"><text:span text:style-name="T172">используется для вычисления икс в степени игрек; принимает параметры — число (икс), и число (игрек); вычисляет икс в степени игрек</text:span><text:span text:style-name="T282">; </text:span><text:span text:style-name="T283">возвращает число;</text:span></text:p>
      <text:p text:style-name="P270"><text:span text:style-name="T283">синоним — функция</text:span><text:span text:style-name="T284"> </text:span><text:span text:style-name="T44">POWER()</text:span>;</text:p>
      <text:p text:style-name="P312"/>
      <text:p text:style-name="P312">EXP()</text:p>
      <text:p text:style-name="P312"/>
      <text:p text:style-name="P187">используется для вычисления е в степени икс; принимает число (икс); вычисляет е в степени икс; возвращает число;</text:p>
      <text:p text:style-name="P312"/>
      <text:p text:style-name="P312"><text:soft-page-break/>LOG()</text:p>
      <text:p text:style-name="P312"/>
      <text:p text:style-name="P187">используется для вычисления логарифма натурального икс; принимает параметр (икс); вычисляет логарифм натуральный икс; возвращает число;</text:p>
      <text:p text:style-name="P312"/>
      <text:p text:style-name="P312">LOG10()</text:p>
      <text:p text:style-name="P312"/>
      <text:p text:style-name="P187">используется для вычисления логарифма десятичного икс; принимает число (икс); вычисляет логарифм десятичный икс; возвращает число;</text:p>
      <text:p text:style-name="P313"/>
      <text:p text:style-name="P313">RAND()</text:p>
      <text:p text:style-name="P313"/>
      <text:p text:style-name="P184">используется для возврата случайного числа; принимает параметр — число (целое число, оно ограничивает результат снизу, этот параметр может быть опущен); возвращает случайное число; возвращает число (<text:span text:style-name="T2">fp- </text:span>число);</text:p>
      <text:p text:style-name="P344"/>
      <text:p text:style-name="P316">PI()</text:p>
      <text:p text:style-name="P344"/>
      <text:p text:style-name="P188">используется для возврата числа пи; параметров не принимает; возвращает число пи; возвращает число;</text:p>
      <text:p text:style-name="P314"/>
      <text:p text:style-name="P314">DEGREES()</text:p>
      <text:p text:style-name="P314"/>
      <text:p text:style-name="P189">используется для преобразования радианов к градусам; принимает аргумент — число (трактуется как радианы); преобразует полученное значение к градусам; возвращает число;</text:p>
      <text:p text:style-name="P314"/>
      <text:p text:style-name="P314">RADIANS()</text:p>
      <text:p text:style-name="P314"/>
      <text:p text:style-name="P189">используется для преобразования градусов к радианам; принимает аргумент — число (трактуется как градусы); преобразует полученное значение к радианам; возвращает число;</text:p>
      <text:p text:style-name="P315"/>
      <text:p text:style-name="P315">SIN()</text:p>
      <text:p text:style-name="P315"/>
      <text:p text:style-name="P190">используется для возврата синуса; принимает параметр — число (трактуется как радианы); возвращает синус от аргумента; возвращает число;</text:p>
      <text:p text:style-name="P315"/>
      <text:p text:style-name="P315">COS()</text:p>
      <text:p text:style-name="P315"/>
      <text:p text:style-name="P190">используется для возврата косинуса; принимает параметр — число (трактуется как радианы); <text:span text:style-name="T285">возвращает косинус от аргумента; возвращает число;</text:span></text:p>
      <text:p text:style-name="P315"><text:soft-page-break/>TAN()</text:p>
      <text:p text:style-name="P315"/>
      <text:p text:style-name="P191">используется для возврата тангенса; принимает параметр — число (трактуется как радианы); возвращает тангенс от аргумента; возвращает число;</text:p>
      <text:p text:style-name="P315"/>
      <text:p text:style-name="P315">COT()</text:p>
      <text:p text:style-name="P315"/>
      <text:p text:style-name="P191">используется для возврата котангенса; принимает параметр — число (трактуется как радианы); возвращает котангенс от аргумента; возвращает число;</text:p>
      <text:p text:style-name="P315"/>
      <text:p text:style-name="P315">ASIN()</text:p>
      <text:p text:style-name="P315"/>
      <text:p text:style-name="P191">используется для возврата арксинуса; принимает параметр — число (трактуется как значение синуса); возвращает арксинус от аргумента; возвращает число;</text:p>
      <text:p text:style-name="P315"/>
      <text:p text:style-name="P315">ACOS()</text:p>
      <text:p text:style-name="P315"/>
      <text:p text:style-name="P191">используется для воврата арккосинуса; принимает параметр — число (трактуется как значение косинуса); возвращает арккосинус от аргумента; возвращает число;</text:p>
      <text:p text:style-name="P315"/>
      <text:p text:style-name="P315">ATAN()</text:p>
      <text:p text:style-name="P315"/>
      <text:p text:style-name="P192">используется для возврата арктангенса; <text:span text:style-name="T286">принимает параметр — число (трактуется как значение тангенса); возвращает арктангенс от аргумента; возвращает число;</text:span></text:p>
      <text:p text:style-name="P194">может принимать параметры и иначе — число (икс), и число (игрек);</text:p>
      <text:p text:style-name="P192"/>
      <text:p text:style-name="P315">ATAN2()</text:p>
      <text:p text:style-name="P271"/>
      <text:p text:style-name="P193">используется для возврата арктангенса; <text:span text:style-name="T286">принимает параметры — число (икс), и число (игрек); возвращает арктангенс от аргумента; возвращает число;</text:span></text:p>
      <text:p text:style-name="P194">использует знаки аргументов для определения квадранта результата;</text:p>
      <text:p text:style-name="P41"/>
      <text:p text:style-name="P41">Функции для работы с датами</text:p>
      <text:p text:style-name="P41"/>
      <text:p text:style-name="P195">Это следующие функции.</text:p>
      <text:p text:style-name="P317"/>
      <text:p text:style-name="P317">NOW()</text:p>
      <text:p text:style-name="P317"/>
      <text:p text:style-name="P197">используется для возврата значения типа<text:span text:style-name="T44"> </text:span><text:span text:style-name="T46">DATETIME</text:span><text:span text:style-name="T2">, </text:span>текущего; параметров не принимает; возвращает значение типа<text:span text:style-name="T44"> </text:span><text:span text:style-name="T46">DATETIME</text:span><text:span text:style-name="T2">, </text:span>текущее; возвращает значение типа<text:span text:style-name="T44"> </text:span><text:span text:style-name="T46">DATETIME</text:span><text:span text:style-name="T2">;</text:span></text:p>
      <text:p text:style-name="P198"><text:soft-page-break/>значение возвращается, строго говоря, в виде строки;</text:p>
      <text:p text:style-name="P317"/>
      <text:p text:style-name="P317">SYSDATE()</text:p>
      <text:p text:style-name="P317"/>
      <text:p text:style-name="P197">используется для возврата значения типа<text:span text:style-name="T44"> </text:span><text:span text:style-name="T46">DATETIME</text:span><text:span text:style-name="T2">, </text:span>текущего; параметров не принимает; возвращает значение типа<text:span text:style-name="T44"> </text:span><text:span text:style-name="T46">DATETIME</text:span><text:span text:style-name="T2">, </text:span>текущее; возвращает значение типа<text:span text:style-name="T44"> </text:span><text:span text:style-name="T46">DATETIME</text:span><text:span text:style-name="T2">;</text:span></text:p>
      <text:p text:style-name="P276">значение возвращается, строго говоря, в виде строки;</text:p>
      <text:p text:style-name="P394"/>
      <text:p text:style-name="P394">CURRENT_TIMESTAMP()</text:p>
      <text:p text:style-name="P394"/>
      <text:p text:style-name="P197">используется для возврата значения типа<text:span text:style-name="T44"> </text:span><text:span text:style-name="T46">TIMESTAMP</text:span><text:span text:style-name="T2">, </text:span>текущего; параметров не принимает; возвращает значение типа<text:span text:style-name="T44"> </text:span><text:span text:style-name="T46">TIMESTAMP</text:span><text:span text:style-name="T2">, </text:span>текущее; возвращает значение типа<text:span text:style-name="T44"> </text:span><text:span text:style-name="T46">TIMESTAMP</text:span><text:span text:style-name="T2">;</text:span></text:p>
      <text:p text:style-name="P276">значение возвращается, строго говоря, в виде строки;</text:p>
      <text:p text:style-name="P273"/>
      <text:p text:style-name="P319">CURDATE()</text:p>
      <text:p text:style-name="P319"/>
      <text:p text:style-name="P197">используется для возврата значения типа<text:span text:style-name="T44"> </text:span><text:span text:style-name="T46">DATE</text:span><text:span text:style-name="T2">, </text:span>текущего; параметров не принимает; возвращает значение типа<text:span text:style-name="T44"> </text:span><text:span text:style-name="T46">DATE</text:span><text:span text:style-name="T2">, </text:span>текущее; синоним <text:span text:style-name="T46">CURRENT_DATE()</text:span><text:span text:style-name="T2">;</text:span></text:p>
      <text:p text:style-name="P276">значение возвращается, строго говоря, в виде строки;</text:p>
      <text:p text:style-name="P318"/>
      <text:p text:style-name="P318">CURTIME()</text:p>
      <text:p text:style-name="P318"/>
      <text:p text:style-name="P272"><text:span text:style-name="T159">используется для возврата значения типа</text:span><text:span text:style-name="T98"> </text:span><text:span text:style-name="T44">TIME</text:span>, <text:span text:style-name="T159">текущего; параметров не принимает; возвращает значение типа</text:span><text:span text:style-name="T98"> </text:span><text:span text:style-name="T44">TIME</text:span>, <text:span text:style-name="T159">текущее; синоним </text:span><text:span text:style-name="T44">CURRENT_TIME()</text:span>;</text:p>
      <text:p text:style-name="P198">значение возвращается, строго говоря, в виде строки;</text:p>
      <text:p text:style-name="P318"/>
      <text:p text:style-name="P318">UTC_DATE</text:p>
      <text:p text:style-name="P318"/>
      <text:p text:style-name="P196">используется для возврата значения <text:span text:style-name="T287">типа</text:span><text:span text:style-name="T132"> </text:span><text:span text:style-name="T79">DATE </text:span><text:span text:style-name="T287">(по</text:span><text:span text:style-name="T132"> </text:span><text:span text:style-name="T79">GMT</text:span><text:span text:style-name="T287">)</text:span>, текущего; параметров не принимает; возвращает значение <text:span text:style-name="T287">типа</text:span><text:span text:style-name="T132"> </text:span><text:span text:style-name="T79">DATE </text:span><text:span text:style-name="T287">(по</text:span><text:span text:style-name="T132"> </text:span><text:span text:style-name="T79">GMT</text:span><text:span text:style-name="T287">)</text:span>, текущее; возвращает значение <text:span text:style-name="T287">типа</text:span><text:span text:style-name="T132"> </text:span><text:span text:style-name="T79">DATE</text:span>;</text:p>
      <text:p text:style-name="P198">значение возвращается, строго говоря, в виде строки;</text:p>
      <text:p text:style-name="P318"/>
      <text:p text:style-name="P318">UTC_TIME</text:p>
      <text:p text:style-name="P318"/>
      <text:p text:style-name="P196">используется для возврата значения <text:span text:style-name="T287">типа</text:span><text:span text:style-name="T132"> </text:span><text:span text:style-name="T79">TIME </text:span><text:span text:style-name="T287">(по</text:span><text:span text:style-name="T132"> </text:span><text:span text:style-name="T79">GMT</text:span><text:span text:style-name="T287">)</text:span>, текущего; параметров не принимает; возвращает значение <text:span text:style-name="T287">типа</text:span><text:span text:style-name="T132"> </text:span><text:span text:style-name="T79">TIME </text:span><text:span text:style-name="T287">(по</text:span><text:span text:style-name="T132"> </text:span><text:span text:style-name="T79">GMT</text:span><text:span text:style-name="T287">)</text:span>, текущее; возвращает значение <text:span text:style-name="T287">типа</text:span><text:span text:style-name="T132"> </text:span><text:span text:style-name="T79">TIME</text:span>;</text:p>
      <text:p text:style-name="P198"><text:soft-page-break/>значение возвращается, строго говоря, в виде строки;</text:p>
      <text:p text:style-name="P320"/>
      <text:p text:style-name="P320">DAYOFMONTH()</text:p>
      <text:p text:style-name="P320"/>
      <text:p text:style-name="P274"><text:span text:style-name="T159">используется для возврата </text:span><text:span text:style-name="T173">значения месяца; принимает параметр</text:span><text:span text:style-name="T159"> — значение типа </text:span><text:span text:style-name="T44">DATE</text:span>; <text:span text:style-name="T173">возвращает значение месяца указанной даты; возвращает число (в натуральных числах); синоним</text:span><text:span text:style-name="T104"> </text:span><text:span text:style-name="T44">MONTH()</text:span>;</text:p>
      <text:p text:style-name="P320"/>
      <text:p text:style-name="P320">DAYOFWEEK()</text:p>
      <text:p text:style-name="P320"/>
      <text:p text:style-name="P274"><text:span text:style-name="T159">используется для возврата </text:span><text:span text:style-name="T173">значения дня недели; принимает параметр</text:span><text:span text:style-name="T159"> — значение типа </text:span><text:span text:style-name="T44">DATE</text:span>; <text:span text:style-name="T173">возвращает значение дня недели указанной даты; возвращает число (в натуральных числах); синоним</text:span><text:span text:style-name="T104"> </text:span><text:span text:style-name="T44">WEEK()</text:span>;</text:p>
      <text:p text:style-name="P320"/>
      <text:p text:style-name="P320">DAYOFYEAR()</text:p>
      <text:p text:style-name="P320"/>
      <text:p text:style-name="P274"><text:span text:style-name="T159">используется для возврата </text:span><text:span text:style-name="T173">значения года; принимает параметр</text:span><text:span text:style-name="T159"> — значение типа </text:span><text:span text:style-name="T44">DATE</text:span>; <text:span text:style-name="T173">возвращает значение года указанной даты; возвращает число; синоним </text:span><text:span text:style-name="T44">YEAR()</text:span>;</text:p>
      <text:p text:style-name="P320"/>
      <text:p text:style-name="P320">QURTER()</text:p>
      <text:p text:style-name="P320"/>
      <text:p text:style-name="P198">используется для возврата квартала года; принимает параметр — значение типа <text:span text:style-name="T46">DATE</text:span><text:span text:style-name="T2">; </text:span>возвращает квартал года (в натуральных числах) <text:span text:style-name="T288">указанной даты</text:span>; возвращает число;</text:p>
      <text:p text:style-name="P321"/>
      <text:p text:style-name="P321">LAST_DAY()</text:p>
      <text:p text:style-name="P321"/>
      <text:p text:style-name="P201">используется для возврата последнего дня; принимает параметр — значение типа <text:span text:style-name="T2">DATE; </text:span>возвращает значение последнего дня (последнего дня месяца указанного аргумента) в составе возвращаемого значения; возвращает строку;</text:p>
      <text:p text:style-name="P321"/>
      <text:p text:style-name="P321">DAYNAME()</text:p>
      <text:p text:style-name="P321"/>
      <text:p text:style-name="P275"><text:span text:style-name="T159">используется для возврата </text:span><text:span text:style-name="T174">имени дня</text:span><text:span text:style-name="T173">; принимает параметр</text:span><text:span text:style-name="T159"> — значение типа </text:span><text:span text:style-name="T44">DATE</text:span>; <text:span text:style-name="T173">возвращает значение </text:span><text:span text:style-name="T174">имени дня</text:span><text:span text:style-name="T173">; возвращает </text:span><text:span text:style-name="T174">строку</text:span><text:span text:style-name="T173">;</text:span></text:p>
      <text:p text:style-name="P321"/>
      <text:p text:style-name="P321">MONTHNAME()</text:p>
      <text:p text:style-name="P321"/>
      <text:p text:style-name="P275"><text:span text:style-name="T159">используется для возврата </text:span><text:span text:style-name="T174">имени месяца</text:span><text:span text:style-name="T173">; принимает параметр</text:span><text:span text:style-name="T159"> — значение типа </text:span><text:span text:style-name="T44">DATE</text:span>; <text:span text:style-name="T173">возвращает значение </text:span><text:span text:style-name="T174">имени месяца</text:span><text:span text:style-name="T173">; возвращает </text:span><text:span text:style-name="T174">строку</text:span><text:span text:style-name="T173">;</text:span></text:p>
      <text:p text:style-name="P321"/>
      <text:p text:style-name="P321"><text:soft-page-break/>HOUR()</text:p>
      <text:p text:style-name="P321"/>
      <text:p text:style-name="P199">используется для возврата значения часа; <text:span text:style-name="T289">принимает параметр — значение типа <text:s/></text:span><text:span text:style-name="T80">TIME</text:span><text:span text:style-name="T30">; </text:span><text:span text:style-name="T289">возвращает значение часа указанного аргумента; возвращает строку;</text:span></text:p>
      <text:p text:style-name="P321"/>
      <text:p text:style-name="P321">MINUTE()</text:p>
      <text:p text:style-name="P321"/>
      <text:p text:style-name="P200">используется для возврата значения <text:span text:style-name="T289">минуты</text:span>; <text:span text:style-name="T289">принимает параметр — значение типа </text:span><text:span text:style-name="T80">TIME</text:span><text:span text:style-name="T30">; </text:span><text:span text:style-name="T289">возвращает значение мин. указанного аргумента; возвращает строку;</text:span></text:p>
      <text:p text:style-name="P321"/>
      <text:p text:style-name="P321">SECUNDE()</text:p>
      <text:p text:style-name="P321"/>
      <text:p text:style-name="P200">используется для возврата значения <text:span text:style-name="T289">секунды</text:span>; <text:span text:style-name="T289">принимает параметр — значение типа <text:s/></text:span><text:span text:style-name="T80">TIME</text:span><text:span text:style-name="T30">; </text:span><text:span text:style-name="T289">возвращает значение сек. указанного аргумента; возвращает строку;</text:span></text:p>
      <text:p text:style-name="P322"/>
      <text:p text:style-name="P322">EXTRACT()</text:p>
      <text:p text:style-name="P322"/>
      <text:p text:style-name="P201">используется для извлечения составляющей из значения<text:span text:style-name="T44"> </text:span><text:span text:style-name="T46">DATETIME</text:span>; принимает параметры — область параметров имеет вид<text:span text:style-name="T44"> (</text:span><text:span text:style-name="T46">ColType FROM “ … ”</text:span><text:span text:style-name="T44">)</text:span><text:span text:style-name="T221">, </text:span><text:span text:style-name="T239">где</text:span><text:span text:style-name="T133"> </text:span><text:span text:style-name="T81">ColType </text:span><text:span text:style-name="T239">это тип составляещей значения</text:span><text:span text:style-name="T133"> </text:span><text:span text:style-name="T81">DATETIME</text:span>; <text:s/><text:span text:style-name="T290">возвращает указанную составляющую из указанного значения</text:span><text:span text:style-name="T133"> </text:span><text:span text:style-name="T81">DATETIME</text:span><text:span text:style-name="T31">; </text:span><text:span text:style-name="T290">возвращает строку;</text:span></text:p>
      <text:p text:style-name="P323"/>
      <text:p text:style-name="P323">DATE_ADD()</text:p>
      <text:p text:style-name="P323"/>
      <text:p text:style-name="P202">используется для сложения дат; принимает параметры — область параметров имеет вид<text:span text:style-name="T44"> (« … », </text:span><text:span text:style-name="T46">INTERVAL Value ColType</text:span><text:span text:style-name="T44">)</text:span>, где<text:span text:style-name="T44"> « … » - </text:span>указанная дата,<text:span text:style-name="T44"> </text:span><text:span text:style-name="T46">INTERVAL – </text:span>собственно ключевое слово,<text:span text:style-name="T44"> </text:span><text:span text:style-name="T46">Value – </text:span>количество значений указанного типа (которые будут складываться с указанной датой)<text:span text:style-name="T2">,</text:span><text:span text:style-name="T46"> <text:s/>ColType – </text:span><text:span text:style-name="T221">тип складываемых значений; </text:span>складывает даты указанным способом; возвращает значение<text:span text:style-name="T44"> </text:span><text:span text:style-name="T46">DATE </text:span>или<text:span text:style-name="T44"> </text:span><text:span text:style-name="T46">DATETIME</text:span><text:span text:style-name="T2">;</text:span></text:p>
      <text:p text:style-name="P202">строго говоря, возвращает строк<text:span text:style-name="T291">у</text:span>;</text:p>
      <text:p text:style-name="P323"/>
      <text:p text:style-name="P323">DATE_SUB()</text:p>
      <text:p text:style-name="P277"><text:line-break/><text:span text:style-name="T175">идентичен методу</text:span><text:span text:style-name="T105"> </text:span><text:span text:style-name="T134">DATE_ADD()</text:span><text:span text:style-name="T291">, </text:span><text:span text:style-name="T175">за исключением того,что выполняет вычитание;</text:span></text:p>
      <text:p text:style-name="P323"/>
      <text:p text:style-name="P323">DATE_DIFF()</text:p>
      <text:p text:style-name="P323"/>
      <text:p text:style-name="P278"><text:span text:style-name="T175">идентичен методу</text:span><text:span text:style-name="T105"> </text:span><text:span text:style-name="T134">DATE_SUB()</text:span><text:span text:style-name="T291">, </text:span><text:span text:style-name="T175">за исключением того, что область параметров имеет вид</text:span><text:span text:style-name="T105"> (« … », « … »)</text:span><text:span text:style-name="T175">, и вычитание выполняется между указанными значениями даты;</text:span></text:p>
      <text:p text:style-name="P323"/>
      <text:p text:style-name="P323"><text:soft-page-break/>TO_DAYS()</text:p>
      <text:p text:style-name="P323"/>
      <text:p text:style-name="P203">используется для преобразования даты ко дням; принимает значение<text:span text:style-name="T44"> </text:span><text:span text:style-name="T46">DATE</text:span><text:span text:style-name="T2">; </text:span>преобразует принятый параметр ко дням; возвращает число (это число — значение указанной даты в количестве дней от начала счетчика (от<text:span text:style-name="T44"> 0</text:span>));</text:p>
      <text:p text:style-name="P323"/>
      <text:p text:style-name="P323">TIME_TO_SEC()</text:p>
      <text:p text:style-name="P323"/>
      <text:p text:style-name="P203">используется для преобразования времени к секундам; принимает значение<text:span text:style-name="T44"> </text:span><text:span text:style-name="T46">TIME</text:span><text:span text:style-name="T2">; </text:span>преобразует принятый параметр к секундам; возвращает число (это число — указанное значение<text:span text:style-name="T44"> </text:span><text:span text:style-name="T46">TIME</text:span><text:span text:style-name="T44"> </text:span>в количестве секунд от начала счетчика (от<text:span text:style-name="T44"> 0</text:span>));</text:p>
      <text:p text:style-name="P324"/>
      <text:p text:style-name="P324">DATE_FORMAT()</text:p>
      <text:p text:style-name="P324"/>
      <text:p text:style-name="P206">используется для форматриования значения типа<text:span text:style-name="T44"> </text:span><text:span text:style-name="T46">DATE</text:span><text:span text:style-name="T2">;</text:span></text:p>
      <text:p text:style-name="P206">принимает параметры — строку (трактуется как значение типа<text:span text:style-name="T44"> </text:span><text:span text:style-name="T46">DATE</text:span>), и строку (тракуется как строка, <text:s/>содержащая целевой формат)<text:span text:style-name="T2">;</text:span></text:p>
      <text:p text:style-name="P206">возвращает указанное значение, форматированное указанным образом; возвращает строку;</text:p>
      <text:p text:style-name="P205">строка с форматом задается на усмотрение программиста, для ее составления используются специальные обозначения (<text:span text:style-name="T44">%</text:span><text:span text:style-name="T82">Y</text:span><text:span text:style-name="T32"> – </text:span><text:span text:style-name="T292">обозначает год</text:span><text:span text:style-name="T135"> </text:span><text:span text:style-name="T82">YYYY</text:span><text:span text:style-name="T32">, </text:span><text:span text:style-name="T82">%y</text:span><text:span text:style-name="T32"> – </text:span><text:span text:style-name="T292">год </text:span><text:span text:style-name="T82">YY</text:span><text:span text:style-name="T32">, </text:span><text:span text:style-name="T82">%M</text:span><text:span text:style-name="T32"> – </text:span><text:span text:style-name="T292">месяц</text:span><text:span text:style-name="T135"> </text:span><text:span text:style-name="T82">January … December</text:span><text:span text:style-name="T32">, </text:span><text:span text:style-name="T82">%m</text:span><text:span text:style-name="T32"> – </text:span><text:span text:style-name="T292">месяц</text:span><text:span text:style-name="T135"> </text:span><text:span text:style-name="T82">01 … 12</text:span><text:span text:style-name="T32">, </text:span><text:span text:style-name="T82">%b</text:span><text:span text:style-name="T32"> – </text:span><text:span text:style-name="T292">месяц</text:span><text:span text:style-name="T135"> </text:span><text:span text:style-name="T82">Jan … Dec</text:span><text:span text:style-name="T32">, </text:span><text:span text:style-name="T82">%c</text:span><text:span text:style-name="T32"> – </text:span><text:span text:style-name="T292">месяц</text:span><text:span text:style-name="T135"> </text:span><text:span text:style-name="T82">1 … 12</text:span><text:span text:style-name="T32">, </text:span><text:span text:style-name="T82">%D</text:span><text:span text:style-name="T32"> – </text:span><text:span text:style-name="T293">день</text:span><text:span text:style-name="T136"> </text:span><text:span text:style-name="T82">1st … 31st</text:span><text:span text:style-name="T32">, </text:span><text:span text:style-name="T82">%d</text:span><text:span text:style-name="T32"> – </text:span><text:span text:style-name="T293">день</text:span><text:span text:style-name="T136"> </text:span><text:span text:style-name="T82">00 … 31</text:span><text:span text:style-name="T32">, </text:span><text:span text:style-name="T82">%e</text:span><text:span text:style-name="T32"> – </text:span><text:span text:style-name="T293">день </text:span><text:span text:style-name="T82">0 … 31</text:span><text:span text:style-name="T32">, </text:span><text:span text:style-name="T82">%</text:span><text:span text:style-name="T83">W</text:span><text:span text:style-name="T33"> – </text:span><text:span text:style-name="T293">день недели</text:span><text:span text:style-name="T136"> </text:span><text:span text:style-name="T83">Sunday … Saturday</text:span><text:span text:style-name="T33">, </text:span><text:span text:style-name="T83">%a</text:span><text:span text:style-name="T33"> – </text:span><text:span text:style-name="T293">день недели</text:span><text:span text:style-name="T136"> </text:span><text:span text:style-name="T83">Sun … Sat</text:span><text:span text:style-name="T33">, </text:span><text:span text:style-name="T83">%H</text:span><text:span text:style-name="T33"> – </text:span><text:span text:style-name="T293">часы</text:span><text:span text:style-name="T136"> </text:span><text:span text:style-name="T83">00 … 23</text:span><text:span text:style-name="T33">, </text:span><text:span text:style-name="T83">%h</text:span><text:span text:style-name="T33"> – </text:span><text:span text:style-name="T293">часы</text:span><text:span text:style-name="T136"> </text:span><text:span text:style-name="T83">01 … 12</text:span><text:span text:style-name="T33">, </text:span><text:span text:style-name="T83">%k</text:span><text:span text:style-name="T33"> – </text:span><text:span text:style-name="T293">часы</text:span><text:span text:style-name="T83"> 0 … 23</text:span><text:span text:style-name="T33">, </text:span><text:span text:style-name="T83">%l</text:span><text:span text:style-name="T33"> – </text:span><text:span text:style-name="T293">часы </text:span><text:span text:style-name="T83">1 … 12</text:span><text:span text:style-name="T33">, </text:span><text:span text:style-name="T83">%i</text:span><text:span text:style-name="T33"> – </text:span><text:span text:style-name="T293">минуты</text:span><text:span text:style-name="T136"> </text:span><text:span text:style-name="T83">00 … 59</text:span><text:span text:style-name="T33">, </text:span><text:span text:style-name="T83">%S</text:span><text:span text:style-name="T33"> – </text:span><text:span text:style-name="T293">секунды</text:span><text:span text:style-name="T136"> </text:span><text:span text:style-name="T83">00 … 59</text:span><text:span text:style-name="T33">, </text:span><text:span text:style-name="T83">%p</text:span><text:span text:style-name="T33"> – </text:span><text:span text:style-name="T83">PM/AM</text:span><text:span text:style-name="T33">, </text:span><text:span text:style-name="T83">%T</text:span><text:span text:style-name="T33"> – </text:span><text:span text:style-name="T293">время в 24ч формате</text:span><text:span text:style-name="T136"> </text:span><text:span text:style-name="T83">HH:MM:SS</text:span><text:span text:style-name="T33">, </text:span><text:span text:style-name="T83">%r</text:span><text:span text:style-name="T33"> –</text:span><text:span text:style-name="T293">время в 12ч формате</text:span><text:span text:style-name="T83"> HH:MM:SS AM/AP</text:span>), <text:span text:style-name="T294">если ежду этими обозначениями употреблен какой- либо символ — он будет использоваться как разделитель</text:span><text:span text:style-name="T2">;</text:span></text:p>
      <text:p text:style-name="P324"/>
      <text:p text:style-name="P324">TIME_FORMAT()</text:p>
      <text:p text:style-name="P324"/>
      <text:p text:style-name="P206">используется для форматриования значения типа<text:span text:style-name="T44"> </text:span><text:span text:style-name="T46">TIME</text:span><text:span text:style-name="T2">;</text:span></text:p>
      <text:p text:style-name="P206">принимает параметры — строку (трактуется как значение типа<text:span text:style-name="T44"> </text:span><text:span text:style-name="T46">TIME</text:span>), и строку (тракуется как строка, <text:s/>содержащая целевой формат)<text:span text:style-name="T2">;</text:span></text:p>
      <text:p text:style-name="P206">возвращает указанное значение, форматированное указанным образом;</text:p>
      <text:p text:style-name="P206">возвращает строку;</text:p>
      <text:p text:style-name="P204">строка с форматом задается аналогично тому, как в функции<text:span text:style-name="T44"> </text:span><text:span text:style-name="T46">DATE_FORMAT()</text:span><text:span text:style-name="T2">;</text:span></text:p>
      <text:p text:style-name="P42"/>
      <text:p text:style-name="P42">Прочие функции</text:p>
      <text:p text:style-name="P42"/>
      <text:p text:style-name="P204">Это следующие функции.</text:p>
      <text:p text:style-name="P18"><text:soft-page-break/>Функции приведения типа</text:p>
      <text:p text:style-name="P18"/>
      <text:p text:style-name="P325">CAST()</text:p>
      <text:p text:style-name="P325"/>
      <text:p text:style-name="P207">используется для приведения типа к целевому; принимает параметры — область параметров имеет вид (<text:span text:style-name="T46">Value AS ColType</text:span>); выполняет приведение типа к целевому (целевым может быть тип:<text:span text:style-name="T44"> </text:span><text:span text:style-name="T46">DATE</text:span><text:span text:style-name="T2">,</text:span><text:span text:style-name="T46"> DATETIME</text:span><text:span text:style-name="T2">,</text:span><text:span text:style-name="T46"> TIME</text:span><text:span text:style-name="T2">,</text:span><text:span text:style-name="T46"> INTEGER</text:span>); возвращает значение (целевого типа);</text:p>
      <text:p text:style-name="P325"/>
      <text:p text:style-name="P325">CONVERT()</text:p>
      <text:p text:style-name="P325"/>
      <text:p text:style-name="P207">используется для приведения типа к целевому; принимает параметры — область параметров имеет вид (<text:span text:style-name="T46">Valu</text:span><text:span text:style-name="T84">e,</text:span><text:span text:style-name="T46"> ColType</text:span>); выполняет приведение типа к целевому (целевым может быть тип:<text:span text:style-name="T44"> </text:span><text:span text:style-name="T46">DATE</text:span><text:span text:style-name="T2">,</text:span><text:span text:style-name="T46"> DATETIME</text:span><text:span text:style-name="T2">,</text:span><text:span text:style-name="T46"> TIME</text:span><text:span text:style-name="T2">,</text:span><text:span text:style-name="T46"> INTEGER</text:span>); возвращает значение (целевого типа);</text:p>
      <text:p text:style-name="P19"/>
      <text:p text:style-name="P504">Остальные прочие функции</text:p>
      <text:p text:style-name="P19"/>
      <text:p text:style-name="P329">VERSION()</text:p>
      <text:p text:style-name="P280"/>
      <text:p text:style-name="P209">используется для получения версии сервера БД; параметров не принимает; возвращает версию сервера БД; возвращает строку;</text:p>
      <text:p text:style-name="P327"/>
      <text:p text:style-name="P327">DATABASE()</text:p>
      <text:p text:style-name="P326"/>
      <text:p text:style-name="P208">используется для получения имени текущей БД; параметров не принимает; возвращает имя текущей БД; возвращает строку;</text:p>
      <text:p text:style-name="P328"/>
      <text:p text:style-name="P328">USER()</text:p>
      <text:p text:style-name="P328"/>
      <text:p text:style-name="P279"><text:span text:style-name="T159">используется для получения </text:span>username; <text:span text:style-name="T159">параметров не принимает; возвращает </text:span>username; <text:span text:style-name="T159">возвращает строку;</text:span></text:p>
      <text:p text:style-name="P279"><text:span text:style-name="T159">синоним</text:span><text:span text:style-name="T98"> </text:span><text:span text:style-name="T44">SYSTEM_USER()</text:span>,<text:span text:style-name="T44"> SESSION_USER()</text:span>;</text:p>
      <text:p text:style-name="P279"/>
      <text:p text:style-name="P329">CONNECTION _ID()</text:p>
      <text:p text:style-name="P329"/>
      <text:p text:style-name="P209">используется для получения <text:span text:style-name="T2">id </text:span>соединения; параметров не принимает; возвращает <text:span text:style-name="T2">id </text:span>текущего соединения; возвращает строку;</text:p>
      <text:p text:style-name="P503"/>
      <text:p text:style-name="P507">PASSWORD()</text:p>
      <text:p text:style-name="P503"/>
      <text:p text:style-name="P495">используется для шифрования строки; принимает параметр — строку; выполняет шифрование (по своей логике) принятой строки; возвращает строку (содержащую результат шифрования);</text:p>
      <text:p text:style-name="P499">эта функция применяется сервером БД в собственных нуждах; ее значение для программиста оспоримо;</text:p>
      <text:p text:style-name="P503"/>
      <text:p text:style-name="P503">ENCODE()</text:p>
      <text:p text:style-name="P503"/>
      <text:p text:style-name="P497">используется для шифрования строки; принимает параметры — строку (шифруемая), и строку (пароль); выполняет шифрование (по своей логике) принятой строки; возращает<text:span text:style-name="T44"> </text:span><text:span text:style-name="T46">BLOB </text:span><text:span text:style-name="T2">(</text:span>результат<text:span text:style-name="T2">);</text:span></text:p>
      <text:p text:style-name="P499">длина аргумента — это длина символьных типов; длина результата — это длина шифруемой строки;</text:p>
      <text:p text:style-name="P503"/>
      <text:p text:style-name="P503">DECODE()</text:p>
      <text:p text:style-name="P503"/>
      <text:p text:style-name="P497">используется для расшифрования результата вызова<text:span text:style-name="T44"> </text:span><text:span text:style-name="T46">ENCODE()</text:span><text:span text:style-name="T2">; </text:span>принимает параметры — результат вызова<text:span text:style-name="T44"> </text:span><text:span text:style-name="T46">ENCODE()</text:span><text:span text:style-name="T2">, </text:span>и строку (пароль); выполняет расшифрование первого аргумента; возвращает строку (результат);</text:p>
      <text:p text:style-name="P499">длина аргумента — это длина символьных типов; длина результата — это длина шифруемой строки;</text:p>
      <text:p text:style-name="P503"/>
      <text:p text:style-name="P503">MD5()</text:p>
      <text:p text:style-name="P503"/>
      <text:p text:style-name="P498">используется для получения хэша; принимает строку; выполняет хэширование принятой строки <text:span text:style-name="T221">по алгоритму </text:span><text:span text:style-name="T222">MD5;</text:span><text:span text:style-name="T2"> </text:span>возвращает строку (результат);</text:p>
      <text:p text:style-name="P499">длина аргумента — это длина символьных типов; длина результата — 16 <text:span text:style-name="T2">byte (</text:span>это 128 <text:span text:style-name="T2">bit);</text:span></text:p>
      <text:p text:style-name="P503"/>
      <text:p text:style-name="P503">SHA()</text:p>
      <text:p text:style-name="P502"><text:span text:style-name="T178">используется для получения хэша; принимает параметр — строку; выполняет хэширование принятой строки </text:span><text:span text:style-name="T328">по алгоритму</text:span><text:span text:style-name="T221"> SHA;</text:span> <text:span text:style-name="T178">возвращает строку (результат);</text:span></text:p>
      <text:p text:style-name="P502"><text:span text:style-name="T179">длина аргумента — это длина символьных типов; длина результата — 20 </text:span><text:span text:style-name="T334">byte (</text:span><text:span text:style-name="T179">это </text:span><text:span text:style-name="T334">160</text:span><text:span text:style-name="T179"> </text:span><text:span text:style-name="T334">bit);</text:span><text:span text:style-name="T178"> синоним</text:span><text:span text:style-name="T333"> </text:span><text:span text:style-name="T44">SHA</text:span><text:span text:style-name="T333">1</text:span><text:span text:style-name="T44">()</text:span><text:span text:style-name="T178">;</text:span></text:p>
      <text:p text:style-name="P503"/>
      <text:p text:style-name="P503">AES_ENCRYPT()</text:p>
      <text:p text:style-name="P503"/>
      <text:p text:style-name="P498">используется для шифрования строки; принимает параметры — строку (шифруемая), и строку (пароль); выполняет шифрование первого аргумента по алгоритму <text:span text:style-name="T2">AES</text:span>; возвращает строку (результат);</text:p>
      <text:p text:style-name="P500"><text:soft-page-break/>если функция принимает в каком- либо аргументе значение<text:span text:style-name="T44"> </text:span><text:span text:style-name="T46">NULL</text:span><text:span text:style-name="T2">, </text:span>то она возвращает<text:span text:style-name="T44"> </text:span><text:span text:style-name="T46">NULL</text:span><text:span text:style-name="T2">; </text:span>если функция в процессе своей работы обнаруживает проблемы в вычислениях (не может дополнить аргументы до нужной длины, <text:span text:style-name="T2">etc</text:span>), то она возвращает<text:span text:style-name="T44"> </text:span><text:span text:style-name="T46">NULL</text:span><text:span text:style-name="T2">;</text:span></text:p>
      <text:p text:style-name="P501">этот алгоритм использует шифрование по 128- битному ключу;</text:p>
      <text:p text:style-name="P503"/>
      <text:p text:style-name="P503">AES_DECRYPT()</text:p>
      <text:p text:style-name="P503"/>
      <text:p text:style-name="P498">используется для шифрования строки; принимает параметры — строку (шифруемая), и строку (пароль); выполняет расшифрование первого аргумента, зашифрованного по алгоритму <text:span text:style-name="T2">AES</text:span>; возвращает строку (результат);</text:p>
      <text:p text:style-name="P503"/>
      <text:p text:style-name="P503">DES_ENCRYPT()</text:p>
      <text:p text:style-name="P503"/>
      <text:p text:style-name="P498">используется для шифрования строки; принимает параметры — строку (шифруемая), и строку (пароль); выполняет шифрование первого аргумента по алгоритму <text:span text:style-name="T2">DES</text:span>; возвращает строку (результат);</text:p>
      <text:p text:style-name="P503"/>
      <text:p text:style-name="P503">DES_DECRYPT()</text:p>
      <text:p text:style-name="P503"/>
      <text:p text:style-name="P498">используется для шифрования строки; принимает параметры — строку (шифруемая), и строку (пароль); выполняет расшифрование первого аргумента, зашифрованного по алгоритму <text:span text:style-name="T2">DES</text:span>; возвращает строку (результат);</text:p>
      <text:p text:style-name="P506">Часть 6 (Условная логика)</text:p>
      <text:p text:style-name="P76"/>
      <text:p text:style-name="P65">Условная логика</text:p>
      <text:p text:style-name="P65"/>
      <text:p text:style-name="P210">Условная л<text:span text:style-name="T295">о</text:span>гика — это средства, предназначенные для условного исполнения тех или иных составляющих запроса.</text:p>
      <text:p text:style-name="P211">Условная логика реализуется в следующей конструкции:</text:p>
      <text:p text:style-name="P367">CASE</text:p>
      <text:p text:style-name="P367"><text:s/>WHEN WhenExpression0</text:p>
      <text:p text:style-name="P367"><text:s/>THAN ThanExpression0</text:p>
      <text:p text:style-name="P367"><text:s text:c="2"/>… </text:p>
      <text:p text:style-name="P367"><text:s/>WHEN WhenExpressionN</text:p>
      <text:p text:style-name="P367"><text:s/>THAN ThanExpressionN</text:p>
      <text:p text:style-name="P367"><text:s text:c="2"/>ELSE ElseExpression</text:p>
      <text:p text:style-name="P367">END</text:p>
      <text:p text:style-name="P367"/>
      <text:p text:style-name="P211">Конструкция возвращает в код запроса то, что возвращает та ее ветвь, которая исполнилась. Логика работы этой конструкции сродни логике работы оператора <text:span text:style-name="T46">switch </text:span>в ЯПВУ<text:span text:style-name="T44"> </text:span><text:span text:style-name="T46">C </text:span>(и действие блока<text:span text:style-name="T44"> </text:span><text:span text:style-name="T46">ELSE </text:span>сродни действию метки<text:span text:style-name="T44"> </text:span><text:span text:style-name="T46">default</text:span>). Блок<text:span text:style-name="T44"> </text:span><text:span text:style-name="T46">ELSE </text:span>опционален; все ветви этой конструкции должны возвращать значения одного типа.</text:p>
      <text:p text:style-name="P494">Прочие средства условной логики реализованы во встроенных функциях, и поэтому ограниченно интересны.</text:p>
      <text:p text:style-name="P76"/>
      <text:p text:style-name="P485">Часть 7 (Ограничения)</text:p>
      <text:p text:style-name="P75"/>
      <text:p text:style-name="P58">Ограничения</text:p>
      <text:p text:style-name="P35"/>
      <text:p text:style-name="P111">Ограничения — это собственно ограничения, накладываемые на данные, хранимые в таблице (в ее целевых столбцах). Ограничения служат для регулирования использования данных (в плане использования тем или иным способом, или хранения тех или иных значений).</text:p>
      <text:p text:style-name="P111">Есть следующие ограничения.</text:p>
      <text:p text:style-name="P35"/>
      <text:p text:style-name="P13">Ограничения первичного ключа</text:p>
      <text:p text:style-name="P13"/>
      <text:p text:style-name="P212"><text:span text:style-name="T296">Ограничения первичного ключа </text:span>применяются для того, чтобы определить <text:span text:style-name="T296">столбцы, образующие</text:span> первичный ключ таблицы.</text:p>
      <text:p text:style-name="P213">Запись этого ограничения (при создании таблицы):</text:p>
      <text:p text:style-name="P368">CREATE TABLE TableName ( … ,</text:p>
      <text:p text:style-name="P368">CONSTRAINT <text:s/>Pk<text:span text:style-name="T297">Constraint</text:span>Name PRIMARY KEY (ColName) );</text:p>
      <text:p text:style-name="P281"/>
      <text:p text:style-name="P213">в этой записи<text:span text:style-name="T44"> </text:span><text:span text:style-name="T46">Pk</text:span><text:span text:style-name="T86">Constraint</text:span><text:span text:style-name="T46">Name </text:span>это имя <text:span text:style-name="T297">ограничения </text:span>первичного ключа <text:span text:style-name="T304">(оно опционально; со словом</text:span><text:span text:style-name="T140"> </text:span><text:span text:style-name="T90">CONSTRAINT </text:span><text:span text:style-name="T305">всегда может использоваться опциональное имя ограничения; если имя ограничения используется, то оно следует непосредственно после слова</text:span><text:span text:style-name="T141"> </text:span><text:span text:style-name="T90">CONSTRAINT</text:span><text:span text:style-name="T240">)</text:span><text:span text:style-name="T221">;</text:span><text:span text:style-name="T44"> </text:span><text:span text:style-name="T46">ColName – </text:span>это столбец, его образующий. <text:span text:style-name="T302">Первичный ключ не может быть</text:span><text:span text:style-name="T139"> </text:span><text:span text:style-name="T89">NULL</text:span><text:span text:style-name="T34">. </text:span><text:span text:style-name="T302">Первичныйключ должен быть уникален. Для того, чтобы значения первичного ключа были безусловно уникальными, эту задачу следует возложить на сервер БД. Это делается соответствующей записью при объявлении соответствующего столбца (записью ограничения уникальности).</text:span></text:p>
      <text:p text:style-name="P215">Запись ограничения <text:span text:style-name="T301">первичного ключа</text:span> после создания таблицы:</text:p>
      <text:p text:style-name="P370">ALTER TABLE TableName</text:p>
      <text:p text:style-name="P370">ADD CONSTRAINT<text:span text:style-name="T296"> <text:s/>PkConstraintName PRIMARY KEY (ColName);</text:span></text:p>
      <text:p text:style-name="P282"/>
      <text:p text:style-name="P215">Чтобы затем убрать это ограничение, используется этот же запрос, только вместо<text:span text:style-name="T44"> </text:span><text:span text:style-name="T46">ADD </text:span>используется<text:span text:style-name="T44"> </text:span><text:span text:style-name="T46">DROP</text:span><text:span text:style-name="T2">.</text:span></text:p>
      <text:p text:style-name="P13"/>
      <text:p text:style-name="P13">Ограничения внешнего ключа</text:p>
      <text:p text:style-name="P13"/>
      <text:p text:style-name="P212"><text:span text:style-name="T296">Ограничения внешнего ключа </text:span>применяются для того, чтобы определить <text:span text:style-name="T296">столбцы, образующие</text:span> внешний ключ таблицы.</text:p>
      <text:p text:style-name="P213">Запись этого ограничения (при создании таблицы):</text:p>
      <text:p text:style-name="P368">CREATE TABLE TableName ( … ,</text:p>
      <text:p text:style-name="P368">CONSTRAINT <text:s/>Fk<text:span text:style-name="T297">Constraint</text:span>Name FOREIGN KEY (ColName)</text:p>
      <text:p text:style-name="P368">REFERENCES <text:span text:style-name="T302">ForeignTableName</text:span> (<text:span text:style-name="T302">Foreign</text:span>ColName) );</text:p>
      <text:p text:style-name="P281"><text:soft-page-break/></text:p>
      <text:p text:style-name="P214">в этой записи<text:span text:style-name="T44"> </text:span><text:span text:style-name="T46">Fk</text:span><text:span text:style-name="T86">Constraint</text:span><text:span text:style-name="T46">Name </text:span>это имя <text:span text:style-name="T297">ограничения</text:span> внешнего ключа <text:span text:style-name="T304">(оно опционально)</text:span>;<text:span text:style-name="T44"> </text:span><text:span text:style-name="T46">ColName </text:span><text:span text:style-name="T2">– </text:span>это столбец, его образующий;<text:span text:style-name="T44"> </text:span><text:span text:style-name="T89">Foreign</text:span><text:span text:style-name="T46">TableName</text:span><text:span text:style-name="T85"> (</text:span><text:span text:style-name="T89">Foreign</text:span><text:span text:style-name="T137">ColName</text:span><text:span text:style-name="T44">) </text:span><text:span text:style-name="T221">— это сведения</text:span> об указываемой таблиц и ее первичном ключе. <text:span text:style-name="T298">По факту использования этого ограничения столбец (используемый как внешний ключ) сможет принимать только значения первичного ключа (на который он указывает).</text:span></text:p>
      <text:p text:style-name="P215">Запись этого ограничения после создания таблицы:</text:p>
      <text:p text:style-name="P370">ALTER TABLE TableName</text:p>
      <text:p text:style-name="P370">ADD CONSTRAINT<text:span text:style-name="T296"> FkConstraintName FOREIGN KEY (ColName)</text:span></text:p>
      <text:p text:style-name="P369">REFERENCES <text:span text:style-name="T302">ForeignTableName</text:span> (<text:span text:style-name="T302">Foreign</text:span>ColName);</text:p>
      <text:p text:style-name="P370"/>
      <text:p text:style-name="P215">Чтобы затем убрать это ограничение, используется этот же запрос, только вместо<text:span text:style-name="T44"> </text:span><text:span text:style-name="T46">ADD </text:span>используется<text:span text:style-name="T44"> </text:span><text:span text:style-name="T46">DROP</text:span><text:span text:style-name="T2">.</text:span></text:p>
      <text:p text:style-name="P224">При определении внешнего ключа целесообразно использовать блоки<text:span text:style-name="T44"> </text:span><text:span text:style-name="T46">ON DELETE</text:span><text:span text:style-name="T2">, </text:span>и<text:span text:style-name="T46"> ON UPDATE</text:span><text:span text:style-name="T2">.</text:span></text:p>
      <text:p text:style-name="P225">Эти блоки задаются для исполнения инкапсуллируемого ими выражения при наступлении соответствующих событий в использовании БД — при изменении или удалении указываемых строк в указанной таблице.</text:p>
      <text:p text:style-name="P225">Каждый из этих блоков опционален, но при использовании они могут сочетаться, и тогда прописываются так:</text:p>
      <text:p text:style-name="P374">REFERENCES ForeignTableName (ForeignColName)</text:p>
      <text:p text:style-name="P374">ON DELETE ExpressionOnDelete</text:p>
      <text:p text:style-name="P374">ON UPDATE ExpressionOnUpdate</text:p>
      <text:p text:style-name="P286"/>
      <text:p text:style-name="P221">причем, выражением (инкапсуллируемым каким- либо из этих блоков) должно быть одно из следующих предопределенных выражений.</text:p>
      <text:p text:style-name="P330"/>
      <text:p text:style-name="P330">RESTRICT</text:p>
      <text:p text:style-name="P330"/>
      <text:p text:style-name="P221">это выражение, строго говоря, не исполняется (в привычном смысле), а просто пресекает изменение<text:span text:style-name="T304">\ удаление</text:span> строк в <text:span text:style-name="T306">указываемой</text:span> таблице (при наличии <text:span text:style-name="T307">указывающих</text:span> строк в <text:span text:style-name="T306">своей</text:span> таблице);</text:p>
      <text:p text:style-name="P223">это выражение работает именно так, как описывается;</text:p>
      <text:p text:style-name="P330"/>
      <text:p text:style-name="P330">NO ACTION</text:p>
      <text:p text:style-name="P330"/>
      <text:p text:style-name="P221">синоним<text:span text:style-name="T44"> </text:span><text:span text:style-name="T46">RESTRICT</text:span><text:span text:style-name="T2">;</text:span></text:p>
      <text:p text:style-name="P330"/>
      <text:p text:style-name="P330">SET DEFAULT</text:p>
      <text:p text:style-name="P330"/>
      <text:p text:style-name="P222"><text:span text:style-name="T303">это выражение, строго говоря, не исполняется (в привычном смысле), а просто </text:span>устанавливает для внешнего ключа значение по умолчанию (при удалении связанной строки из <text:span text:style-name="T306">указываемой</text:span> таблицы);</text:p>
      <text:p text:style-name="P330"/>
      <text:p text:style-name="P330"><text:soft-page-break/>SET NULL</text:p>
      <text:p text:style-name="P330"/>
      <text:p text:style-name="P222"><text:span text:style-name="T303">это выражение, строго говоря, не исполняется (в привычном смысле), а просто </text:span>устанавливает для внешнего ключа значение<text:span text:style-name="T44"> </text:span><text:span text:style-name="T46">NULL </text:span>если оно допустимо (при изменении\ удалении связанной строки из главной таблицы);</text:p>
      <text:p text:style-name="P395"/>
      <text:p text:style-name="P395">CASCADE</text:p>
      <text:p text:style-name="P395"/>
      <text:p text:style-name="P222">это выражение, строго говоря, не исполняется (в привычном смысле), а просто приводит к удалению\ изменению связанных строк в <text:span text:style-name="T306">своей</text:span> таблице (при изменении\ удалении в <text:span text:style-name="T306">указываемой</text:span>);</text:p>
      <text:p text:style-name="P13"/>
      <text:p text:style-name="P13">Ограничения индекса</text:p>
      <text:p text:style-name="P13"/>
      <text:p text:style-name="P212">Ограничения индекса применяются для того, чтобы <text:span text:style-name="T296">определить</text:span> <text:span text:style-name="T296">столбцы, образующие </text:span>индекс.</text:p>
      <text:p text:style-name="P226">Таблицы пополняются новыми данными в последовательном порядке. Сортировки при этом не происходит. Поэтому поиск данных может занимать существенное время. В целях сокращения этого времени и применяются индексы. <text:span text:style-name="T308">Индексы, как и прочие данные, хранятся в табличном виде (организация их хранения остается на откуп сервера БД). Они хранятся в отсортированном порядке и ускоряют поиск данных. Индексы в реляционных БД организуются (в общих чертах) так же, как и индексы в книгах. Индексы представляют собой таблицы, записи (сущности) которых содержат индексируемые данные (данные столбца, по которому создается индекс), и данные, описывающие размещение сущностей (номера строк).</text:span></text:p>
      <text:p text:style-name="P227">Ограничения индекса задаются записью:</text:p>
      <text:p text:style-name="P375">ALTER TABLE TableName</text:p>
      <text:p text:style-name="P375">ADD INDEX <text:span text:style-name="T308">IndexName (ColName);</text:span></text:p>
      <text:p text:style-name="P287"/>
      <text:p text:style-name="P229">Удаление индекса производится записью:</text:p>
      <text:p text:style-name="P376">ALTER TABLE TableName</text:p>
      <text:p text:style-name="P376">DROP INDEX IndexName;</text:p>
      <text:p text:style-name="P288"/>
      <text:p text:style-name="P228">Создание (как и удаление) индекса <text:span text:style-name="T221">(на сервере </text:span><text:span text:style-name="T222">MySQL</text:span><text:span text:style-name="T221">) </text:span>производится именно такой записью (записью<text:span text:style-name="T44"> </text:span><text:span text:style-name="T46">ALTER TABLE … </text:span>). Хотя прочие серверы БД предусматривают и прочие записи.</text:p>
      <text:p text:style-name="P227">Вышеприведенная запись создаст индекс для указанной таблицы по указанному столбцу (<text:span text:style-name="T46">ColName</text:span>). У таблицы может быть и несколько индексов. Оптимизатор запросов пользуется индексами на свое усмотрение.</text:p>
      <text:p text:style-name="P229">Кроме индексов, созданных программистом, сервер БД автоматически создает индекс по первичному ключу таблицы.</text:p>
      <text:p text:style-name="P229">Так называемый уникальный индекс позволяет не только индексировать таблицу по целевому столбцу, но и наложить на целевой столбец ограничение — он <text:soft-page-break/>сможет хранить только уникальные не дублирующиеся значения. Уникальный индекс задается несколько специфичной записью:</text:p>
      <text:p text:style-name="P376">ALTER TABLE TableName</text:p>
      <text:p text:style-name="P376">ADD UNIQUE IndexName (ColName);</text:p>
      <text:p text:style-name="P288"/>
      <text:p text:style-name="P229">И удаляется записью:</text:p>
      <text:p text:style-name="P377">ALTER TABLE TableName</text:p>
      <text:p text:style-name="P390"><text:span text:style-name="T35">DROP </text:span><text:span text:style-name="T36">UNIQUE</text:span><text:span text:style-name="T35"> IndexName;</text:span></text:p>
      <text:p text:style-name="P229">Индексы могут быть и составными — и допускать индексирование по ряду столбцов. <text:span text:style-name="T309">Составные индексы допускают индексирование как по всем целевым столбцам, так и по старшей составляющей списка столбцов — но не по младшей (под старшей составляющей списка столбцов имеются ввиду столбцы, прописанные первее). Составные индексы демонстрируют такое поведение потому, что индексы и используются как индексы (по аналогии с индексами в книгах: в телефонном справочнике можно искать по всему индексу (фамилия и имя), можно и только по старшей составляющей индекса (фамилии), но нельзя искать только по младшей составляющей индекса (имя)). По этой причине разрешается создавать и несколько составных индексов (по одному и тому же набору столбцов, прописанных в разном порядке) — это позволит пользоваться преимуществами индексации при поиске по этим столбцам (в разном порядке использования этих столбцов в поиске).</text:span></text:p>
      <text:p text:style-name="P345"/>
      <text:p text:style-name="P345">О реализации индексов</text:p>
      <text:p text:style-name="P345"/>
      <text:p text:style-name="P230">индексы по умолчанию реализуются на основе сбалансированного дерева; они реализованы следующим образом — в качестве узлов (того или иного уровня иерархии) выступают целевые столбцы (того или иного уровня старшинства), а в качестве листьев — сведения о размещении сущностей. <text:span text:style-name="T310">Разумеется, это аппроксимация (реализация же усложняется тем, что формирование узлов того или иного уровня иерархии остается на откуп серверу — он создает узлы того или иного уровня иерархии исходя из своей логики (исходя из того, насколько просто будет производить поиск) — это и называется балансированием (если быть точнее, сервер создает большее количество уровней иерархии, и это ускоряет поиск));</text:span></text:p>
      <text:p text:style-name="P231">индексы могут быть реализованы и на основе битовых карт; такие индексы реализуются следующим образом: для индексируемого столбца <text:span text:style-name="T311">составляется список</text:span> значений (которые он может принимать) <text:span text:style-name="T311">и для каждого из этих значений выставляется флаг (обозначающий наличие или отсутствие этого значения в той или иной строке таблицы); таким образом и формируется битовая карта, в результате она имеет вид такой таблицы:</text:span></text:p>
      <text:p text:style-name="P391"><text:tab/><text:tab/><text:span text:style-name="T311">Строка0<text:tab/>…<text:tab/>Строка</text:span><text:span text:style-name="T37">N</text:span></text:p>
      <text:p text:style-name="P392">Значение0</text:p>
      <text:p text:style-name="P392"><text:s/>… </text:p>
      <text:p text:style-name="P392">Значение<text:span text:style-name="T2">N</text:span></text:p>
      <text:p text:style-name="P386"/>
      <text:p text:style-name="P232">контентом этой таблицы являются флаги; как и было оговорено выше, для составления битовой карты составляется список значений (которые <text:soft-page-break/>предполагается хранить в индексируемом столбце) — при <text:span text:style-name="T312">большой длине списка значений использование этого типа индексов не даст большого прироста производительности и не целессобразно;</text:span></text:p>
      <text:p text:style-name="P233">возможность применения индекса того или иного типа зависит от механизма хранения и сервера БД; сервер <text:span text:style-name="T2">MySQL </text:span>поддерживает индексы на основе сбалансированного дерева (они доступны при использовании механизма хранения <text:span text:style-name="T2">InnoDB</text:span>);</text:p>
      <text:p text:style-name="P13"/>
      <text:p text:style-name="P13">Ограничения значения</text:p>
      <text:p text:style-name="P13"/>
      <text:p text:style-name="P219">Это следующие ограничения.</text:p>
      <text:p text:style-name="P13"/>
      <text:p text:style-name="P13">Ограничения значения по умолчанию</text:p>
      <text:p text:style-name="P13"/>
      <text:p text:style-name="P218">Ограничения значения по умолчанию позволяют определить значение по умолчанию для целевого столбца. Ограничения значения по умолчанию задаются записью:</text:p>
      <text:p text:style-name="P373">ColNameColType DEFAULT Value</text:p>
      <text:p text:style-name="P285"/>
      <text:p text:style-name="P219">указанное значение будет использоваться как значение по умолчанию для данного столбца. Значение по умолчанию используется для инициализации данных столбца, если при вставке данных ему не прописано никакого значения.</text:p>
      <text:p text:style-name="P13"/>
      <text:p text:style-name="P13">Ограничения значения <text:span text:style-name="T2">NULL</text:span></text:p>
      <text:p text:style-name="P23"/>
      <text:p text:style-name="P217">Ограничения значения<text:span text:style-name="T44"> </text:span><text:span text:style-name="T46">NULL </text:span>позволяют запретить значение<text:span text:style-name="T44"> </text:span><text:span text:style-name="T46">NULL </text:span>для целевого столбца. Ограничения значения<text:span text:style-name="T44"> </text:span><text:span text:style-name="T46">NULL </text:span>задаются записью:</text:p>
      <text:p text:style-name="P372">ColName ColType NOT NULL</text:p>
      <text:p text:style-name="P284"/>
      <text:p text:style-name="P219">если же необходимо указать, что значение<text:span text:style-name="T44"> </text:span><text:span text:style-name="T46">NULL </text:span>допустимо для целевого столбца, то это можно сделать записью:</text:p>
      <text:p text:style-name="P373">ColName ColType NULL</text:p>
      <text:p text:style-name="P219"/>
      <text:p text:style-name="P219">эта запись избыточна, так как по умолчанию значения<text:span text:style-name="T44"> </text:span><text:span text:style-name="T46">NULL </text:span>и так допустимы.</text:p>
      <text:p text:style-name="P23"/>
      <text:p text:style-name="P13">Ограничения проверочные</text:p>
      <text:p text:style-name="P13"/>
      <text:p text:style-name="P216">Ограничения проверочные позволяют инициализировать данные целевого столбца по факту проверки на допустимость значения инициализации. Если значение инициализации будет не допустимым, то инициализации не будет. Ограничения проверочные задаются записью:</text:p>
      <text:p text:style-name="P371">ColName Coltype CHECK (ColName IN (Value0, … ))</text:p>
      <text:p text:style-name="P283"/>
      <text:p text:style-name="P216">эта запись приведет к проверке при инициализации целевого столбца на допустимость значения инициализации (на соответствие одному из допустимых <text:soft-page-break/>значений инициализации). <text:span text:style-name="T300">Условное выражение, указанное в этой записи (</text:span><text:span text:style-name="T87">CHECK ( … )</text:span><text:span text:style-name="T300">), так или иначе должно использовать операторы сравнения, чтобы быть синтаксически корректным.</text:span></text:p>
      <text:p text:style-name="P13"/>
      <text:p text:style-name="P13">Ограничения <text:span text:style-name="T300">уникальности (первичного ключа)</text:span></text:p>
      <text:p text:style-name="P13"/>
      <text:p text:style-name="P220">Ограничения уникальности значения позволяют делегировать серверу БД обеспечение уникальности значений в целевом столбце.<text:span text:style-name="T299"> Это делается соответствующей записью при объявлении соответствующего столбца (записью</text:span><text:span text:style-name="T138"> </text:span><text:span text:style-name="T88">ColName ColType AUTO_INCREMENT</text:span><text:span text:style-name="T299">)</text:span>.</text:p>
      <text:p text:style-name="P220"><text:span text:style-name="T299">По факту использования этой записи значения в целевом столбце будут безусловно уникальными. Сервер БД будет формировать уникальные значения автоматически, инкрементом предыдущего значения. И при добавлении новых строк в эту таблицу значение целевого столбца может быть задано</text:span><text:span text:style-name="T138"> </text:span><text:span text:style-name="T88">NULL – </text:span><text:span text:style-name="T299">сервер БД сам инициализирует его уникальным значением. По умолчанию эти значения стартуют с единицы.</text:span></text:p>
      <text:p text:style-name="P220">Ограничения уникальности широко применяются для первичных ключей. <text:span text:style-name="T302">При применении этого ограничения становится допустимым инициализировать первичный ключ значением</text:span><text:span text:style-name="T139"> </text:span><text:span text:style-name="T89">NULL</text:span><text:span text:style-name="T34">, </text:span><text:span text:style-name="T302">и это невозбраняемо практикуется</text:span><text:span text:style-name="T34">.</text:span></text:p>
      <text:p text:style-name="P486">Часть 8 (Конвенция)</text:p>
      <text:p text:style-name="P74"/>
      <text:p text:style-name="P64">Об оформлении кода</text:p>
      <text:p text:style-name="P7"/>
      <text:p text:style-name="P451">Соглашения об оформлении кода н<text:span text:style-name="T150">а </text:span><text:span text:style-name="T3">SQL </text:span><text:span text:style-name="T150">подразумевают характерное.</text:span></text:p>
      <text:p text:style-name="P398"/>
      <text:p text:style-name="P8">О составлении имен</text:p>
      <text:p text:style-name="P398"/>
      <text:p text:style-name="P469">Здесь все как обычно. Разве что, имеет место некоторая специфика. Пользовательские имена должны прописываться в нижнем регистре. Если пользовательское имя — это сложная лексемма (с точки зрения естественного языка), то в его записи составляющие его слова следует прописывать через символ прочерка.</text:p>
      <text:p text:style-name="P452">Прочие аспекты именования должны уточняться для конкретных случаев применения БД.</text:p>
      <text:p text:style-name="P398"/>
      <text:p text:style-name="P8">О составлении запросов</text:p>
      <text:p text:style-name="P398"/>
      <text:p text:style-name="P469">В разных случаях оказываются уместны более- менее длинные, или же более- менее короткие запросы. Длина запроса — это то, что зависит от конкретного случая <text:span text:style-name="T151">применения БД</text:span>.</text:p>
      <text:p text:style-name="P453">Запросы к БД редко когда бывают совсем тривиальными.</text:p>
      <text:p text:style-name="P453">Более- менее длинные запросы следует разбивать по строкам. Разбиение по строкам следует проводить по блокам запроса.</text:p>
      <text:p text:style-name="P453">Блоки запроса, являющиеся тривиальными (не включающими в себя другие блоки), можно прописывать подряд в одной строке.</text:p>
      <text:p text:style-name="P453">Блоки запроса, не являющиеся тривиальными, следует прописывать в отдельных строках. <text:span text:style-name="T152">Исключение из этого случая — когда блок запроса включает в себя подзапрос или соединение — тогда блок может быть прописан в одной строке (если ее длина не будет слишком большой).</text:span></text:p>
      <text:p text:style-name="P490">Блоки запроса прописываются так: прописывается ключевое слово, обозначающее блок, и через пробел прописываются прочие составляющие блока. Блоки, идущие в разных строках, прописываются без отступа — вместо этого они выравниваются друг по другу, причем справа. И не важно, какого уровня вложенности эти блоки — это правило действует для блоков любого уровня вложенности. Исключение из этого правила — когда в запросе используется подзапрос или соединение (притом, прописываясь с новой строки). В таком случае подзапрос или соединение прописывается с отступом от объемлющего его блока (отступ выполняется слева; величина отступа должна быть достаточной, чтобы обеспечить выход из «коридора», образованного выравниванием объемлющего блока справа).</text:p>
      <text:p text:style-name="P9"/>
      <text:p text:style-name="P9"><text:soft-page-break/>Об употреблении пробельных символов</text:p>
      <text:p text:style-name="P9"/>
      <text:p text:style-name="P454">Употребление пробельных символов было рассмотрено выше. Кроме того, пробелы употребляются: см.<text:span text:style-name="T44"> </text:span><text:span text:style-name="T46">JavaIII</text:span><text:span text:style-name="T2">.</text:span></text:p>
      <text:p text:style-name="P166">Прочее об употреблении пробельных символов. Для разбиения запроса на блоки используются (вышеописанным образом) переносы строк. Но пустые строки для этого не используются.</text:p>
      <text:p text:style-name="P77"/>
      <text:p text:style-name="P487">Часть 9 (Специфика <text:span text:style-name="T2">MySQL</text:span>)</text:p>
      <text:p text:style-name="P77"/>
      <text:p text:style-name="P66">Специфика <text:span text:style-name="T2">MySQL</text:span></text:p>
      <text:p text:style-name="P70"/>
      <text:p text:style-name="P43">Выражение <text:span text:style-name="T2">SELECT</text:span></text:p>
      <text:p text:style-name="P20"/>
      <text:p text:style-name="P20">Блок <text:span text:style-name="T2">LIMIT</text:span></text:p>
      <text:p text:style-name="P24"/>
      <text:p text:style-name="P234"><text:span text:style-name="T317">И</text:span>спользуется для ограничения количества возвращаемых строк; <text:span text:style-name="T313">этот блок всегда последний в записи запроса; прописывается так:</text:span></text:p>
      <text:p text:style-name="P378">SELECT … </text:p>
      <text:p text:style-name="P378"><text:s/>… </text:p>
      <text:p text:style-name="P378">LIMIT Value;</text:p>
      <text:p text:style-name="P289"/>
      <text:p text:style-name="P235">в результате в результирующий набор будет возвращено<text:span text:style-name="T44"> </text:span><text:span text:style-name="T46">Value </text:span>первых строк, предварительно отобранных для результирультирующего набора.</text:p>
      <text:p text:style-name="P236"><text:span text:style-name="T317">А</text:span>льтернативная запись:</text:p>
      <text:p text:style-name="P379">SELECT … </text:p>
      <text:p text:style-name="P379"><text:s/>… </text:p>
      <text:p text:style-name="P379">LIMIT Value0, Value1;</text:p>
      <text:p text:style-name="P290"/>
      <text:p text:style-name="P236">приводит к следующему — будет возвращено<text:span text:style-name="T44"> </text:span><text:span text:style-name="T46">Value1 </text:span>строк, начиная со строки <text:span text:style-name="T46">Value0 </text:span><text:span text:style-name="T2">(</text:span>нумерация с нуля<text:span text:style-name="T2">).</text:span></text:p>
      <text:p text:style-name="P21"/>
      <text:p text:style-name="P21">Блок <text:span text:style-name="T2">INTO OUTFILE</text:span></text:p>
      <text:p text:style-name="P25"/>
      <text:p text:style-name="P237"><text:span text:style-name="T317">И</text:span>спользуеся для вывода результирующего набора в файл; форма записи:</text:p>
      <text:p text:style-name="P380">SELECT … </text:p>
      <text:p text:style-name="P380">INTO OUTFILE <text:span text:style-name="T159">« … »</text:span></text:p>
      <text:p text:style-name="P380">FROM … </text:p>
      <text:p text:style-name="P380"><text:s/>… ;</text:p>
      <text:p text:style-name="P380"/>
      <text:p text:style-name="P237">в этой записи выходной файл (<text:span text:style-name="T44">« … »</text:span>) задается записью вида<text:span text:style-name="T44"> «</text:span><text:span text:style-name="T46">C:\\DirName\\ … \\FileName.ExtName</text:span><text:span text:style-name="T44">»</text:span>;</text:p>
      <text:p text:style-name="P238">при выводе в файл используется следующее форматирование — строки разделяются друг с другом переводом строк, а в пределах строк разделителем является табуляция; разделител<text:span text:style-name="T316">и</text:span> <text:span text:style-name="T316">строк и </text:span>в пределах строк можно задать явно:</text:p>
      <text:p text:style-name="P381">SELECT … </text:p>
      <text:p text:style-name="P382">INTO OUTFILE <text:span text:style-name="T176">« … »</text:span></text:p>
      <text:p text:style-name="P383">FIELDS TERMINATED BY<text:span text:style-name="T315"> </text:span><text:span text:style-name="T176">« … »</text:span></text:p>
      <text:p text:style-name="P384"><text:span text:style-name="T316">LINE</text:span><text:span text:style-name="T176">S TERMINATED BY</text:span><text:span text:style-name="T177"> </text:span><text:span text:style-name="T176">« … »</text:span></text:p>
      <text:p text:style-name="P383"><text:span text:style-name="T314">F</text:span>ROM … </text:p>
      <text:p text:style-name="P383"><text:soft-page-break/><text:s/>… ;</text:p>
      <text:p text:style-name="P383"/>
      <text:p text:style-name="P239">команда записи в файл не перезаписывает существующий файл, поэтому каждый раз требуется новый файл.</text:p>
      <text:p text:style-name="P22"/>
      <text:p text:style-name="P22"><text:span text:style-name="T317">Блоки</text:span> <text:span text:style-name="T2">INSERT, UPDATE, </text:span><text:span text:style-name="T38">DELETE</text:span></text:p>
      <text:p text:style-name="P26"/>
      <text:p text:style-name="P240"><text:span text:style-name="T317">П</text:span>ри вставке строк в таблицу возможна следующая ситуация — ключи вставляемой строки совпадают с и так присутствующими значениями ключей; эта ситуация может быть урегулирована соответствующими средствами:</text:p>
      <text:p text:style-name="P385">INSERT … </text:p>
      <text:p text:style-name="P385">ON DUPLICATE KEY UPDATE ColName … ;</text:p>
      <text:p text:style-name="P385"/>
      <text:p text:style-name="P240">при использовании этой записи происходит не вставка строки, а операция <text:span text:style-name="T46">UPDATE </text:span>в отношении указанных столбцов (при условии совпадения ключей).</text:p>
      <text:p text:style-name="P241"><text:span text:style-name="T241">Блок</text:span><text:span text:style-name="T44"> </text:span><text:span text:style-name="T46">UPDATE </text:span>допускает использование блоков<text:span text:style-name="T44"> </text:span><text:span text:style-name="T46">LIMIT </text:span>(этот блок, как обычно, ограничивает количество сущностей, с которыми оперирует запрос; в данном случае допустима только форма записи с одним операндом)<text:span text:style-name="T2"> </text:span>и<text:span text:style-name="T44"> </text:span><text:span text:style-name="T46">ORDER BY</text:span><text:span text:style-name="T2"> (</text:span>этот блок, как обычно, производит упорядочивание сущностей в таблице, с которой оперирует запрос<text:span text:style-name="T2">).</text:span></text:p>
      <text:p text:style-name="P241"><text:span text:style-name="T317">Блок</text:span><text:span text:style-name="T44"> </text:span><text:span text:style-name="T46">DELETE </text:span>тоже допускает использование блоков<text:span text:style-name="T44"> </text:span><text:span text:style-name="T46">LIMIT </text:span>(этот блок, как обычно, ограничивает количество сущностей, с которыми оперирует запрос; в данном случае допустима только форма записи с одним операндом)<text:span text:style-name="T2"> </text:span>и<text:span text:style-name="T44"> </text:span><text:span text:style-name="T46">ORDER BY</text:span><text:span text:style-name="T2"> (</text:span>этот блок, как обычно, производит упорядочивание сущностей в таблице, с которой оперирует запрос<text:span text:style-name="T2">).</text:span></text:p>
      <text:p text:style-name="P242">Блоки<text:span text:style-name="T44"> </text:span><text:span text:style-name="T46">UPDATE </text:span>и<text:span text:style-name="T44"> </text:span><text:span text:style-name="T46">DELETE </text:span>может быть целесообразно применить сразу по ряду таблиц — и для этого предусмотрены соответствующие средства. <text:span text:style-name="T318">Эти средства — многоблочные блоки</text:span><text:span text:style-name="T44"> </text:span><text:span text:style-name="T46">UPDATE </text:span>и<text:span text:style-name="T44"> </text:span><text:span text:style-name="T46">DELETE</text:span>.</text:p>
      <text:p text:style-name="P242"><text:span text:style-name="T319">Форма записи многоблочного</text:span><text:span text:style-name="T142"> </text:span><text:span text:style-name="T91">DELETE</text:span><text:span text:style-name="T39">:</text:span></text:p>
      <text:p text:style-name="P493">DELETE TableName0, … </text:p>
      <text:p text:style-name="P493">FROM … </text:p>
      <text:p text:style-name="P493">WHERE … ;</text:p>
      <text:p text:style-name="P493"/>
      <text:p text:style-name="P243">в этой записи список таблиц указывает, откуда производить удаление; <text:span text:style-name="T320">блок </text:span><text:span text:style-name="T92">FROM</text:span><text:span text:style-name="T320">, как обычно, содержит выражение, зависимое от таблиц; блок</text:span><text:span text:style-name="T143"> </text:span><text:span text:style-name="T93">WHERE</text:span><text:span text:style-name="T40">, </text:span><text:span text:style-name="T321">как обычно, содержит условное выражение; эти блоки по содержанию сходны с одноименными блоками в составе</text:span><text:span text:style-name="T144"> </text:span><text:span text:style-name="T93">SELECT</text:span><text:span text:style-name="T40">, </text:span><text:span text:style-name="T321">но трактуются по несколько иной логике — а конкретно, они определяют, какие строки следует удалить. Как и в составе</text:span><text:span text:style-name="T144"> </text:span><text:span text:style-name="T94">SELECT</text:span><text:span text:style-name="T41">, </text:span><text:span text:style-name="T322">тут могут прописываться и соединения — но, необходимо помнить: назначение этих блоков в многоблочном</text:span><text:span text:style-name="T145"> </text:span><text:span text:style-name="T94">DELETE </text:span><text:span text:style-name="T322">состоит в том, чтобы определять, какие строки следует удалить.</text:span></text:p>
      <text:p text:style-name="P244">Что касается многоблочного<text:span text:style-name="T44"> </text:span><text:span text:style-name="T46">UPDATE </text:span><text:span text:style-name="T2">– </text:span>дело во многом аналогично. <text:span text:style-name="T323">Его запись:</text:span></text:p>
      <text:p text:style-name="P387">UPDATE TableName0 … JOIN TableName1 … ;</text:p>
      <text:p text:style-name="P291"/>
      <text:p text:style-name="P245">в этой записи для задействования ряда таблиц используется запись соединений.</text:p>
      <text:p text:style-name="P246"><text:soft-page-break/>Синтаксис многоблочного<text:span text:style-name="T44"> </text:span><text:span text:style-name="T46">UPDATE </text:span>похож на синтаксис одноблочного, за тем исключением, что <text:span text:style-name="T324">задействуется ряд табли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10pt" fo:background-color="#ffffff" style:font-size-asian="10pt" style:font-size-complex="10p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 LibreOffice_project/5896ab1714085361c45cf540f76f60673dd96a72</meta:generator>
    <dc:date>2019-12-15T03:55:14.827000000</dc:date>
    <meta:editing-duration>PT14H30M14S</meta:editing-duration>
    <meta:editing-cycles>46</meta:editing-cycles>
    <meta:document-statistic meta:table-count="0" meta:image-count="0" meta:object-count="0" meta:page-count="60" meta:paragraph-count="929" meta:word-count="12420" meta:character-count="93978" meta:non-whitespace-character-count="82094"/>
  </office:meta>
</office:document-meta>
</file>